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ConduitITC TT" svg:font-family="&quot;ConduitITC TT&quot;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47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ackground-color="transparent"/>
      <style:text-properties fo:color="#DD0806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21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23" style:family="table-cell" style:parent-style-name="Default" style:data-style-name="N47"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52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27" style:family="table-cell" style:parent-style-name="Default" style:data-style-name="N52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8" style:family="table-cell" style:parent-style-name="Default" style:data-style-name="N52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cell-protect="none"/>
    </style:style>
    <style:style style:name="ce30" style:family="table-cell" style:parent-style-name="Default" style:data-style-name="N52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1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33" style:family="table-cell" style:parent-style-name="Default" style:data-style-name="N5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5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5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52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52">
      <style:table-cell-properties style:vertical-align="automatic" style:cell-protect="none" style:repeat-content="false"/>
      <style:paragraph-properties fo:text-align="center"/>
    </style:style>
    <style:style style:name="ce45" style:family="table-cell" style:parent-style-name="Default" style:data-style-name="N52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52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52">
      <style:table-cell-properties fo:border-top="none" fo:border-bottom="none" fo:border-left="thin solid #000000" fo:border-right="none" style:cell-protect="none"/>
    </style:style>
    <style:style style:name="ce48" style:family="table-cell" style:parent-style-name="Default" style:data-style-name="N52">
      <style:table-cell-properties fo:border-top="none" fo:border-bottom="none" fo:border-left="none" fo:border-right="thin solid #000000" style:cell-protect="none"/>
    </style:style>
    <style:style style:name="ce49" style:family="table-cell" style:parent-style-name="Default" style:data-style-name="N52">
      <style:table-cell-properties style:cell-protect="none"/>
    </style:style>
    <style:style style:name="ce50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51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53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59" style:family="table-cell" style:parent-style-name="Default" style:data-style-name="N52">
      <style:table-cell-properties fo:border-top="none" fo:border-bottom="none" fo:border-left="2pt solid #000000" fo:border-right="none" style:cell-protect="none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63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1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72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75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47">
      <style:table-cell-properties fo:background-color="#969696" style:cell-protect="none"/>
    </style:style>
    <style:style style:name="ce78" style:family="table-cell" style:parent-style-name="Default" style:data-style-name="N1">
      <style:table-cell-properties fo:background-color="#969696" style:cell-protect="none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80" style:family="table-cell" style:parent-style-name="Default" style:data-style-name="N0">
      <style:table-cell-properties fo:background-color="#969696" style:cell-protect="none"/>
    </style:style>
    <style:style style:name="ce81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82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84" style:family="table-cell" style:parent-style-name="Default" style:data-style-name="N47">
      <style:table-cell-properties style:cell-protect="none"/>
    </style:style>
    <style:style style:name="ce85" style:family="table-cell" style:parent-style-name="Default" style:data-style-name="N1">
      <style:table-cell-properties style:cell-protect="none"/>
    </style:style>
    <style:style style:name="ce86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89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9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9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94" style:family="table-cell" style:parent-style-name="Default" style:data-style-name="N47">
      <style:text-properties style:font-name="Franklin Gothic Book" style:font-name-asian="Franklin Gothic Book" style:font-name-complex="Franklin Gothic Book"/>
    </style:style>
    <style:style style:name="ce95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96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97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98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99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0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04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07" style:family="table-cell" style:parent-style-name="Default" style:data-style-name="N36">
      <style:text-properties style:font-name="ConduitITC TT" style:font-name-asian="ConduitITC TT" style:font-name-complex="ConduitITC TT" fo:font-size="7pt" style:font-size-asian="7pt" style:font-size-complex="7pt"/>
    </style:style>
    <style:style style:name="ce108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/>
    </style:style>
    <style:style style:name="ce109" style:family="table-cell" style:parent-style-name="Default" style:data-style-name="N3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10" style:family="table-cell" style:parent-style-name="Default" style:data-style-name="N38">
      <style:text-properties style:font-name="ConduitITC TT" style:font-name-asian="ConduitITC TT" style:font-name-complex="ConduitITC TT" fo:font-size="7pt" style:font-size-asian="7pt" style:font-size-complex="7pt"/>
    </style:style>
    <style:style style:name="ce111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12" style:family="table-cell" style:parent-style-name="Default" style:data-style-name="N4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13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4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5" style:family="table-cell" style:parent-style-name="Default" style:data-style-name="N41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16" style:family="table-cell" style:parent-style-name="Default" style:data-style-name="N3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1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18" style:family="table-cell" style:parent-style-name="Default" style:data-style-name="N4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19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0" style:family="table-cell" style:parent-style-name="Default" style:data-style-name="N42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1" style:family="table-cell" style:parent-style-name="Default" style:data-style-name="N38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27" style:family="table-cell" style:parent-style-name="Default" style:data-style-name="N0"/>
    <style:style style:name="ce128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29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30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32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33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3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37" style:family="table-cell" style:parent-style-name="Default" style:data-style-name="N43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38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39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0" style:family="table-cell" style:parent-style-name="Default" style:data-style-name="N44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45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2" style:family="table-cell" style:parent-style-name="Default" style:data-style-name="N44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3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4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5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/>
    </style:style>
    <style:style style:name="ce146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47" style:family="table-cell" style:parent-style-name="Default" style:data-style-name="N44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48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49" style:family="table-cell" style:parent-style-name="Default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0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51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/>
    </style:style>
    <style:style style:name="ce152" style:family="table-cell" style:parent-style-name="Default" style:data-style-name="N44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53" style:family="table-cell" style:parent-style-name="Default" style:data-style-name="N45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54" style:family="table-cell" style:parent-style-name="Default" style:data-style-name="N44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55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56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7" style:family="table-cell" style:parent-style-name="Default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8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9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60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1" style:family="table-cell" style:parent-style-name="Default" style:data-style-name="N44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62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63" style:family="table-cell" style:parent-style-name="Default" style:data-style-name="N48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4" style:family="table-cell" style:parent-style-name="Default" style:data-style-name="N45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6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7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8" style:family="table-cell" style:parent-style-name="Default" style:data-style-name="N45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9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0" style:family="table-cell" style:parent-style-name="Default" style:data-style-name="N46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2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73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5" style:family="table-cell" style:parent-style-name="Default" style:data-style-name="N43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76" style:family="table-cell" style:parent-style-name="Default" style:data-style-name="N0">
      <style:table-cell-properties fo:background-color="transparent"/>
    </style:style>
    <style:style style:name="ce177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178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79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180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2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183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84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185" style:family="table-cell" style:parent-style-name="Default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86" style:family="table-cell" style:parent-style-name="Default" style:data-style-name="N45">
      <style:text-properties style:font-name="ConduitITC TT" style:font-name-asian="ConduitITC TT" style:font-name-complex="ConduitITC TT" fo:font-size="7pt" style:font-size-asian="7pt" style:font-size-complex="7pt"/>
    </style:style>
    <style:style style:name="ce187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88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189" style:family="table-cell" style:parent-style-name="Default" style:data-style-name="N4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0" style:family="table-cell" style:parent-style-name="Default" style:data-style-name="N45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1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2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3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194" style:family="table-cell" style:parent-style-name="Default" style:data-style-name="N4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5" style:family="table-cell" style:parent-style-name="Default" style:data-style-name="N4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6" style:family="table-cell" style:parent-style-name="Default" style:data-style-name="N45">
      <style:text-properties style:font-name="ConduitITC TT" style:font-name-asian="ConduitITC TT" style:font-name-complex="ConduitITC TT" fo:font-size="6pt" style:font-size-asian="6pt" style:font-size-complex="6pt"/>
    </style:style>
    <style:style style:name="ce197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8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/>
    </style:style>
    <style:style style:name="ce199" style:family="table-cell" style:parent-style-name="Default" style:data-style-name="N44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00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01" style:family="table-cell" style:parent-style-name="Default" style:data-style-name="N48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02" style:family="table-cell" style:parent-style-name="Default" style:data-style-name="N44">
      <style:text-properties style:font-name="ConduitITC TT" style:font-name-asian="ConduitITC TT" style:font-name-complex="ConduitITC TT" fo:font-size="7pt" style:font-size-asian="7pt" style:font-size-complex="7pt"/>
    </style:style>
    <style:style style:name="ce203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0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5" style:family="table-cell" style:parent-style-name="Default" style:data-style-name="N44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06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07" style:family="table-cell" style:parent-style-name="Default" style:data-style-name="N48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0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09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1" style:family="table-cell" style:parent-style-name="Default" style:data-style-name="N44">
      <style:text-properties style:font-name="Franklin Gothic Heavy" style:font-name-asian="Franklin Gothic Heavy" style:font-name-complex="Franklin Gothic Heavy"/>
    </style:style>
    <style:style style:name="ce21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13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5" style:family="table-cell" style:parent-style-name="Default" style:data-style-name="N44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6" style:family="table-cell" style:parent-style-name="Default" style:data-style-name="N50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17" style:family="table-cell" style:parent-style-name="Default" style:data-style-name="N44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8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19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0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21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22" style:family="table-cell" style:parent-style-name="Default" style:data-style-name="N44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23" style:family="table-cell" style:parent-style-name="Default" style:data-style-name="N50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24" style:family="table-cell" style:parent-style-name="Default" style:data-style-name="N44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25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26" style:family="table-cell" style:parent-style-name="Default" style:data-style-name="N47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27" style:family="table-cell" style:parent-style-name="Default" style:data-style-name="N51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28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29" style:family="table-cell" style:parent-style-name="Default" style:data-style-name="N0">
      <style:table-cell-properties style:vertical-align="middle"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3" style:family="table-cell" style:parent-style-name="Default" style:data-style-name="N44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4" style:family="table-cell" style:parent-style-name="Default" style:data-style-name="N50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5" style:family="table-cell" style:parent-style-name="Default" style:data-style-name="N44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6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7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39" style:family="table-cell" style:parent-style-name="Default" style:data-style-name="N44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0" style:family="table-cell" style:parent-style-name="Default" style:data-style-name="N5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1" style:family="table-cell" style:parent-style-name="Default" style:data-style-name="N44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2" style:family="table-cell" style:parent-style-name="Default" style:data-style-name="N5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4" style:family="table-cell" style:parent-style-name="Default" style:data-style-name="N44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5" style:family="table-cell" style:parent-style-name="Default" style:data-style-name="N50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6" style:family="table-cell" style:parent-style-name="Default" style:data-style-name="N44">
      <style:text-properties style:font-name="Franklin Gothic Book" style:font-name-asian="Franklin Gothic Book" style:font-name-complex="Franklin Gothic Book"/>
    </style:style>
    <style:style style:name="ce2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0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51" style:family="table-cell" style:parent-style-name="Default" style:data-style-name="N4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2" style:family="table-cell" style:parent-style-name="Default" style:data-style-name="N48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3" style:family="table-cell" style:parent-style-name="Default" style:data-style-name="N45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4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5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256" style:family="table-cell" style:parent-style-name="Default" style:data-style-name="N47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57" style:family="table-cell" style:parent-style-name="Default" style:data-style-name="N4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58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59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0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1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62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263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264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265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266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7" style:family="table-cell" style:parent-style-name="Default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8" style:family="table-cell" style:parent-style-name="Default" style:data-style-name="N50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9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0" style:family="table-cell" style:parent-style-name="Default" style:data-style-name="N50">
      <style:text-properties style:font-name="ConduitITC TT" style:font-name-asian="ConduitITC TT" style:font-name-complex="ConduitITC TT" fo:font-size="6pt" style:font-size-asian="6pt" style:font-size-complex="6pt"/>
    </style:style>
    <style:style style:name="ce271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72" style:family="table-cell" style:parent-style-name="Default" style:data-style-name="N53">
      <style:text-properties style:font-name="ConduitITC TT" style:font-name-asian="ConduitITC TT" style:font-name-complex="ConduitITC TT" fo:font-size="6pt" style:font-size-asian="6pt" style:font-size-complex="6pt"/>
    </style:style>
    <style:style style:name="ce273" style:family="table-cell" style:parent-style-name="Default" style:data-style-name="N46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274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75" style:family="table-cell" style:parent-style-name="Default" style:data-style-name="N48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76" style:family="table-cell" style:parent-style-name="Default" style:data-style-name="N45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77" style:family="table-cell" style:parent-style-name="Default" style:data-style-name="N4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78" style:family="table-cell" style:parent-style-name="Default" style:data-style-name="N50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79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28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83" style:family="table-cell" style:parent-style-name="Default" style:data-style-name="N54">
      <style:text-properties style:font-name="ConduitITC TT" style:font-name-asian="ConduitITC TT" style:font-name-complex="ConduitITC TT"/>
    </style:style>
    <style:style style:name="ce28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285" style:family="table-cell" style:parent-style-name="Default" style:data-style-name="N43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86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28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8" style:family="table-cell" style:parent-style-name="Default" style:data-style-name="N5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9" style:family="table-cell" style:parent-style-name="Default" style:data-style-name="N48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0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291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292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293" style:family="table-cell" style:parent-style-name="Default" style:data-style-name="N48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4" style:family="table-cell" style:parent-style-name="Default" style:data-style-name="N50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295" style:family="table-cell" style:parent-style-name="Default" style:data-style-name="N50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6" style:family="table-cell" style:parent-style-name="Default" style:data-style-name="N46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7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8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299" style:family="table-cell" style:parent-style-name="Default" style:data-style-name="N48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00" style:family="table-cell" style:parent-style-name="Default" style:data-style-name="N45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01" style:family="table-cell" style:parent-style-name="Default" style:data-style-name="N4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2" style:family="table-cell" style:parent-style-name="Default" style:data-style-name="N50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03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04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05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6" style:family="table-cell" style:parent-style-name="Default" style:data-style-name="N45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7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8" style:family="table-cell" style:parent-style-name="Default" style:data-style-name="N46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9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0" style:family="table-cell" style:parent-style-name="Default" style:data-style-name="N49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11" style:family="table-cell" style:parent-style-name="Default" style:data-style-name="N55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12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13" style:family="table-cell" style:parent-style-name="Default" style:data-style-name="N54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4" style:family="table-cell" style:parent-style-name="Default" style:data-style-name="N4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5" style:family="table-cell" style:parent-style-name="Default" style:data-style-name="N50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17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18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20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1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3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3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3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4" style:family="table-cell" style:parent-style-name="Default" style:data-style-name="N56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5" style:family="table-cell" style:parent-style-name="Default" style:data-style-name="N56">
      <style:text-properties style:font-name="Franklin Gothic Book" style:font-name-asian="Franklin Gothic Book" style:font-name-complex="Franklin Gothic Book"/>
    </style:style>
    <style:style style:name="ce336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7" style:family="table-cell" style:parent-style-name="Default" style:data-style-name="N47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39" style:family="table-cell" style:parent-style-name="Default" style:data-style-name="N58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340" style:family="table-cell" style:parent-style-name="Default" style:data-style-name="N5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42" style:family="table-cell" style:parent-style-name="Default" style:data-style-name="N56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4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4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34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46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347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348" style:family="table-cell" style:parent-style-name="Default" style:data-style-name="N56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49" style:family="table-cell" style:parent-style-name="Default" style:data-style-name="N47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51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352" style:family="table-cell" style:parent-style-name="Default" style:data-style-name="N57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5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56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5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8" style:family="table-cell" style:parent-style-name="Default" style:data-style-name="N43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9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0" style:family="table-cell" style:parent-style-name="Default" style:data-style-name="N4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61" style:family="table-cell" style:parent-style-name="Default" style:data-style-name="N44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62" style:family="table-cell" style:parent-style-name="Default" style:data-style-name="N59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3" style:family="table-cell" style:parent-style-name="Default" style:data-style-name="N59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4" style:family="table-cell" style:parent-style-name="Default" style:data-style-name="N59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65" style:family="table-cell" style:parent-style-name="Default" style:data-style-name="N59">
      <style:text-properties style:font-name="ConduitITC TT" style:font-name-asian="ConduitITC TT" style:font-name-complex="ConduitITC TT" fo:font-size="6pt" style:font-size-asian="6pt" style:font-size-complex="6pt"/>
    </style:style>
    <style:style style:name="ce366" style:family="table-cell" style:parent-style-name="Default" style:data-style-name="N4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7" style:family="table-cell" style:parent-style-name="Default" style:data-style-name="N48">
      <style:text-properties style:font-name="Franklin Gothic Book" style:font-name-asian="Franklin Gothic Book" style:font-name-complex="Franklin Gothic Book"/>
    </style:style>
    <style:style style:name="ce368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6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7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7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72" style:family="table-cell" style:parent-style-name="Default" style:data-style-name="N44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73" style:family="table-cell" style:parent-style-name="Default" style:data-style-name="N48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74" style:family="table-cell" style:parent-style-name="Default" style:data-style-name="N5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75" style:family="table-cell" style:parent-style-name="Default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76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77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8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9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80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81" style:family="table-cell" style:parent-style-name="Default" style:data-style-name="N46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82" style:family="table-cell" style:parent-style-name="Default" style:data-style-name="N46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83" style:family="table-cell" style:parent-style-name="Default" style:data-style-name="N48">
      <style:table-cell-properties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4" style:family="table-cell" style:parent-style-name="Default" style:data-style-name="N45">
      <style:table-cell-properties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5" style:family="table-cell" style:parent-style-name="Default" style:data-style-name="N50">
      <style:table-cell-properties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6" style:family="table-cell" style:parent-style-name="Default" style:data-style-name="N46">
      <style:table-cell-properties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7" style:family="table-cell" style:parent-style-name="Default" style:data-style-name="N0">
      <style:text-properties style:font-name="ConduitITC TT" style:font-name-asian="ConduitITC TT" style:font-name-complex="ConduitITC T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1.13770833333333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1.00541666666667cm" style:use-optimal-column-width="true"/>
    </style:style>
    <style:style style:name="co15" style:family="table-column">
      <style:table-column-properties fo:break-before="auto" style:column-width="0.820208333333333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37583333333333cm" style:use-optimal-column-width="true"/>
    </style:style>
    <style:style style:name="co18" style:family="table-column">
      <style:table-column-properties fo:break-before="auto" style:column-width="1.190625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1.11125cm"/>
    </style:style>
    <style:style style:name="co23" style:family="table-column">
      <style:table-column-properties fo:break-before="auto" style:column-width="0.79375cm"/>
    </style:style>
    <style:style style:name="co24" style:family="table-column">
      <style:table-column-properties fo:break-before="auto" style:column-width="3.83645833333333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35479166666667cm"/>
    </style:style>
    <style:style style:name="co27" style:family="table-column">
      <style:table-column-properties fo:break-before="auto" style:column-width="0.502708333333333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3.94229166666667cm" style:use-optimal-column-width="true"/>
    </style:style>
    <style:style style:name="co30" style:family="table-column">
      <style:table-column-properties fo:break-before="auto" style:column-width="1.79916666666667cm"/>
    </style:style>
    <style:style style:name="co31" style:family="table-column">
      <style:table-column-properties fo:break-before="auto" style:column-width="1.74625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24354166666667cm"/>
    </style:style>
    <style:style style:name="co34" style:family="table-column">
      <style:table-column-properties fo:break-before="auto" style:column-width="0.238125cm"/>
    </style:style>
    <style:style style:name="co35" style:family="table-column">
      <style:table-column-properties fo:break-before="auto" style:column-width="1.16416666666667cm"/>
    </style:style>
    <style:style style:name="co36" style:family="table-column">
      <style:table-column-properties fo:break-before="auto" style:column-width="4.048125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3.175cm"/>
    </style:style>
    <style:style style:name="co39" style:family="table-column">
      <style:table-column-properties fo:break-before="auto" style:column-width="1.21708333333333cm"/>
    </style:style>
    <style:style style:name="co40" style:family="table-column">
      <style:table-column-properties fo:break-before="auto" style:column-width="0.343958333333333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19604166666667cm"/>
    </style:style>
    <style:style style:name="co44" style:family="table-column">
      <style:table-column-properties fo:break-before="auto" style:column-width="2.2225cm"/>
    </style:style>
    <style:style style:name="co45" style:family="table-column">
      <style:table-column-properties fo:break-before="auto" style:column-width="2.143125cm"/>
    </style:style>
    <style:style style:name="co46" style:family="table-column">
      <style:table-column-properties fo:break-before="auto" style:column-width="9.04875cm"/>
    </style:style>
    <style:style style:name="co47" style:family="table-column">
      <style:table-column-properties fo:break-before="auto" style:column-width="1.56104166666667cm"/>
    </style:style>
    <style:style style:name="co48" style:family="table-column">
      <style:table-column-properties fo:break-before="auto" style:column-width="1.05833333333333cm"/>
    </style:style>
    <style:style style:name="co49" style:family="table-column">
      <style:table-column-properties fo:break-before="auto" style:column-width="0.926041666666667cm"/>
    </style:style>
    <style:style style:name="co50" style:family="table-column">
      <style:table-column-properties fo:break-before="auto" style:column-width="7.064375cm"/>
    </style:style>
    <style:style style:name="co51" style:family="table-column">
      <style:table-column-properties fo:break-before="auto" style:column-width="1.53458333333333cm"/>
    </style:style>
    <style:style style:name="co52" style:family="table-column">
      <style:table-column-properties fo:break-before="auto" style:column-width="0.740833333333333cm"/>
    </style:style>
    <style:style style:name="co53" style:family="table-column">
      <style:table-column-properties fo:break-before="auto" style:column-width="2.27541666666667cm"/>
    </style:style>
    <style:style style:name="co54" style:family="table-column">
      <style:table-column-properties fo:break-before="auto" style:column-width="2.11666666666667cm"/>
    </style:style>
    <style:style style:name="co55" style:family="table-column">
      <style:table-column-properties fo:break-before="auto" style:column-width="1.87854166666667cm"/>
    </style:style>
    <style:style style:name="co56" style:family="table-column">
      <style:table-column-properties fo:break-before="auto" style:column-width="1.93145833333333cm"/>
    </style:style>
    <style:style style:name="co57" style:family="table-column">
      <style:table-column-properties fo:break-before="auto" style:column-width="1.37583333333333cm"/>
    </style:style>
    <style:style style:name="co58" style:family="table-column">
      <style:table-column-properties fo:break-before="auto" style:column-width="1.45520833333333cm"/>
    </style:style>
    <style:style style:name="co59" style:family="table-column">
      <style:table-column-properties fo:break-before="auto" style:column-width="7.32895833333333cm" style:use-optimal-column-width="true"/>
    </style:style>
    <style:style style:name="co60" style:family="table-column">
      <style:table-column-properties fo:break-before="auto" style:column-width="1.85208333333333cm"/>
    </style:style>
    <style:style style:name="co61" style:family="table-column">
      <style:table-column-properties fo:break-before="auto" style:column-width="1.13770833333333cm"/>
    </style:style>
    <style:style style:name="co62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ro12" style:family="table-row">
      <style:table-row-properties style:row-height="17.2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2.5pt" style:use-optimal-row-height="false" fo:break-before="auto"/>
    </style:style>
    <style:style style:name="ro16" style:family="table-row">
      <style:table-row-properties style:row-height="23.1pt" style:use-optimal-row-height="false" fo:break-before="auto"/>
    </style:style>
    <style:style style:name="ro17" style:family="table-row">
      <style:table-row-properties style:row-height="20.25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11.1pt" style:use-optimal-row-height="false" fo:break-before="auto"/>
    </style:style>
    <style:style style:name="ro20" style:family="table-row">
      <style:table-row-properties style:row-height="18pt" style:use-optimal-row-height="false" fo:break-before="auto"/>
    </style:style>
    <style:style style:name="ro21" style:family="table-row">
      <style:table-row-properties style:row-height="21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9.75pt" style:use-optimal-row-height="false" fo:break-before="auto"/>
    </style:style>
    <style:style style:name="ro25" style:family="table-row">
      <style:table-row-properties style:row-height="11.25pt" style:use-optimal-row-height="false" fo:break-before="auto"/>
    </style:style>
    <style:style style:name="ro26" style:family="table-row">
      <style:table-row-properties style:row-height="17.1pt" style:use-optimal-row-height="false" fo:break-before="auto"/>
    </style:style>
    <style:style style:name="ro27" style:family="table-row">
      <style:table-row-properties style:row-height="8.1pt" style:use-optimal-row-height="false" fo:break-before="auto"/>
    </style:style>
    <style:style style:name="ro28" style:family="table-row">
      <style:table-row-properties style:row-height="19.5pt" style:use-optimal-row-height="false" fo:break-before="auto"/>
    </style:style>
    <style:style style:name="ro29" style:family="table-row">
      <style:table-row-properties style:row-height="6.75pt" style:use-optimal-row-height="false" fo:break-before="auto"/>
    </style:style>
    <style:style style:name="ro30" style:family="table-row">
      <style:table-row-properties style:row-height="4.5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5.1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family="paragraph" style:name="a2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gradient" draw:fill-gradient-name="a316" draw:stroke="none" draw:auto-grow-width="false" draw:auto-grow-height="false"/>
      <style:paragraph-properties style:font-independent-line-spacing="fals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gradient" draw:fill-gradient-name="a161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gradient" draw:fill-gradient-name="a243" draw:stroke="none" draw:auto-grow-width="false" draw:auto-grow-height="false"/>
      <style:paragraph-properties style:font-independent-line-spacing="false" style:writing-mode="lr-tb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2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gradient" draw:fill-gradient-name="a405" draw:stroke="none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gradient" draw:fill-gradient-name="a338" draw:stroke="none" draw:auto-grow-width="false" draw:auto-grow-height="false"/>
      <style:paragraph-properties style:font-independent-line-spacing="false" style:writing-mode="lr-tb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gradient" draw:fill-gradient-name="a183" draw:stroke="none" draw:auto-grow-width="false" draw:auto-grow-height="false"/>
      <style:paragraph-properties style:font-independent-line-spacing="false" style:writing-mode="lr-tb"/>
    </style:style>
    <style:style style:family="paragraph" style:name="a2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gradient" draw:fill-gradient-name="a265" draw:stroke="none" draw:auto-grow-width="false" draw:auto-grow-height="false"/>
      <style:paragraph-properties style:font-independent-line-spacing="fals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25">
      <style:graphic-properties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28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 style:parent-style-name="Graphics">
      <style:graphic-properties draw:fill="none" fo:clip="rect(0in 0in 0in 0in)" draw:stroke="none"/>
    </style:style>
    <style:style style:family="graphic" style:name="a5">
      <style:graphic-properties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 style:parent-style-name="Graphics">
      <style:graphic-properties draw:fill="none" fo:clip="rect(0in 0in 0in 0in)" draw:stroke="none"/>
    </style:style>
    <style:style style:family="graphic" style:name="a6">
      <style:graphic-properties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/>
    </style:style>
    <style:style style:family="graphic" style:name="a8">
      <style:graphic-properties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gradient" draw:fill-gradient-name="a441" draw:stroke="none" draw:auto-grow-width="false" draw:auto-grow-height="false"/>
      <style:paragraph-properties style:font-independent-line-spacing="fals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9" style:parent-style-name="Graphics">
      <style:graphic-properties draw:fill="none" fo:clip="rect(0in 0in 0in 0in)" draw:stroke="none"/>
    </style:style>
    <style:style style:family="paragraph" style:name="a5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fo:clip="rect(0in 0in 0in 0in)" draw:stroke="non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gradient" draw:fill-gradient-name="a294" draw:stroke="none" draw:auto-grow-width="false" draw:auto-grow-height="false"/>
      <style:paragraph-properties style:font-independent-line-spacing="fals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/>
    </style:style>
    <style:style style:family="graphic" style:name="a29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45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fals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gradient" draw:fill-gradient-name="a537" draw:stroke="none" draw:auto-grow-width="false" draw:auto-grow-height="false"/>
      <style:paragraph-properties style:font-independent-line-spacing="fals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false" style:writing-mode="lr-tb"/>
    </style:style>
    <style:style style:family="graphic" style:name="a461" style:parent-style-name="Graphics">
      <style:graphic-properties draw:fill="none" fo:clip="rect(0in 0in 0in 0in)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66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 style:parent-style-name="Graphics">
      <style:graphic-properties draw:fill="none" fo:clip="rect(0in 0in 0in 0in)" draw:stroke="none"/>
    </style:style>
    <style:style style:family="paragraph" style:name="a5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gradient" draw:fill-gradient-name="a703" draw:stroke="none" draw:auto-grow-width="false" draw:auto-grow-height="false"/>
      <style:paragraph-properties style:font-independent-line-spacing="false" style:writing-mode="lr-tb"/>
    </style:style>
    <style:style style:family="paragraph" style:name="a6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7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/>
    </style:style>
    <style:style style:family="graphic" style:name="a55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/>
    </style:style>
    <style:style style:family="paragraph" style:name="a5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gradient" draw:fill-gradient-name="a632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/>
    </style:style>
    <style:style style:family="paragraph" style:name="a5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gradient" draw:fill-gradient-name="a559" draw:stroke="none" draw:auto-grow-width="false" draw:auto-grow-height="false"/>
      <style:paragraph-properties style:font-independent-line-spacing="false" style:writing-mode="lr-tb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gradient" draw:fill-gradient-name="a725" draw:stroke="none" draw:auto-grow-width="false" draw:auto-grow-height="false"/>
      <style:paragraph-properties style:font-independent-line-spacing="false" style:writing-mode="lr-tb"/>
    </style:style>
    <style:style style:family="paragraph" style:name="a8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/>
    </style:style>
    <style:style style:family="paragraph" style:name="a5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gradient" draw:fill-gradient-name="a497" draw:stroke="none" draw:auto-grow-width="false" draw:auto-grow-height="false"/>
      <style:paragraph-properties style:font-independent-line-spacing="false" style:writing-mode="lr-tb"/>
    </style:style>
    <style:style style:family="paragraph" style:name="a6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/>
    </style:style>
    <style:style style:family="paragraph" style:name="a5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/>
    </style:style>
    <style:style style:family="paragraph" style:name="a5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gradient" draw:fill-gradient-name="a654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79" style:parent-style-name="Graphics">
      <style:graphic-properties draw:fill="none" fo:clip="rect(0in 0in 0in 0in)" draw:stroke="none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gradient" draw:fill-gradient-name="a809" draw:stroke="none" draw:auto-grow-width="false" draw:auto-grow-height="false"/>
      <style:paragraph-properties style:font-independent-line-spacing="fals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 style:parent-style-name="Graphics">
      <style:graphic-properties draw:fill="none" fo:clip="rect(0in 0in 0in 0in)" draw:stroke="non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gradient" draw:fill-gradient-name="a588" draw:stroke="none" draw:auto-grow-width="false" draw:auto-grow-height="false"/>
      <style:paragraph-properties style:font-independent-line-spacing="fals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/>
    </style:style>
    <style:style style:family="paragraph" style:name="a7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/>
    </style:style>
    <style:style style:family="paragraph" style:name="a5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 style:parent-style-name="Graphics">
      <style:graphic-properties draw:fill="none" fo:clip="rect(0in 0in 0in 0in)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 style:parent-style-name="Graphics">
      <style:graphic-properties draw:fill="none" fo:clip="rect(0in 0in 0in 0in)" draw:stroke="non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6" style:parent-style-name="Graphics">
      <style:graphic-properties draw:fill="none" fo:clip="rect(0in 0in 0in 0in)" draw:stroke="non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gradient" draw:fill-gradient-name="a831" draw:stroke="none" draw:auto-grow-width="false" draw:auto-grow-height="false"/>
      <style:paragraph-properties style:font-independent-line-spacing="false" style:writing-mode="lr-tb"/>
    </style:style>
    <style:style style:family="graphic" style:name="a757" style:parent-style-name="Graphics">
      <style:graphic-properties draw:fill="none" fo:clip="rect(0in 0in 0in 0in)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top" draw:textarea-horizontal-align="left" draw:fill="gradient" draw:fill-gradient-name="a681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/>
    </style:style>
    <style:style style:family="paragraph" style:name="a6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8">
      <style:graphic-properties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/>
    </style:style>
    <style:style style:family="graphic" style:name="a76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gradient" draw:fill-gradient-name="a765" draw:stroke="none" draw:auto-grow-width="false" draw:auto-grow-height="false"/>
      <style:paragraph-properties style:font-independent-line-spacing="fals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in" fo:padding-bottom="0in" fo:padding-left="0in" fo:padding-right="0in" draw:textarea-vertical-align="top" draw:textarea-horizontal-align="left" draw:fill="gradient" draw:fill-gradient-name="a919" draw:stroke="none" draw:auto-grow-width="false" draw:auto-grow-height="false"/>
      <style:paragraph-properties style:font-independent-line-spacing="false" style:writing-mode="lr-tb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/>
    </style:style>
    <style:style style:family="graphic" style:name="a71">
      <style:graphic-properties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gradient" draw:fill-gradient-name="a853" draw:stroke="none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39" style:parent-style-name="Graphics">
      <style:graphic-properties draw:fill="none" fo:clip="rect(0in 0in 0in 0in)" draw:stroke="non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88">
      <style:graphic-properties fo:wrap-option="wrap" fo:padding-top="0in" fo:padding-bottom="0in" fo:padding-left="0in" fo:padding-right="0in" draw:textarea-vertical-align="top" draw:textarea-horizontal-align="left" draw:fill="gradient" draw:fill-gradient-name="a787" draw:stroke="none" draw:auto-grow-width="false" draw:auto-grow-height="false"/>
      <style:paragraph-properties style:font-independent-line-spacing="false" style:writing-mode="lr-tb"/>
    </style:style>
    <style:style style:family="graphic" style:name="a940" style:parent-style-name="Graphics">
      <style:graphic-properties draw:fill="none" fo:clip="rect(0in 0in 0in 0in)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45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/>
    </style:style>
    <style:style style:family="graphic" style:name="a94">
      <style:graphic-properties/>
    </style:style>
    <style:style style:family="graphic" style:name="a95">
      <style:graphic-properties/>
    </style:style>
    <style:style style:family="graphic" style:name="a96">
      <style:graphic-properties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gradient" draw:fill-gradient-name="a875" draw:stroke="none" draw:auto-grow-width="false" draw:auto-grow-height="false"/>
      <style:paragraph-properties style:font-independent-line-spacing="fals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in" fo:padding-bottom="0in" fo:padding-left="0in" fo:padding-right="0in" draw:textarea-vertical-align="top" draw:textarea-horizontal-align="left" draw:fill="gradient" draw:fill-gradient-name="a897" draw:stroke="none" draw:auto-grow-width="false" draw:auto-grow-height="false"/>
      <style:paragraph-properties style:font-independent-line-spacing="fals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/>
    </style:style>
    <style:style style:family="graphic" style:name="a116">
      <style:graphic-properties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0" style:parent-style-name="Graphics">
      <style:graphic-properties draw:fill="none" fo:clip="rect(0in 0in 0in 0in)" draw:stroke="none"/>
    </style:style>
    <style:style style:family="graphic" style:name="a121" style:parent-style-name="Graphics">
      <style:graphic-properties draw:fill="none" fo:clip="rect(0in 0in 0in 0in)" draw:stroke="non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 0in 0in 0in)" draw:stroke="non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2" style:parent-style-name="Graphics">
      <style:graphic-properties draw:fill="none" fo:clip="rect(0in 0in 0in 0in)" draw:stroke="none"/>
    </style:style>
    <style:style style:family="graphic" style:name="a136" style:parent-style-name="Graphics">
      <style:graphic-properties draw:fill="none" fo:clip="rect(0in 0in 0in 0in)" draw:stroke="non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" style:parent-style-name="Graphics">
      <style:graphic-properties draw:fill="none" fo:clip="rect(0in 0in 0in 0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gradient" draw:fill-gradient-name="a139" draw:stroke="none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gradient" draw:fill-gradient-name="a221" draw:stroke="none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0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51" table:default-cell-style-name="ce1"/>
        <table:table-row table:style-name="ro1">
          <table:table-cell office:value-type="string" table:number-columns-spanned="9" table:number-rows-spanned="1" table:style-name="ce17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17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17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49195" table:style-name="ce6">
            <text:p>849195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94294" table:style-name="ce6">
            <text:p>894294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68661" table:style-name="ce6">
            <text:p>86866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17021" table:style-name="ce6">
            <text:p>917021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84661" table:style-name="ce6">
            <text:p>88466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33352" table:style-name="ce6">
            <text:p>933352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4.3674675218664021" table:style-name="ce8">
            <text:p>4,4</text:p>
          </table:table-cell>
          <table:table-cell office:value-type="float" office:value="1.7808752471317462" table:style-name="ce8">
            <text:p>1,8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03030" table:style-name="ce6">
            <text:p>703030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40062" table:style-name="ce6">
            <text:p>740062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54569" table:style-name="ce6">
            <text:p>654569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90535" table:style-name="ce6">
            <text:p>690535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69668" table:style-name="ce6">
            <text:p>669668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05327" table:style-name="ce6">
            <text:p>705327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4.6935256775783643" table:style-name="ce8">
            <text:p>-4,7</text:p>
          </table:table-cell>
          <table:table-cell office:value-type="float" office:value="2.1421072067309979" table:style-name="ce8">
            <text:p>2,1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3141" table:style-name="ce6">
            <text:p>53141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433" table:style-name="ce6">
            <text:p>57433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772" table:style-name="ce6">
            <text:p>5977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494" table:style-name="ce6">
            <text:p>63494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047" table:style-name="ce6">
            <text:p>59047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912" table:style-name="ce9">
            <text:p>62912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58.256201406886333" table:style-name="ce8">
            <text:p>58,3</text:p>
          </table:table-cell>
          <table:table-cell office:value-type="float" office:value="-1.6621613849427774" table:style-name="ce8">
            <text:p>-1,7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75518" table:style-name="ce6">
            <text:p>75518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78679" table:style-name="ce6">
            <text:p>78679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36299" table:style-name="ce6">
            <text:p>13629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3853" table:style-name="ce6">
            <text:p>143853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36191" table:style-name="ce6">
            <text:p>136191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4445" table:style-name="ce6">
            <text:p>144445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7506" table:style-name="ce6">
            <text:p>17506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8120" table:style-name="ce6">
            <text:p>18120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8021" table:style-name="ce6">
            <text:p>18021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139" table:style-name="ce6">
            <text:p>19139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755" table:style-name="ce6">
            <text:p>19755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668" table:style-name="ce6">
            <text:p>20668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float" office:value="346771" table:style-name="ce6">
            <text:p>346771</text:p>
          </table:table-cell>
          <table:table-cell office:value-type="float" office:value="356259" table:style-name="ce6">
            <text:p>356259</text:p>
          </table:table-cell>
          <table:table-cell office:value-type="float" office:value="703030" table:style-name="ce6">
            <text:p>703030</text:p>
          </table:table-cell>
          <table:table-cell table:style-name="ce1"/>
          <table:table-cell table:style-name="ce4"/>
          <table:table-cell office:value-type="float" office:value="368092" table:style-name="ce6">
            <text:p>368092</text:p>
          </table:table-cell>
          <table:table-cell office:value-type="float" office:value="371970" table:style-name="ce6">
            <text:p>371970</text:p>
          </table:table-cell>
          <table:table-cell office:value-type="float" office:value="740062" table:style-name="ce6">
            <text:p>740062</text:p>
          </table:table-cell>
          <table:table-cell table:style-name="ce2"/>
          <table:table-cell table:style-name="ce4"/>
          <table:table-cell office:value-type="float" office:value="317115" table:style-name="ce6">
            <text:p>317115</text:p>
          </table:table-cell>
          <table:table-cell office:value-type="float" office:value="337454" table:style-name="ce6">
            <text:p>337454</text:p>
          </table:table-cell>
          <table:table-cell office:value-type="float" office:value="654569" table:style-name="ce6">
            <text:p>654569</text:p>
          </table:table-cell>
          <table:table-cell table:style-name="ce1"/>
          <table:table-cell table:style-name="ce4"/>
          <table:table-cell office:value-type="float" office:value="337688" table:style-name="ce6">
            <text:p>337688</text:p>
          </table:table-cell>
          <table:table-cell office:value-type="float" office:value="352847" table:style-name="ce6">
            <text:p>352847</text:p>
          </table:table-cell>
          <table:table-cell office:value-type="float" office:value="690535" table:style-name="ce6">
            <text:p>690535</text:p>
          </table:table-cell>
          <table:table-cell table:style-name="ce2"/>
          <table:table-cell table:style-name="ce4"/>
          <table:table-cell office:value-type="float" office:value="325523" table:style-name="ce6">
            <text:p>325523</text:p>
          </table:table-cell>
          <table:table-cell office:value-type="float" office:value="344145" table:style-name="ce6">
            <text:p>344145</text:p>
          </table:table-cell>
          <table:table-cell office:value-type="float" office:value="669668" table:style-name="ce6">
            <text:p>669668</text:p>
          </table:table-cell>
          <table:table-cell table:number-columns-repeated="2" table:style-name="ce4"/>
          <table:table-cell office:value-type="float" office:value="345764" table:style-name="ce6">
            <text:p>345764</text:p>
          </table:table-cell>
          <table:table-cell office:value-type="float" office:value="359563" table:style-name="ce6">
            <text:p>359563</text:p>
          </table:table-cell>
          <table:table-cell office:value-type="float" office:value="705327" table:style-name="ce6">
            <text:p>705327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40790" table:style-name="ce4">
            <text:p>40790</text:p>
          </table:table-cell>
          <table:table-cell office:value-type="float" office:value="46457" table:style-name="ce4">
            <text:p>46457</text:p>
          </table:table-cell>
          <table:table-cell office:value-type="float" office:value="87247" table:style-name="ce6">
            <text:p>87247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3812" table:style-name="ce4">
            <text:p>43812</text:p>
          </table:table-cell>
          <table:table-cell office:value-type="float" office:value="49412" table:style-name="ce4">
            <text:p>49412</text:p>
          </table:table-cell>
          <table:table-cell office:value-type="float" office:value="93224" table:style-name="ce6">
            <text:p>93224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8391" table:style-name="ce4">
            <text:p>38391</text:p>
          </table:table-cell>
          <table:table-cell office:value-type="float" office:value="45393" table:style-name="ce4">
            <text:p>45393</text:p>
          </table:table-cell>
          <table:table-cell office:value-type="float" office:value="83784" table:style-name="ce6">
            <text:p>83784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1271" table:style-name="ce4">
            <text:p>41271</text:p>
          </table:table-cell>
          <table:table-cell office:value-type="float" office:value="48225" table:style-name="ce4">
            <text:p>48225</text:p>
          </table:table-cell>
          <table:table-cell office:value-type="float" office:value="89496" table:style-name="ce6">
            <text:p>89496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40836" table:style-name="ce4">
            <text:p>40836</text:p>
          </table:table-cell>
          <table:table-cell office:value-type="float" office:value="47153" table:style-name="ce4">
            <text:p>47153</text:p>
          </table:table-cell>
          <table:table-cell office:value-type="float" office:value="87989" table:style-name="ce6">
            <text:p>87989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43618" table:style-name="ce4">
            <text:p>43618</text:p>
          </table:table-cell>
          <table:table-cell office:value-type="float" office:value="49988" table:style-name="ce4">
            <text:p>49988</text:p>
          </table:table-cell>
          <table:table-cell office:value-type="float" office:value="93606" table:style-name="ce6">
            <text:p>93606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305981" table:style-name="ce4">
            <text:p>305981</text:p>
          </table:table-cell>
          <table:table-cell office:value-type="float" office:value="309802" table:style-name="ce4">
            <text:p>309802</text:p>
          </table:table-cell>
          <table:table-cell office:value-type="float" office:value="615783" table:style-name="ce6">
            <text:p>615783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324280" table:style-name="ce4">
            <text:p>324280</text:p>
          </table:table-cell>
          <table:table-cell office:value-type="float" office:value="322558" table:style-name="ce4">
            <text:p>322558</text:p>
          </table:table-cell>
          <table:table-cell office:value-type="float" office:value="646838" table:style-name="ce6">
            <text:p>646838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78724" table:style-name="ce4">
            <text:p>278724</text:p>
          </table:table-cell>
          <table:table-cell office:value-type="float" office:value="292061" table:style-name="ce4">
            <text:p>292061</text:p>
          </table:table-cell>
          <table:table-cell office:value-type="float" office:value="570785" table:style-name="ce6">
            <text:p>570785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96417" table:style-name="ce4">
            <text:p>296417</text:p>
          </table:table-cell>
          <table:table-cell office:value-type="float" office:value="304622" table:style-name="ce4">
            <text:p>304622</text:p>
          </table:table-cell>
          <table:table-cell office:value-type="float" office:value="601039" table:style-name="ce6">
            <text:p>601039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84687" table:style-name="ce4">
            <text:p>284687</text:p>
          </table:table-cell>
          <table:table-cell office:value-type="float" office:value="296992" table:style-name="ce4">
            <text:p>296992</text:p>
          </table:table-cell>
          <table:table-cell office:value-type="float" office:value="581679" table:style-name="ce6">
            <text:p>581679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302146" table:style-name="ce4">
            <text:p>302146</text:p>
          </table:table-cell>
          <table:table-cell office:value-type="float" office:value="309575" table:style-name="ce4">
            <text:p>309575</text:p>
          </table:table-cell>
          <table:table-cell office:value-type="float" office:value="611721" table:style-name="ce6">
            <text:p>611721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&lt;1 ano</text:p>
          </table:table-cell>
          <table:table-cell office:value-type="float" office:value="209534" table:style-name="ce4">
            <text:p>209534</text:p>
          </table:table-cell>
          <table:table-cell office:value-type="float" office:value="202471" table:style-name="ce4">
            <text:p>202471</text:p>
          </table:table-cell>
          <table:table-cell office:value-type="float" office:value="412005" table:style-name="ce6">
            <text:p>412005</text:p>
          </table:table-cell>
          <table:table-cell table:style-name="ce1"/>
          <table:table-cell office:value-type="string" table:style-name="ce10">
            <text:p>&lt;1 ano</text:p>
          </table:table-cell>
          <table:table-cell office:value-type="float" office:value="221671" table:style-name="ce4">
            <text:p>221671</text:p>
          </table:table-cell>
          <table:table-cell office:value-type="float" office:value="211399" table:style-name="ce4">
            <text:p>211399</text:p>
          </table:table-cell>
          <table:table-cell office:value-type="float" office:value="433070" table:style-name="ce6">
            <text:p>433070</text:p>
          </table:table-cell>
          <table:table-cell table:style-name="ce2"/>
          <table:table-cell office:value-type="string" table:style-name="ce10">
            <text:p>&lt;1 ano</text:p>
          </table:table-cell>
          <table:table-cell office:value-type="float" office:value="169222" table:style-name="ce4">
            <text:p>169222</text:p>
          </table:table-cell>
          <table:table-cell office:value-type="float" office:value="178978" table:style-name="ce4">
            <text:p>178978</text:p>
          </table:table-cell>
          <table:table-cell office:value-type="float" office:value="348200" table:style-name="ce6">
            <text:p>348200</text:p>
          </table:table-cell>
          <table:table-cell table:style-name="ce1"/>
          <table:table-cell office:value-type="string" table:style-name="ce10">
            <text:p>&lt;1 ano</text:p>
          </table:table-cell>
          <table:table-cell office:value-type="float" office:value="179929" table:style-name="ce4">
            <text:p>179929</text:p>
          </table:table-cell>
          <table:table-cell office:value-type="float" office:value="187621" table:style-name="ce4">
            <text:p>187621</text:p>
          </table:table-cell>
          <table:table-cell office:value-type="float" office:value="367550" table:style-name="ce6">
            <text:p>367550</text:p>
          </table:table-cell>
          <table:table-cell table:style-name="ce2"/>
          <table:table-cell office:value-type="string" table:style-name="ce10">
            <text:p>&lt;1 ano</text:p>
          </table:table-cell>
          <table:table-cell office:value-type="float" office:value="173802" table:style-name="ce4">
            <text:p>173802</text:p>
          </table:table-cell>
          <table:table-cell office:value-type="float" office:value="182138" table:style-name="ce4">
            <text:p>182138</text:p>
          </table:table-cell>
          <table:table-cell office:value-type="float" office:value="355940" table:style-name="ce6">
            <text:p>355940</text:p>
          </table:table-cell>
          <table:table-cell table:style-name="ce1"/>
          <table:table-cell office:value-type="string" table:style-name="ce10">
            <text:p>&lt; 1 ano</text:p>
          </table:table-cell>
          <table:table-cell office:value-type="float" office:value="184450" table:style-name="ce4">
            <text:p>184450</text:p>
          </table:table-cell>
          <table:table-cell office:value-type="float" office:value="190932" table:style-name="ce4">
            <text:p>190932</text:p>
          </table:table-cell>
          <table:table-cell office:value-type="float" office:value="375382" table:style-name="ce6">
            <text:p>375382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&gt;=1 ano</text:p>
          </table:table-cell>
          <table:table-cell office:value-type="float" office:value="137237" table:style-name="ce4">
            <text:p>137237</text:p>
          </table:table-cell>
          <table:table-cell office:value-type="float" office:value="153788" table:style-name="ce4">
            <text:p>153788</text:p>
          </table:table-cell>
          <table:table-cell office:value-type="float" office:value="291025" table:style-name="ce6">
            <text:p>291025</text:p>
          </table:table-cell>
          <table:table-cell table:style-name="ce1"/>
          <table:table-cell office:value-type="string" table:style-name="ce10">
            <text:p>&gt;=1 ano</text:p>
          </table:table-cell>
          <table:table-cell office:value-type="float" office:value="146421" table:style-name="ce4">
            <text:p>146421</text:p>
          </table:table-cell>
          <table:table-cell office:value-type="float" office:value="160571" table:style-name="ce4">
            <text:p>160571</text:p>
          </table:table-cell>
          <table:table-cell office:value-type="float" office:value="306992" table:style-name="ce6">
            <text:p>306992</text:p>
          </table:table-cell>
          <table:table-cell table:style-name="ce2"/>
          <table:table-cell office:value-type="string" table:style-name="ce10">
            <text:p>&gt;=1 ano</text:p>
          </table:table-cell>
          <table:table-cell office:value-type="float" office:value="147893" table:style-name="ce4">
            <text:p>147893</text:p>
          </table:table-cell>
          <table:table-cell office:value-type="float" office:value="158476" table:style-name="ce4">
            <text:p>158476</text:p>
          </table:table-cell>
          <table:table-cell office:value-type="float" office:value="306369" table:style-name="ce6">
            <text:p>306369</text:p>
          </table:table-cell>
          <table:table-cell table:style-name="ce1"/>
          <table:table-cell office:value-type="string" table:style-name="ce10">
            <text:p>&gt;=1 ano</text:p>
          </table:table-cell>
          <table:table-cell office:value-type="float" office:value="157759" table:style-name="ce4">
            <text:p>157759</text:p>
          </table:table-cell>
          <table:table-cell office:value-type="float" office:value="165226" table:style-name="ce4">
            <text:p>165226</text:p>
          </table:table-cell>
          <table:table-cell office:value-type="float" office:value="322985" table:style-name="ce6">
            <text:p>322985</text:p>
          </table:table-cell>
          <table:table-cell table:style-name="ce2"/>
          <table:table-cell office:value-type="string" table:style-name="ce10">
            <text:p>&gt;=1 ano</text:p>
          </table:table-cell>
          <table:table-cell office:value-type="float" office:value="151721" table:style-name="ce4">
            <text:p>151721</text:p>
          </table:table-cell>
          <table:table-cell office:value-type="float" office:value="162007" table:style-name="ce4">
            <text:p>162007</text:p>
          </table:table-cell>
          <table:table-cell office:value-type="float" office:value="313728" table:style-name="ce6">
            <text:p>313728</text:p>
          </table:table-cell>
          <table:table-cell table:style-name="ce1"/>
          <table:table-cell office:value-type="string" table:style-name="ce10">
            <text:p>&gt;= 1 ano</text:p>
          </table:table-cell>
          <table:table-cell office:value-type="float" office:value="161314" table:style-name="ce4">
            <text:p>161314</text:p>
          </table:table-cell>
          <table:table-cell office:value-type="float" office:value="168631" table:style-name="ce4">
            <text:p>168631</text:p>
          </table:table-cell>
          <table:table-cell office:value-type="float" office:value="329945" table:style-name="ce6">
            <text:p>329945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3358" table:style-name="ce4">
            <text:p>23358</text:p>
          </table:table-cell>
          <table:table-cell office:value-type="float" office:value="33699" table:style-name="ce4">
            <text:p>33699</text:p>
          </table:table-cell>
          <table:table-cell office:value-type="float" office:value="57057" table:style-name="ce6">
            <text:p>57057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4924" table:style-name="ce4">
            <text:p>24924</text:p>
          </table:table-cell>
          <table:table-cell office:value-type="float" office:value="35842" table:style-name="ce4">
            <text:p>35842</text:p>
          </table:table-cell>
          <table:table-cell office:value-type="float" office:value="60766" table:style-name="ce6">
            <text:p>60766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7722" table:style-name="ce4">
            <text:p>27722</text:p>
          </table:table-cell>
          <table:table-cell office:value-type="float" office:value="38730" table:style-name="ce4">
            <text:p>38730</text:p>
          </table:table-cell>
          <table:table-cell office:value-type="float" office:value="66452" table:style-name="ce6">
            <text:p>66452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9590" table:style-name="ce4">
            <text:p>29590</text:p>
          </table:table-cell>
          <table:table-cell office:value-type="float" office:value="41103" table:style-name="ce4">
            <text:p>41103</text:p>
          </table:table-cell>
          <table:table-cell office:value-type="float" office:value="70693" table:style-name="ce6">
            <text:p>70693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9426" table:style-name="ce4">
            <text:p>29426</text:p>
          </table:table-cell>
          <table:table-cell office:value-type="float" office:value="40212" table:style-name="ce4">
            <text:p>40212</text:p>
          </table:table-cell>
          <table:table-cell office:value-type="float" office:value="69638" table:style-name="ce6">
            <text:p>69638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31191" table:style-name="ce4">
            <text:p>31191</text:p>
          </table:table-cell>
          <table:table-cell office:value-type="float" office:value="42485" table:style-name="ce4">
            <text:p>42485</text:p>
          </table:table-cell>
          <table:table-cell office:value-type="float" office:value="73676" table:style-name="ce6">
            <text:p>73676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323413" table:style-name="ce4">
            <text:p>323413</text:p>
          </table:table-cell>
          <table:table-cell office:value-type="float" office:value="322560" table:style-name="ce4">
            <text:p>322560</text:p>
          </table:table-cell>
          <table:table-cell office:value-type="float" office:value="645973" table:style-name="ce6">
            <text:p>645973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43168" table:style-name="ce4">
            <text:p>343168</text:p>
          </table:table-cell>
          <table:table-cell office:value-type="float" office:value="336128" table:style-name="ce4">
            <text:p>336128</text:p>
          </table:table-cell>
          <table:table-cell office:value-type="float" office:value="679296" table:style-name="ce6">
            <text:p>679296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89393" table:style-name="ce4">
            <text:p>289393</text:p>
          </table:table-cell>
          <table:table-cell office:value-type="float" office:value="298724" table:style-name="ce4">
            <text:p>298724</text:p>
          </table:table-cell>
          <table:table-cell office:value-type="float" office:value="588117" table:style-name="ce6">
            <text:p>588117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08098" table:style-name="ce4">
            <text:p>308098</text:p>
          </table:table-cell>
          <table:table-cell office:value-type="float" office:value="311744" table:style-name="ce4">
            <text:p>311744</text:p>
          </table:table-cell>
          <table:table-cell office:value-type="float" office:value="619842" table:style-name="ce6">
            <text:p>619842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96097" table:style-name="ce4">
            <text:p>296097</text:p>
          </table:table-cell>
          <table:table-cell office:value-type="float" office:value="303933" table:style-name="ce4">
            <text:p>303933</text:p>
          </table:table-cell>
          <table:table-cell office:value-type="float" office:value="600030" table:style-name="ce6">
            <text:p>600030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314573" table:style-name="ce4">
            <text:p>314573</text:p>
          </table:table-cell>
          <table:table-cell office:value-type="float" office:value="317078" table:style-name="ce4">
            <text:p>317078</text:p>
          </table:table-cell>
          <table:table-cell office:value-type="float" office:value="631651" table:style-name="ce6">
            <text:p>631651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Nenhum</text:p>
          </table:table-cell>
          <table:table-cell office:value-type="float" office:value="19301" table:style-name="ce4">
            <text:p>19301</text:p>
          </table:table-cell>
          <table:table-cell office:value-type="float" office:value="15651" table:style-name="ce4">
            <text:p>15651</text:p>
          </table:table-cell>
          <table:table-cell office:value-type="float" office:value="34952" table:style-name="ce6">
            <text:p>34952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0986" table:style-name="ce4">
            <text:p>20986</text:p>
          </table:table-cell>
          <table:table-cell office:value-type="float" office:value="16263" table:style-name="ce4">
            <text:p>16263</text:p>
          </table:table-cell>
          <table:table-cell office:value-type="float" office:value="37249" table:style-name="ce6">
            <text:p>37249</text:p>
          </table:table-cell>
          <table:table-cell table:style-name="ce2"/>
          <table:table-cell office:value-type="string" table:style-name="ce10">
            <text:p>Nenhum</text:p>
          </table:table-cell>
          <table:table-cell office:value-type="float" office:value="18828" table:style-name="ce4">
            <text:p>18828</text:p>
          </table:table-cell>
          <table:table-cell office:value-type="float" office:value="16617" table:style-name="ce4">
            <text:p>16617</text:p>
          </table:table-cell>
          <table:table-cell office:value-type="float" office:value="35445" table:style-name="ce6">
            <text:p>35445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0500" table:style-name="ce4">
            <text:p>20500</text:p>
          </table:table-cell>
          <table:table-cell office:value-type="float" office:value="17308" table:style-name="ce4">
            <text:p>17308</text:p>
          </table:table-cell>
          <table:table-cell office:value-type="float" office:value="37808" table:style-name="ce6">
            <text:p>37808</text:p>
          </table:table-cell>
          <table:table-cell table:style-name="ce2"/>
          <table:table-cell office:value-type="string" table:style-name="ce10">
            <text:p>Nenhum</text:p>
          </table:table-cell>
          <table:table-cell office:value-type="float" office:value="19090" table:style-name="ce4">
            <text:p>19090</text:p>
          </table:table-cell>
          <table:table-cell office:value-type="float" office:value="16872" table:style-name="ce4">
            <text:p>16872</text:p>
          </table:table-cell>
          <table:table-cell office:value-type="float" office:value="35962" table:style-name="ce6">
            <text:p>35962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0719" table:style-name="ce4">
            <text:p>20719</text:p>
          </table:table-cell>
          <table:table-cell office:value-type="float" office:value="17559" table:style-name="ce4">
            <text:p>17559</text:p>
          </table:table-cell>
          <table:table-cell office:value-type="float" office:value="38278" table:style-name="ce6">
            <text:p>38278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1º Cic</text:p>
          </table:table-cell>
          <table:table-cell office:value-type="float" office:value="84689" table:style-name="ce4">
            <text:p>84689</text:p>
          </table:table-cell>
          <table:table-cell office:value-type="float" office:value="63404" table:style-name="ce4">
            <text:p>63404</text:p>
          </table:table-cell>
          <table:table-cell office:value-type="float" office:value="148093" table:style-name="ce6">
            <text:p>148093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91389" table:style-name="ce4">
            <text:p>91389</text:p>
          </table:table-cell>
          <table:table-cell office:value-type="float" office:value="66925" table:style-name="ce4">
            <text:p>66925</text:p>
          </table:table-cell>
          <table:table-cell office:value-type="float" office:value="158314" table:style-name="ce6">
            <text:p>158314</text:p>
          </table:table-cell>
          <table:table-cell table:style-name="ce2"/>
          <table:table-cell office:value-type="string" table:style-name="ce10">
            <text:p>1º Cic</text:p>
          </table:table-cell>
          <table:table-cell office:value-type="float" office:value="78216" table:style-name="ce4">
            <text:p>78216</text:p>
          </table:table-cell>
          <table:table-cell office:value-type="float" office:value="60737" table:style-name="ce4">
            <text:p>60737</text:p>
          </table:table-cell>
          <table:table-cell office:value-type="float" office:value="138953" table:style-name="ce6">
            <text:p>138953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84472" table:style-name="ce4">
            <text:p>84472</text:p>
          </table:table-cell>
          <table:table-cell office:value-type="float" office:value="64041" table:style-name="ce4">
            <text:p>64041</text:p>
          </table:table-cell>
          <table:table-cell office:value-type="float" office:value="148513" table:style-name="ce6">
            <text:p>148513</text:p>
          </table:table-cell>
          <table:table-cell table:style-name="ce2"/>
          <table:table-cell office:value-type="string" table:style-name="ce10">
            <text:p>1º Cic</text:p>
          </table:table-cell>
          <table:table-cell office:value-type="float" office:value="79512" table:style-name="ce4">
            <text:p>79512</text:p>
          </table:table-cell>
          <table:table-cell office:value-type="float" office:value="61040" table:style-name="ce4">
            <text:p>61040</text:p>
          </table:table-cell>
          <table:table-cell office:value-type="float" office:value="140552" table:style-name="ce6">
            <text:p>140552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85545" table:style-name="ce4">
            <text:p>85545</text:p>
          </table:table-cell>
          <table:table-cell office:value-type="float" office:value="64330" table:style-name="ce4">
            <text:p>64330</text:p>
          </table:table-cell>
          <table:table-cell office:value-type="float" office:value="149875" table:style-name="ce6">
            <text:p>149875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2º Cic</text:p>
          </table:table-cell>
          <table:table-cell office:value-type="float" office:value="66935" table:style-name="ce4">
            <text:p>66935</text:p>
          </table:table-cell>
          <table:table-cell office:value-type="float" office:value="47798" table:style-name="ce4">
            <text:p>47798</text:p>
          </table:table-cell>
          <table:table-cell office:value-type="float" office:value="114733" table:style-name="ce6">
            <text:p>114733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72262" table:style-name="ce4">
            <text:p>72262</text:p>
          </table:table-cell>
          <table:table-cell office:value-type="float" office:value="50899" table:style-name="ce4">
            <text:p>50899</text:p>
          </table:table-cell>
          <table:table-cell office:value-type="float" office:value="123161" table:style-name="ce6">
            <text:p>123161</text:p>
          </table:table-cell>
          <table:table-cell table:style-name="ce2"/>
          <table:table-cell office:value-type="string" table:style-name="ce10">
            <text:p>2º Cic</text:p>
          </table:table-cell>
          <table:table-cell office:value-type="float" office:value="58794" table:style-name="ce4">
            <text:p>58794</text:p>
          </table:table-cell>
          <table:table-cell office:value-type="float" office:value="44454" table:style-name="ce4">
            <text:p>44454</text:p>
          </table:table-cell>
          <table:table-cell office:value-type="float" office:value="103248" table:style-name="ce6">
            <text:p>103248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63954" table:style-name="ce4">
            <text:p>63954</text:p>
          </table:table-cell>
          <table:table-cell office:value-type="float" office:value="47461" table:style-name="ce4">
            <text:p>47461</text:p>
          </table:table-cell>
          <table:table-cell office:value-type="float" office:value="111415" table:style-name="ce6">
            <text:p>111415</text:p>
          </table:table-cell>
          <table:table-cell table:style-name="ce2"/>
          <table:table-cell office:value-type="string" table:style-name="ce10">
            <text:p>2º Cic</text:p>
          </table:table-cell>
          <table:table-cell office:value-type="float" office:value="60583" table:style-name="ce4">
            <text:p>60583</text:p>
          </table:table-cell>
          <table:table-cell office:value-type="float" office:value="45064" table:style-name="ce4">
            <text:p>45064</text:p>
          </table:table-cell>
          <table:table-cell office:value-type="float" office:value="105647" table:style-name="ce6">
            <text:p>105647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65664" table:style-name="ce4">
            <text:p>65664</text:p>
          </table:table-cell>
          <table:table-cell office:value-type="float" office:value="48040" table:style-name="ce4">
            <text:p>48040</text:p>
          </table:table-cell>
          <table:table-cell office:value-type="float" office:value="113704" table:style-name="ce6">
            <text:p>113704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3º Cic</text:p>
          </table:table-cell>
          <table:table-cell office:value-type="float" office:value="73455" table:style-name="ce4">
            <text:p>73455</text:p>
          </table:table-cell>
          <table:table-cell office:value-type="float" office:value="75074" table:style-name="ce4">
            <text:p>75074</text:p>
          </table:table-cell>
          <table:table-cell office:value-type="float" office:value="148529" table:style-name="ce6">
            <text:p>148529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77207" table:style-name="ce4">
            <text:p>77207</text:p>
          </table:table-cell>
          <table:table-cell office:value-type="float" office:value="78154" table:style-name="ce4">
            <text:p>78154</text:p>
          </table:table-cell>
          <table:table-cell office:value-type="float" office:value="155361" table:style-name="ce6">
            <text:p>155361</text:p>
          </table:table-cell>
          <table:table-cell table:style-name="ce2"/>
          <table:table-cell office:value-type="string" table:style-name="ce10">
            <text:p>3º Cic</text:p>
          </table:table-cell>
          <table:table-cell office:value-type="float" office:value="64230" table:style-name="ce4">
            <text:p>64230</text:p>
          </table:table-cell>
          <table:table-cell office:value-type="float" office:value="67600" table:style-name="ce4">
            <text:p>67600</text:p>
          </table:table-cell>
          <table:table-cell office:value-type="float" office:value="131830" table:style-name="ce6">
            <text:p>131830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67652" table:style-name="ce4">
            <text:p>67652</text:p>
          </table:table-cell>
          <table:table-cell office:value-type="float" office:value="70384" table:style-name="ce4">
            <text:p>70384</text:p>
          </table:table-cell>
          <table:table-cell office:value-type="float" office:value="138036" table:style-name="ce6">
            <text:p>138036</text:p>
          </table:table-cell>
          <table:table-cell table:style-name="ce2"/>
          <table:table-cell office:value-type="string" table:style-name="ce10">
            <text:p>3º Cic</text:p>
          </table:table-cell>
          <table:table-cell office:value-type="float" office:value="66605" table:style-name="ce4">
            <text:p>66605</text:p>
          </table:table-cell>
          <table:table-cell office:value-type="float" office:value="69248" table:style-name="ce4">
            <text:p>69248</text:p>
          </table:table-cell>
          <table:table-cell office:value-type="float" office:value="135853" table:style-name="ce6">
            <text:p>135853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70022" table:style-name="ce4">
            <text:p>70022</text:p>
          </table:table-cell>
          <table:table-cell office:value-type="float" office:value="72100" table:style-name="ce4">
            <text:p>72100</text:p>
          </table:table-cell>
          <table:table-cell office:value-type="float" office:value="142122" table:style-name="ce6">
            <text:p>142122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Secund</text:p>
          </table:table-cell>
          <table:table-cell office:value-type="float" office:value="73093" table:style-name="ce4">
            <text:p>73093</text:p>
          </table:table-cell>
          <table:table-cell office:value-type="float" office:value="93929" table:style-name="ce4">
            <text:p>93929</text:p>
          </table:table-cell>
          <table:table-cell office:value-type="float" office:value="167022" table:style-name="ce6">
            <text:p>167022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75974" table:style-name="ce4">
            <text:p>75974</text:p>
          </table:table-cell>
          <table:table-cell office:value-type="float" office:value="97629" table:style-name="ce4">
            <text:p>97629</text:p>
          </table:table-cell>
          <table:table-cell office:value-type="float" office:value="173603" table:style-name="ce6">
            <text:p>173603</text:p>
          </table:table-cell>
          <table:table-cell table:style-name="ce2"/>
          <table:table-cell office:value-type="string" table:style-name="ce10">
            <text:p>Secund</text:p>
          </table:table-cell>
          <table:table-cell office:value-type="float" office:value="67063" table:style-name="ce4">
            <text:p>67063</text:p>
          </table:table-cell>
          <table:table-cell office:value-type="float" office:value="87348" table:style-name="ce4">
            <text:p>87348</text:p>
          </table:table-cell>
          <table:table-cell office:value-type="float" office:value="154411" table:style-name="ce6">
            <text:p>154411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70162" table:style-name="ce4">
            <text:p>70162</text:p>
          </table:table-cell>
          <table:table-cell office:value-type="float" office:value="91192" table:style-name="ce4">
            <text:p>91192</text:p>
          </table:table-cell>
          <table:table-cell office:value-type="float" office:value="161354" table:style-name="ce6">
            <text:p>161354</text:p>
          </table:table-cell>
          <table:table-cell table:style-name="ce2"/>
          <table:table-cell office:value-type="string" table:style-name="ce10">
            <text:p>Secund</text:p>
          </table:table-cell>
          <table:table-cell office:value-type="float" office:value="69261" table:style-name="ce4">
            <text:p>69261</text:p>
          </table:table-cell>
          <table:table-cell office:value-type="float" office:value="90485" table:style-name="ce4">
            <text:p>90485</text:p>
          </table:table-cell>
          <table:table-cell office:value-type="float" office:value="159746" table:style-name="ce6">
            <text:p>159746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72351" table:style-name="ce4">
            <text:p>72351</text:p>
          </table:table-cell>
          <table:table-cell office:value-type="float" office:value="94341" table:style-name="ce4">
            <text:p>94341</text:p>
          </table:table-cell>
          <table:table-cell office:value-type="float" office:value="166692" table:style-name="ce6">
            <text:p>166692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Sup</text:p>
          </table:table-cell>
          <table:table-cell office:value-type="float" office:value="29298" table:style-name="ce4">
            <text:p>29298</text:p>
          </table:table-cell>
          <table:table-cell office:value-type="float" office:value="60403" table:style-name="ce4">
            <text:p>60403</text:p>
          </table:table-cell>
          <table:table-cell office:value-type="float" office:value="89701" table:style-name="ce6">
            <text:p>89701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30274" table:style-name="ce4">
            <text:p>30274</text:p>
          </table:table-cell>
          <table:table-cell office:value-type="float" office:value="62100" table:style-name="ce4">
            <text:p>62100</text:p>
          </table:table-cell>
          <table:table-cell office:value-type="float" office:value="92374" table:style-name="ce6">
            <text:p>92374</text:p>
          </table:table-cell>
          <table:table-cell table:style-name="ce2"/>
          <table:table-cell office:value-type="string" table:style-name="ce10">
            <text:p>Sup</text:p>
          </table:table-cell>
          <table:table-cell office:value-type="float" office:value="29984" table:style-name="ce4">
            <text:p>29984</text:p>
          </table:table-cell>
          <table:table-cell office:value-type="float" office:value="60698" table:style-name="ce4">
            <text:p>60698</text:p>
          </table:table-cell>
          <table:table-cell office:value-type="float" office:value="90682" table:style-name="ce6">
            <text:p>90682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30948" table:style-name="ce4">
            <text:p>30948</text:p>
          </table:table-cell>
          <table:table-cell office:value-type="float" office:value="62461" table:style-name="ce4">
            <text:p>62461</text:p>
          </table:table-cell>
          <table:table-cell office:value-type="float" office:value="93409" table:style-name="ce6">
            <text:p>93409</text:p>
          </table:table-cell>
          <table:table-cell table:style-name="ce2"/>
          <table:table-cell office:value-type="string" table:style-name="ce10">
            <text:p>Sup</text:p>
          </table:table-cell>
          <table:table-cell office:value-type="float" office:value="30472" table:style-name="ce4">
            <text:p>30472</text:p>
          </table:table-cell>
          <table:table-cell office:value-type="float" office:value="61436" table:style-name="ce4">
            <text:p>61436</text:p>
          </table:table-cell>
          <table:table-cell office:value-type="float" office:value="91908" table:style-name="ce6">
            <text:p>91908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31463" table:style-name="ce4">
            <text:p>31463</text:p>
          </table:table-cell>
          <table:table-cell office:value-type="float" office:value="63193" table:style-name="ce4">
            <text:p>63193</text:p>
          </table:table-cell>
          <table:table-cell office:value-type="float" office:value="94656" table:style-name="ce6">
            <text:p>94656</text:p>
          </table:table-cell>
          <table:table-cell table:style-name="ce2"/>
          <table:table-cell table:number-columns-repeated="16354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Desemprego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Desemprego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13">
            <text:p>Desemprego</text:p>
          </table:table-cell>
          <table:table-cell table:number-columns-repeated="3" table:style-name="ce1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740062" table:style-name="ce4">
            <text:p>740062</text:p>
          </table:table-cell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90535" table:style-name="ce4">
            <text:p>690535</text:p>
          </table:table-cell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705327" table:style-name="ce4">
            <text:p>70532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304100" table:style-name="ce4">
            <text:p>304100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291621" table:style-name="ce4">
            <text:p>291621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2"/>
          <table:table-cell office:value-type="float" office:value="296816" table:style-name="ce4">
            <text:p>296816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102964" table:style-name="ce4">
            <text:p>10296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95872" table:style-name="ce4">
            <text:p>95872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2"/>
          <table:table-cell office:value-type="float" office:value="98757" table:style-name="ce4">
            <text:p>9875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3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224592" table:style-name="ce4">
            <text:p>224592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204660" table:style-name="ce4">
            <text:p>204660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2"/>
          <table:table-cell office:value-type="float" office:value="209046" table:style-name="ce4">
            <text:p>209046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3"/>
          <table:table-cell table:style-name="ce16"/>
          <table:table-cell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33606" table:style-name="ce4">
            <text:p>3360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29973" table:style-name="ce4">
            <text:p>29973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2"/>
          <table:table-cell office:value-type="float" office:value="31411" table:style-name="ce4">
            <text:p>31411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3"/>
          <table:table-cell table:style-name="ce16"/>
          <table:table-cell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37768" table:style-name="ce4">
            <text:p>3776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32443" table:style-name="ce4">
            <text:p>32443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2"/>
          <table:table-cell office:value-type="float" office:value="33638" table:style-name="ce4">
            <text:p>33638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12560" table:style-name="ce4">
            <text:p>12560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13208" table:style-name="ce4">
            <text:p>1320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2"/>
          <table:table-cell office:value-type="float" office:value="12823" table:style-name="ce4">
            <text:p>12823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24472" table:style-name="ce4">
            <text:p>24472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22758" table:style-name="ce4">
            <text:p>2275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2"/>
          <table:table-cell office:value-type="float" office:value="22836" table:style-name="ce4">
            <text:p>22836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Ofertas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Ofertas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13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0804" table:style-name="ce4">
            <text:p>10804</text:p>
          </table:table-cell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7387" table:style-name="ce4">
            <text:p>17387</text:p>
          </table:table-cell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7098" table:style-name="ce4">
            <text:p>17098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5715" table:style-name="ce4">
            <text:p>5715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9048" table:style-name="ce4">
            <text:p>904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2"/>
          <table:table-cell office:value-type="float" office:value="8648" table:style-name="ce4">
            <text:p>8648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1555" table:style-name="ce4">
            <text:p>1555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3018" table:style-name="ce4">
            <text:p>301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2"/>
          <table:table-cell office:value-type="float" office:value="2999" table:style-name="ce4">
            <text:p>2999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2034" table:style-name="ce4">
            <text:p>203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3572" table:style-name="ce4">
            <text:p>3572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2"/>
          <table:table-cell office:value-type="float" office:value="3674" table:style-name="ce4">
            <text:p>367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1188" table:style-name="ce4">
            <text:p>118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879" table:style-name="ce4">
            <text:p>87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2"/>
          <table:table-cell office:value-type="float" office:value="892" table:style-name="ce4">
            <text:p>892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194" table:style-name="ce4">
            <text:p>19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611" table:style-name="ce4">
            <text:p>611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2"/>
          <table:table-cell office:value-type="float" office:value="664" table:style-name="ce4">
            <text:p>66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38" table:style-name="ce4">
            <text:p>3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30" table:style-name="ce4">
            <text:p>30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2"/>
          <table:table-cell office:value-type="float" office:value="25" table:style-name="ce4">
            <text:p>25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80" table:style-name="ce4">
            <text:p>80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229" table:style-name="ce4">
            <text:p>22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2"/>
          <table:table-cell office:value-type="float" office:value="196" table:style-name="ce4">
            <text:p>196</text:p>
          </table:table-cell>
          <table:table-cell table:style-name="ce2"/>
          <table:table-cell table:number-columns-repeated="16354"/>
        </table:table-row>
        <table:table-row table:style-name="ro2">
          <table:table-cell table:number-columns-repeated="5" table:style-name="ce1"/>
          <table:table-cell table:style-name="ce6"/>
          <table:table-cell table:number-columns-repeated="2" table:style-name="ce1"/>
          <table:table-cell table:style-name="ce4"/>
          <table:table-cell table:number-columns-repeated="6" table:style-name="ce1"/>
          <table:table-cell table:style-name="ce6"/>
          <table:table-cell table:number-columns-repeated="2" table:style-name="ce1"/>
          <table:table-cell table:style-name="ce4"/>
          <table:table-cell table:number-columns-repeated="6" table:style-name="ce1"/>
          <table:table-cell table:style-name="ce6"/>
          <table:table-cell table:number-columns-repeated="2" table:style-name="ce1"/>
          <table:table-cell table:style-name="ce4"/>
          <table:table-cell table:number-columns-repeated="16355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Longo" table:style-name="ta2" table:print-ranges="Longo.A1:Longo.AM49">
        <table:table-column table:style-name="co9" table:default-cell-style-name="ce1"/>
        <table:table-column table:style-name="co10" table:number-columns-repeated="10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2" table:default-cell-style-name="ce1"/>
        <table:table-column table:style-name="co10" table:number-columns-repeated="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9" table:default-cell-style-name="ce1"/>
        <table:table-column table:style-name="co8" table:default-cell-style-name="ce1"/>
        <table:table-column table:style-name="co11" table:default-cell-style-name="ce1"/>
        <table:table-column table:style-name="co13" table:default-cell-style-name="ce1"/>
        <table:table-column table:style-name="co8" table:number-columns-repeated="16347" table:default-cell-style-name="ce1"/>
        <table:table-row table:style-name="ro2">
          <table:table-cell office:value-type="string" table:number-columns-spanned="11" table:number-rows-spanned="1" table:style-name="ce24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24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17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2" table:style-name="ce20"/>
          <table:table-cell table:number-columns-repeated="6" table:style-name="ce1"/>
          <table:table-cell table:style-name="ce2"/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74521" table:style-name="ce6">
            <text:p>74521</text:p>
          </table:table-cell>
          <table:table-cell office:value-type="float" office:value="77225" table:style-name="ce6">
            <text:p>77225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7803" table:style-name="ce6">
            <text:p>57803</text:p>
          </table:table-cell>
          <table:table-cell office:value-type="float" office:value="59843" table:style-name="ce6">
            <text:p>59843</text:p>
          </table:table-cell>
          <table:table-cell table:number-columns-repeated="2" table:style-name="ce20"/>
          <table:table-cell table:number-columns-repeated="6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74218" table:style-name="ce6">
            <text:p>74218</text:p>
          </table:table-cell>
          <table:table-cell office:value-type="float" office:value="77000" table:style-name="ce6">
            <text:p>77000</text:p>
          </table:table-cell>
          <table:table-cell table:number-columns-repeated="8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0.29135642602784628" table:style-name="ce8">
            <text:p>-0,3</text:p>
          </table:table-cell>
          <table:table-cell office:value-type="float" office:value="28.670019885366713" table:style-name="ce8">
            <text:p>28,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4870" table:style-name="ce4">
            <text:p>24870</text:p>
          </table:table-cell>
          <table:table-cell office:value-type="float" office:value="25876" table:style-name="ce4">
            <text:p>2587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864" table:style-name="ce4">
            <text:p>19864</text:p>
          </table:table-cell>
          <table:table-cell office:value-type="float" office:value="20641" table:style-name="ce4">
            <text:p>2064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4799" table:style-name="ce4">
            <text:p>24799</text:p>
          </table:table-cell>
          <table:table-cell office:value-type="float" office:value="25805" table:style-name="ce4">
            <text:p>25805</text:p>
          </table:table-cell>
          <table:table-cell table:number-columns-repeated="8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0.40659679821794725" table:style-name="ce8">
            <text:p>-0,4</text:p>
          </table:table-cell>
          <table:table-cell office:value-type="float" office:value="28.398180025258199" table:style-name="ce8">
            <text:p>28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1138" table:style-name="ce4">
            <text:p>11138</text:p>
          </table:table-cell>
          <table:table-cell office:value-type="float" office:value="11646" table:style-name="ce4">
            <text:p>1164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942" table:style-name="ce4">
            <text:p>8942</text:p>
          </table:table-cell>
          <table:table-cell office:value-type="float" office:value="9353" table:style-name="ce4">
            <text:p>935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0903" table:style-name="ce4">
            <text:p>10903</text:p>
          </table:table-cell>
          <table:table-cell office:value-type="float" office:value="11375" table:style-name="ce4">
            <text:p>11375</text:p>
          </table:table-cell>
          <table:table-cell table:number-columns-repeated="8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67.315311116289905" table:style-name="ce8">
            <text:p>67,3</text:p>
          </table:table-cell>
          <table:table-cell office:value-type="float" office:value="32.744753628547642" table:style-name="ce8">
            <text:p>32,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5992" table:style-name="ce4">
            <text:p>25992</text:p>
          </table:table-cell>
          <table:table-cell office:value-type="float" office:value="26786" table:style-name="ce4">
            <text:p>2678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282" table:style-name="ce4">
            <text:p>19282</text:p>
          </table:table-cell>
          <table:table-cell office:value-type="float" office:value="19928" table:style-name="ce4">
            <text:p>1992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5936" table:style-name="ce4">
            <text:p>25936</text:p>
          </table:table-cell>
          <table:table-cell office:value-type="float" office:value="26885" table:style-name="ce4">
            <text:p>26885</text:p>
          </table:table-cell>
          <table:table-cell table:number-columns-repeated="8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82.319907048799394" table:style-name="ce8">
            <text:p>82,3</text:p>
          </table:table-cell>
          <table:table-cell office:value-type="float" office:value="57.943298104344905" table:style-name="ce8">
            <text:p>57,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403" table:style-name="ce4">
            <text:p>4403</text:p>
          </table:table-cell>
          <table:table-cell office:value-type="float" office:value="4510" table:style-name="ce4">
            <text:p>451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114" table:style-name="ce4">
            <text:p>3114</text:p>
          </table:table-cell>
          <table:table-cell office:value-type="float" office:value="3195" table:style-name="ce4">
            <text:p>319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4226" table:style-name="ce4">
            <text:p>4226</text:p>
          </table:table-cell>
          <table:table-cell office:value-type="float" office:value="4374" table:style-name="ce4">
            <text:p>4374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4718" table:style-name="ce4">
            <text:p>4718</text:p>
          </table:table-cell>
          <table:table-cell office:value-type="float" office:value="4832" table:style-name="ce4">
            <text:p>483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245" table:style-name="ce4">
            <text:p>4245</text:p>
          </table:table-cell>
          <table:table-cell office:value-type="float" office:value="4315" table:style-name="ce4">
            <text:p>431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462" table:style-name="ce4">
            <text:p>4462</text:p>
          </table:table-cell>
          <table:table-cell office:value-type="float" office:value="4571" table:style-name="ce4">
            <text:p>4571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816" table:style-name="ce4">
            <text:p>1816</text:p>
          </table:table-cell>
          <table:table-cell office:value-type="float" office:value="1843" table:style-name="ce4">
            <text:p>184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17" table:style-name="ce4">
            <text:p>1317</text:p>
          </table:table-cell>
          <table:table-cell office:value-type="float" office:value="1326" table:style-name="ce4">
            <text:p>132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2260" table:style-name="ce4">
            <text:p>2260</text:p>
          </table:table-cell>
          <table:table-cell office:value-type="float" office:value="2304" table:style-name="ce4">
            <text:p>2304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584" table:style-name="ce4">
            <text:p>1584</text:p>
          </table:table-cell>
          <table:table-cell office:value-type="float" office:value="1732" table:style-name="ce4">
            <text:p>173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39" table:style-name="ce4">
            <text:p>1039</text:p>
          </table:table-cell>
          <table:table-cell office:value-type="float" office:value="1085" table:style-name="ce4">
            <text:p>108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632" table:style-name="ce4">
            <text:p>1632</text:p>
          </table:table-cell>
          <table:table-cell office:value-type="float" office:value="1686" table:style-name="ce4">
            <text:p>1686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4524" table:style-name="ce6">
            <text:p>4524</text:p>
          </table:table-cell>
          <table:table-cell office:value-type="float" office:value="1963" table:style-name="ce6">
            <text:p>1963</text:p>
          </table:table-cell>
          <table:table-cell office:value-type="float" office:value="13876" table:style-name="ce6">
            <text:p>13876</text:p>
          </table:table-cell>
          <table:table-cell office:value-type="float" office:value="2647" table:style-name="ce6">
            <text:p>2647</text:p>
          </table:table-cell>
          <table:table-cell office:value-type="float" office:value="3990" table:style-name="ce6">
            <text:p>3990</text:p>
          </table:table-cell>
          <table:table-cell office:value-type="float" office:value="26008" table:style-name="ce6">
            <text:p>26008</text:p>
          </table:table-cell>
          <table:table-cell office:value-type="float" office:value="1782" table:style-name="ce6">
            <text:p>1782</text:p>
          </table:table-cell>
          <table:table-cell office:value-type="float" office:value="1757" table:style-name="ce6">
            <text:p>1757</text:p>
          </table:table-cell>
          <table:table-cell office:value-type="float" office:value="14574" table:style-name="ce6">
            <text:p>14574</text:p>
          </table:table-cell>
          <table:table-cell office:value-type="float" office:value="71121" table:style-name="ce6">
            <text:p>71121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4494" table:style-name="ce6">
            <text:p>4494</text:p>
          </table:table-cell>
          <table:table-cell office:value-type="float" office:value="883" table:style-name="ce6">
            <text:p>883</text:p>
          </table:table-cell>
          <table:table-cell office:value-type="float" office:value="6417" table:style-name="ce6">
            <text:p>6417</text:p>
          </table:table-cell>
          <table:table-cell office:value-type="float" office:value="1878" table:style-name="ce6">
            <text:p>1878</text:p>
          </table:table-cell>
          <table:table-cell office:value-type="float" office:value="1721" table:style-name="ce6">
            <text:p>1721</text:p>
          </table:table-cell>
          <table:table-cell office:value-type="float" office:value="24735" table:style-name="ce6">
            <text:p>24735</text:p>
          </table:table-cell>
          <table:table-cell office:value-type="float" office:value="1039" table:style-name="ce6">
            <text:p>1039</text:p>
          </table:table-cell>
          <table:table-cell office:value-type="float" office:value="968" table:style-name="ce6">
            <text:p>968</text:p>
          </table:table-cell>
          <table:table-cell office:value-type="float" office:value="13312" table:style-name="ce6">
            <text:p>13312</text:p>
          </table:table-cell>
          <table:table-cell office:value-type="float" office:value="55447" table:style-name="ce6">
            <text:p>55447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6204" table:style-name="ce6">
            <text:p>6204</text:p>
          </table:table-cell>
          <table:table-cell office:value-type="float" office:value="1338" table:style-name="ce6">
            <text:p>1338</text:p>
          </table:table-cell>
          <table:table-cell office:value-type="float" office:value="9178" table:style-name="ce6">
            <text:p>9178</text:p>
          </table:table-cell>
          <table:table-cell office:value-type="float" office:value="2650" table:style-name="ce6">
            <text:p>2650</text:p>
          </table:table-cell>
          <table:table-cell office:value-type="float" office:value="2581" table:style-name="ce6">
            <text:p>2581</text:p>
          </table:table-cell>
          <table:table-cell office:value-type="float" office:value="26297" table:style-name="ce6">
            <text:p>26297</text:p>
          </table:table-cell>
          <table:table-cell office:value-type="float" office:value="1731" table:style-name="ce6">
            <text:p>1731</text:p>
          </table:table-cell>
          <table:table-cell office:value-type="float" office:value="1497" table:style-name="ce6">
            <text:p>1497</text:p>
          </table:table-cell>
          <table:table-cell office:value-type="float" office:value="18850" table:style-name="ce6">
            <text:p>18850</text:p>
          </table:table-cell>
          <table:table-cell office:value-type="float" office:value="70326" table:style-name="ce6">
            <text:p>7032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895" table:style-name="ce4">
            <text:p>1895</text:p>
          </table:table-cell>
          <table:table-cell office:value-type="float" office:value="773" table:style-name="ce4">
            <text:p>773</text:p>
          </table:table-cell>
          <table:table-cell office:value-type="float" office:value="5391" table:style-name="ce4">
            <text:p>5391</text:p>
          </table:table-cell>
          <table:table-cell office:value-type="float" office:value="920" table:style-name="ce4">
            <text:p>920</text:p>
          </table:table-cell>
          <table:table-cell office:value-type="float" office:value="1372" table:style-name="ce4">
            <text:p>1372</text:p>
          </table:table-cell>
          <table:table-cell office:value-type="float" office:value="7322" table:style-name="ce4">
            <text:p>7322</text:p>
          </table:table-cell>
          <table:table-cell office:value-type="float" office:value="707" table:style-name="ce4">
            <text:p>707</text:p>
          </table:table-cell>
          <table:table-cell office:value-type="float" office:value="549" table:style-name="ce4">
            <text:p>549</text:p>
          </table:table-cell>
          <table:table-cell office:value-type="float" office:value="5941" table:style-name="ce4">
            <text:p>5941</text:p>
          </table:table-cell>
          <table:table-cell office:value-type="float" office:value="24870" table:style-name="ce4">
            <text:p>24870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846" table:style-name="ce4">
            <text:p>1846</text:p>
          </table:table-cell>
          <table:table-cell office:value-type="float" office:value="351" table:style-name="ce4">
            <text:p>351</text:p>
          </table:table-cell>
          <table:table-cell office:value-type="float" office:value="2776" table:style-name="ce4">
            <text:p>2776</text:p>
          </table:table-cell>
          <table:table-cell office:value-type="float" office:value="699" table:style-name="ce4">
            <text:p>699</text:p>
          </table:table-cell>
          <table:table-cell office:value-type="float" office:value="626" table:style-name="ce4">
            <text:p>626</text:p>
          </table:table-cell>
          <table:table-cell office:value-type="float" office:value="7317" table:style-name="ce4">
            <text:p>7317</text:p>
          </table:table-cell>
          <table:table-cell office:value-type="float" office:value="462" table:style-name="ce4">
            <text:p>462</text:p>
          </table:table-cell>
          <table:table-cell office:value-type="float" office:value="333" table:style-name="ce4">
            <text:p>333</text:p>
          </table:table-cell>
          <table:table-cell office:value-type="float" office:value="5454" table:style-name="ce4">
            <text:p>5454</text:p>
          </table:table-cell>
          <table:table-cell office:value-type="float" office:value="19864" table:style-name="ce4">
            <text:p>19864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491" table:style-name="ce4">
            <text:p>2491</text:p>
          </table:table-cell>
          <table:table-cell office:value-type="float" office:value="517" table:style-name="ce4">
            <text:p>517</text:p>
          </table:table-cell>
          <table:table-cell office:value-type="float" office:value="3947" table:style-name="ce4">
            <text:p>3947</text:p>
          </table:table-cell>
          <table:table-cell office:value-type="float" office:value="1009" table:style-name="ce4">
            <text:p>1009</text:p>
          </table:table-cell>
          <table:table-cell office:value-type="float" office:value="926" table:style-name="ce4">
            <text:p>926</text:p>
          </table:table-cell>
          <table:table-cell office:value-type="float" office:value="7555" table:style-name="ce4">
            <text:p>7555</text:p>
          </table:table-cell>
          <table:table-cell office:value-type="float" office:value="703" table:style-name="ce4">
            <text:p>703</text:p>
          </table:table-cell>
          <table:table-cell office:value-type="float" office:value="512" table:style-name="ce4">
            <text:p>512</text:p>
          </table:table-cell>
          <table:table-cell office:value-type="float" office:value="7139" table:style-name="ce4">
            <text:p>7139</text:p>
          </table:table-cell>
          <table:table-cell office:value-type="float" office:value="24799" table:style-name="ce4">
            <text:p>24799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815" table:style-name="ce4">
            <text:p>815</text:p>
          </table:table-cell>
          <table:table-cell office:value-type="float" office:value="358" table:style-name="ce4">
            <text:p>358</text:p>
          </table:table-cell>
          <table:table-cell office:value-type="float" office:value="1962" table:style-name="ce4">
            <text:p>1962</text:p>
          </table:table-cell>
          <table:table-cell office:value-type="float" office:value="517" table:style-name="ce4">
            <text:p>517</text:p>
          </table:table-cell>
          <table:table-cell office:value-type="float" office:value="594" table:style-name="ce4">
            <text:p>594</text:p>
          </table:table-cell>
          <table:table-cell office:value-type="float" office:value="3800" table:style-name="ce4">
            <text:p>3800</text:p>
          </table:table-cell>
          <table:table-cell office:value-type="float" office:value="328" table:style-name="ce4">
            <text:p>328</text:p>
          </table:table-cell>
          <table:table-cell office:value-type="float" office:value="343" table:style-name="ce4">
            <text:p>343</text:p>
          </table:table-cell>
          <table:table-cell office:value-type="float" office:value="2421" table:style-name="ce4">
            <text:p>2421</text:p>
          </table:table-cell>
          <table:table-cell office:value-type="float" office:value="11138" table:style-name="ce4">
            <text:p>11138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791" table:style-name="ce4">
            <text:p>791</text:p>
          </table:table-cell>
          <table:table-cell office:value-type="float" office:value="172" table:style-name="ce4">
            <text:p>172</text:p>
          </table:table-cell>
          <table:table-cell office:value-type="float" office:value="846" table:style-name="ce4">
            <text:p>846</text:p>
          </table:table-cell>
          <table:table-cell office:value-type="float" office:value="357" table:style-name="ce4">
            <text:p>357</text:p>
          </table:table-cell>
          <table:table-cell office:value-type="float" office:value="229" table:style-name="ce4">
            <text:p>229</text:p>
          </table:table-cell>
          <table:table-cell office:value-type="float" office:value="3897" table:style-name="ce4">
            <text:p>3897</text:p>
          </table:table-cell>
          <table:table-cell office:value-type="float" office:value="160" table:style-name="ce4">
            <text:p>160</text:p>
          </table:table-cell>
          <table:table-cell office:value-type="float" office:value="167" table:style-name="ce4">
            <text:p>167</text:p>
          </table:table-cell>
          <table:table-cell office:value-type="float" office:value="2323" table:style-name="ce4">
            <text:p>2323</text:p>
          </table:table-cell>
          <table:table-cell office:value-type="float" office:value="8942" table:style-name="ce4">
            <text:p>8942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016" table:style-name="ce4">
            <text:p>1016</text:p>
          </table:table-cell>
          <table:table-cell office:value-type="float" office:value="269" table:style-name="ce4">
            <text:p>269</text:p>
          </table:table-cell>
          <table:table-cell office:value-type="float" office:value="1220" table:style-name="ce4">
            <text:p>1220</text:p>
          </table:table-cell>
          <table:table-cell office:value-type="float" office:value="545" table:style-name="ce4">
            <text:p>545</text:p>
          </table:table-cell>
          <table:table-cell office:value-type="float" office:value="382" table:style-name="ce4">
            <text:p>382</text:p>
          </table:table-cell>
          <table:table-cell office:value-type="float" office:value="3833" table:style-name="ce4">
            <text:p>3833</text:p>
          </table:table-cell>
          <table:table-cell office:value-type="float" office:value="278" table:style-name="ce4">
            <text:p>278</text:p>
          </table:table-cell>
          <table:table-cell office:value-type="float" office:value="266" table:style-name="ce4">
            <text:p>266</text:p>
          </table:table-cell>
          <table:table-cell office:value-type="float" office:value="3094" table:style-name="ce4">
            <text:p>3094</text:p>
          </table:table-cell>
          <table:table-cell office:value-type="float" office:value="10903" table:style-name="ce4">
            <text:p>1090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447" table:style-name="ce4">
            <text:p>1447</text:p>
          </table:table-cell>
          <table:table-cell office:value-type="float" office:value="626" table:style-name="ce4">
            <text:p>626</text:p>
          </table:table-cell>
          <table:table-cell office:value-type="float" office:value="4952" table:style-name="ce4">
            <text:p>4952</text:p>
          </table:table-cell>
          <table:table-cell office:value-type="float" office:value="1007" table:style-name="ce4">
            <text:p>1007</text:p>
          </table:table-cell>
          <table:table-cell office:value-type="float" office:value="1812" table:style-name="ce4">
            <text:p>1812</text:p>
          </table:table-cell>
          <table:table-cell office:value-type="float" office:value="10527" table:style-name="ce4">
            <text:p>10527</text:p>
          </table:table-cell>
          <table:table-cell office:value-type="float" office:value="539" table:style-name="ce4">
            <text:p>539</text:p>
          </table:table-cell>
          <table:table-cell office:value-type="float" office:value="634" table:style-name="ce4">
            <text:p>634</text:p>
          </table:table-cell>
          <table:table-cell office:value-type="float" office:value="4448" table:style-name="ce4">
            <text:p>4448</text:p>
          </table:table-cell>
          <table:table-cell office:value-type="float" office:value="25992" table:style-name="ce4">
            <text:p>25992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475" table:style-name="ce4">
            <text:p>1475</text:p>
          </table:table-cell>
          <table:table-cell office:value-type="float" office:value="263" table:style-name="ce4">
            <text:p>263</text:p>
          </table:table-cell>
          <table:table-cell office:value-type="float" office:value="2101" table:style-name="ce4">
            <text:p>2101</text:p>
          </table:table-cell>
          <table:table-cell office:value-type="float" office:value="694" table:style-name="ce4">
            <text:p>694</text:p>
          </table:table-cell>
          <table:table-cell office:value-type="float" office:value="769" table:style-name="ce4">
            <text:p>769</text:p>
          </table:table-cell>
          <table:table-cell office:value-type="float" office:value="9042" table:style-name="ce4">
            <text:p>9042</text:p>
          </table:table-cell>
          <table:table-cell office:value-type="float" office:value="306" table:style-name="ce4">
            <text:p>306</text:p>
          </table:table-cell>
          <table:table-cell office:value-type="float" office:value="328" table:style-name="ce4">
            <text:p>328</text:p>
          </table:table-cell>
          <table:table-cell office:value-type="float" office:value="4304" table:style-name="ce4">
            <text:p>4304</text:p>
          </table:table-cell>
          <table:table-cell office:value-type="float" office:value="19282" table:style-name="ce4">
            <text:p>19282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2180" table:style-name="ce4">
            <text:p>2180</text:p>
          </table:table-cell>
          <table:table-cell office:value-type="float" office:value="406" table:style-name="ce4">
            <text:p>406</text:p>
          </table:table-cell>
          <table:table-cell office:value-type="float" office:value="3150" table:style-name="ce4">
            <text:p>3150</text:p>
          </table:table-cell>
          <table:table-cell office:value-type="float" office:value="912" table:style-name="ce4">
            <text:p>912</text:p>
          </table:table-cell>
          <table:table-cell office:value-type="float" office:value="1151" table:style-name="ce4">
            <text:p>1151</text:p>
          </table:table-cell>
          <table:table-cell office:value-type="float" office:value="10527" table:style-name="ce4">
            <text:p>10527</text:p>
          </table:table-cell>
          <table:table-cell office:value-type="float" office:value="558" table:style-name="ce4">
            <text:p>558</text:p>
          </table:table-cell>
          <table:table-cell office:value-type="float" office:value="546" table:style-name="ce4">
            <text:p>546</text:p>
          </table:table-cell>
          <table:table-cell office:value-type="float" office:value="6506" table:style-name="ce4">
            <text:p>6506</text:p>
          </table:table-cell>
          <table:table-cell office:value-type="float" office:value="25936" table:style-name="ce4">
            <text:p>2593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08" table:style-name="ce4">
            <text:p>208</text:p>
          </table:table-cell>
          <table:table-cell office:value-type="float" office:value="125" table:style-name="ce4">
            <text:p>125</text:p>
          </table:table-cell>
          <table:table-cell office:value-type="float" office:value="823" table:style-name="ce4">
            <text:p>823</text:p>
          </table:table-cell>
          <table:table-cell office:value-type="float" office:value="86" table:style-name="ce4">
            <text:p>86</text:p>
          </table:table-cell>
          <table:table-cell office:value-type="float" office:value="75" table:style-name="ce4">
            <text:p>75</text:p>
          </table:table-cell>
          <table:table-cell office:value-type="float" office:value="2111" table:style-name="ce4">
            <text:p>2111</text:p>
          </table:table-cell>
          <table:table-cell office:value-type="float" office:value="118" table:style-name="ce4">
            <text:p>118</text:p>
          </table:table-cell>
          <table:table-cell office:value-type="float" office:value="138" table:style-name="ce4">
            <text:p>138</text:p>
          </table:table-cell>
          <table:table-cell office:value-type="float" office:value="719" table:style-name="ce4">
            <text:p>719</text:p>
          </table:table-cell>
          <table:table-cell office:value-type="float" office:value="4403" table:style-name="ce4">
            <text:p>4403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18" table:style-name="ce4">
            <text:p>218</text:p>
          </table:table-cell>
          <table:table-cell office:value-type="float" office:value="51" table:style-name="ce4">
            <text:p>51</text:p>
          </table:table-cell>
          <table:table-cell office:value-type="float" office:value="315" table:style-name="ce4">
            <text:p>315</text:p>
          </table:table-cell>
          <table:table-cell office:value-type="float" office:value="47" table:style-name="ce4">
            <text:p>47</text:p>
          </table:table-cell>
          <table:table-cell office:value-type="float" office:value="43" table:style-name="ce4">
            <text:p>43</text:p>
          </table:table-cell>
          <table:table-cell office:value-type="float" office:value="1753" table:style-name="ce4">
            <text:p>1753</text:p>
          </table:table-cell>
          <table:table-cell office:value-type="float" office:value="65" table:style-name="ce4">
            <text:p>65</text:p>
          </table:table-cell>
          <table:table-cell office:value-type="float" office:value="82" table:style-name="ce4">
            <text:p>82</text:p>
          </table:table-cell>
          <table:table-cell office:value-type="float" office:value="540" table:style-name="ce4">
            <text:p>540</text:p>
          </table:table-cell>
          <table:table-cell office:value-type="float" office:value="3114" table:style-name="ce4">
            <text:p>3114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66" table:style-name="ce4">
            <text:p>266</text:p>
          </table:table-cell>
          <table:table-cell office:value-type="float" office:value="98" table:style-name="ce4">
            <text:p>98</text:p>
          </table:table-cell>
          <table:table-cell office:value-type="float" office:value="426" table:style-name="ce4">
            <text:p>426</text:p>
          </table:table-cell>
          <table:table-cell office:value-type="float" office:value="94" table:style-name="ce4">
            <text:p>94</text:p>
          </table:table-cell>
          <table:table-cell office:value-type="float" office:value="58" table:style-name="ce4">
            <text:p>58</text:p>
          </table:table-cell>
          <table:table-cell office:value-type="float" office:value="2142" table:style-name="ce4">
            <text:p>2142</text:p>
          </table:table-cell>
          <table:table-cell office:value-type="float" office:value="133" table:style-name="ce4">
            <text:p>133</text:p>
          </table:table-cell>
          <table:table-cell office:value-type="float" office:value="110" table:style-name="ce4">
            <text:p>110</text:p>
          </table:table-cell>
          <table:table-cell office:value-type="float" office:value="899" table:style-name="ce4">
            <text:p>899</text:p>
          </table:table-cell>
          <table:table-cell office:value-type="float" office:value="4226" table:style-name="ce4">
            <text:p>422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59" table:style-name="ce4">
            <text:p>159</text:p>
          </table:table-cell>
          <table:table-cell office:value-type="float" office:value="81" table:style-name="ce4">
            <text:p>81</text:p>
          </table:table-cell>
          <table:table-cell office:value-type="float" office:value="748" table:style-name="ce4">
            <text:p>748</text:p>
          </table:table-cell>
          <table:table-cell office:value-type="float" office:value="117" table:style-name="ce4">
            <text:p>117</text:p>
          </table:table-cell>
          <table:table-cell office:value-type="float" office:value="137" table:style-name="ce4">
            <text:p>137</text:p>
          </table:table-cell>
          <table:table-cell office:value-type="float" office:value="2248" table:style-name="ce4">
            <text:p>2248</text:p>
          </table:table-cell>
          <table:table-cell office:value-type="float" office:value="90" table:style-name="ce4">
            <text:p>90</text:p>
          </table:table-cell>
          <table:table-cell office:value-type="float" office:value="93" table:style-name="ce4">
            <text:p>93</text:p>
          </table:table-cell>
          <table:table-cell office:value-type="float" office:value="1045" table:style-name="ce4">
            <text:p>1045</text:p>
          </table:table-cell>
          <table:table-cell office:value-type="float" office:value="4718" table:style-name="ce4">
            <text:p>4718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64" table:style-name="ce4">
            <text:p>164</text:p>
          </table:table-cell>
          <table:table-cell office:value-type="float" office:value="46" table:style-name="ce4">
            <text:p>46</text:p>
          </table:table-cell>
          <table:table-cell office:value-type="float" office:value="379" table:style-name="ce4">
            <text:p>379</text:p>
          </table:table-cell>
          <table:table-cell office:value-type="float" office:value="81" table:style-name="ce4">
            <text:p>81</text:p>
          </table:table-cell>
          <table:table-cell office:value-type="float" office:value="54" table:style-name="ce4">
            <text:p>54</text:p>
          </table:table-cell>
          <table:table-cell office:value-type="float" office:value="2726" table:style-name="ce4">
            <text:p>2726</text:p>
          </table:table-cell>
          <table:table-cell office:value-type="float" office:value="46" table:style-name="ce4">
            <text:p>46</text:p>
          </table:table-cell>
          <table:table-cell office:value-type="float" office:value="58" table:style-name="ce4">
            <text:p>58</text:p>
          </table:table-cell>
          <table:table-cell office:value-type="float" office:value="691" table:style-name="ce4">
            <text:p>691</text:p>
          </table:table-cell>
          <table:table-cell office:value-type="float" office:value="4245" table:style-name="ce4">
            <text:p>4245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251" table:style-name="ce4">
            <text:p>251</text:p>
          </table:table-cell>
          <table:table-cell office:value-type="float" office:value="48" table:style-name="ce4">
            <text:p>48</text:p>
          </table:table-cell>
          <table:table-cell office:value-type="float" office:value="435" table:style-name="ce4">
            <text:p>435</text:p>
          </table:table-cell>
          <table:table-cell office:value-type="float" office:value="90" table:style-name="ce4">
            <text:p>90</text:p>
          </table:table-cell>
          <table:table-cell office:value-type="float" office:value="64" table:style-name="ce4">
            <text:p>64</text:p>
          </table:table-cell>
          <table:table-cell office:value-type="float" office:value="2240" table:style-name="ce4">
            <text:p>2240</text:p>
          </table:table-cell>
          <table:table-cell office:value-type="float" office:value="59" table:style-name="ce4">
            <text:p>59</text:p>
          </table:table-cell>
          <table:table-cell office:value-type="float" office:value="63" table:style-name="ce4">
            <text:p>63</text:p>
          </table:table-cell>
          <table:table-cell office:value-type="float" office:value="1212" table:style-name="ce4">
            <text:p>1212</text:p>
          </table:table-cell>
          <table:table-cell office:value-type="float" office:value="4462" table:style-name="ce4">
            <text:p>4462</text:p>
          </table:table-cell>
          <table:table-cell table:style-name="ce2"/>
          <table:table-cell table:number-columns-repeated="16348"/>
        </table:table-row>
        <table:table-row table:style-name="ro2">
          <table:table-cell office:value-type="string" table:style-name="ce21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21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21">
            <text:p>Ofertas</text:p>
          </table:table-cell>
          <table:table-cell table:number-columns-repeated="10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8582" table:style-name="ce4">
            <text:p>858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0817" table:style-name="ce4">
            <text:p>1081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4359" table:style-name="ce4">
            <text:p>14359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480" table:style-name="ce4">
            <text:p>348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4353" table:style-name="ce4">
            <text:p>435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5947" table:style-name="ce4">
            <text:p>5947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071" table:style-name="ce4">
            <text:p>207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578" table:style-name="ce4">
            <text:p>257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3538" table:style-name="ce4">
            <text:p>3538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770" table:style-name="ce4">
            <text:p>177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566" table:style-name="ce4">
            <text:p>256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446" table:style-name="ce4">
            <text:p>3446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850" table:style-name="ce4">
            <text:p>85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848" table:style-name="ce4">
            <text:p>84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706" table:style-name="ce4">
            <text:p>706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34" table:style-name="ce4">
            <text:p>23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319" table:style-name="ce4">
            <text:p>31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509" table:style-name="ce4">
            <text:p>509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46" table:style-name="ce4">
            <text:p>4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41" table:style-name="ce4">
            <text:p>4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71" table:style-name="ce4">
            <text:p>71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31" table:style-name="ce4">
            <text:p>13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12" table:style-name="ce4">
            <text:p>11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42" table:style-name="ce4">
            <text:p>14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21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21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21">
            <text:p>Colocações</text:p>
          </table:table-cell>
          <table:table-cell table:number-columns-repeated="10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5164" table:style-name="ce4">
            <text:p>516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5961" table:style-name="ce4">
            <text:p>596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9415" table:style-name="ce4">
            <text:p>9415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897" table:style-name="ce4">
            <text:p>189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2306" table:style-name="ce4">
            <text:p>230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253" table:style-name="ce4">
            <text:p>3253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557" table:style-name="ce4">
            <text:p>155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1589" table:style-name="ce4">
            <text:p>158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842" table:style-name="ce4">
            <text:p>284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080" table:style-name="ce4">
            <text:p>108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1296" table:style-name="ce4">
            <text:p>129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292" table:style-name="ce4">
            <text:p>229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99" table:style-name="ce4">
            <text:p>39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424" table:style-name="ce4">
            <text:p>42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519" table:style-name="ce4">
            <text:p>519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33" table:style-name="ce4">
            <text:p>13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256" table:style-name="ce4">
            <text:p>25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29" table:style-name="ce4">
            <text:p>329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7" table:style-name="ce4">
            <text:p>1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38" table:style-name="ce4">
            <text:p>3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57" table:style-name="ce4">
            <text:p>57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81" table:style-name="ce4">
            <text:p>8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52" table:style-name="ce4">
            <text:p>5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3" table:style-name="ce4">
            <text:p>123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37.135278514588862" table:style-name="ce22">
            <text:p>37,1</text:p>
          </table:table-cell>
          <table:table-cell office:value-type="float" office:value="-31.839021905247066" table:style-name="ce22">
            <text:p>-31,8</text:p>
          </table:table-cell>
          <table:table-cell office:value-type="float" office:value="-33.857019313923317" table:style-name="ce22">
            <text:p>-33,9</text:p>
          </table:table-cell>
          <table:table-cell office:value-type="float" office:value="0.11333585190782003" table:style-name="ce22">
            <text:p>0,1</text:p>
          </table:table-cell>
          <table:table-cell office:value-type="float" office:value="-35.313283208020053" table:style-name="ce22">
            <text:p>-35,3</text:p>
          </table:table-cell>
          <table:table-cell office:value-type="float" office:value="1.1111965549061864" table:style-name="ce22">
            <text:p>1,1</text:p>
          </table:table-cell>
          <table:table-cell office:value-type="float" office:value="-2.8619528619528722" table:style-name="ce22">
            <text:p>-2,9</text:p>
          </table:table-cell>
          <table:table-cell office:value-type="float" office:value="-14.79795105293114" table:style-name="ce22">
            <text:p>-14,8</text:p>
          </table:table-cell>
          <table:table-cell office:value-type="float" office:value="29.339920406202822" table:style-name="ce22">
            <text:p>29,3</text:p>
          </table:table-cell>
          <table:table-cell office:value-type="float" office:value="-1.1178133040874059" table:style-name="ce22">
            <text:p>-1,1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1.451187335092357" table:style-name="ce23">
            <text:p>31,5</text:p>
          </table:table-cell>
          <table:table-cell office:value-type="float" office:value="-33.117723156532989" table:style-name="ce23">
            <text:p>-33,1</text:p>
          </table:table-cell>
          <table:table-cell office:value-type="float" office:value="-26.785383045817099" table:style-name="ce23">
            <text:p>-26,8</text:p>
          </table:table-cell>
          <table:table-cell office:value-type="float" office:value="9.6739130434782652" table:style-name="ce23">
            <text:p>9,7</text:p>
          </table:table-cell>
          <table:table-cell office:value-type="float" office:value="-32.507288629737602" table:style-name="ce23">
            <text:p>-32,5</text:p>
          </table:table-cell>
          <table:table-cell office:value-type="float" office:value="3.1821906582900823" table:style-name="ce23">
            <text:p>3,2</text:p>
          </table:table-cell>
          <table:table-cell office:value-type="float" office:value="-0.56577086280056221" table:style-name="ce23">
            <text:p>-0,6</text:p>
          </table:table-cell>
          <table:table-cell office:value-type="float" office:value="-6.7395264116575646" table:style-name="ce23">
            <text:p>-6,7</text:p>
          </table:table-cell>
          <table:table-cell office:value-type="float" office:value="20.164955394714696" table:style-name="ce23">
            <text:p>20,2</text:p>
          </table:table-cell>
          <table:table-cell office:value-type="float" office:value="-0.2854845195014093" table:style-name="ce23">
            <text:p>-0,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4.662576687116555" table:style-name="ce23">
            <text:p>24,7</text:p>
          </table:table-cell>
          <table:table-cell office:value-type="float" office:value="-24.860335195530723" table:style-name="ce23">
            <text:p>-24,9</text:p>
          </table:table-cell>
          <table:table-cell office:value-type="float" office:value="-37.818552497451584" table:style-name="ce23">
            <text:p>-37,8</text:p>
          </table:table-cell>
          <table:table-cell office:value-type="float" office:value="5.4158607350096872" table:style-name="ce23">
            <text:p>5,4</text:p>
          </table:table-cell>
          <table:table-cell office:value-type="float" office:value="-35.690235690235696" table:style-name="ce23">
            <text:p>-35,7</text:p>
          </table:table-cell>
          <table:table-cell office:value-type="float" office:value="0.86842105263158942" table:style-name="ce23">
            <text:p>0,9</text:p>
          </table:table-cell>
          <table:table-cell office:value-type="float" office:value="-15.243902439024396" table:style-name="ce23">
            <text:p>-15,2</text:p>
          </table:table-cell>
          <table:table-cell office:value-type="float" office:value="-22.448979591836732" table:style-name="ce23">
            <text:p>-22,4</text:p>
          </table:table-cell>
          <table:table-cell office:value-type="float" office:value="27.798430400660877" table:style-name="ce23">
            <text:p>27,8</text:p>
          </table:table-cell>
          <table:table-cell office:value-type="float" office:value="-2.1098940563835527" table:style-name="ce23">
            <text:p>-2,1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50.656530753282652" table:style-name="ce23">
            <text:p>50,7</text:p>
          </table:table-cell>
          <table:table-cell office:value-type="float" office:value="-35.143769968051117" table:style-name="ce23">
            <text:p>-35,1</text:p>
          </table:table-cell>
          <table:table-cell office:value-type="float" office:value="-36.389337641357024" table:style-name="ce23">
            <text:p>-36,4</text:p>
          </table:table-cell>
          <table:table-cell office:value-type="float" office:value="-9.4339622641509351" table:style-name="ce23">
            <text:p>-9,4</text:p>
          </table:table-cell>
          <table:table-cell office:value-type="float" office:value="-36.479028697571749" table:style-name="ce23">
            <text:p>-36,5</text:p>
          </table:table-cell>
          <table:table-cell office:value-type="float" office:value="0" table:style-name="ce23">
            <text:p>0,0</text:p>
          </table:table-cell>
          <table:table-cell office:value-type="float" office:value="3.5250463821892453" table:style-name="ce23">
            <text:p>3,5</text:p>
          </table:table-cell>
          <table:table-cell office:value-type="float" office:value="-13.880126182965299" table:style-name="ce23">
            <text:p>-13,9</text:p>
          </table:table-cell>
          <table:table-cell office:value-type="float" office:value="46.267985611510795" table:style-name="ce23">
            <text:p>46,3</text:p>
          </table:table-cell>
          <table:table-cell office:value-type="float" office:value="-0.21545090797168598" table:style-name="ce23">
            <text:p>-0,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7.884615384615373" table:style-name="ce23">
            <text:p>27,9</text:p>
          </table:table-cell>
          <table:table-cell office:value-type="float" office:value="-21.599999999999994" table:style-name="ce23">
            <text:p>-21,6</text:p>
          </table:table-cell>
          <table:table-cell office:value-type="float" office:value="-48.238153098420412" table:style-name="ce23">
            <text:p>-48,2</text:p>
          </table:table-cell>
          <table:table-cell office:value-type="float" office:value="9.3023255813953369" table:style-name="ce23">
            <text:p>9,3</text:p>
          </table:table-cell>
          <table:table-cell office:value-type="float" office:value="-22.666666666666671" table:style-name="ce23">
            <text:p>-22,7</text:p>
          </table:table-cell>
          <table:table-cell office:value-type="float" office:value="1.4684983420180089" table:style-name="ce23">
            <text:p>1,5</text:p>
          </table:table-cell>
          <table:table-cell office:value-type="float" office:value="12.711864406779668" table:style-name="ce23">
            <text:p>12,7</text:p>
          </table:table-cell>
          <table:table-cell office:value-type="float" office:value="-20.289855072463766" table:style-name="ce23">
            <text:p>-20,3</text:p>
          </table:table-cell>
          <table:table-cell office:value-type="float" office:value="25.034770514603608" table:style-name="ce23">
            <text:p>25,0</text:p>
          </table:table-cell>
          <table:table-cell office:value-type="float" office:value="-4.0199863729275478" table:style-name="ce23">
            <text:p>-4,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57.861635220125805" table:style-name="ce23">
            <text:p>57,9</text:p>
          </table:table-cell>
          <table:table-cell office:value-type="float" office:value="-40.740740740740748" table:style-name="ce23">
            <text:p>-40,7</text:p>
          </table:table-cell>
          <table:table-cell office:value-type="float" office:value="-41.844919786096256" table:style-name="ce23">
            <text:p>-41,8</text:p>
          </table:table-cell>
          <table:table-cell office:value-type="float" office:value="-23.076923076923066" table:style-name="ce23">
            <text:p>-23,1</text:p>
          </table:table-cell>
          <table:table-cell office:value-type="float" office:value="-53.284671532846716" table:style-name="ce23">
            <text:p>-53,3</text:p>
          </table:table-cell>
          <table:table-cell office:value-type="float" office:value="-0.35587188612099396" table:style-name="ce23">
            <text:p>-0,4</text:p>
          </table:table-cell>
          <table:table-cell office:value-type="float" office:value="-34.444444444444443" table:style-name="ce23">
            <text:p>-34,4</text:p>
          </table:table-cell>
          <table:table-cell office:value-type="float" office:value="-32.258064516129039" table:style-name="ce23">
            <text:p>-32,3</text:p>
          </table:table-cell>
          <table:table-cell office:value-type="float" office:value="15.980861244019138" table:style-name="ce23">
            <text:p>16,0</text:p>
          </table:table-cell>
          <table:table-cell office:value-type="float" office:value="-5.4260279779567639" table:style-name="ce23">
            <text:p>-5,4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A</text:p>
          </table:table-cell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38.050734312416552" table:style-name="ce22">
            <text:p>38,1</text:p>
          </table:table-cell>
          <table:table-cell office:value-type="float" office:value="51.528878822197044" table:style-name="ce22">
            <text:p>51,5</text:p>
          </table:table-cell>
          <table:table-cell office:value-type="float" office:value="43.026336294218481" table:style-name="ce22">
            <text:p>43,0</text:p>
          </table:table-cell>
          <table:table-cell office:value-type="float" office:value="41.107561235356769" table:style-name="ce22">
            <text:p>41,1</text:p>
          </table:table-cell>
          <table:table-cell office:value-type="float" office:value="49.970947123765256" table:style-name="ce22">
            <text:p>50,0</text:p>
          </table:table-cell>
          <table:table-cell office:value-type="float" office:value="6.3149383464726156" table:style-name="ce22">
            <text:p>6,3</text:p>
          </table:table-cell>
          <table:table-cell office:value-type="float" office:value="66.602502406159772" table:style-name="ce22">
            <text:p>66,6</text:p>
          </table:table-cell>
          <table:table-cell office:value-type="float" office:value="54.648760330578511" table:style-name="ce22">
            <text:p>54,6</text:p>
          </table:table-cell>
          <table:table-cell office:value-type="float" office:value="41.6015625" table:style-name="ce22">
            <text:p>41,6</text:p>
          </table:table-cell>
          <table:table-cell office:value-type="float" office:value="26.834634876548776" table:style-name="ce22">
            <text:p>26,8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4.940411700975091" table:style-name="ce22">
            <text:p>34,9</text:p>
          </table:table-cell>
          <table:table-cell office:value-type="float" office:value="47.293447293447286" table:style-name="ce22">
            <text:p>47,3</text:p>
          </table:table-cell>
          <table:table-cell office:value-type="float" office:value="42.18299711815564" table:style-name="ce22">
            <text:p>42,2</text:p>
          </table:table-cell>
          <table:table-cell office:value-type="float" office:value="44.349070100143052" table:style-name="ce22">
            <text:p>44,3</text:p>
          </table:table-cell>
          <table:table-cell office:value-type="float" office:value="47.923322683706061" table:style-name="ce22">
            <text:p>47,9</text:p>
          </table:table-cell>
          <table:table-cell office:value-type="float" office:value="3.2526991936586001" table:style-name="ce22">
            <text:p>3,3</text:p>
          </table:table-cell>
          <table:table-cell office:value-type="float" office:value="52.164502164502181" table:style-name="ce22">
            <text:p>52,2</text:p>
          </table:table-cell>
          <table:table-cell office:value-type="float" office:value="53.753753753753756" table:style-name="ce22">
            <text:p>53,8</text:p>
          </table:table-cell>
          <table:table-cell office:value-type="float" office:value="30.894756142280897" table:style-name="ce22">
            <text:p>30,9</text:p>
          </table:table-cell>
          <table:table-cell office:value-type="float" office:value="24.843938783729371" table:style-name="ce22">
            <text:p>24,8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8.445006321112515" table:style-name="ce22">
            <text:p>28,4</text:p>
          </table:table-cell>
          <table:table-cell office:value-type="float" office:value="56.395348837209298" table:style-name="ce22">
            <text:p>56,4</text:p>
          </table:table-cell>
          <table:table-cell office:value-type="float" office:value="44.208037825059108" table:style-name="ce22">
            <text:p>44,2</text:p>
          </table:table-cell>
          <table:table-cell office:value-type="float" office:value="52.661064425770292" table:style-name="ce22">
            <text:p>52,7</text:p>
          </table:table-cell>
          <table:table-cell office:value-type="float" office:value="66.812227074235807" table:style-name="ce22">
            <text:p>66,8</text:p>
          </table:table-cell>
          <table:table-cell office:value-type="float" office:value="-1.6422889402104204" table:style-name="ce22">
            <text:p>-1,6</text:p>
          </table:table-cell>
          <table:table-cell office:value-type="float" office:value="73.75" table:style-name="ce22">
            <text:p>73,8</text:p>
          </table:table-cell>
          <table:table-cell office:value-type="float" office:value="59.281437125748482" table:style-name="ce22">
            <text:p>59,3</text:p>
          </table:table-cell>
          <table:table-cell office:value-type="float" office:value="33.189840723202735" table:style-name="ce22">
            <text:p>33,2</text:p>
          </table:table-cell>
          <table:table-cell office:value-type="float" office:value="21.930216953701631" table:style-name="ce22">
            <text:p>21,9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47.796610169491515" table:style-name="ce22">
            <text:p>47,8</text:p>
          </table:table-cell>
          <table:table-cell office:value-type="float" office:value="54.372623574144484" table:style-name="ce22">
            <text:p>54,4</text:p>
          </table:table-cell>
          <table:table-cell office:value-type="float" office:value="49.928605425987627" table:style-name="ce22">
            <text:p>49,9</text:p>
          </table:table-cell>
          <table:table-cell office:value-type="float" office:value="31.41210374639769" table:style-name="ce22">
            <text:p>31,4</text:p>
          </table:table-cell>
          <table:table-cell office:value-type="float" office:value="49.674902470741216" table:style-name="ce22">
            <text:p>49,7</text:p>
          </table:table-cell>
          <table:table-cell office:value-type="float" office:value="16.423357664233578" table:style-name="ce22">
            <text:p>16,4</text:p>
          </table:table-cell>
          <table:table-cell office:value-type="float" office:value="82.35294117647058" table:style-name="ce22">
            <text:p>82,4</text:p>
          </table:table-cell>
          <table:table-cell office:value-type="float" office:value="66.463414634146346" table:style-name="ce22">
            <text:p>66,5</text:p>
          </table:table-cell>
          <table:table-cell office:value-type="float" office:value="51.161710037174714" table:style-name="ce22">
            <text:p>51,2</text:p>
          </table:table-cell>
          <table:table-cell office:value-type="float" office:value="34.508868374649921" table:style-name="ce22">
            <text:p>34,5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2.018348623853214" table:style-name="ce22">
            <text:p>22,0</text:p>
          </table:table-cell>
          <table:table-cell office:value-type="float" office:value="92.156862745098039" table:style-name="ce22">
            <text:p>92,2</text:p>
          </table:table-cell>
          <table:table-cell office:value-type="float" office:value="35.238095238095241" table:style-name="ce22">
            <text:p>35,2</text:p>
          </table:table-cell>
          <table:table-cell office:value-type="float" office:value="100" table:style-name="ce22">
            <text:p>100,0</text:p>
          </table:table-cell>
          <table:table-cell office:value-type="float" office:value="34.883720930232556" table:style-name="ce22">
            <text:p>34,9</text:p>
          </table:table-cell>
          <table:table-cell office:value-type="float" office:value="22.190530519110112" table:style-name="ce22">
            <text:p>22,2</text:p>
          </table:table-cell>
          <table:table-cell office:value-type="float" office:value="104.61538461538458" table:style-name="ce22">
            <text:p>104,6</text:p>
          </table:table-cell>
          <table:table-cell office:value-type="float" office:value="34.146341463414643" table:style-name="ce22">
            <text:p>34,1</text:p>
          </table:table-cell>
          <table:table-cell office:value-type="float" office:value="66.481481481481467" table:style-name="ce22">
            <text:p>66,5</text:p>
          </table:table-cell>
          <table:table-cell office:value-type="float" office:value="35.709698137443809" table:style-name="ce22">
            <text:p>35,7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garve</text:p>
          </table:table-cell>
          <table:table-cell office:value-type="float" office:value="53.048780487804891" table:style-name="ce22">
            <text:p>53,0</text:p>
          </table:table-cell>
          <table:table-cell office:value-type="float" office:value="4.3478260869565162" table:style-name="ce22">
            <text:p>4,3</text:p>
          </table:table-cell>
          <table:table-cell office:value-type="float" office:value="14.775725593667559" table:style-name="ce22">
            <text:p>14,8</text:p>
          </table:table-cell>
          <table:table-cell office:value-type="float" office:value="11.111111111111114" table:style-name="ce22">
            <text:p>11,1</text:p>
          </table:table-cell>
          <table:table-cell office:value-type="float" office:value="18.518518518518505" table:style-name="ce22">
            <text:p>18,5</text:p>
          </table:table-cell>
          <table:table-cell office:value-type="float" office:value="-17.828319882611893" table:style-name="ce22">
            <text:p>-17,8</text:p>
          </table:table-cell>
          <table:table-cell office:value-type="float" office:value="28.260869565217376" table:style-name="ce22">
            <text:p>28,3</text:p>
          </table:table-cell>
          <table:table-cell office:value-type="float" office:value="8.6206896551724128" table:style-name="ce22">
            <text:p>8,6</text:p>
          </table:table-cell>
          <table:table-cell office:value-type="float" office:value="75.397973950795944" table:style-name="ce22">
            <text:p>75,4</text:p>
          </table:table-cell>
          <table:table-cell office:value-type="float" office:value="5.1118963486454589" table:style-name="ce22">
            <text:p>5,1</text:p>
          </table:table-cell>
          <table:table-cell table:style-name="ce2"/>
          <table:table-cell table:number-columns-repeated="16348"/>
        </table:table-row>
        <table:table-row table:number-rows-repeated="1048527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4" table:default-cell-style-name="ce32"/>
        <table:table-column table:style-name="co15" table:default-cell-style-name="ce26"/>
        <table:table-column table:style-name="co16" table:number-columns-repeated="2" table:default-cell-style-name="ce26"/>
        <table:table-column table:style-name="co16" table:number-columns-repeated="12" table:default-cell-style-name="ce29"/>
        <table:table-column table:style-name="co17" table:default-cell-style-name="ce31"/>
        <table:table-column table:style-name="co18" table:default-cell-style-name="ce26"/>
        <table:table-column table:style-name="co19" table:number-columns-repeated="5" table:default-cell-style-name="ce29"/>
        <table:table-column table:style-name="co20" table:number-columns-repeated="7" table:default-cell-style-name="ce29"/>
        <table:table-column table:style-name="co21" table:default-cell-style-name="ce29"/>
        <table:table-column table:style-name="co12" table:number-columns-repeated="12" table:default-cell-style-name="ce29"/>
        <table:table-column table:style-name="co22" table:number-columns-repeated="6" table:default-cell-style-name="ce29"/>
        <table:table-column table:style-name="co21" table:number-columns-repeated="16335" table:default-cell-style-name="ce29"/>
        <table:table-row table:style-name="ro4">
          <table:table-cell office:value-type="string" table:style-name="ce25">
            <text:p>TOTAL PAÍS</text:p>
          </table:table-cell>
          <table:table-cell table:style-name="ce26"/>
          <table:table-cell table:style-name="ce27"/>
          <table:table-cell office:value-type="string" table:style-name="ce28">
            <text:p>Descer uma linha, pro mês actual, copiando as fórmulas - COLUNAS DE C a Q ----<text:s/><text:span text:style-name="T1">Novamente em W (2 mapas) e de X a AD</text:span></text:p>
          </table:table-cell>
          <table:table-cell table:style-name="ce29"/>
          <table:table-cell table:number-columns-repeated="7" table:style-name="ce30"/>
          <table:table-cell table:number-columns-repeated="4" table:style-name="ce29"/>
          <table:table-cell table:style-name="ce31"/>
          <table:table-cell office:value-type="string" table:style-name="ce28">
            <text:p>Descer uma linha copiando as fórmulas -<text:s/><text:span text:style-name="T1"><text:s/>coluna W (2 mapas - w... e w...) e de X a AD</text:span></text:p>
          </table:table-cell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string" table:number-columns-spanned="2" table:number-rows-spanned="1" table:style-name="ce87">
            <text:p>CATEGORIAS</text:p>
          </table:table-cell>
          <table:covered-table-cell/>
          <table:table-cell office:value-type="string" table:number-columns-spanned="2" table:number-rows-spanned="1" table:style-name="ce87">
            <text:p>SEXOS</text:p>
          </table:table-cell>
          <table:covered-table-cell/>
          <table:table-cell office:value-type="string" table:number-columns-spanned="2" table:number-rows-spanned="1" table:style-name="ce87">
            <text:p>IDADE</text:p>
          </table:table-cell>
          <table:covered-table-cell/>
          <table:table-cell office:value-type="string" table:number-columns-spanned="2" table:number-rows-spanned="1" table:style-name="ce87">
            <text:p>T. INSC</text:p>
          </table:table-cell>
          <table:covered-table-cell/>
          <table:table-cell table:style-name="ce33"/>
          <table:table-cell table:style-name="ce34"/>
          <table:table-cell office:value-type="string" table:style-name="ce35">
            <text:p>HABILITAÇÕES</text:p>
          </table:table-cell>
          <table:table-cell table:number-columns-repeated="3" table:style-name="ce36"/>
          <table:table-cell table:style-name="ce31"/>
          <table:table-cell table:style-name="ce37"/>
          <table:table-cell table:number-columns-repeated="16366" table:style-name="ce29"/>
        </table:table-row>
        <table:table-row table:style-name="ro2">
          <table:table-cell table:style-name="ce38"/>
          <table:table-cell table:style-name="ce36"/>
          <table:table-cell office:value-type="string" table:style-name="ce35">
            <text:p>1º Emprego</text:p>
          </table:table-cell>
          <table:table-cell office:value-type="string" table:style-name="ce39">
            <text:p>Novo Emp</text:p>
          </table:table-cell>
          <table:table-cell office:value-type="string" table:style-name="ce40">
            <text:p>Homens</text:p>
          </table:table-cell>
          <table:table-cell office:value-type="string" table:style-name="ce41">
            <text:p>Mulheres</text:p>
          </table:table-cell>
          <table:table-cell office:value-type="string" table:style-name="ce40">
            <text:p>&lt;25anos</text:p>
          </table:table-cell>
          <table:table-cell office:value-type="string" table:style-name="ce41">
            <text:p>&gt;=25 anos</text:p>
          </table:table-cell>
          <table:table-cell office:value-type="string" table:style-name="ce40">
            <text:p>&lt;1ano</text:p>
          </table:table-cell>
          <table:table-cell office:value-type="string" table:style-name="ce41">
            <text:p>&gt;=1ano</text:p>
          </table:table-cell>
          <table:table-cell office:value-type="string" table:style-name="ce40">
            <text:p>Desempreg</text:p>
          </table:table-cell>
          <table:table-cell office:value-type="string" table:style-name="ce36">
            <text:p>Ofertas</text:p>
          </table:table-cell>
          <table:table-cell office:value-type="string" table:style-name="ce42">
            <text:p>Nenh.</text:p>
          </table:table-cell>
          <table:table-cell office:value-type="string" table:style-name="ce18">
            <text:p>Bási.</text:p>
          </table:table-cell>
          <table:table-cell office:value-type="string" table:style-name="ce18">
            <text:p>Sec.</text:p>
          </table:table-cell>
          <table:table-cell office:value-type="string" table:style-name="ce18">
            <text:p>Sup.</text:p>
          </table:table-cell>
          <table:table-cell office:value-type="string" table:style-name="ce43">
            <text:p>Total</text:p>
          </table:table-cell>
          <table:table-cell table:style-name="ce37"/>
          <table:table-cell table:number-columns-repeated="16366" table:style-name="ce36"/>
        </table:table-row>
        <table:table-row table:style-name="ro2">
          <table:table-cell office:value-type="float" office:value="2010" table:style-name="ce32">
            <text:p>2010</text:p>
          </table:table-cell>
          <table:table-cell office:value-type="string" table:style-name="ce44">
            <text:p>J</text:p>
          </table:table-cell>
          <table:table-cell office:value-type="float" office:value="42576" table:style-name="ce45">
            <text:p>42576<text:s/></text:p>
          </table:table-cell>
          <table:table-cell office:value-type="float" office:value="517736" table:style-name="ce46">
            <text:p>517736<text:s/></text:p>
          </table:table-cell>
          <table:table-cell office:value-type="float" office:value="264875" table:style-name="ce47">
            <text:p>264875<text:s/></text:p>
          </table:table-cell>
          <table:table-cell office:value-type="float" office:value="295437" table:style-name="ce48">
            <text:p>295437<text:s/></text:p>
          </table:table-cell>
          <table:table-cell office:value-type="float" office:value="73857" table:style-name="ce47">
            <text:p>73857<text:s/></text:p>
          </table:table-cell>
          <table:table-cell office:value-type="float" office:value="486455" table:style-name="ce48">
            <text:p>486455<text:s/></text:p>
          </table:table-cell>
          <table:table-cell office:value-type="float" office:value="366643" table:style-name="ce47">
            <text:p>366643<text:s/></text:p>
          </table:table-cell>
          <table:table-cell office:value-type="float" office:value="193669" table:style-name="ce48">
            <text:p>193669<text:s/></text:p>
          </table:table-cell>
          <table:table-cell office:value-type="float" office:value="560312" table:style-name="ce47">
            <text:p>560312<text:s/></text:p>
          </table:table-cell>
          <table:table-cell office:value-type="float" office:value="19033" table:style-name="ce49">
            <text:p>19033<text:s/></text:p>
          </table:table-cell>
          <table:table-cell office:value-type="float" office:value="30580" table:style-name="ce50">
            <text:p>30580</text:p>
          </table:table-cell>
          <table:table-cell office:value-type="float" office:value="376520" table:style-name="ce29">
            <text:p>376520</text:p>
          </table:table-cell>
          <table:table-cell office:value-type="float" office:value="105158" table:style-name="ce29">
            <text:p>105158</text:p>
          </table:table-cell>
          <table:table-cell office:value-type="float" office:value="48054" table:style-name="ce29">
            <text:p>48054</text:p>
          </table:table-cell>
          <table:table-cell office:value-type="float" office:value="560312" table:style-name="ce51">
            <text:p>560312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0996" table:style-name="ce45">
            <text:p>40996<text:s/></text:p>
          </table:table-cell>
          <table:table-cell office:value-type="float" office:value="520319" table:style-name="ce46">
            <text:p>520319<text:s/></text:p>
          </table:table-cell>
          <table:table-cell office:value-type="float" office:value="265295" table:style-name="ce47">
            <text:p>265295<text:s/></text:p>
          </table:table-cell>
          <table:table-cell office:value-type="float" office:value="296020" table:style-name="ce48">
            <text:p>296020<text:s/></text:p>
          </table:table-cell>
          <table:table-cell office:value-type="float" office:value="72474" table:style-name="ce47">
            <text:p>72474<text:s/></text:p>
          </table:table-cell>
          <table:table-cell office:value-type="float" office:value="488841" table:style-name="ce48">
            <text:p>488841<text:s/></text:p>
          </table:table-cell>
          <table:table-cell office:value-type="float" office:value="362961" table:style-name="ce47">
            <text:p>362961<text:s/></text:p>
          </table:table-cell>
          <table:table-cell office:value-type="float" office:value="198354" table:style-name="ce48">
            <text:p>198354<text:s/></text:p>
          </table:table-cell>
          <table:table-cell office:value-type="float" office:value="561315" table:style-name="ce47">
            <text:p>561315<text:s/></text:p>
          </table:table-cell>
          <table:table-cell office:value-type="float" office:value="18340" table:style-name="ce49">
            <text:p>18340<text:s/></text:p>
          </table:table-cell>
          <table:table-cell office:value-type="float" office:value="30836" table:style-name="ce50">
            <text:p>30836</text:p>
          </table:table-cell>
          <table:table-cell office:value-type="float" office:value="378720" table:style-name="ce29">
            <text:p>378720</text:p>
          </table:table-cell>
          <table:table-cell office:value-type="float" office:value="105321" table:style-name="ce29">
            <text:p>105321</text:p>
          </table:table-cell>
          <table:table-cell office:value-type="float" office:value="46438" table:style-name="ce29">
            <text:p>46438</text:p>
          </table:table-cell>
          <table:table-cell office:value-type="float" office:value="561315" table:style-name="ce51">
            <text:p>561315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1890" table:style-name="ce45">
            <text:p>41890<text:s/></text:p>
          </table:table-cell>
          <table:table-cell office:value-type="float" office:value="529864" table:style-name="ce46">
            <text:p>529864<text:s/></text:p>
          </table:table-cell>
          <table:table-cell office:value-type="float" office:value="269471" table:style-name="ce47">
            <text:p>269471<text:s/></text:p>
          </table:table-cell>
          <table:table-cell office:value-type="float" office:value="302283" table:style-name="ce48">
            <text:p>302283<text:s/></text:p>
          </table:table-cell>
          <table:table-cell office:value-type="float" office:value="73019" table:style-name="ce47">
            <text:p>73019<text:s/></text:p>
          </table:table-cell>
          <table:table-cell office:value-type="float" office:value="498735" table:style-name="ce48">
            <text:p>498735<text:s/></text:p>
          </table:table-cell>
          <table:table-cell office:value-type="float" office:value="364916" table:style-name="ce47">
            <text:p>364916<text:s/></text:p>
          </table:table-cell>
          <table:table-cell office:value-type="float" office:value="206838" table:style-name="ce48">
            <text:p>206838<text:s/></text:p>
          </table:table-cell>
          <table:table-cell office:value-type="float" office:value="571754" table:style-name="ce47">
            <text:p>571754<text:s/></text:p>
          </table:table-cell>
          <table:table-cell office:value-type="float" office:value="19288" table:style-name="ce49">
            <text:p>19288<text:s/></text:p>
          </table:table-cell>
          <table:table-cell office:value-type="float" office:value="31822" table:style-name="ce50">
            <text:p>31822</text:p>
          </table:table-cell>
          <table:table-cell office:value-type="float" office:value="385601" table:style-name="ce29">
            <text:p>385601</text:p>
          </table:table-cell>
          <table:table-cell office:value-type="float" office:value="107762" table:style-name="ce29">
            <text:p>107762</text:p>
          </table:table-cell>
          <table:table-cell office:value-type="float" office:value="46569" table:style-name="ce29">
            <text:p>46569</text:p>
          </table:table-cell>
          <table:table-cell office:value-type="float" office:value="571754" table:style-name="ce51">
            <text:p>571754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102" table:style-name="ce45">
            <text:p>41102<text:s/></text:p>
          </table:table-cell>
          <table:table-cell office:value-type="float" office:value="529666" table:style-name="ce46">
            <text:p>529666<text:s/></text:p>
          </table:table-cell>
          <table:table-cell office:value-type="float" office:value="268196" table:style-name="ce47">
            <text:p>268196<text:s/></text:p>
          </table:table-cell>
          <table:table-cell office:value-type="float" office:value="302572" table:style-name="ce48">
            <text:p>302572<text:s/></text:p>
          </table:table-cell>
          <table:table-cell office:value-type="float" office:value="71352" table:style-name="ce47">
            <text:p>71352<text:s/></text:p>
          </table:table-cell>
          <table:table-cell office:value-type="float" office:value="499416" table:style-name="ce48">
            <text:p>499416<text:s/></text:p>
          </table:table-cell>
          <table:table-cell office:value-type="float" office:value="359532" table:style-name="ce47">
            <text:p>359532<text:s/></text:p>
          </table:table-cell>
          <table:table-cell office:value-type="float" office:value="211236" table:style-name="ce48">
            <text:p>211236<text:s/></text:p>
          </table:table-cell>
          <table:table-cell office:value-type="float" office:value="570768" table:style-name="ce47">
            <text:p>570768<text:s/></text:p>
          </table:table-cell>
          <table:table-cell office:value-type="float" office:value="21269" table:style-name="ce49">
            <text:p>21269<text:s/></text:p>
          </table:table-cell>
          <table:table-cell office:value-type="float" office:value="31949" table:style-name="ce50">
            <text:p>31949</text:p>
          </table:table-cell>
          <table:table-cell office:value-type="float" office:value="385077" table:style-name="ce29">
            <text:p>385077</text:p>
          </table:table-cell>
          <table:table-cell office:value-type="float" office:value="107981" table:style-name="ce29">
            <text:p>107981</text:p>
          </table:table-cell>
          <table:table-cell office:value-type="float" office:value="45761" table:style-name="ce29">
            <text:p>45761</text:p>
          </table:table-cell>
          <table:table-cell office:value-type="float" office:value="570768" table:style-name="ce51">
            <text:p>570768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39679" table:style-name="ce45">
            <text:p>39679<text:s/></text:p>
          </table:table-cell>
          <table:table-cell office:value-type="float" office:value="521072" table:style-name="ce46">
            <text:p>521072<text:s/></text:p>
          </table:table-cell>
          <table:table-cell office:value-type="float" office:value="262451" table:style-name="ce47">
            <text:p>262451<text:s/></text:p>
          </table:table-cell>
          <table:table-cell office:value-type="float" office:value="298300" table:style-name="ce48">
            <text:p>298300<text:s/></text:p>
          </table:table-cell>
          <table:table-cell office:value-type="float" office:value="67995" table:style-name="ce47">
            <text:p>67995<text:s/></text:p>
          </table:table-cell>
          <table:table-cell office:value-type="float" office:value="492756" table:style-name="ce48">
            <text:p>492756<text:s/></text:p>
          </table:table-cell>
          <table:table-cell office:value-type="float" office:value="345469" table:style-name="ce47">
            <text:p>345469<text:s/></text:p>
          </table:table-cell>
          <table:table-cell office:value-type="float" office:value="215282" table:style-name="ce48">
            <text:p>215282<text:s/></text:p>
          </table:table-cell>
          <table:table-cell office:value-type="float" office:value="560751" table:style-name="ce47">
            <text:p>560751<text:s/></text:p>
          </table:table-cell>
          <table:table-cell office:value-type="float" office:value="22385" table:style-name="ce49">
            <text:p>22385<text:s/></text:p>
          </table:table-cell>
          <table:table-cell office:value-type="float" office:value="31438" table:style-name="ce50">
            <text:p>31438</text:p>
          </table:table-cell>
          <table:table-cell office:value-type="float" office:value="378290" table:style-name="ce29">
            <text:p>378290</text:p>
          </table:table-cell>
          <table:table-cell office:value-type="float" office:value="106415" table:style-name="ce29">
            <text:p>106415</text:p>
          </table:table-cell>
          <table:table-cell office:value-type="float" office:value="44608" table:style-name="ce29">
            <text:p>44608</text:p>
          </table:table-cell>
          <table:table-cell office:value-type="float" office:value="560751" table:style-name="ce51">
            <text:p>560751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5">
          <table:table-cell table:style-name="ce32"/>
          <table:table-cell table:style-name="ce26"/>
          <table:table-cell office:value-type="float" office:value="38234" table:style-name="ce45">
            <text:p>38234<text:s/></text:p>
          </table:table-cell>
          <table:table-cell office:value-type="float" office:value="513634" table:style-name="ce46">
            <text:p>513634<text:s/></text:p>
          </table:table-cell>
          <table:table-cell office:value-type="float" office:value="255421" table:style-name="ce47">
            <text:p>255421<text:s/></text:p>
          </table:table-cell>
          <table:table-cell office:value-type="float" office:value="296447" table:style-name="ce48">
            <text:p>296447<text:s/></text:p>
          </table:table-cell>
          <table:table-cell office:value-type="float" office:value="64047" table:style-name="ce47">
            <text:p>64047<text:s/></text:p>
          </table:table-cell>
          <table:table-cell office:value-type="float" office:value="487821" table:style-name="ce48">
            <text:p>487821<text:s/></text:p>
          </table:table-cell>
          <table:table-cell office:value-type="float" office:value="332952" table:style-name="ce47">
            <text:p>332952<text:s/></text:p>
          </table:table-cell>
          <table:table-cell office:value-type="float" office:value="218916" table:style-name="ce48">
            <text:p>218916<text:s/></text:p>
          </table:table-cell>
          <table:table-cell office:value-type="float" office:value="551868" table:style-name="ce47">
            <text:p>551868<text:s/></text:p>
          </table:table-cell>
          <table:table-cell office:value-type="float" office:value="22333" table:style-name="ce49">
            <text:p>22333<text:s/></text:p>
          </table:table-cell>
          <table:table-cell office:value-type="float" office:value="31090" table:style-name="ce50">
            <text:p>31090</text:p>
          </table:table-cell>
          <table:table-cell office:value-type="float" office:value="372225" table:style-name="ce29">
            <text:p>372225</text:p>
          </table:table-cell>
          <table:table-cell office:value-type="float" office:value="104230" table:style-name="ce29">
            <text:p>104230</text:p>
          </table:table-cell>
          <table:table-cell office:value-type="float" office:value="44323" table:style-name="ce29">
            <text:p>44323</text:p>
          </table:table-cell>
          <table:table-cell office:value-type="float" office:value="551868" table:style-name="ce51">
            <text:p>551868</text:p>
          </table:table-cell>
          <table:table-cell table:style-name="ce26"/>
          <table:table-cell office:value-type="string" table:style-name="ce53">
            <text:p>(<text:span text:style-name="T3">Desemprego</text:span><text:span text:style-name="T1"><text:s/></text:span>-<text:s/><text:span text:style-name="T1">bloco W38 a W49</text:span>)</text:p>
          </table:table-cell>
          <table:table-cell table:number-columns-repeated="4" table:style-name="ce29"/>
          <table:table-cell office:value-type="string" table:style-name="ce54">
            <text:p>(<text:span text:style-name="T3">Médias</text:span><text:s/>-<text:s/><text:span text:style-name="T1">X52 a AD63</text:span>)</text:p>
          </table:table-cell>
          <table:table-cell table:number-columns-repeated="16360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38448" table:style-name="ce45">
            <text:p>38448<text:s/></text:p>
          </table:table-cell>
          <table:table-cell office:value-type="float" office:value="509619" table:style-name="ce46">
            <text:p>509619<text:s/></text:p>
          </table:table-cell>
          <table:table-cell office:value-type="float" office:value="250603" table:style-name="ce47">
            <text:p>250603<text:s/></text:p>
          </table:table-cell>
          <table:table-cell office:value-type="float" office:value="297464" table:style-name="ce48">
            <text:p>297464<text:s/></text:p>
          </table:table-cell>
          <table:table-cell office:value-type="float" office:value="62773" table:style-name="ce47">
            <text:p>62773<text:s/></text:p>
          </table:table-cell>
          <table:table-cell office:value-type="float" office:value="485294" table:style-name="ce48">
            <text:p>485294<text:s/></text:p>
          </table:table-cell>
          <table:table-cell office:value-type="float" office:value="326749" table:style-name="ce47">
            <text:p>326749<text:s/></text:p>
          </table:table-cell>
          <table:table-cell office:value-type="float" office:value="221318" table:style-name="ce48">
            <text:p>221318<text:s/></text:p>
          </table:table-cell>
          <table:table-cell office:value-type="float" office:value="548067" table:style-name="ce47">
            <text:p>548067<text:s/></text:p>
          </table:table-cell>
          <table:table-cell office:value-type="float" office:value="22892" table:style-name="ce49">
            <text:p>22892<text:s/></text:p>
          </table:table-cell>
          <table:table-cell office:value-type="float" office:value="30868" table:style-name="ce50">
            <text:p>30868</text:p>
          </table:table-cell>
          <table:table-cell office:value-type="float" office:value="366649" table:style-name="ce29">
            <text:p>366649</text:p>
          </table:table-cell>
          <table:table-cell office:value-type="float" office:value="103906" table:style-name="ce29">
            <text:p>103906</text:p>
          </table:table-cell>
          <table:table-cell office:value-type="float" office:value="46644" table:style-name="ce29">
            <text:p>46644</text:p>
          </table:table-cell>
          <table:table-cell office:value-type="float" office:value="548067" table:style-name="ce51">
            <text:p>548067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41117" table:style-name="ce45">
            <text:p>41117<text:s/></text:p>
          </table:table-cell>
          <table:table-cell office:value-type="float" office:value="508537" table:style-name="ce46">
            <text:p>508537<text:s/></text:p>
          </table:table-cell>
          <table:table-cell office:value-type="float" office:value="248343" table:style-name="ce47">
            <text:p>248343<text:s/></text:p>
          </table:table-cell>
          <table:table-cell office:value-type="float" office:value="301311" table:style-name="ce48">
            <text:p>301311<text:s/></text:p>
          </table:table-cell>
          <table:table-cell office:value-type="float" office:value="65074" table:style-name="ce47">
            <text:p>65074<text:s/></text:p>
          </table:table-cell>
          <table:table-cell office:value-type="float" office:value="484580" table:style-name="ce48">
            <text:p>484580<text:s/></text:p>
          </table:table-cell>
          <table:table-cell office:value-type="float" office:value="323457" table:style-name="ce47">
            <text:p>323457<text:s/></text:p>
          </table:table-cell>
          <table:table-cell office:value-type="float" office:value="226197" table:style-name="ce48">
            <text:p>226197<text:s/></text:p>
          </table:table-cell>
          <table:table-cell office:value-type="float" office:value="549654" table:style-name="ce47">
            <text:p>549654<text:s/></text:p>
          </table:table-cell>
          <table:table-cell office:value-type="float" office:value="22237" table:style-name="ce49">
            <text:p>22237<text:s/></text:p>
          </table:table-cell>
          <table:table-cell office:value-type="float" office:value="30185" table:style-name="ce50">
            <text:p>30185</text:p>
          </table:table-cell>
          <table:table-cell office:value-type="float" office:value="363732" table:style-name="ce29">
            <text:p>363732</text:p>
          </table:table-cell>
          <table:table-cell office:value-type="float" office:value="105473" table:style-name="ce29">
            <text:p>105473</text:p>
          </table:table-cell>
          <table:table-cell office:value-type="float" office:value="50264" table:style-name="ce29">
            <text:p>50264</text:p>
          </table:table-cell>
          <table:table-cell office:value-type="float" office:value="549654" table:style-name="ce51">
            <text:p>549654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5">
          <table:table-cell table:style-name="ce32"/>
          <table:table-cell office:value-type="string" table:style-name="ce44">
            <text:p>S</text:p>
          </table:table-cell>
          <table:table-cell office:value-type="float" office:value="44818" table:style-name="ce45">
            <text:p>44818<text:s/></text:p>
          </table:table-cell>
          <table:table-cell office:value-type="float" office:value="511002" table:style-name="ce46">
            <text:p>511002<text:s/></text:p>
          </table:table-cell>
          <table:table-cell office:value-type="float" office:value="249897" table:style-name="ce47">
            <text:p>249897<text:s/></text:p>
          </table:table-cell>
          <table:table-cell office:value-type="float" office:value="305923" table:style-name="ce48">
            <text:p>305923<text:s/></text:p>
          </table:table-cell>
          <table:table-cell office:value-type="float" office:value="68157" table:style-name="ce47">
            <text:p>68157<text:s/></text:p>
          </table:table-cell>
          <table:table-cell office:value-type="float" office:value="487663" table:style-name="ce48">
            <text:p>487663<text:s/></text:p>
          </table:table-cell>
          <table:table-cell office:value-type="float" office:value="324847" table:style-name="ce47">
            <text:p>324847<text:s/></text:p>
          </table:table-cell>
          <table:table-cell office:value-type="float" office:value="230973" table:style-name="ce48">
            <text:p>230973<text:s/></text:p>
          </table:table-cell>
          <table:table-cell office:value-type="float" office:value="555820" table:style-name="ce47">
            <text:p>555820<text:s/></text:p>
          </table:table-cell>
          <table:table-cell office:value-type="float" office:value="21503" table:style-name="ce49">
            <text:p>21503<text:s/></text:p>
          </table:table-cell>
          <table:table-cell office:value-type="float" office:value="30154" table:style-name="ce50">
            <text:p>30154</text:p>
          </table:table-cell>
          <table:table-cell office:value-type="float" office:value="359483" table:style-name="ce29">
            <text:p>359483</text:p>
          </table:table-cell>
          <table:table-cell office:value-type="float" office:value="108598" table:style-name="ce29">
            <text:p>108598</text:p>
          </table:table-cell>
          <table:table-cell office:value-type="float" office:value="57585" table:style-name="ce29">
            <text:p>57585</text:p>
          </table:table-cell>
          <table:table-cell office:value-type="float" office:value="555820" table:style-name="ce51">
            <text:p>555820</text:p>
          </table:table-cell>
          <table:table-cell table:style-name="ce26"/>
          <table:table-cell office:value-type="string" table:style-name="ce53">
            <text:p>(<text:span text:style-name="T3">Ofertas</text:span><text:span text:style-name="T1"><text:s/></text:span>-<text:s/><text:span text:style-name="T1">bloco W52 a W63</text:span>)<text:s/></text:p>
          </table:table-cell>
          <table:table-cell table:number-columns-repeated="4" table:style-name="ce29"/>
          <table:table-cell table:style-name="ce52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44915" table:style-name="ce45">
            <text:p>44915<text:s/></text:p>
          </table:table-cell>
          <table:table-cell office:value-type="float" office:value="505931" table:style-name="ce46">
            <text:p>505931<text:s/></text:p>
          </table:table-cell>
          <table:table-cell office:value-type="float" office:value="249490" table:style-name="ce47">
            <text:p>249490<text:s/></text:p>
          </table:table-cell>
          <table:table-cell office:value-type="float" office:value="301356" table:style-name="ce48">
            <text:p>301356<text:s/></text:p>
          </table:table-cell>
          <table:table-cell office:value-type="float" office:value="68049" table:style-name="ce47">
            <text:p>68049<text:s/></text:p>
          </table:table-cell>
          <table:table-cell office:value-type="float" office:value="482797" table:style-name="ce48">
            <text:p>482797<text:s/></text:p>
          </table:table-cell>
          <table:table-cell office:value-type="float" office:value="320055" table:style-name="ce47">
            <text:p>320055<text:s/></text:p>
          </table:table-cell>
          <table:table-cell office:value-type="float" office:value="230791" table:style-name="ce48">
            <text:p>230791<text:s/></text:p>
          </table:table-cell>
          <table:table-cell office:value-type="float" office:value="550846" table:style-name="ce47">
            <text:p>550846<text:s/></text:p>
          </table:table-cell>
          <table:table-cell office:value-type="float" office:value="18929" table:style-name="ce49">
            <text:p>18929<text:s/></text:p>
          </table:table-cell>
          <table:table-cell office:value-type="float" office:value="30494" table:style-name="ce50">
            <text:p>30494</text:p>
          </table:table-cell>
          <table:table-cell office:value-type="float" office:value="356725" table:style-name="ce29">
            <text:p>356725</text:p>
          </table:table-cell>
          <table:table-cell office:value-type="float" office:value="109299" table:style-name="ce29">
            <text:p>109299</text:p>
          </table:table-cell>
          <table:table-cell office:value-type="float" office:value="54328" table:style-name="ce29">
            <text:p>54328</text:p>
          </table:table-cell>
          <table:table-cell office:value-type="float" office:value="550846" table:style-name="ce51">
            <text:p>550846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44023" table:style-name="ce45">
            <text:p>44023<text:s/></text:p>
          </table:table-cell>
          <table:table-cell office:value-type="float" office:value="502903" table:style-name="ce46">
            <text:p>502903<text:s/></text:p>
          </table:table-cell>
          <table:table-cell office:value-type="float" office:value="250622" table:style-name="ce47">
            <text:p>250622<text:s/></text:p>
          </table:table-cell>
          <table:table-cell office:value-type="float" office:value="296304" table:style-name="ce48">
            <text:p>296304<text:s/></text:p>
          </table:table-cell>
          <table:table-cell office:value-type="float" office:value="67292" table:style-name="ce47">
            <text:p>67292<text:s/></text:p>
          </table:table-cell>
          <table:table-cell office:value-type="float" office:value="479634" table:style-name="ce48">
            <text:p>479634<text:s/></text:p>
          </table:table-cell>
          <table:table-cell office:value-type="float" office:value="317626" table:style-name="ce47">
            <text:p>317626<text:s/></text:p>
          </table:table-cell>
          <table:table-cell office:value-type="float" office:value="229300" table:style-name="ce48">
            <text:p>229300<text:s/></text:p>
          </table:table-cell>
          <table:table-cell office:value-type="float" office:value="546926" table:style-name="ce47">
            <text:p>546926<text:s/></text:p>
          </table:table-cell>
          <table:table-cell office:value-type="float" office:value="16803" table:style-name="ce49">
            <text:p>16803<text:s/></text:p>
          </table:table-cell>
          <table:table-cell office:value-type="float" office:value="30858" table:style-name="ce50">
            <text:p>30858</text:p>
          </table:table-cell>
          <table:table-cell office:value-type="float" office:value="354673" table:style-name="ce29">
            <text:p>354673</text:p>
          </table:table-cell>
          <table:table-cell office:value-type="float" office:value="109599" table:style-name="ce29">
            <text:p>109599</text:p>
          </table:table-cell>
          <table:table-cell office:value-type="float" office:value="51796" table:style-name="ce29">
            <text:p>51796</text:p>
          </table:table-cell>
          <table:table-cell office:value-type="float" office:value="546926" table:style-name="ce51">
            <text:p>546926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211" table:style-name="ce45">
            <text:p>41211<text:s/></text:p>
          </table:table-cell>
          <table:table-cell office:value-type="float" office:value="500629" table:style-name="ce46">
            <text:p>500629<text:s/></text:p>
          </table:table-cell>
          <table:table-cell office:value-type="float" office:value="251062" table:style-name="ce47">
            <text:p>251062<text:s/></text:p>
          </table:table-cell>
          <table:table-cell office:value-type="float" office:value="290778" table:style-name="ce48">
            <text:p>290778<text:s/></text:p>
          </table:table-cell>
          <table:table-cell office:value-type="float" office:value="64041" table:style-name="ce47">
            <text:p>64041<text:s/></text:p>
          </table:table-cell>
          <table:table-cell office:value-type="float" office:value="477799" table:style-name="ce48">
            <text:p>477799<text:s/></text:p>
          </table:table-cell>
          <table:table-cell office:value-type="float" office:value="315560" table:style-name="ce47">
            <text:p>315560<text:s/></text:p>
          </table:table-cell>
          <table:table-cell office:value-type="float" office:value="226280" table:style-name="ce48">
            <text:p>226280<text:s/></text:p>
          </table:table-cell>
          <table:table-cell office:value-type="float" office:value="541840" table:style-name="ce47">
            <text:p>541840<text:s/></text:p>
          </table:table-cell>
          <table:table-cell office:value-type="float" office:value="13086" table:style-name="ce49">
            <text:p>13086<text:s/></text:p>
          </table:table-cell>
          <table:table-cell office:value-type="float" office:value="30912" table:style-name="ce50">
            <text:p>30912</text:p>
          </table:table-cell>
          <table:table-cell office:value-type="float" office:value="353336" table:style-name="ce29">
            <text:p>353336</text:p>
          </table:table-cell>
          <table:table-cell office:value-type="float" office:value="107766" table:style-name="ce29">
            <text:p>107766</text:p>
          </table:table-cell>
          <table:table-cell office:value-type="float" office:value="49826" table:style-name="ce29">
            <text:p>49826</text:p>
          </table:table-cell>
          <table:table-cell office:value-type="float" office:value="541840" table:style-name="ce51">
            <text:p>541840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office:value-type="float" office:value="2011" table:style-name="ce32">
            <text:p>2011</text:p>
          </table:table-cell>
          <table:table-cell office:value-type="string" table:style-name="ce44">
            <text:p>J</text:p>
          </table:table-cell>
          <table:table-cell office:value-type="float" office:value="41545" table:style-name="ce45">
            <text:p>41545<text:s/></text:p>
          </table:table-cell>
          <table:table-cell office:value-type="float" office:value="515699" table:style-name="ce46">
            <text:p>515699<text:s/></text:p>
          </table:table-cell>
          <table:table-cell office:value-type="float" office:value="259126" table:style-name="ce47">
            <text:p>259126<text:s/></text:p>
          </table:table-cell>
          <table:table-cell office:value-type="float" office:value="298118" table:style-name="ce48">
            <text:p>298118<text:s/></text:p>
          </table:table-cell>
          <table:table-cell office:value-type="float" office:value="66514" table:style-name="ce47">
            <text:p>66514<text:s/></text:p>
          </table:table-cell>
          <table:table-cell office:value-type="float" office:value="490730" table:style-name="ce48">
            <text:p>490730<text:s/></text:p>
          </table:table-cell>
          <table:table-cell office:value-type="float" office:value="322458" table:style-name="ce47">
            <text:p>322458<text:s/></text:p>
          </table:table-cell>
          <table:table-cell office:value-type="float" office:value="234786" table:style-name="ce48">
            <text:p>234786<text:s/></text:p>
          </table:table-cell>
          <table:table-cell office:value-type="float" office:value="557244" table:style-name="ce47">
            <text:p>557244<text:s/></text:p>
          </table:table-cell>
          <table:table-cell office:value-type="float" office:value="13623" table:style-name="ce49">
            <text:p>13623<text:s/></text:p>
          </table:table-cell>
          <table:table-cell office:value-type="float" office:value="31585" table:style-name="ce50">
            <text:p>31585</text:p>
          </table:table-cell>
          <table:table-cell office:value-type="float" office:value="364177" table:style-name="ce29">
            <text:p>364177</text:p>
          </table:table-cell>
          <table:table-cell office:value-type="float" office:value="111277" table:style-name="ce29">
            <text:p>111277</text:p>
          </table:table-cell>
          <table:table-cell office:value-type="float" office:value="50205" table:style-name="ce29">
            <text:p>50205</text:p>
          </table:table-cell>
          <table:table-cell office:value-type="float" office:value="557244" table:style-name="ce51">
            <text:p>557244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529" table:style-name="ce45">
            <text:p>41529<text:s/></text:p>
          </table:table-cell>
          <table:table-cell office:value-type="float" office:value="514018" table:style-name="ce46">
            <text:p>514018<text:s/></text:p>
          </table:table-cell>
          <table:table-cell office:value-type="float" office:value="259008" table:style-name="ce47">
            <text:p>259008<text:s/></text:p>
          </table:table-cell>
          <table:table-cell office:value-type="float" office:value="296539" table:style-name="ce48">
            <text:p>296539<text:s/></text:p>
          </table:table-cell>
          <table:table-cell office:value-type="float" office:value="66717" table:style-name="ce47">
            <text:p>66717<text:s/></text:p>
          </table:table-cell>
          <table:table-cell office:value-type="float" office:value="488830" table:style-name="ce48">
            <text:p>488830<text:s/></text:p>
          </table:table-cell>
          <table:table-cell office:value-type="float" office:value="321428" table:style-name="ce47">
            <text:p>321428<text:s/></text:p>
          </table:table-cell>
          <table:table-cell office:value-type="float" office:value="234119" table:style-name="ce48">
            <text:p>234119<text:s/></text:p>
          </table:table-cell>
          <table:table-cell office:value-type="float" office:value="555547" table:style-name="ce47">
            <text:p>555547<text:s/></text:p>
          </table:table-cell>
          <table:table-cell office:value-type="float" office:value="13913" table:style-name="ce49">
            <text:p>13913<text:s/></text:p>
          </table:table-cell>
          <table:table-cell office:value-type="float" office:value="31630" table:style-name="ce50">
            <text:p>31630</text:p>
          </table:table-cell>
          <table:table-cell office:value-type="float" office:value="363091" table:style-name="ce29">
            <text:p>363091</text:p>
          </table:table-cell>
          <table:table-cell office:value-type="float" office:value="111920" table:style-name="ce29">
            <text:p>111920</text:p>
          </table:table-cell>
          <table:table-cell office:value-type="float" office:value="48906" table:style-name="ce29">
            <text:p>48906</text:p>
          </table:table-cell>
          <table:table-cell office:value-type="float" office:value="555547" table:style-name="ce51">
            <text:p>555547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1408" table:style-name="ce45">
            <text:p>41408<text:s/></text:p>
          </table:table-cell>
          <table:table-cell office:value-type="float" office:value="510453" table:style-name="ce46">
            <text:p>510453<text:s/></text:p>
          </table:table-cell>
          <table:table-cell office:value-type="float" office:value="257777" table:style-name="ce47">
            <text:p>257777<text:s/></text:p>
          </table:table-cell>
          <table:table-cell office:value-type="float" office:value="294084" table:style-name="ce48">
            <text:p>294084<text:s/></text:p>
          </table:table-cell>
          <table:table-cell office:value-type="float" office:value="65953" table:style-name="ce47">
            <text:p>65953<text:s/></text:p>
          </table:table-cell>
          <table:table-cell office:value-type="float" office:value="485908" table:style-name="ce48">
            <text:p>485908<text:s/></text:p>
          </table:table-cell>
          <table:table-cell office:value-type="float" office:value="317846" table:style-name="ce47">
            <text:p>317846<text:s/></text:p>
          </table:table-cell>
          <table:table-cell office:value-type="float" office:value="234015" table:style-name="ce48">
            <text:p>234015<text:s/></text:p>
          </table:table-cell>
          <table:table-cell office:value-type="float" office:value="551861" table:style-name="ce47">
            <text:p>551861<text:s/></text:p>
          </table:table-cell>
          <table:table-cell office:value-type="float" office:value="12635" table:style-name="ce49">
            <text:p>12635<text:s/></text:p>
          </table:table-cell>
          <table:table-cell office:value-type="float" office:value="31769" table:style-name="ce50">
            <text:p>31769</text:p>
          </table:table-cell>
          <table:table-cell office:value-type="float" office:value="360233" table:style-name="ce29">
            <text:p>360233</text:p>
          </table:table-cell>
          <table:table-cell office:value-type="float" office:value="111932" table:style-name="ce29">
            <text:p>111932</text:p>
          </table:table-cell>
          <table:table-cell office:value-type="float" office:value="47927" table:style-name="ce29">
            <text:p>47927</text:p>
          </table:table-cell>
          <table:table-cell office:value-type="float" office:value="551861" table:style-name="ce51">
            <text:p>551861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0662" table:style-name="ce45">
            <text:p>40662<text:s/></text:p>
          </table:table-cell>
          <table:table-cell office:value-type="float" office:value="501312" table:style-name="ce46">
            <text:p>501312<text:s/></text:p>
          </table:table-cell>
          <table:table-cell office:value-type="float" office:value="253503" table:style-name="ce47">
            <text:p>253503<text:s/></text:p>
          </table:table-cell>
          <table:table-cell office:value-type="float" office:value="288471" table:style-name="ce48">
            <text:p>288471<text:s/></text:p>
          </table:table-cell>
          <table:table-cell office:value-type="float" office:value="63473" table:style-name="ce47">
            <text:p>63473<text:s/></text:p>
          </table:table-cell>
          <table:table-cell office:value-type="float" office:value="478501" table:style-name="ce48">
            <text:p>478501<text:s/></text:p>
          </table:table-cell>
          <table:table-cell office:value-type="float" office:value="308568" table:style-name="ce47">
            <text:p>308568<text:s/></text:p>
          </table:table-cell>
          <table:table-cell office:value-type="float" office:value="233406" table:style-name="ce48">
            <text:p>233406<text:s/></text:p>
          </table:table-cell>
          <table:table-cell office:value-type="float" office:value="541974" table:style-name="ce47">
            <text:p>541974<text:s/></text:p>
          </table:table-cell>
          <table:table-cell office:value-type="float" office:value="13006" table:style-name="ce49">
            <text:p>13006<text:s/></text:p>
          </table:table-cell>
          <table:table-cell office:value-type="float" office:value="31227" table:style-name="ce50">
            <text:p>31227</text:p>
          </table:table-cell>
          <table:table-cell office:value-type="float" office:value="353152" table:style-name="ce29">
            <text:p>353152</text:p>
          </table:table-cell>
          <table:table-cell office:value-type="float" office:value="109290" table:style-name="ce29">
            <text:p>109290</text:p>
          </table:table-cell>
          <table:table-cell office:value-type="float" office:value="48305" table:style-name="ce29">
            <text:p>48305</text:p>
          </table:table-cell>
          <table:table-cell office:value-type="float" office:value="541974" table:style-name="ce51">
            <text:p>541974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0063" table:style-name="ce45">
            <text:p>40063<text:s/></text:p>
          </table:table-cell>
          <table:table-cell office:value-type="float" office:value="490553" table:style-name="ce46">
            <text:p>490553<text:s/></text:p>
          </table:table-cell>
          <table:table-cell office:value-type="float" office:value="249050" table:style-name="ce47">
            <text:p>249050<text:s/></text:p>
          </table:table-cell>
          <table:table-cell office:value-type="float" office:value="281566" table:style-name="ce48">
            <text:p>281566<text:s/></text:p>
          </table:table-cell>
          <table:table-cell office:value-type="float" office:value="61425" table:style-name="ce47">
            <text:p>61425<text:s/></text:p>
          </table:table-cell>
          <table:table-cell office:value-type="float" office:value="469191" table:style-name="ce48">
            <text:p>469191<text:s/></text:p>
          </table:table-cell>
          <table:table-cell office:value-type="float" office:value="299913" table:style-name="ce47">
            <text:p>299913<text:s/></text:p>
          </table:table-cell>
          <table:table-cell office:value-type="float" office:value="230703" table:style-name="ce48">
            <text:p>230703<text:s/></text:p>
          </table:table-cell>
          <table:table-cell office:value-type="float" office:value="530616" table:style-name="ce47">
            <text:p>530616<text:s/></text:p>
          </table:table-cell>
          <table:table-cell office:value-type="float" office:value="13585" table:style-name="ce49">
            <text:p>13585<text:s/></text:p>
          </table:table-cell>
          <table:table-cell office:value-type="float" office:value="30238" table:style-name="ce50">
            <text:p>30238</text:p>
          </table:table-cell>
          <table:table-cell office:value-type="float" office:value="344963" table:style-name="ce29">
            <text:p>344963</text:p>
          </table:table-cell>
          <table:table-cell office:value-type="float" office:value="107108" table:style-name="ce29">
            <text:p>107108</text:p>
          </table:table-cell>
          <table:table-cell office:value-type="float" office:value="48307" table:style-name="ce29">
            <text:p>48307</text:p>
          </table:table-cell>
          <table:table-cell office:value-type="float" office:value="530616" table:style-name="ce51">
            <text:p>530616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36925" table:style-name="ce45">
            <text:p>36925<text:s/></text:p>
          </table:table-cell>
          <table:table-cell office:value-type="float" office:value="481780" table:style-name="ce46">
            <text:p>481780<text:s/></text:p>
          </table:table-cell>
          <table:table-cell office:value-type="float" office:value="243106" table:style-name="ce47">
            <text:p>243106<text:s/></text:p>
          </table:table-cell>
          <table:table-cell office:value-type="float" office:value="275599" table:style-name="ce48">
            <text:p>275599<text:s/></text:p>
          </table:table-cell>
          <table:table-cell office:value-type="float" office:value="57259" table:style-name="ce47">
            <text:p>57259<text:s/></text:p>
          </table:table-cell>
          <table:table-cell office:value-type="float" office:value="461446" table:style-name="ce48">
            <text:p>461446<text:s/></text:p>
          </table:table-cell>
          <table:table-cell office:value-type="float" office:value="293392" table:style-name="ce47">
            <text:p>293392<text:s/></text:p>
          </table:table-cell>
          <table:table-cell office:value-type="float" office:value="225313" table:style-name="ce48">
            <text:p>225313<text:s/></text:p>
          </table:table-cell>
          <table:table-cell office:value-type="float" office:value="518705" table:style-name="ce47">
            <text:p>518705<text:s/></text:p>
          </table:table-cell>
          <table:table-cell office:value-type="float" office:value="13753" table:style-name="ce49">
            <text:p>13753<text:s/></text:p>
          </table:table-cell>
          <table:table-cell office:value-type="float" office:value="29484" table:style-name="ce50">
            <text:p>29484</text:p>
          </table:table-cell>
          <table:table-cell office:value-type="float" office:value="339927" table:style-name="ce29">
            <text:p>339927</text:p>
          </table:table-cell>
          <table:table-cell office:value-type="float" office:value="105155" table:style-name="ce29">
            <text:p>105155</text:p>
          </table:table-cell>
          <table:table-cell office:value-type="float" office:value="44139" table:style-name="ce29">
            <text:p>44139</text:p>
          </table:table-cell>
          <table:table-cell office:value-type="float" office:value="518705" table:style-name="ce51">
            <text:p>518705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38316" table:style-name="ce45">
            <text:p>38316<text:s/></text:p>
          </table:table-cell>
          <table:table-cell office:value-type="float" office:value="485802" table:style-name="ce46">
            <text:p>485802<text:s/></text:p>
          </table:table-cell>
          <table:table-cell office:value-type="float" office:value="242929" table:style-name="ce47">
            <text:p>242929<text:s/></text:p>
          </table:table-cell>
          <table:table-cell office:value-type="float" office:value="281189" table:style-name="ce48">
            <text:p>281189<text:s/></text:p>
          </table:table-cell>
          <table:table-cell office:value-type="float" office:value="57717" table:style-name="ce47">
            <text:p>57717<text:s/></text:p>
          </table:table-cell>
          <table:table-cell office:value-type="float" office:value="466401" table:style-name="ce48">
            <text:p>466401<text:s/></text:p>
          </table:table-cell>
          <table:table-cell office:value-type="float" office:value="299568" table:style-name="ce47">
            <text:p>299568<text:s/></text:p>
          </table:table-cell>
          <table:table-cell office:value-type="float" office:value="224550" table:style-name="ce48">
            <text:p>224550<text:s/></text:p>
          </table:table-cell>
          <table:table-cell office:value-type="float" office:value="524118" table:style-name="ce47">
            <text:p>524118<text:s/></text:p>
          </table:table-cell>
          <table:table-cell office:value-type="float" office:value="14052" table:style-name="ce49">
            <text:p>14052<text:s/></text:p>
          </table:table-cell>
          <table:table-cell office:value-type="float" office:value="29400" table:style-name="ce50">
            <text:p>29400</text:p>
          </table:table-cell>
          <table:table-cell office:value-type="float" office:value="338640" table:style-name="ce29">
            <text:p>338640</text:p>
          </table:table-cell>
          <table:table-cell office:value-type="float" office:value="106297" table:style-name="ce29">
            <text:p>106297</text:p>
          </table:table-cell>
          <table:table-cell office:value-type="float" office:value="49781" table:style-name="ce29">
            <text:p>49781</text:p>
          </table:table-cell>
          <table:table-cell office:value-type="float" office:value="524118" table:style-name="ce51">
            <text:p>524118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1218" table:style-name="ce45">
            <text:p>41218<text:s/></text:p>
          </table:table-cell>
          <table:table-cell office:value-type="float" office:value="492154" table:style-name="ce46">
            <text:p>492154<text:s/></text:p>
          </table:table-cell>
          <table:table-cell office:value-type="float" office:value="245546" table:style-name="ce47">
            <text:p>245546<text:s/></text:p>
          </table:table-cell>
          <table:table-cell office:value-type="float" office:value="287826" table:style-name="ce48">
            <text:p>287826<text:s/></text:p>
          </table:table-cell>
          <table:table-cell office:value-type="float" office:value="60789" table:style-name="ce47">
            <text:p>60789<text:s/></text:p>
          </table:table-cell>
          <table:table-cell office:value-type="float" office:value="472583" table:style-name="ce48">
            <text:p>472583<text:s/></text:p>
          </table:table-cell>
          <table:table-cell office:value-type="float" office:value="306460" table:style-name="ce47">
            <text:p>306460<text:s/></text:p>
          </table:table-cell>
          <table:table-cell office:value-type="float" office:value="226912" table:style-name="ce48">
            <text:p>226912<text:s/></text:p>
          </table:table-cell>
          <table:table-cell office:value-type="float" office:value="533372" table:style-name="ce47">
            <text:p>533372<text:s/></text:p>
          </table:table-cell>
          <table:table-cell office:value-type="float" office:value="13898" table:style-name="ce49">
            <text:p>13898<text:s/></text:p>
          </table:table-cell>
          <table:table-cell office:value-type="float" office:value="29116" table:style-name="ce50">
            <text:p>29116</text:p>
          </table:table-cell>
          <table:table-cell office:value-type="float" office:value="340599" table:style-name="ce29">
            <text:p>340599</text:p>
          </table:table-cell>
          <table:table-cell office:value-type="float" office:value="109622" table:style-name="ce29">
            <text:p>109622</text:p>
          </table:table-cell>
          <table:table-cell office:value-type="float" office:value="54035" table:style-name="ce29">
            <text:p>54035</text:p>
          </table:table-cell>
          <table:table-cell office:value-type="float" office:value="533372" table:style-name="ce51">
            <text:p>533372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45357" table:style-name="ce45">
            <text:p>45357<text:s/></text:p>
          </table:table-cell>
          <table:table-cell office:value-type="float" office:value="508729" table:style-name="ce46">
            <text:p>508729<text:s/></text:p>
          </table:table-cell>
          <table:table-cell office:value-type="float" office:value="254098" table:style-name="ce47">
            <text:p>254098<text:s/></text:p>
          </table:table-cell>
          <table:table-cell office:value-type="float" office:value="299988" table:style-name="ce48">
            <text:p>299988<text:s/></text:p>
          </table:table-cell>
          <table:table-cell office:value-type="float" office:value="66965" table:style-name="ce47">
            <text:p>66965<text:s/></text:p>
          </table:table-cell>
          <table:table-cell office:value-type="float" office:value="487121" table:style-name="ce48">
            <text:p>487121<text:s/></text:p>
          </table:table-cell>
          <table:table-cell office:value-type="float" office:value="325550" table:style-name="ce47">
            <text:p>325550<text:s/></text:p>
          </table:table-cell>
          <table:table-cell office:value-type="float" office:value="228536" table:style-name="ce48">
            <text:p>228536<text:s/></text:p>
          </table:table-cell>
          <table:table-cell office:value-type="float" office:value="554086" table:style-name="ce47">
            <text:p>554086<text:s/></text:p>
          </table:table-cell>
          <table:table-cell office:value-type="float" office:value="13108" table:style-name="ce49">
            <text:p>13108<text:s/></text:p>
          </table:table-cell>
          <table:table-cell office:value-type="float" office:value="29165" table:style-name="ce50">
            <text:p>29165</text:p>
          </table:table-cell>
          <table:table-cell office:value-type="float" office:value="343687" table:style-name="ce29">
            <text:p>343687</text:p>
          </table:table-cell>
          <table:table-cell office:value-type="float" office:value="116901" table:style-name="ce29">
            <text:p>116901</text:p>
          </table:table-cell>
          <table:table-cell office:value-type="float" office:value="64333" table:style-name="ce29">
            <text:p>64333</text:p>
          </table:table-cell>
          <table:table-cell office:value-type="float" office:value="554086" table:style-name="ce51">
            <text:p>554086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7768" table:style-name="ce45">
            <text:p>47768<text:s/></text:p>
          </table:table-cell>
          <table:table-cell office:value-type="float" office:value="519482" table:style-name="ce46">
            <text:p>519482<text:s/></text:p>
          </table:table-cell>
          <table:table-cell office:value-type="float" office:value="263788" table:style-name="ce47">
            <text:p>263788<text:s/></text:p>
          </table:table-cell>
          <table:table-cell office:value-type="float" office:value="303462" table:style-name="ce48">
            <text:p>303462<text:s/></text:p>
          </table:table-cell>
          <table:table-cell office:value-type="float" office:value="71564" table:style-name="ce47">
            <text:p>71564<text:s/></text:p>
          </table:table-cell>
          <table:table-cell office:value-type="float" office:value="495686" table:style-name="ce48">
            <text:p>495686<text:s/></text:p>
          </table:table-cell>
          <table:table-cell office:value-type="float" office:value="339236" table:style-name="ce47">
            <text:p>339236<text:s/></text:p>
          </table:table-cell>
          <table:table-cell office:value-type="float" office:value="228014" table:style-name="ce48">
            <text:p>228014<text:s/></text:p>
          </table:table-cell>
          <table:table-cell office:value-type="float" office:value="567250" table:style-name="ce47">
            <text:p>567250<text:s/></text:p>
          </table:table-cell>
          <table:table-cell office:value-type="float" office:value="10925" table:style-name="ce49">
            <text:p>10925<text:s/></text:p>
          </table:table-cell>
          <table:table-cell office:value-type="float" office:value="29999" table:style-name="ce50">
            <text:p>29999</text:p>
          </table:table-cell>
          <table:table-cell office:value-type="float" office:value="351525" table:style-name="ce29">
            <text:p>351525</text:p>
          </table:table-cell>
          <table:table-cell office:value-type="float" office:value="122323" table:style-name="ce29">
            <text:p>122323</text:p>
          </table:table-cell>
          <table:table-cell office:value-type="float" office:value="63403" table:style-name="ce29">
            <text:p>63403</text:p>
          </table:table-cell>
          <table:table-cell office:value-type="float" office:value="567250" table:style-name="ce51">
            <text:p>567250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48234" table:style-name="ce45">
            <text:p>48234<text:s/></text:p>
          </table:table-cell>
          <table:table-cell office:value-type="float" office:value="535186" table:style-name="ce46">
            <text:p>535186<text:s/></text:p>
          </table:table-cell>
          <table:table-cell office:value-type="float" office:value="275499" table:style-name="ce47">
            <text:p>275499<text:s/></text:p>
          </table:table-cell>
          <table:table-cell office:value-type="float" office:value="307921" table:style-name="ce48">
            <text:p>307921<text:s/></text:p>
          </table:table-cell>
          <table:table-cell office:value-type="float" office:value="74336" table:style-name="ce47">
            <text:p>74336<text:s/></text:p>
          </table:table-cell>
          <table:table-cell office:value-type="float" office:value="509084" table:style-name="ce48">
            <text:p>509084<text:s/></text:p>
          </table:table-cell>
          <table:table-cell office:value-type="float" office:value="356450" table:style-name="ce47">
            <text:p>356450<text:s/></text:p>
          </table:table-cell>
          <table:table-cell office:value-type="float" office:value="226970" table:style-name="ce48">
            <text:p>226970<text:s/></text:p>
          </table:table-cell>
          <table:table-cell office:value-type="float" office:value="583420" table:style-name="ce47">
            <text:p>583420<text:s/></text:p>
          </table:table-cell>
          <table:table-cell office:value-type="float" office:value="9242" table:style-name="ce49">
            <text:p>9242<text:s/></text:p>
          </table:table-cell>
          <table:table-cell office:value-type="float" office:value="30991" table:style-name="ce50">
            <text:p>30991</text:p>
          </table:table-cell>
          <table:table-cell office:value-type="float" office:value="362251" table:style-name="ce29">
            <text:p>362251</text:p>
          </table:table-cell>
          <table:table-cell office:value-type="float" office:value="127317" table:style-name="ce29">
            <text:p>127317</text:p>
          </table:table-cell>
          <table:table-cell office:value-type="float" office:value="62861" table:style-name="ce29">
            <text:p>62861</text:p>
          </table:table-cell>
          <table:table-cell office:value-type="float" office:value="583420" table:style-name="ce51">
            <text:p>583420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5938" table:style-name="ce45">
            <text:p>45938<text:s/></text:p>
          </table:table-cell>
          <table:table-cell office:value-type="float" office:value="559196" table:style-name="ce46">
            <text:p>559196<text:s/></text:p>
          </table:table-cell>
          <table:table-cell office:value-type="float" office:value="290146" table:style-name="ce47">
            <text:p>290146<text:s/></text:p>
          </table:table-cell>
          <table:table-cell office:value-type="float" office:value="314988" table:style-name="ce48">
            <text:p>314988<text:s/></text:p>
          </table:table-cell>
          <table:table-cell office:value-type="float" office:value="73534" table:style-name="ce47">
            <text:p>73534<text:s/></text:p>
          </table:table-cell>
          <table:table-cell office:value-type="float" office:value="531600" table:style-name="ce48">
            <text:p>531600<text:s/></text:p>
          </table:table-cell>
          <table:table-cell office:value-type="float" office:value="376243" table:style-name="ce47">
            <text:p>376243<text:s/></text:p>
          </table:table-cell>
          <table:table-cell office:value-type="float" office:value="228891" table:style-name="ce48">
            <text:p>228891<text:s/></text:p>
          </table:table-cell>
          <table:table-cell office:value-type="float" office:value="605134" table:style-name="ce47">
            <text:p>605134<text:s/></text:p>
          </table:table-cell>
          <table:table-cell office:value-type="float" office:value="9074" table:style-name="ce49">
            <text:p>9074<text:s/></text:p>
          </table:table-cell>
          <table:table-cell office:value-type="float" office:value="31819" table:style-name="ce50">
            <text:p>31819</text:p>
          </table:table-cell>
          <table:table-cell office:value-type="float" office:value="378133" table:style-name="ce29">
            <text:p>378133</text:p>
          </table:table-cell>
          <table:table-cell office:value-type="float" office:value="131712" table:style-name="ce29">
            <text:p>131712</text:p>
          </table:table-cell>
          <table:table-cell office:value-type="float" office:value="63470" table:style-name="ce29">
            <text:p>63470</text:p>
          </table:table-cell>
          <table:table-cell office:value-type="float" office:value="605134" table:style-name="ce51">
            <text:p>605134</text:p>
          </table:table-cell>
          <table:table-cell table:number-columns-repeated="16367"/>
        </table:table-row>
        <table:table-row table:style-name="ro2">
          <table:table-cell office:value-type="float" office:value="2012" table:style-name="ce32">
            <text:p>2012</text:p>
          </table:table-cell>
          <table:table-cell office:value-type="string" table:style-name="ce44">
            <text:p>J</text:p>
          </table:table-cell>
          <table:table-cell office:value-type="float" office:value="48008" table:style-name="ce45">
            <text:p>48008<text:s/></text:p>
          </table:table-cell>
          <table:table-cell office:value-type="float" office:value="589654" table:style-name="ce46">
            <text:p>589654<text:s/></text:p>
          </table:table-cell>
          <table:table-cell office:value-type="float" office:value="307547" table:style-name="ce47">
            <text:p>307547<text:s/></text:p>
          </table:table-cell>
          <table:table-cell office:value-type="float" office:value="330115" table:style-name="ce48">
            <text:p>330115<text:s/></text:p>
          </table:table-cell>
          <table:table-cell office:value-type="float" office:value="79200" table:style-name="ce47">
            <text:p>79200<text:s/></text:p>
          </table:table-cell>
          <table:table-cell office:value-type="float" office:value="558462" table:style-name="ce48">
            <text:p>558462<text:s/></text:p>
          </table:table-cell>
          <table:table-cell office:value-type="float" office:value="399203" table:style-name="ce47">
            <text:p>399203<text:s/></text:p>
          </table:table-cell>
          <table:table-cell office:value-type="float" office:value="238459" table:style-name="ce48">
            <text:p>238459<text:s/></text:p>
          </table:table-cell>
          <table:table-cell office:value-type="float" office:value="637662" table:style-name="ce47">
            <text:p>637662<text:s/></text:p>
          </table:table-cell>
          <table:table-cell office:value-type="float" office:value="8505" table:style-name="ce49">
            <text:p>8505<text:s/></text:p>
          </table:table-cell>
          <table:table-cell office:value-type="float" office:value="33277" table:style-name="ce50">
            <text:p>33277</text:p>
          </table:table-cell>
          <table:table-cell office:value-type="float" office:value="398686" table:style-name="ce29">
            <text:p>398686</text:p>
          </table:table-cell>
          <table:table-cell office:value-type="float" office:value="139763" table:style-name="ce29">
            <text:p>139763</text:p>
          </table:table-cell>
          <table:table-cell office:value-type="float" office:value="65936" table:style-name="ce29">
            <text:p>65936</text:p>
          </table:table-cell>
          <table:table-cell office:value-type="float" office:value="637662" table:style-name="ce51">
            <text:p>637662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8462" table:style-name="ce45">
            <text:p>48462<text:s/></text:p>
          </table:table-cell>
          <table:table-cell office:value-type="float" office:value="599556" table:style-name="ce46">
            <text:p>599556<text:s/></text:p>
          </table:table-cell>
          <table:table-cell office:value-type="float" office:value="315071" table:style-name="ce47">
            <text:p>315071<text:s/></text:p>
          </table:table-cell>
          <table:table-cell office:value-type="float" office:value="332947" table:style-name="ce48">
            <text:p>332947<text:s/></text:p>
          </table:table-cell>
          <table:table-cell office:value-type="float" office:value="80992" table:style-name="ce47">
            <text:p>80992<text:s/></text:p>
          </table:table-cell>
          <table:table-cell office:value-type="float" office:value="567026" table:style-name="ce48">
            <text:p>567026<text:s/></text:p>
          </table:table-cell>
          <table:table-cell office:value-type="float" office:value="408086" table:style-name="ce47">
            <text:p>408086<text:s/></text:p>
          </table:table-cell>
          <table:table-cell office:value-type="float" office:value="239932" table:style-name="ce48">
            <text:p>239932<text:s/></text:p>
          </table:table-cell>
          <table:table-cell office:value-type="float" office:value="648018" table:style-name="ce47">
            <text:p>648018<text:s/></text:p>
          </table:table-cell>
          <table:table-cell office:value-type="float" office:value="8732" table:style-name="ce49">
            <text:p>8732<text:s/></text:p>
          </table:table-cell>
          <table:table-cell office:value-type="float" office:value="33673" table:style-name="ce50">
            <text:p>33673</text:p>
          </table:table-cell>
          <table:table-cell office:value-type="float" office:value="406105" table:style-name="ce29">
            <text:p>406105</text:p>
          </table:table-cell>
          <table:table-cell office:value-type="float" office:value="142236" table:style-name="ce29">
            <text:p>142236</text:p>
          </table:table-cell>
          <table:table-cell office:value-type="float" office:value="66004" table:style-name="ce29">
            <text:p>66004</text:p>
          </table:table-cell>
          <table:table-cell office:value-type="float" office:value="648018" table:style-name="ce51">
            <text:p>648018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9447" table:style-name="ce45">
            <text:p>49447<text:s/></text:p>
          </table:table-cell>
          <table:table-cell office:value-type="float" office:value="611956" table:style-name="ce46">
            <text:p>611956<text:s/></text:p>
          </table:table-cell>
          <table:table-cell office:value-type="float" office:value="323092" table:style-name="ce47">
            <text:p>323092<text:s/></text:p>
          </table:table-cell>
          <table:table-cell office:value-type="float" office:value="338311" table:style-name="ce48">
            <text:p>338311<text:s/></text:p>
          </table:table-cell>
          <table:table-cell office:value-type="float" office:value="82701" table:style-name="ce47">
            <text:p>82701<text:s/></text:p>
          </table:table-cell>
          <table:table-cell office:value-type="float" office:value="578702" table:style-name="ce48">
            <text:p>578702<text:s/></text:p>
          </table:table-cell>
          <table:table-cell office:value-type="float" office:value="418349" table:style-name="ce47">
            <text:p>418349<text:s/></text:p>
          </table:table-cell>
          <table:table-cell office:value-type="float" office:value="243054" table:style-name="ce48">
            <text:p>243054<text:s/></text:p>
          </table:table-cell>
          <table:table-cell office:value-type="float" office:value="661403" table:style-name="ce47">
            <text:p>661403<text:s/></text:p>
          </table:table-cell>
          <table:table-cell office:value-type="float" office:value="9296" table:style-name="ce49">
            <text:p>9296<text:s/></text:p>
          </table:table-cell>
          <table:table-cell office:value-type="float" office:value="34118" table:style-name="ce50">
            <text:p>34118</text:p>
          </table:table-cell>
          <table:table-cell office:value-type="float" office:value="413828" table:style-name="ce29">
            <text:p>413828</text:p>
          </table:table-cell>
          <table:table-cell office:value-type="float" office:value="146476" table:style-name="ce29">
            <text:p>146476</text:p>
          </table:table-cell>
          <table:table-cell office:value-type="float" office:value="66981" table:style-name="ce29">
            <text:p>66981</text:p>
          </table:table-cell>
          <table:table-cell office:value-type="float" office:value="661403" table:style-name="ce51">
            <text:p>661403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8594" table:style-name="ce45">
            <text:p>48594<text:s/></text:p>
          </table:table-cell>
          <table:table-cell office:value-type="float" office:value="607304" table:style-name="ce46">
            <text:p>607304<text:s/></text:p>
          </table:table-cell>
          <table:table-cell office:value-type="float" office:value="320705" table:style-name="ce47">
            <text:p>320705<text:s/></text:p>
          </table:table-cell>
          <table:table-cell office:value-type="float" office:value="335193" table:style-name="ce48">
            <text:p>335193<text:s/></text:p>
          </table:table-cell>
          <table:table-cell office:value-type="float" office:value="81685" table:style-name="ce47">
            <text:p>81685<text:s/></text:p>
          </table:table-cell>
          <table:table-cell office:value-type="float" office:value="574213" table:style-name="ce48">
            <text:p>574213<text:s/></text:p>
          </table:table-cell>
          <table:table-cell office:value-type="float" office:value="412708" table:style-name="ce47">
            <text:p>412708<text:s/></text:p>
          </table:table-cell>
          <table:table-cell office:value-type="float" office:value="243190" table:style-name="ce48">
            <text:p>243190<text:s/></text:p>
          </table:table-cell>
          <table:table-cell office:value-type="float" office:value="655898" table:style-name="ce47">
            <text:p>655898<text:s/></text:p>
          </table:table-cell>
          <table:table-cell office:value-type="float" office:value="9651" table:style-name="ce49">
            <text:p>9651<text:s/></text:p>
          </table:table-cell>
          <table:table-cell office:value-type="float" office:value="33606" table:style-name="ce50">
            <text:p>33606</text:p>
          </table:table-cell>
          <table:table-cell office:value-type="float" office:value="409556" table:style-name="ce29">
            <text:p>409556</text:p>
          </table:table-cell>
          <table:table-cell office:value-type="float" office:value="146140" table:style-name="ce29">
            <text:p>146140</text:p>
          </table:table-cell>
          <table:table-cell office:value-type="float" office:value="66596" table:style-name="ce29">
            <text:p>66596</text:p>
          </table:table-cell>
          <table:table-cell office:value-type="float" office:value="655898" table:style-name="ce51">
            <text:p>655898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7560" table:style-name="ce45">
            <text:p>47560<text:s/></text:p>
          </table:table-cell>
          <table:table-cell office:value-type="float" office:value="593662" table:style-name="ce46">
            <text:p>593662<text:s/></text:p>
          </table:table-cell>
          <table:table-cell office:value-type="float" office:value="314742" table:style-name="ce47">
            <text:p>314742<text:s/></text:p>
          </table:table-cell>
          <table:table-cell office:value-type="float" office:value="326480" table:style-name="ce48">
            <text:p>326480<text:s/></text:p>
          </table:table-cell>
          <table:table-cell office:value-type="float" office:value="78888" table:style-name="ce47">
            <text:p>78888<text:s/></text:p>
          </table:table-cell>
          <table:table-cell office:value-type="float" office:value="562334" table:style-name="ce48">
            <text:p>562334<text:s/></text:p>
          </table:table-cell>
          <table:table-cell office:value-type="float" office:value="401047" table:style-name="ce47">
            <text:p>401047<text:s/></text:p>
          </table:table-cell>
          <table:table-cell office:value-type="float" office:value="240175" table:style-name="ce48">
            <text:p>240175<text:s/></text:p>
          </table:table-cell>
          <table:table-cell office:value-type="float" office:value="641222" table:style-name="ce47">
            <text:p>641222<text:s/></text:p>
          </table:table-cell>
          <table:table-cell office:value-type="float" office:value="10219" table:style-name="ce49">
            <text:p>10219<text:s/></text:p>
          </table:table-cell>
          <table:table-cell office:value-type="float" office:value="33134" table:style-name="ce50">
            <text:p>33134</text:p>
          </table:table-cell>
          <table:table-cell office:value-type="float" office:value="399197" table:style-name="ce29">
            <text:p>399197</text:p>
          </table:table-cell>
          <table:table-cell office:value-type="float" office:value="143416" table:style-name="ce29">
            <text:p>143416</text:p>
          </table:table-cell>
          <table:table-cell office:value-type="float" office:value="65475" table:style-name="ce29">
            <text:p>65475</text:p>
          </table:table-cell>
          <table:table-cell office:value-type="float" office:value="641222" table:style-name="ce51">
            <text:p>641222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7841" table:style-name="ce45">
            <text:p>47841<text:s/></text:p>
          </table:table-cell>
          <table:table-cell office:value-type="float" office:value="598114" table:style-name="ce46">
            <text:p>598114<text:s/></text:p>
          </table:table-cell>
          <table:table-cell office:value-type="float" office:value="315832" table:style-name="ce47">
            <text:p>315832<text:s/></text:p>
          </table:table-cell>
          <table:table-cell office:value-type="float" office:value="330123" table:style-name="ce48">
            <text:p>330123<text:s/></text:p>
          </table:table-cell>
          <table:table-cell office:value-type="float" office:value="78497" table:style-name="ce47">
            <text:p>78497<text:s/></text:p>
          </table:table-cell>
          <table:table-cell office:value-type="float" office:value="567458" table:style-name="ce48">
            <text:p>567458<text:s/></text:p>
          </table:table-cell>
          <table:table-cell office:value-type="float" office:value="403677" table:style-name="ce47">
            <text:p>403677<text:s/></text:p>
          </table:table-cell>
          <table:table-cell office:value-type="float" office:value="242278" table:style-name="ce48">
            <text:p>242278<text:s/></text:p>
          </table:table-cell>
          <table:table-cell office:value-type="float" office:value="645955" table:style-name="ce47">
            <text:p>645955<text:s/></text:p>
          </table:table-cell>
          <table:table-cell office:value-type="float" office:value="10939" table:style-name="ce49">
            <text:p>10939<text:s/></text:p>
          </table:table-cell>
          <table:table-cell office:value-type="float" office:value="32972" table:style-name="ce50">
            <text:p>32972</text:p>
          </table:table-cell>
          <table:table-cell office:value-type="float" office:value="400867" table:style-name="ce29">
            <text:p>400867</text:p>
          </table:table-cell>
          <table:table-cell office:value-type="float" office:value="143956" table:style-name="ce29">
            <text:p>143956</text:p>
          </table:table-cell>
          <table:table-cell office:value-type="float" office:value="68160" table:style-name="ce29">
            <text:p>68160</text:p>
          </table:table-cell>
          <table:table-cell office:value-type="float" office:value="645955" table:style-name="ce51">
            <text:p>645955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49988" table:style-name="ce45">
            <text:p>49988<text:s/></text:p>
          </table:table-cell>
          <table:table-cell office:value-type="float" office:value="605354" table:style-name="ce46">
            <text:p>605354<text:s/></text:p>
          </table:table-cell>
          <table:table-cell office:value-type="float" office:value="319183" table:style-name="ce47">
            <text:p>319183<text:s/></text:p>
          </table:table-cell>
          <table:table-cell office:value-type="float" office:value="336159" table:style-name="ce48">
            <text:p>336159<text:s/></text:p>
          </table:table-cell>
          <table:table-cell office:value-type="float" office:value="78831" table:style-name="ce47">
            <text:p>78831<text:s/></text:p>
          </table:table-cell>
          <table:table-cell office:value-type="float" office:value="576511" table:style-name="ce48">
            <text:p>576511<text:s/></text:p>
          </table:table-cell>
          <table:table-cell office:value-type="float" office:value="405560" table:style-name="ce47">
            <text:p>405560<text:s/></text:p>
          </table:table-cell>
          <table:table-cell office:value-type="float" office:value="249782" table:style-name="ce48">
            <text:p>249782<text:s/></text:p>
          </table:table-cell>
          <table:table-cell office:value-type="float" office:value="655342" table:style-name="ce47">
            <text:p>655342<text:s/></text:p>
          </table:table-cell>
          <table:table-cell office:value-type="float" office:value="11417" table:style-name="ce49">
            <text:p>11417<text:s/></text:p>
          </table:table-cell>
          <table:table-cell office:value-type="float" office:value="33316" table:style-name="ce50">
            <text:p>33316</text:p>
          </table:table-cell>
          <table:table-cell office:value-type="float" office:value="402860" table:style-name="ce29">
            <text:p>402860</text:p>
          </table:table-cell>
          <table:table-cell office:value-type="float" office:value="144750" table:style-name="ce29">
            <text:p>144750</text:p>
          </table:table-cell>
          <table:table-cell office:value-type="float" office:value="74416" table:style-name="ce29">
            <text:p>74416</text:p>
          </table:table-cell>
          <table:table-cell office:value-type="float" office:value="655342" table:style-name="ce51">
            <text:p>655342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53730" table:style-name="ce45">
            <text:p>53730<text:s/></text:p>
          </table:table-cell>
          <table:table-cell office:value-type="float" office:value="619691" table:style-name="ce46">
            <text:p>619691<text:s/></text:p>
          </table:table-cell>
          <table:table-cell office:value-type="float" office:value="325933" table:style-name="ce47">
            <text:p>325933<text:s/></text:p>
          </table:table-cell>
          <table:table-cell office:value-type="float" office:value="347488" table:style-name="ce48">
            <text:p>347488<text:s/></text:p>
          </table:table-cell>
          <table:table-cell office:value-type="float" office:value="81768" table:style-name="ce47">
            <text:p>81768<text:s/></text:p>
          </table:table-cell>
          <table:table-cell office:value-type="float" office:value="591653" table:style-name="ce48">
            <text:p>591653<text:s/></text:p>
          </table:table-cell>
          <table:table-cell office:value-type="float" office:value="413759" table:style-name="ce47">
            <text:p>413759<text:s/></text:p>
          </table:table-cell>
          <table:table-cell office:value-type="float" office:value="259662" table:style-name="ce48">
            <text:p>259662<text:s/></text:p>
          </table:table-cell>
          <table:table-cell office:value-type="float" office:value="673421" table:style-name="ce47">
            <text:p>673421<text:s/></text:p>
          </table:table-cell>
          <table:table-cell office:value-type="float" office:value="11955" table:style-name="ce49">
            <text:p>11955<text:s/></text:p>
          </table:table-cell>
          <table:table-cell office:value-type="float" office:value="33447" table:style-name="ce50">
            <text:p>33447</text:p>
          </table:table-cell>
          <table:table-cell office:value-type="float" office:value="406996" table:style-name="ce29">
            <text:p>406996</text:p>
          </table:table-cell>
          <table:table-cell office:value-type="float" office:value="149481" table:style-name="ce29">
            <text:p>149481</text:p>
          </table:table-cell>
          <table:table-cell office:value-type="float" office:value="83497" table:style-name="ce29">
            <text:p>83497</text:p>
          </table:table-cell>
          <table:table-cell office:value-type="float" office:value="673421" table:style-name="ce51">
            <text:p>673421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58068" table:style-name="ce45">
            <text:p>58068<text:s/></text:p>
          </table:table-cell>
          <table:table-cell office:value-type="float" office:value="625489" table:style-name="ce46">
            <text:p>625489<text:s/></text:p>
          </table:table-cell>
          <table:table-cell office:value-type="float" office:value="329797" table:style-name="ce47">
            <text:p>329797<text:s/></text:p>
          </table:table-cell>
          <table:table-cell office:value-type="float" office:value="353760" table:style-name="ce48">
            <text:p>353760<text:s/></text:p>
          </table:table-cell>
          <table:table-cell office:value-type="float" office:value="86196" table:style-name="ce47">
            <text:p>86196<text:s/></text:p>
          </table:table-cell>
          <table:table-cell office:value-type="float" office:value="597361" table:style-name="ce48">
            <text:p>597361<text:s/></text:p>
          </table:table-cell>
          <table:table-cell office:value-type="float" office:value="419277" table:style-name="ce47">
            <text:p>419277<text:s/></text:p>
          </table:table-cell>
          <table:table-cell office:value-type="float" office:value="264280" table:style-name="ce48">
            <text:p>264280<text:s/></text:p>
          </table:table-cell>
          <table:table-cell office:value-type="float" office:value="683557" table:style-name="ce47">
            <text:p>683557<text:s/></text:p>
          </table:table-cell>
          <table:table-cell office:value-type="float" office:value="12120" table:style-name="ce49">
            <text:p>12120<text:s/></text:p>
          </table:table-cell>
          <table:table-cell office:value-type="float" office:value="33412" table:style-name="ce50">
            <text:p>33412</text:p>
          </table:table-cell>
          <table:table-cell office:value-type="float" office:value="403446" table:style-name="ce29">
            <text:p>403446</text:p>
          </table:table-cell>
          <table:table-cell office:value-type="float" office:value="153269" table:style-name="ce29">
            <text:p>153269</text:p>
          </table:table-cell>
          <table:table-cell office:value-type="float" office:value="93430" table:style-name="ce29">
            <text:p>93430</text:p>
          </table:table-cell>
          <table:table-cell office:value-type="float" office:value="683557" table:style-name="ce51">
            <text:p>683557</text:p>
          </table:table-cell>
          <table:table-cell table:style-name="ce26"/>
          <table:table-cell office:value-type="string" table:style-name="ce55">
            <text:p>Desemprego registado</text:p>
          </table:table-cell>
          <table:table-cell table:number-columns-repeated="16365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1345" table:style-name="ce45">
            <text:p>61345<text:s/></text:p>
          </table:table-cell>
          <table:table-cell office:value-type="float" office:value="633655" table:style-name="ce46">
            <text:p>633655<text:s/></text:p>
          </table:table-cell>
          <table:table-cell office:value-type="float" office:value="338548" table:style-name="ce47">
            <text:p>338548<text:s/></text:p>
          </table:table-cell>
          <table:table-cell office:value-type="float" office:value="356452" table:style-name="ce48">
            <text:p>356452<text:s/></text:p>
          </table:table-cell>
          <table:table-cell office:value-type="float" office:value="90651" table:style-name="ce47">
            <text:p>90651<text:s/></text:p>
          </table:table-cell>
          <table:table-cell office:value-type="float" office:value="604349" table:style-name="ce48">
            <text:p>604349<text:s/></text:p>
          </table:table-cell>
          <table:table-cell office:value-type="float" office:value="421086" table:style-name="ce47">
            <text:p>421086<text:s/></text:p>
          </table:table-cell>
          <table:table-cell office:value-type="float" office:value="273914" table:style-name="ce48">
            <text:p>273914<text:s/></text:p>
          </table:table-cell>
          <table:table-cell office:value-type="float" office:value="695000" table:style-name="ce47">
            <text:p>695000<text:s/></text:p>
          </table:table-cell>
          <table:table-cell office:value-type="float" office:value="11565" table:style-name="ce49">
            <text:p>11565<text:s/></text:p>
          </table:table-cell>
          <table:table-cell office:value-type="float" office:value="34186" table:style-name="ce50">
            <text:p>34186</text:p>
          </table:table-cell>
          <table:table-cell office:value-type="float" office:value="410783" table:style-name="ce29">
            <text:p>410783</text:p>
          </table:table-cell>
          <table:table-cell office:value-type="float" office:value="159322" table:style-name="ce29">
            <text:p>159322</text:p>
          </table:table-cell>
          <table:table-cell office:value-type="float" office:value="90709" table:style-name="ce29">
            <text:p>90709</text:p>
          </table:table-cell>
          <table:table-cell office:value-type="float" office:value="695000" table:style-name="ce51">
            <text:p>695000</text:p>
          </table:table-cell>
          <table:table-cell table:style-name="ce26"/>
          <table:table-cell office:value-type="float" office:value="2010" table:style-name="ce56">
            <text:p>2010</text:p>
          </table:table-cell>
          <table:table-cell office:value-type="float" office:value="2011" table:style-name="ce56">
            <text:p>2011</text:p>
          </table:table-cell>
          <table:table-cell office:value-type="float" office:value="2012" table:style-name="ce56">
            <text:p>2012</text:p>
          </table:table-cell>
          <table:table-cell office:value-type="float" office:value="2013" table:style-name="ce56">
            <text:p>2013</text:p>
          </table:table-cell>
          <table:table-cell office:value-type="float" office:value="2014" table:style-name="ce56">
            <text:p>2014</text:p>
          </table:table-cell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61593" table:style-name="ce45">
            <text:p>61593<text:s/></text:p>
          </table:table-cell>
          <table:table-cell office:value-type="float" office:value="636196" table:style-name="ce46">
            <text:p>636196<text:s/></text:p>
          </table:table-cell>
          <table:table-cell office:value-type="float" office:value="343259" table:style-name="ce47">
            <text:p>343259<text:s/></text:p>
          </table:table-cell>
          <table:table-cell office:value-type="float" office:value="354530" table:style-name="ce48">
            <text:p>354530<text:s/></text:p>
          </table:table-cell>
          <table:table-cell office:value-type="float" office:value="91372" table:style-name="ce47">
            <text:p>91372<text:s/></text:p>
          </table:table-cell>
          <table:table-cell office:value-type="float" office:value="606417" table:style-name="ce48">
            <text:p>606417<text:s/></text:p>
          </table:table-cell>
          <table:table-cell office:value-type="float" office:value="421965" table:style-name="ce47">
            <text:p>421965<text:s/></text:p>
          </table:table-cell>
          <table:table-cell office:value-type="float" office:value="275824" table:style-name="ce48">
            <text:p>275824<text:s/></text:p>
          </table:table-cell>
          <table:table-cell office:value-type="float" office:value="697789" table:style-name="ce47">
            <text:p>697789<text:s/></text:p>
          </table:table-cell>
          <table:table-cell office:value-type="float" office:value="11103" table:style-name="ce49">
            <text:p>11103<text:s/></text:p>
          </table:table-cell>
          <table:table-cell office:value-type="float" office:value="35401" table:style-name="ce50">
            <text:p>35401</text:p>
          </table:table-cell>
          <table:table-cell office:value-type="float" office:value="412513" table:style-name="ce29">
            <text:p>412513</text:p>
          </table:table-cell>
          <table:table-cell office:value-type="float" office:value="160760" table:style-name="ce29">
            <text:p>160760</text:p>
          </table:table-cell>
          <table:table-cell office:value-type="float" office:value="89115" table:style-name="ce29">
            <text:p>89115</text:p>
          </table:table-cell>
          <table:table-cell office:value-type="float" office:value="697789" table:style-name="ce51">
            <text:p>697789</text:p>
          </table:table-cell>
          <table:table-cell office:value-type="string" table:style-name="ce57">
            <text:p>J</text:p>
          </table:table-cell>
          <table:table-cell office:value-type="float" office:value="560312" table:style-name="ce31">
            <text:p>560312</text:p>
          </table:table-cell>
          <table:table-cell office:value-type="float" office:value="557244" table:style-name="ce31">
            <text:p>557244</text:p>
          </table:table-cell>
          <table:table-cell office:value-type="float" office:value="637662" table:style-name="ce31">
            <text:p>637662</text:p>
          </table:table-cell>
          <table:table-cell office:value-type="float" office:value="740062" table:style-name="ce31">
            <text:p>740062</text:p>
          </table:table-cell>
          <table:table-cell office:value-type="float" office:value="705327" table:style-name="ce58">
            <text:p>705327</text:p>
          </table:table-cell>
          <table:table-cell table:style-name="ce26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58425" table:style-name="ce45">
            <text:p>58425<text:s/></text:p>
          </table:table-cell>
          <table:table-cell office:value-type="float" office:value="652227" table:style-name="ce46">
            <text:p>652227<text:s/></text:p>
          </table:table-cell>
          <table:table-cell office:value-type="float" office:value="352424" table:style-name="ce47">
            <text:p>352424<text:s/></text:p>
          </table:table-cell>
          <table:table-cell office:value-type="float" office:value="358228" table:style-name="ce48">
            <text:p>358228<text:s/></text:p>
          </table:table-cell>
          <table:table-cell office:value-type="float" office:value="87966" table:style-name="ce47">
            <text:p>87966<text:s/></text:p>
          </table:table-cell>
          <table:table-cell office:value-type="float" office:value="622686" table:style-name="ce48">
            <text:p>622686<text:s/></text:p>
          </table:table-cell>
          <table:table-cell office:value-type="float" office:value="417897" table:style-name="ce47">
            <text:p>417897<text:s/></text:p>
          </table:table-cell>
          <table:table-cell office:value-type="float" office:value="292755" table:style-name="ce48">
            <text:p>292755<text:s/></text:p>
          </table:table-cell>
          <table:table-cell office:value-type="float" office:value="710652" table:style-name="ce47">
            <text:p>710652<text:s/></text:p>
          </table:table-cell>
          <table:table-cell office:value-type="float" office:value="10640" table:style-name="ce49">
            <text:p>10640<text:s/></text:p>
          </table:table-cell>
          <table:table-cell office:value-type="float" office:value="35945" table:style-name="ce59">
            <text:p>35945<text:s/></text:p>
          </table:table-cell>
          <table:table-cell office:value-type="float" office:value="421541" table:style-name="ce29">
            <text:p>421541</text:p>
          </table:table-cell>
          <table:table-cell office:value-type="float" office:value="164425" table:style-name="ce29">
            <text:p>164425</text:p>
          </table:table-cell>
          <table:table-cell office:value-type="float" office:value="88741" table:style-name="ce29">
            <text:p>88741</text:p>
          </table:table-cell>
          <table:table-cell office:value-type="float" office:value="710652" table:style-name="ce51">
            <text:p>710652</text:p>
          </table:table-cell>
          <table:table-cell office:value-type="string" table:style-name="ce57">
            <text:p>F</text:p>
          </table:table-cell>
          <table:table-cell office:value-type="float" office:value="561315" table:style-name="ce31">
            <text:p>561315</text:p>
          </table:table-cell>
          <table:table-cell office:value-type="float" office:value="555547" table:style-name="ce31">
            <text:p>555547</text:p>
          </table:table-cell>
          <table:table-cell office:value-type="float" office:value="648018" table:style-name="ce31">
            <text:p>648018</text:p>
          </table:table-cell>
          <table:table-cell office:value-type="float" office:value="739611" table:style-name="ce31">
            <text:p>739611</text:p>
          </table:table-cell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office:value-type="float" office:value="2013" table:style-name="ce32">
            <text:p>2013</text:p>
          </table:table-cell>
          <table:table-cell office:value-type="string" table:style-name="ce44">
            <text:p>J</text:p>
          </table:table-cell>
          <table:table-cell office:value-type="float" office:value="60766" table:style-name="ce45">
            <text:p>60766<text:s/></text:p>
          </table:table-cell>
          <table:table-cell office:value-type="float" office:value="679296" table:style-name="ce46">
            <text:p>679296<text:s/></text:p>
          </table:table-cell>
          <table:table-cell office:value-type="float" office:value="368092" table:style-name="ce47">
            <text:p>368092<text:s/></text:p>
          </table:table-cell>
          <table:table-cell office:value-type="float" office:value="371970" table:style-name="ce48">
            <text:p>371970<text:s/></text:p>
          </table:table-cell>
          <table:table-cell office:value-type="float" office:value="93224" table:style-name="ce47">
            <text:p>93224<text:s/></text:p>
          </table:table-cell>
          <table:table-cell office:value-type="float" office:value="646838" table:style-name="ce48">
            <text:p>646838<text:s/></text:p>
          </table:table-cell>
          <table:table-cell office:value-type="float" office:value="433070" table:style-name="ce47">
            <text:p>433070<text:s/></text:p>
          </table:table-cell>
          <table:table-cell office:value-type="float" office:value="306992" table:style-name="ce48">
            <text:p>306992<text:s/></text:p>
          </table:table-cell>
          <table:table-cell office:value-type="float" office:value="740062" table:style-name="ce47">
            <text:p>740062<text:s/></text:p>
          </table:table-cell>
          <table:table-cell office:value-type="float" office:value="10804" table:style-name="ce49">
            <text:p>10804<text:s/></text:p>
          </table:table-cell>
          <table:table-cell office:value-type="float" office:value="37249" table:style-name="ce59">
            <text:p>37249<text:s/></text:p>
          </table:table-cell>
          <table:table-cell office:value-type="float" office:value="436836" table:style-name="ce29">
            <text:p>436836</text:p>
          </table:table-cell>
          <table:table-cell office:value-type="float" office:value="173603" table:style-name="ce29">
            <text:p>173603</text:p>
          </table:table-cell>
          <table:table-cell office:value-type="float" office:value="92374" table:style-name="ce29">
            <text:p>92374</text:p>
          </table:table-cell>
          <table:table-cell office:value-type="float" office:value="740062" table:style-name="ce51">
            <text:p>740062</text:p>
          </table:table-cell>
          <table:table-cell office:value-type="string" table:style-name="ce57">
            <text:p>M</text:p>
          </table:table-cell>
          <table:table-cell office:value-type="float" office:value="571754" table:style-name="ce31">
            <text:p>571754</text:p>
          </table:table-cell>
          <table:table-cell office:value-type="float" office:value="551861" table:style-name="ce31">
            <text:p>551861</text:p>
          </table:table-cell>
          <table:table-cell office:value-type="float" office:value="661403" table:style-name="ce31">
            <text:p>661403</text:p>
          </table:table-cell>
          <table:table-cell office:value-type="float" office:value="734448" table:style-name="ce31">
            <text:p>734448</text:p>
          </table:table-cell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60298" table:style-name="ce45">
            <text:p>60298<text:s/></text:p>
          </table:table-cell>
          <table:table-cell office:value-type="float" office:value="679313" table:style-name="ce46">
            <text:p>679313<text:s/></text:p>
          </table:table-cell>
          <table:table-cell office:value-type="float" office:value="368906" table:style-name="ce47">
            <text:p>368906<text:s/></text:p>
          </table:table-cell>
          <table:table-cell office:value-type="float" office:value="370705" table:style-name="ce48">
            <text:p>370705<text:s/></text:p>
          </table:table-cell>
          <table:table-cell office:value-type="float" office:value="91800" table:style-name="ce47">
            <text:p>91800<text:s/></text:p>
          </table:table-cell>
          <table:table-cell office:value-type="float" office:value="647811" table:style-name="ce48">
            <text:p>647811<text:s/></text:p>
          </table:table-cell>
          <table:table-cell office:value-type="float" office:value="426483" table:style-name="ce47">
            <text:p>426483<text:s/></text:p>
          </table:table-cell>
          <table:table-cell office:value-type="float" office:value="313128" table:style-name="ce48">
            <text:p>313128<text:s/></text:p>
          </table:table-cell>
          <table:table-cell office:value-type="float" office:value="739611" table:style-name="ce47">
            <text:p>739611<text:s/></text:p>
          </table:table-cell>
          <table:table-cell office:value-type="float" office:value="10930" table:style-name="ce49">
            <text:p>10930<text:s/></text:p>
          </table:table-cell>
          <table:table-cell office:value-type="float" office:value="38648" table:style-name="ce59">
            <text:p>38648<text:s/></text:p>
          </table:table-cell>
          <table:table-cell office:value-type="float" office:value="438037" table:style-name="ce29">
            <text:p>438037</text:p>
          </table:table-cell>
          <table:table-cell office:value-type="float" office:value="172063" table:style-name="ce29">
            <text:p>172063</text:p>
          </table:table-cell>
          <table:table-cell office:value-type="float" office:value="90863" table:style-name="ce29">
            <text:p>90863</text:p>
          </table:table-cell>
          <table:table-cell office:value-type="float" office:value="739611" table:style-name="ce51">
            <text:p>739611</text:p>
          </table:table-cell>
          <table:table-cell office:value-type="string" table:style-name="ce57">
            <text:p>A</text:p>
          </table:table-cell>
          <table:table-cell office:value-type="float" office:value="570768" table:style-name="ce31">
            <text:p>570768</text:p>
          </table:table-cell>
          <table:table-cell office:value-type="float" office:value="541974" table:style-name="ce31">
            <text:p>541974</text:p>
          </table:table-cell>
          <table:table-cell office:value-type="float" office:value="655898" table:style-name="ce31">
            <text:p>655898</text:p>
          </table:table-cell>
          <table:table-cell office:value-type="float" office:value="728512" table:style-name="ce31">
            <text:p>728512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60662" table:style-name="ce45">
            <text:p>60662<text:s/></text:p>
          </table:table-cell>
          <table:table-cell office:value-type="float" office:value="673786" table:style-name="ce46">
            <text:p>673786<text:s/></text:p>
          </table:table-cell>
          <table:table-cell office:value-type="float" office:value="366274" table:style-name="ce47">
            <text:p>366274<text:s/></text:p>
          </table:table-cell>
          <table:table-cell office:value-type="float" office:value="368174" table:style-name="ce48">
            <text:p>368174<text:s/></text:p>
          </table:table-cell>
          <table:table-cell office:value-type="float" office:value="89504" table:style-name="ce47">
            <text:p>89504<text:s/></text:p>
          </table:table-cell>
          <table:table-cell office:value-type="float" office:value="644944" table:style-name="ce48">
            <text:p>644944<text:s/></text:p>
          </table:table-cell>
          <table:table-cell office:value-type="float" office:value="417936" table:style-name="ce47">
            <text:p>417936<text:s/></text:p>
          </table:table-cell>
          <table:table-cell office:value-type="float" office:value="316512" table:style-name="ce48">
            <text:p>316512<text:s/></text:p>
          </table:table-cell>
          <table:table-cell office:value-type="float" office:value="734448" table:style-name="ce47">
            <text:p>734448<text:s/></text:p>
          </table:table-cell>
          <table:table-cell office:value-type="float" office:value="11789" table:style-name="ce49">
            <text:p>11789<text:s/></text:p>
          </table:table-cell>
          <table:table-cell office:value-type="float" office:value="39874" table:style-name="ce59">
            <text:p>39874<text:s/></text:p>
          </table:table-cell>
          <table:table-cell office:value-type="float" office:value="437291" table:style-name="ce29">
            <text:p>437291</text:p>
          </table:table-cell>
          <table:table-cell office:value-type="float" office:value="168907" table:style-name="ce29">
            <text:p>168907</text:p>
          </table:table-cell>
          <table:table-cell office:value-type="float" office:value="88376" table:style-name="ce29">
            <text:p>88376</text:p>
          </table:table-cell>
          <table:table-cell office:value-type="float" office:value="734448" table:style-name="ce51">
            <text:p>734448</text:p>
          </table:table-cell>
          <table:table-cell office:value-type="string" table:style-name="ce57">
            <text:p>M</text:p>
          </table:table-cell>
          <table:table-cell office:value-type="float" office:value="560751" table:style-name="ce31">
            <text:p>560751</text:p>
          </table:table-cell>
          <table:table-cell office:value-type="float" office:value="530616" table:style-name="ce31">
            <text:p>530616</text:p>
          </table:table-cell>
          <table:table-cell office:value-type="float" office:value="641222" table:style-name="ce31">
            <text:p>641222</text:p>
          </table:table-cell>
          <table:table-cell office:value-type="float" office:value="703205" table:style-name="ce31">
            <text:p>703205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0631" table:style-name="ce45">
            <text:p>60631<text:s/></text:p>
          </table:table-cell>
          <table:table-cell office:value-type="float" office:value="667881" table:style-name="ce46">
            <text:p>667881<text:s/></text:p>
          </table:table-cell>
          <table:table-cell office:value-type="float" office:value="363004" table:style-name="ce47">
            <text:p>363004<text:s/></text:p>
          </table:table-cell>
          <table:table-cell office:value-type="float" office:value="365508" table:style-name="ce48">
            <text:p>365508<text:s/></text:p>
          </table:table-cell>
          <table:table-cell office:value-type="float" office:value="89086" table:style-name="ce47">
            <text:p>89086<text:s/></text:p>
          </table:table-cell>
          <table:table-cell office:value-type="float" office:value="639426" table:style-name="ce48">
            <text:p>639426<text:s/></text:p>
          </table:table-cell>
          <table:table-cell office:value-type="float" office:value="408971" table:style-name="ce47">
            <text:p>408971<text:s/></text:p>
          </table:table-cell>
          <table:table-cell office:value-type="float" office:value="319541" table:style-name="ce48">
            <text:p>319541<text:s/></text:p>
          </table:table-cell>
          <table:table-cell office:value-type="float" office:value="728512" table:style-name="ce47">
            <text:p>728512<text:s/></text:p>
          </table:table-cell>
          <table:table-cell office:value-type="float" office:value="13281" table:style-name="ce49">
            <text:p>13281<text:s/></text:p>
          </table:table-cell>
          <table:table-cell office:value-type="float" office:value="39179" table:style-name="ce59">
            <text:p>39179<text:s/></text:p>
          </table:table-cell>
          <table:table-cell office:value-type="float" office:value="432567" table:style-name="ce29">
            <text:p>432567</text:p>
          </table:table-cell>
          <table:table-cell office:value-type="float" office:value="168808" table:style-name="ce29">
            <text:p>168808</text:p>
          </table:table-cell>
          <table:table-cell office:value-type="float" office:value="87958" table:style-name="ce29">
            <text:p>87958</text:p>
          </table:table-cell>
          <table:table-cell office:value-type="float" office:value="728512" table:style-name="ce51">
            <text:p>728512</text:p>
          </table:table-cell>
          <table:table-cell office:value-type="string" table:style-name="ce57">
            <text:p>J</text:p>
          </table:table-cell>
          <table:table-cell office:value-type="float" office:value="551868" table:style-name="ce31">
            <text:p>551868</text:p>
          </table:table-cell>
          <table:table-cell office:value-type="float" office:value="518705" table:style-name="ce31">
            <text:p>518705</text:p>
          </table:table-cell>
          <table:table-cell office:value-type="float" office:value="645955" table:style-name="ce31">
            <text:p>645955</text:p>
          </table:table-cell>
          <table:table-cell office:value-type="float" office:value="689933" table:style-name="ce31">
            <text:p>689933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58386" table:style-name="ce45">
            <text:p>58386<text:s/></text:p>
          </table:table-cell>
          <table:table-cell office:value-type="float" office:value="644819" table:style-name="ce46">
            <text:p>644819<text:s/></text:p>
          </table:table-cell>
          <table:table-cell office:value-type="float" office:value="350179" table:style-name="ce47">
            <text:p>350179<text:s/></text:p>
          </table:table-cell>
          <table:table-cell office:value-type="float" office:value="353026" table:style-name="ce48">
            <text:p>353026<text:s/></text:p>
          </table:table-cell>
          <table:table-cell office:value-type="float" office:value="84900" table:style-name="ce47">
            <text:p>84900<text:s/></text:p>
          </table:table-cell>
          <table:table-cell office:value-type="float" office:value="618305" table:style-name="ce48">
            <text:p>618305<text:s/></text:p>
          </table:table-cell>
          <table:table-cell office:value-type="float" office:value="387454" table:style-name="ce47">
            <text:p>387454<text:s/></text:p>
          </table:table-cell>
          <table:table-cell office:value-type="float" office:value="315751" table:style-name="ce48">
            <text:p>315751<text:s/></text:p>
          </table:table-cell>
          <table:table-cell office:value-type="float" office:value="703205" table:style-name="ce47">
            <text:p>703205<text:s/></text:p>
          </table:table-cell>
          <table:table-cell office:value-type="float" office:value="14369" table:style-name="ce49">
            <text:p>14369<text:s/></text:p>
          </table:table-cell>
          <table:table-cell office:value-type="float" office:value="37719" table:style-name="ce59">
            <text:p>37719<text:s/></text:p>
          </table:table-cell>
          <table:table-cell office:value-type="float" office:value="418081" table:style-name="ce29">
            <text:p>418081</text:p>
          </table:table-cell>
          <table:table-cell office:value-type="float" office:value="162314" table:style-name="ce29">
            <text:p>162314</text:p>
          </table:table-cell>
          <table:table-cell office:value-type="float" office:value="85091" table:style-name="ce29">
            <text:p>85091</text:p>
          </table:table-cell>
          <table:table-cell office:value-type="float" office:value="703205" table:style-name="ce51">
            <text:p>703205</text:p>
          </table:table-cell>
          <table:table-cell office:value-type="string" table:style-name="ce57">
            <text:p>J</text:p>
          </table:table-cell>
          <table:table-cell office:value-type="float" office:value="548067" table:style-name="ce31">
            <text:p>548067</text:p>
          </table:table-cell>
          <table:table-cell office:value-type="float" office:value="524118" table:style-name="ce31">
            <text:p>524118</text:p>
          </table:table-cell>
          <table:table-cell office:value-type="float" office:value="655342" table:style-name="ce31">
            <text:p>655342</text:p>
          </table:table-cell>
          <table:table-cell office:value-type="float" office:value="688099" table:style-name="ce31">
            <text:p>688099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57065" table:style-name="ce45">
            <text:p>57065<text:s/></text:p>
          </table:table-cell>
          <table:table-cell office:value-type="float" office:value="632868" table:style-name="ce46">
            <text:p>632868<text:s/></text:p>
          </table:table-cell>
          <table:table-cell office:value-type="float" office:value="339867" table:style-name="ce47">
            <text:p>339867<text:s/></text:p>
          </table:table-cell>
          <table:table-cell office:value-type="float" office:value="350066" table:style-name="ce48">
            <text:p>350066<text:s/></text:p>
          </table:table-cell>
          <table:table-cell office:value-type="float" office:value="81631" table:style-name="ce47">
            <text:p>81631<text:s/></text:p>
          </table:table-cell>
          <table:table-cell office:value-type="float" office:value="608302" table:style-name="ce48">
            <text:p>608302<text:s/></text:p>
          </table:table-cell>
          <table:table-cell office:value-type="float" office:value="375976" table:style-name="ce47">
            <text:p>375976<text:s/></text:p>
          </table:table-cell>
          <table:table-cell office:value-type="float" office:value="313957" table:style-name="ce48">
            <text:p>313957<text:s/></text:p>
          </table:table-cell>
          <table:table-cell office:value-type="float" office:value="689933" table:style-name="ce47">
            <text:p>689933<text:s/></text:p>
          </table:table-cell>
          <table:table-cell office:value-type="float" office:value="16138" table:style-name="ce49">
            <text:p>16138<text:s/></text:p>
          </table:table-cell>
          <table:table-cell office:value-type="float" office:value="37287" table:style-name="ce59">
            <text:p>37287<text:s/></text:p>
          </table:table-cell>
          <table:table-cell office:value-type="float" office:value="408759" table:style-name="ce29">
            <text:p>408759</text:p>
          </table:table-cell>
          <table:table-cell office:value-type="float" office:value="158299" table:style-name="ce29">
            <text:p>158299</text:p>
          </table:table-cell>
          <table:table-cell office:value-type="float" office:value="85588" table:style-name="ce29">
            <text:p>85588</text:p>
          </table:table-cell>
          <table:table-cell office:value-type="float" office:value="689933" table:style-name="ce51">
            <text:p>689933</text:p>
          </table:table-cell>
          <table:table-cell office:value-type="string" table:style-name="ce57">
            <text:p>A</text:p>
          </table:table-cell>
          <table:table-cell office:value-type="float" office:value="549654" table:style-name="ce31">
            <text:p>549654</text:p>
          </table:table-cell>
          <table:table-cell office:value-type="float" office:value="533372" table:style-name="ce31">
            <text:p>533372</text:p>
          </table:table-cell>
          <table:table-cell office:value-type="float" office:value="650827" table:style-name="ce31">
            <text:p>650827</text:p>
          </table:table-cell>
          <table:table-cell office:value-type="float" office:value="695065" table:style-name="ce31">
            <text:p>695065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58722" table:style-name="ce45">
            <text:p>58722<text:s/></text:p>
          </table:table-cell>
          <table:table-cell office:value-type="float" office:value="629377" table:style-name="ce46">
            <text:p>629377<text:s/></text:p>
          </table:table-cell>
          <table:table-cell office:value-type="float" office:value="335718" table:style-name="ce47">
            <text:p>335718<text:s/></text:p>
          </table:table-cell>
          <table:table-cell office:value-type="float" office:value="352381" table:style-name="ce48">
            <text:p>352381<text:s/></text:p>
          </table:table-cell>
          <table:table-cell office:value-type="float" office:value="82494" table:style-name="ce47">
            <text:p>82494<text:s/></text:p>
          </table:table-cell>
          <table:table-cell office:value-type="float" office:value="605605" table:style-name="ce48">
            <text:p>605605<text:s/></text:p>
          </table:table-cell>
          <table:table-cell office:value-type="float" office:value="370539" table:style-name="ce47">
            <text:p>370539<text:s/></text:p>
          </table:table-cell>
          <table:table-cell office:value-type="float" office:value="317560" table:style-name="ce48">
            <text:p>317560<text:s/></text:p>
          </table:table-cell>
          <table:table-cell office:value-type="float" office:value="688099" table:style-name="ce47">
            <text:p>688099<text:s/></text:p>
          </table:table-cell>
          <table:table-cell office:value-type="float" office:value="18452" table:style-name="ce49">
            <text:p>18452<text:s/></text:p>
          </table:table-cell>
          <table:table-cell office:value-type="float" office:value="36501" table:style-name="ce59">
            <text:p>36501<text:s/></text:p>
          </table:table-cell>
          <table:table-cell office:value-type="float" office:value="401793" table:style-name="ce29">
            <text:p>401793</text:p>
          </table:table-cell>
          <table:table-cell office:value-type="float" office:value="158159" table:style-name="ce29">
            <text:p>158159</text:p>
          </table:table-cell>
          <table:table-cell office:value-type="float" office:value="91646" table:style-name="ce29">
            <text:p>91646</text:p>
          </table:table-cell>
          <table:table-cell office:value-type="float" office:value="688099" table:style-name="ce51">
            <text:p>688099</text:p>
          </table:table-cell>
          <table:table-cell office:value-type="string" table:style-name="ce57">
            <text:p>S</text:p>
          </table:table-cell>
          <table:table-cell office:value-type="float" office:value="555820" table:style-name="ce31">
            <text:p>555820</text:p>
          </table:table-cell>
          <table:table-cell office:value-type="float" office:value="554086" table:style-name="ce31">
            <text:p>554086</text:p>
          </table:table-cell>
          <table:table-cell office:value-type="float" office:value="683557" table:style-name="ce31">
            <text:p>683557</text:p>
          </table:table-cell>
          <table:table-cell office:value-type="float" office:value="697296" table:style-name="ce31">
            <text:p>697296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1977" table:style-name="ce45">
            <text:p>61977<text:s/></text:p>
          </table:table-cell>
          <table:table-cell office:value-type="float" office:value="633088" table:style-name="ce46">
            <text:p>633088<text:s/></text:p>
          </table:table-cell>
          <table:table-cell office:value-type="float" office:value="334776" table:style-name="ce47">
            <text:p>334776<text:s/></text:p>
          </table:table-cell>
          <table:table-cell office:value-type="float" office:value="360289" table:style-name="ce48">
            <text:p>360289<text:s/></text:p>
          </table:table-cell>
          <table:table-cell office:value-type="float" office:value="84479" table:style-name="ce47">
            <text:p>84479<text:s/></text:p>
          </table:table-cell>
          <table:table-cell office:value-type="float" office:value="610586" table:style-name="ce48">
            <text:p>610586<text:s/></text:p>
          </table:table-cell>
          <table:table-cell office:value-type="float" office:value="374034" table:style-name="ce47">
            <text:p>374034<text:s/></text:p>
          </table:table-cell>
          <table:table-cell office:value-type="float" office:value="321031" table:style-name="ce48">
            <text:p>321031<text:s/></text:p>
          </table:table-cell>
          <table:table-cell office:value-type="float" office:value="695065" table:style-name="ce47">
            <text:p>695065<text:s/></text:p>
          </table:table-cell>
          <table:table-cell office:value-type="float" office:value="18239" table:style-name="ce49">
            <text:p>18239<text:s/></text:p>
          </table:table-cell>
          <table:table-cell office:value-type="float" office:value="36301" table:style-name="ce59">
            <text:p>36301<text:s/></text:p>
          </table:table-cell>
          <table:table-cell office:value-type="float" office:value="400636" table:style-name="ce29">
            <text:p>400636</text:p>
          </table:table-cell>
          <table:table-cell office:value-type="float" office:value="160014" table:style-name="ce29">
            <text:p>160014</text:p>
          </table:table-cell>
          <table:table-cell office:value-type="float" office:value="98114" table:style-name="ce29">
            <text:p>98114</text:p>
          </table:table-cell>
          <table:table-cell office:value-type="float" office:value="695065" table:style-name="ce51">
            <text:p>695065</text:p>
          </table:table-cell>
          <table:table-cell office:value-type="string" table:style-name="ce57">
            <text:p>O</text:p>
          </table:table-cell>
          <table:table-cell office:value-type="float" office:value="550846" table:style-name="ce31">
            <text:p>550846</text:p>
          </table:table-cell>
          <table:table-cell office:value-type="float" office:value="567250" table:style-name="ce31">
            <text:p>567250</text:p>
          </table:table-cell>
          <table:table-cell office:value-type="float" office:value="695000" table:style-name="ce31">
            <text:p>695000</text:p>
          </table:table-cell>
          <table:table-cell office:value-type="float" office:value="694904" table:style-name="ce31">
            <text:p>694904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68499" table:style-name="ce45">
            <text:p>68499<text:s/></text:p>
          </table:table-cell>
          <table:table-cell office:value-type="float" office:value="628797" table:style-name="ce46">
            <text:p>628797<text:s/></text:p>
          </table:table-cell>
          <table:table-cell office:value-type="float" office:value="334727" table:style-name="ce47">
            <text:p>334727<text:s/></text:p>
          </table:table-cell>
          <table:table-cell office:value-type="float" office:value="362569" table:style-name="ce48">
            <text:p>362569<text:s/></text:p>
          </table:table-cell>
          <table:table-cell office:value-type="float" office:value="89384" table:style-name="ce47">
            <text:p>89384<text:s/></text:p>
          </table:table-cell>
          <table:table-cell office:value-type="float" office:value="607912" table:style-name="ce48">
            <text:p>607912<text:s/></text:p>
          </table:table-cell>
          <table:table-cell office:value-type="float" office:value="370500" table:style-name="ce47">
            <text:p>370500<text:s/></text:p>
          </table:table-cell>
          <table:table-cell office:value-type="float" office:value="326796" table:style-name="ce48">
            <text:p>326796<text:s/></text:p>
          </table:table-cell>
          <table:table-cell office:value-type="float" office:value="697296" table:style-name="ce47">
            <text:p>697296<text:s/></text:p>
          </table:table-cell>
          <table:table-cell office:value-type="float" office:value="19645" table:style-name="ce49">
            <text:p>19645<text:s/></text:p>
          </table:table-cell>
          <table:table-cell office:value-type="float" office:value="36214" table:style-name="ce59">
            <text:p>36214<text:s/></text:p>
          </table:table-cell>
          <table:table-cell office:value-type="float" office:value="395917" table:style-name="ce29">
            <text:p>395917</text:p>
          </table:table-cell>
          <table:table-cell office:value-type="float" office:value="161715" table:style-name="ce29">
            <text:p>161715</text:p>
          </table:table-cell>
          <table:table-cell office:value-type="float" office:value="103450" table:style-name="ce29">
            <text:p>103450</text:p>
          </table:table-cell>
          <table:table-cell office:value-type="float" office:value="697296" table:style-name="ce51">
            <text:p>697296</text:p>
          </table:table-cell>
          <table:table-cell office:value-type="string" table:style-name="ce57">
            <text:p>N</text:p>
          </table:table-cell>
          <table:table-cell office:value-type="float" office:value="546926" table:style-name="ce31">
            <text:p>546926</text:p>
          </table:table-cell>
          <table:table-cell office:value-type="float" office:value="583420" table:style-name="ce31">
            <text:p>583420</text:p>
          </table:table-cell>
          <table:table-cell office:value-type="float" office:value="697789" table:style-name="ce31">
            <text:p>697789</text:p>
          </table:table-cell>
          <table:table-cell office:value-type="float" office:value="692019" table:style-name="ce31">
            <text:p>692019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72153" table:style-name="ce45">
            <text:p>72153<text:s/></text:p>
          </table:table-cell>
          <table:table-cell office:value-type="float" office:value="622751" table:style-name="ce46">
            <text:p>622751<text:s/></text:p>
          </table:table-cell>
          <table:table-cell office:value-type="float" office:value="335839" table:style-name="ce47">
            <text:p>335839<text:s/></text:p>
          </table:table-cell>
          <table:table-cell office:value-type="float" office:value="359065" table:style-name="ce48">
            <text:p>359065<text:s/></text:p>
          </table:table-cell>
          <table:table-cell office:value-type="float" office:value="92577" table:style-name="ce47">
            <text:p>92577<text:s/></text:p>
          </table:table-cell>
          <table:table-cell office:value-type="float" office:value="602327" table:style-name="ce48">
            <text:p>602327<text:s/></text:p>
          </table:table-cell>
          <table:table-cell office:value-type="float" office:value="371811" table:style-name="ce47">
            <text:p>371811<text:s/></text:p>
          </table:table-cell>
          <table:table-cell office:value-type="float" office:value="323093" table:style-name="ce48">
            <text:p>323093<text:s/></text:p>
          </table:table-cell>
          <table:table-cell office:value-type="float" office:value="694904" table:style-name="ce47">
            <text:p>694904<text:s/></text:p>
          </table:table-cell>
          <table:table-cell office:value-type="float" office:value="19566" table:style-name="ce49">
            <text:p>19566<text:s/></text:p>
          </table:table-cell>
          <table:table-cell office:value-type="float" office:value="36929" table:style-name="ce59">
            <text:p>36929<text:s/></text:p>
          </table:table-cell>
          <table:table-cell office:value-type="float" office:value="396453" table:style-name="ce29">
            <text:p>396453</text:p>
          </table:table-cell>
          <table:table-cell office:value-type="float" office:value="162583" table:style-name="ce29">
            <text:p>162583</text:p>
          </table:table-cell>
          <table:table-cell office:value-type="float" office:value="98939" table:style-name="ce29">
            <text:p>98939</text:p>
          </table:table-cell>
          <table:table-cell office:value-type="float" office:value="694904" table:style-name="ce51">
            <text:p>694904</text:p>
          </table:table-cell>
          <table:table-cell office:value-type="string" table:style-name="ce57">
            <text:p>D</text:p>
          </table:table-cell>
          <table:table-cell office:value-type="float" office:value="541840" table:style-name="ce31">
            <text:p>541840</text:p>
          </table:table-cell>
          <table:table-cell office:value-type="float" office:value="605134" table:style-name="ce31">
            <text:p>605134</text:p>
          </table:table-cell>
          <table:table-cell office:value-type="float" office:value="710652" table:style-name="ce31">
            <text:p>710652</text:p>
          </table:table-cell>
          <table:table-cell office:value-type="float" office:value="690535" table:style-name="ce31">
            <text:p>690535</text:p>
          </table:table-cell>
          <table:table-cell table:style-name="ce58"/>
          <table:table-cell table:number-columns-repeated="8" table:style-name="ce29"/>
          <table:table-cell office:value-type="string" table:style-name="ce55">
            <text:p>Este bloco está pronto</text:p>
          </table:table-cell>
          <table:table-cell table:number-columns-repeated="16352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73203" table:style-name="ce45">
            <text:p>73203<text:s/></text:p>
          </table:table-cell>
          <table:table-cell office:value-type="float" office:value="618816" table:style-name="ce46">
            <text:p>618816<text:s/></text:p>
          </table:table-cell>
          <table:table-cell office:value-type="float" office:value="336599" table:style-name="ce47">
            <text:p>336599<text:s/></text:p>
          </table:table-cell>
          <table:table-cell office:value-type="float" office:value="355420" table:style-name="ce48">
            <text:p>355420<text:s/></text:p>
          </table:table-cell>
          <table:table-cell office:value-type="float" office:value="93427" table:style-name="ce47">
            <text:p>93427<text:s/></text:p>
          </table:table-cell>
          <table:table-cell office:value-type="float" office:value="598592" table:style-name="ce48">
            <text:p>598592<text:s/></text:p>
          </table:table-cell>
          <table:table-cell office:value-type="float" office:value="370108" table:style-name="ce47">
            <text:p>370108<text:s/></text:p>
          </table:table-cell>
          <table:table-cell office:value-type="float" office:value="321911" table:style-name="ce48">
            <text:p>321911<text:s/></text:p>
          </table:table-cell>
          <table:table-cell office:value-type="float" office:value="692019" table:style-name="ce47">
            <text:p>692019<text:s/></text:p>
          </table:table-cell>
          <table:table-cell office:value-type="float" office:value="17886" table:style-name="ce49">
            <text:p>17886<text:s/></text:p>
          </table:table-cell>
          <table:table-cell office:value-type="float" office:value="37361" table:style-name="ce59">
            <text:p>37361<text:s/></text:p>
          </table:table-cell>
          <table:table-cell office:value-type="float" office:value="395774" table:style-name="ce29">
            <text:p>395774</text:p>
          </table:table-cell>
          <table:table-cell office:value-type="float" office:value="163235" table:style-name="ce29">
            <text:p>163235</text:p>
          </table:table-cell>
          <table:table-cell office:value-type="float" office:value="95649" table:style-name="ce29">
            <text:p>95649</text:p>
          </table:table-cell>
          <table:table-cell office:value-type="float" office:value="692019" table:style-name="ce51">
            <text:p>692019</text:p>
          </table:table-cell>
          <table:table-cell table:style-name="ce57"/>
          <table:table-cell office:value-type="string" table:style-name="ce55">
            <text:p>Ofertas</text:p>
          </table:table-cell>
          <table:table-cell table:number-columns-repeated="4" table:style-name="ce31"/>
          <table:table-cell office:value-type="string" table:number-columns-spanned="2" table:number-rows-spanned="1" table:style-name="ce88">
            <text:p>Médias fim</text:p>
          </table:table-cell>
          <table:covered-table-cell/>
          <table:table-cell office:value-type="float" office:value="2014" table:style-name="ce60">
            <text:p>2014</text:p>
          </table:table-cell>
          <table:table-cell office:value-type="string" table:number-columns-spanned="2" table:number-rows-spanned="1" table:style-name="ce88">
            <text:p>Médias longo</text:p>
          </table:table-cell>
          <table:covered-table-cell/>
          <table:table-cell office:value-type="float" office:value="2014" table:style-name="ce61">
            <text:p>2014</text:p>
          </table:table-cell>
          <table:table-cell table:style-name="ce62"/>
          <table:table-cell table:number-columns-repeated="16354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70693" table:style-name="ce45">
            <text:p>70693<text:s/></text:p>
          </table:table-cell>
          <table:table-cell office:value-type="float" office:value="619842" table:style-name="ce46">
            <text:p>619842<text:s/></text:p>
          </table:table-cell>
          <table:table-cell office:value-type="float" office:value="337688" table:style-name="ce47">
            <text:p>337688<text:s/></text:p>
          </table:table-cell>
          <table:table-cell office:value-type="float" office:value="352847" table:style-name="ce48">
            <text:p>352847<text:s/></text:p>
          </table:table-cell>
          <table:table-cell office:value-type="float" office:value="89496" table:style-name="ce47">
            <text:p>89496<text:s/></text:p>
          </table:table-cell>
          <table:table-cell office:value-type="float" office:value="601039" table:style-name="ce48">
            <text:p>601039<text:s/></text:p>
          </table:table-cell>
          <table:table-cell office:value-type="float" office:value="367550" table:style-name="ce47">
            <text:p>367550<text:s/></text:p>
          </table:table-cell>
          <table:table-cell office:value-type="float" office:value="322985" table:style-name="ce48">
            <text:p>322985<text:s/></text:p>
          </table:table-cell>
          <table:table-cell office:value-type="float" office:value="690535" table:style-name="ce47">
            <text:p>690535<text:s/></text:p>
          </table:table-cell>
          <table:table-cell office:value-type="float" office:value="17387" table:style-name="ce49">
            <text:p>17387<text:s/></text:p>
          </table:table-cell>
          <table:table-cell office:value-type="float" office:value="37808" table:style-name="ce59">
            <text:p>37808<text:s/></text:p>
          </table:table-cell>
          <table:table-cell office:value-type="float" office:value="397964" table:style-name="ce29">
            <text:p>397964</text:p>
          </table:table-cell>
          <table:table-cell office:value-type="float" office:value="161354" table:style-name="ce29">
            <text:p>161354</text:p>
          </table:table-cell>
          <table:table-cell office:value-type="float" office:value="93409" table:style-name="ce29">
            <text:p>93409</text:p>
          </table:table-cell>
          <table:table-cell office:value-type="float" office:value="690535" table:style-name="ce51">
            <text:p>690535</text:p>
          </table:table-cell>
          <table:table-cell table:style-name="ce57"/>
          <table:table-cell office:value-type="float" office:value="2010" table:style-name="ce63">
            <text:p>2010</text:p>
          </table:table-cell>
          <table:table-cell office:value-type="float" office:value="2011" table:style-name="ce63">
            <text:p>2011</text:p>
          </table:table-cell>
          <table:table-cell office:value-type="float" office:value="2012" table:style-name="ce63">
            <text:p>2012</text:p>
          </table:table-cell>
          <table:table-cell office:value-type="float" office:value="2013" table:style-name="ce63">
            <text:p>2013</text:p>
          </table:table-cell>
          <table:table-cell office:value-type="float" office:value="2014" table:style-name="ce56">
            <text:p>2014</text:p>
          </table:table-cell>
          <table:table-cell office:value-type="string" table:style-name="ce64">
            <text:p>Pedidos</text:p>
          </table:table-cell>
          <table:table-cell office:value-type="string" table:style-name="ce55">
            <text:p>Desemp</text:p>
          </table:table-cell>
          <table:table-cell office:value-type="string" table:style-name="ce65">
            <text:p>Ofertas</text:p>
          </table:table-cell>
          <table:table-cell office:value-type="string" table:style-name="ce66">
            <text:p>Pedidos</text:p>
          </table:table-cell>
          <table:table-cell office:value-type="string" table:style-name="ce38">
            <text:p>Desemp</text:p>
          </table:table-cell>
          <table:table-cell office:value-type="string" table:style-name="ce38">
            <text:p>Ofertas</text:p>
          </table:table-cell>
          <table:table-cell office:value-type="string" table:style-name="ce67">
            <text:p>Colocaç</text:p>
          </table:table-cell>
          <table:table-cell table:style-name="ce26"/>
          <table:table-cell office:value-type="string" table:style-name="ce38">
            <text:p>Jan</text:p>
          </table:table-cell>
          <table:table-cell office:value-type="string" table:style-name="ce38">
            <text:p>Fev</text:p>
          </table:table-cell>
          <table:table-cell office:value-type="string" table:style-name="ce38">
            <text:p>Mar</text:p>
          </table:table-cell>
          <table:table-cell office:value-type="string" table:style-name="ce38">
            <text:p>Abr</text:p>
          </table:table-cell>
          <table:table-cell office:value-type="string" table:style-name="ce38">
            <text:p>Mai</text:p>
          </table:table-cell>
          <table:table-cell office:value-type="string" table:style-name="ce38">
            <text:p>Jun</text:p>
          </table:table-cell>
          <table:table-cell office:value-type="string" table:style-name="ce38">
            <text:p>Jul</text:p>
          </table:table-cell>
          <table:table-cell office:value-type="string" table:style-name="ce38">
            <text:p>Ago</text:p>
          </table:table-cell>
          <table:table-cell office:value-type="string" table:style-name="ce38">
            <text:p>Set</text:p>
          </table:table-cell>
          <table:table-cell office:value-type="string" table:style-name="ce38">
            <text:p>Out</text:p>
          </table:table-cell>
          <table:table-cell office:value-type="string" table:style-name="ce38">
            <text:p>Nov</text:p>
          </table:table-cell>
          <table:table-cell office:value-type="string" table:style-name="ce38">
            <text:p>Dez</text:p>
          </table:table-cell>
          <table:table-cell table:number-columns-repeated="16341"/>
        </table:table-row>
        <table:table-row table:style-name="ro2">
          <table:table-cell office:value-type="float" office:value="2014" table:style-name="ce26">
            <text:p>2014</text:p>
          </table:table-cell>
          <table:table-cell office:value-type="string" table:style-name="ce44">
            <text:p>J</text:p>
          </table:table-cell>
          <table:table-cell office:value-type="float" office:value="73676" table:style-name="ce45">
            <text:p>73676<text:s/></text:p>
          </table:table-cell>
          <table:table-cell office:value-type="float" office:value="631651" table:style-name="ce46">
            <text:p>631651<text:s/></text:p>
          </table:table-cell>
          <table:table-cell office:value-type="float" office:value="345764" table:style-name="ce47">
            <text:p>345764<text:s/></text:p>
          </table:table-cell>
          <table:table-cell office:value-type="float" office:value="359563" table:style-name="ce48">
            <text:p>359563<text:s/></text:p>
          </table:table-cell>
          <table:table-cell office:value-type="float" office:value="93606" table:style-name="ce47">
            <text:p>93606<text:s/></text:p>
          </table:table-cell>
          <table:table-cell office:value-type="float" office:value="611721" table:style-name="ce48">
            <text:p>611721<text:s/></text:p>
          </table:table-cell>
          <table:table-cell office:value-type="float" office:value="375382" table:style-name="ce47">
            <text:p>375382<text:s/></text:p>
          </table:table-cell>
          <table:table-cell office:value-type="float" office:value="329945" table:style-name="ce48">
            <text:p>329945<text:s/></text:p>
          </table:table-cell>
          <table:table-cell office:value-type="float" office:value="705327" table:style-name="ce47">
            <text:p>705327<text:s/></text:p>
          </table:table-cell>
          <table:table-cell office:value-type="float" office:value="17098" table:style-name="ce49">
            <text:p>17098<text:s/></text:p>
          </table:table-cell>
          <table:table-cell office:value-type="float" office:value="38278" table:style-name="ce59">
            <text:p>38278<text:s/></text:p>
          </table:table-cell>
          <table:table-cell office:value-type="float" office:value="405701" table:style-name="ce29">
            <text:p>405701</text:p>
          </table:table-cell>
          <table:table-cell office:value-type="float" office:value="166692" table:style-name="ce29">
            <text:p>166692</text:p>
          </table:table-cell>
          <table:table-cell office:value-type="float" office:value="94656" table:style-name="ce29">
            <text:p>94656</text:p>
          </table:table-cell>
          <table:table-cell office:value-type="float" office:value="705327" table:style-name="ce51">
            <text:p>705327</text:p>
          </table:table-cell>
          <table:table-cell office:value-type="string" table:style-name="ce57">
            <text:p>J</text:p>
          </table:table-cell>
          <table:table-cell office:value-type="float" office:value="19033" table:style-name="ce31">
            <text:p>19033</text:p>
          </table:table-cell>
          <table:table-cell office:value-type="float" office:value="13623" table:style-name="ce31">
            <text:p>13623</text:p>
          </table:table-cell>
          <table:table-cell office:value-type="float" office:value="8505" table:style-name="ce31">
            <text:p>8505</text:p>
          </table:table-cell>
          <table:table-cell office:value-type="float" office:value="10804" table:style-name="ce31">
            <text:p>10804</text:p>
          </table:table-cell>
          <table:table-cell office:value-type="float" office:value="17098" table:style-name="ce58">
            <text:p>17098</text:p>
          </table:table-cell>
          <table:table-cell office:value-type="float" office:value="899987.83333333337" table:style-name="ce68">
            <text:p>899988</text:p>
          </table:table-cell>
          <table:table-cell office:value-type="float" office:value="704912.83333333337" table:style-name="ce69">
            <text:p>704913</text:p>
          </table:table-cell>
          <table:table-cell office:value-type="float" office:value="16231.666666666666" table:style-name="ce70">
            <text:p>16232</text:p>
          </table:table-cell>
          <table:table-cell office:value-type="float" office:value="66514.833333333328" table:style-name="ce68">
            <text:p>66515</text:p>
          </table:table-cell>
          <table:table-cell office:value-type="float" office:value="63887.75" table:style-name="ce58">
            <text:p>63888</text:p>
          </table:table-cell>
          <table:table-cell office:value-type="float" office:value="12167.083333333334" table:style-name="ce58">
            <text:p>12167</text:p>
          </table:table-cell>
          <table:table-cell office:value-type="float" office:value="7387.75" table:style-name="ce71">
            <text:p>7388</text:p>
          </table:table-cell>
          <table:table-cell office:value-type="string" table:style-name="ce55">
            <text:p>Pedidos</text:p>
          </table:table-cell>
          <table:table-cell office:value-type="float" office:value="899987.83333333337" table:style-name="ce72">
            <text:p>899988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F</text:p>
          </table:table-cell>
          <table:table-cell office:value-type="float" office:value="18340" table:style-name="ce31">
            <text:p>18340</text:p>
          </table:table-cell>
          <table:table-cell office:value-type="float" office:value="13913" table:style-name="ce31">
            <text:p>13913</text:p>
          </table:table-cell>
          <table:table-cell office:value-type="float" office:value="8732" table:style-name="ce31">
            <text:p>8732</text:p>
          </table:table-cell>
          <table:table-cell office:value-type="float" office:value="10930" table:style-name="ce31">
            <text:p>10930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55">
            <text:p>Desemp</text:p>
          </table:table-cell>
          <table:table-cell office:value-type="float" office:value="704912.83333333337" table:style-name="ce72">
            <text:p>704913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M</text:p>
          </table:table-cell>
          <table:table-cell office:value-type="float" office:value="19288" table:style-name="ce31">
            <text:p>19288</text:p>
          </table:table-cell>
          <table:table-cell office:value-type="float" office:value="12635" table:style-name="ce31">
            <text:p>12635</text:p>
          </table:table-cell>
          <table:table-cell office:value-type="float" office:value="9296" table:style-name="ce31">
            <text:p>9296</text:p>
          </table:table-cell>
          <table:table-cell office:value-type="float" office:value="11789" table:style-name="ce31">
            <text:p>11789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55">
            <text:p>Ofertas</text:p>
          </table:table-cell>
          <table:table-cell office:value-type="float" office:value="16231.666666666666" table:style-name="ce72">
            <text:p>16232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A</text:p>
          </table:table-cell>
          <table:table-cell office:value-type="float" office:value="21269" table:style-name="ce31">
            <text:p>21269</text:p>
          </table:table-cell>
          <table:table-cell office:value-type="float" office:value="13006" table:style-name="ce31">
            <text:p>13006</text:p>
          </table:table-cell>
          <table:table-cell office:value-type="float" office:value="9651" table:style-name="ce31">
            <text:p>9651</text:p>
          </table:table-cell>
          <table:table-cell office:value-type="float" office:value="13281" table:style-name="ce31">
            <text:p>13281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style-name="ce2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M</text:p>
          </table:table-cell>
          <table:table-cell office:value-type="float" office:value="22385" table:style-name="ce31">
            <text:p>22385</text:p>
          </table:table-cell>
          <table:table-cell office:value-type="float" office:value="13585" table:style-name="ce31">
            <text:p>13585</text:p>
          </table:table-cell>
          <table:table-cell office:value-type="float" office:value="10219" table:style-name="ce31">
            <text:p>10219</text:p>
          </table:table-cell>
          <table:table-cell office:value-type="float" office:value="14369" table:style-name="ce31">
            <text:p>14369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style-name="ce2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J</text:p>
          </table:table-cell>
          <table:table-cell office:value-type="float" office:value="22333" table:style-name="ce31">
            <text:p>22333</text:p>
          </table:table-cell>
          <table:table-cell office:value-type="float" office:value="13753" table:style-name="ce31">
            <text:p>13753</text:p>
          </table:table-cell>
          <table:table-cell office:value-type="float" office:value="10939" table:style-name="ce31">
            <text:p>10939</text:p>
          </table:table-cell>
          <table:table-cell office:value-type="float" office:value="16138" table:style-name="ce31">
            <text:p>16138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Pedidos</text:p>
          </table:table-cell>
          <table:table-cell office:value-type="float" office:value="66514.833333333328" table:style-name="ce72">
            <text:p>66515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J</text:p>
          </table:table-cell>
          <table:table-cell office:value-type="float" office:value="22892" table:style-name="ce31">
            <text:p>22892</text:p>
          </table:table-cell>
          <table:table-cell office:value-type="float" office:value="14052" table:style-name="ce31">
            <text:p>14052</text:p>
          </table:table-cell>
          <table:table-cell office:value-type="float" office:value="11417" table:style-name="ce31">
            <text:p>11417</text:p>
          </table:table-cell>
          <table:table-cell office:value-type="float" office:value="18452" table:style-name="ce31">
            <text:p>18452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Desemp</text:p>
          </table:table-cell>
          <table:table-cell office:value-type="float" office:value="63887.75" table:style-name="ce72">
            <text:p>63888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A</text:p>
          </table:table-cell>
          <table:table-cell office:value-type="float" office:value="22237" table:style-name="ce31">
            <text:p>22237</text:p>
          </table:table-cell>
          <table:table-cell office:value-type="float" office:value="13898" table:style-name="ce31">
            <text:p>13898</text:p>
          </table:table-cell>
          <table:table-cell office:value-type="float" office:value="11900" table:style-name="ce31">
            <text:p>11900</text:p>
          </table:table-cell>
          <table:table-cell office:value-type="float" office:value="18239" table:style-name="ce31">
            <text:p>18239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Ofertas</text:p>
          </table:table-cell>
          <table:table-cell office:value-type="float" office:value="12167.083333333334" table:style-name="ce72">
            <text:p>12167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S</text:p>
          </table:table-cell>
          <table:table-cell office:value-type="float" office:value="21503" table:style-name="ce31">
            <text:p>21503</text:p>
          </table:table-cell>
          <table:table-cell office:value-type="float" office:value="13108" table:style-name="ce31">
            <text:p>13108</text:p>
          </table:table-cell>
          <table:table-cell office:value-type="float" office:value="12120" table:style-name="ce31">
            <text:p>12120</text:p>
          </table:table-cell>
          <table:table-cell office:value-type="float" office:value="19645" table:style-name="ce31">
            <text:p>19645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Colocaç</text:p>
          </table:table-cell>
          <table:table-cell office:value-type="float" office:value="7387.75" table:style-name="ce72">
            <text:p>7388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O</text:p>
          </table:table-cell>
          <table:table-cell office:value-type="float" office:value="18929" table:style-name="ce31">
            <text:p>18929</text:p>
          </table:table-cell>
          <table:table-cell office:value-type="float" office:value="10925" table:style-name="ce31">
            <text:p>10925</text:p>
          </table:table-cell>
          <table:table-cell office:value-type="float" office:value="11565" table:style-name="ce31">
            <text:p>11565</text:p>
          </table:table-cell>
          <table:table-cell office:value-type="float" office:value="19566" table:style-name="ce31">
            <text:p>19566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N</text:p>
          </table:table-cell>
          <table:table-cell office:value-type="float" office:value="16803" table:style-name="ce31">
            <text:p>16803</text:p>
          </table:table-cell>
          <table:table-cell office:value-type="float" office:value="9242" table:style-name="ce31">
            <text:p>9242</text:p>
          </table:table-cell>
          <table:table-cell office:value-type="float" office:value="11103" table:style-name="ce31">
            <text:p>11103</text:p>
          </table:table-cell>
          <table:table-cell office:value-type="float" office:value="17886" table:style-name="ce31">
            <text:p>17886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D</text:p>
          </table:table-cell>
          <table:table-cell office:value-type="float" office:value="13086" table:style-name="ce31">
            <text:p>13086</text:p>
          </table:table-cell>
          <table:table-cell office:value-type="float" office:value="9074" table:style-name="ce31">
            <text:p>9074</text:p>
          </table:table-cell>
          <table:table-cell office:value-type="float" office:value="10640" table:style-name="ce31">
            <text:p>10640</text:p>
          </table:table-cell>
          <table:table-cell office:value-type="float" office:value="17387" table:style-name="ce31">
            <text:p>17387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74"/>
          <table:table-cell table:style-name="ce75"/>
          <table:table-cell office:value-type="string" table:style-name="ce76">
            <text:p>Última linha de trabaho é a 63</text:p>
          </table:table-cell>
          <table:table-cell table:style-name="ce75"/>
          <table:table-cell table:number-columns-repeated="4" table:style-name="ce77"/>
          <table:table-cell table:style-name="ce74"/>
          <table:table-cell table:style-name="ce75"/>
          <table:table-cell table:number-columns-repeated="2" table:style-name="ce78"/>
          <table:table-cell table:style-name="ce79"/>
          <table:table-cell table:number-columns-repeated="3" table:style-name="ce80"/>
          <table:table-cell table:style-name="ce81"/>
          <table:table-cell table:style-name="ce82"/>
          <table:table-cell table:style-name="ce83"/>
          <table:table-cell table:number-columns-repeated="4" table:style-name="ce81"/>
          <table:table-cell table:number-columns-repeated="7" table:style-name="ce80"/>
          <table:table-cell table:number-columns-repeated="16354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63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44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44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8"/>
          <table:table-cell table:style-name="ce32"/>
          <table:table-cell table:style-name="ce44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7:Síntese.H57">
        <table:table-column table:style-name="co23" table:default-cell-style-name="ce89"/>
        <table:table-column table:style-name="co24" table:default-cell-style-name="ce89"/>
        <table:table-column table:style-name="co25" table:default-cell-style-name="ce89"/>
        <table:table-column table:style-name="co26" table:number-columns-repeated="2" table:default-cell-style-name="ce89"/>
        <table:table-column table:style-name="co27" table:default-cell-style-name="ce89"/>
        <table:table-column table:style-name="co26" table:default-cell-style-name="ce89"/>
        <table:table-column table:style-name="co27" table:default-cell-style-name="ce89"/>
        <table:table-column table:style-name="co28" table:number-columns-repeated="16376" table:default-cell-style-name="ce89"/>
        <table:table-row table:style-name="ro6">
          <table:table-cell table:number-columns-repeated="16384"/>
        </table:table-row>
        <table:table-row table:style-name="ro6">
          <table:table-cell/>
          <table:table-cell table:style-name="ce89">
            <draw:frame draw:z-index="72" draw:id="id71" draw:style-name="a120" draw:name="Picture 483" svg:x="0.01041in" svg:y="0in" svg:width="2.36458in" svg:height="0.3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74" draw:id="id73" draw:style-name="a127" draw:name="Text Box 486" svg:x="0.40625in" svg:y="0.07291in" svg:width="1.75in" svg:height="0.21875in">
              <draw:text-box>
                <text:p text:style-name="a124" text:class-names="" text:cond-style-name=""><text:span text:style-name="a122" text:class-names="">JANEIRO <text:s text:c="1"/>2014, <text:s text:c="1"/></text:span><text:span text:style-name="a123" text:class-names="">Nº1</text:span></text:p>
                <text:p text:style-name="a126" text:class-names="" text:cond-style-name=""><text:span text:style-name="a125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89">
            <draw:frame draw:z-index="73" draw:id="id72" draw:style-name="a121" draw:name="Picture 487" svg:x="0.6875in" svg:y="0.062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 table:number-columns-repeated="12" table:style-name="ce89"/>
          <table:table-cell table:number-columns-repeated="16372" table:style-name="ce1"/>
        </table:table-row>
        <table:table-row table:style-name="ro6">
          <table:table-cell table:style-name="ce90">
            <draw:frame draw:z-index="11" draw:id="id10" draw:style-name="a14" draw:name="Chart 22" svg:x="0.16667in" svg:y="0in" svg:width="2.89583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3" draw:id="id32" draw:style-name="a50" draw:name="Chart 58" svg:x="0.16667in" svg:y="0in" svg:width="2.89583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frame draw:z-index="44" draw:id="id43" draw:style-name="a68" draw:name="Chart 76" svg:x="0.16667in" svg:y="0in" svg:width="2.89583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frame draw:z-index="22" draw:id="id21" draw:style-name="a32" draw:name="Chart 40" svg:x="0.16667in" svg:y="0in" svg:width="2.89583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frame draw:z-index="4" draw:id="id3" draw:style-name="a5" draw:name="Chart 4" svg:x="0.16667in" svg:y="0in" svg:width="2.89583in" svg:height="0in" style:rel-width="scale" style:rel-height="scale">
              <draw:object xlink:href="Object 3/" xlink:type="simple" xlink:show="embed" xlink:actuate="onLoad"/>
              <svg:title/>
              <svg:desc/>
            </draw:frame>
            <draw:frame draw:z-index="59" draw:id="id58" draw:style-name="a95" draw:name="Chart 94" svg:x="0.16667in" svg:y="0in" svg:width="2.89583in" svg:height="0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office:value-type="string" table:number-columns-spanned="7" table:number-rows-spanned="1" table:style-name="ce125">
            <text:p>SÍNTESE</text:p>
            <draw:g draw:z-index="15" draw:name="Group 27" draw:id="id17">
              <svg:title/>
              <svg:desc/>
              <draw:custom-shape svg:x="0.04178in" svg:y="0in" svg:width="0.09364in" svg:height="0in" draw:id="id14" draw:style-name="a20" draw:name="Rectangle 28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5" draw:style-name="a23" draw:transform="translate(-0.04681in 0in) rotate(-3.14159) translate(0.08846in 0in)" draw:name="Rectangle 29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16" draw:style-name="a26" draw:name="Rectangle 30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20" draw:id="id19" draw:style-name="a30" draw:name="Chart 38" svg:x="0.04167in" svg:y="0in" svg:width="2.5625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2.5625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9" draw:id="id8" draw:style-name="a12" draw:name="Chart 20" svg:x="0.04167in" svg:y="0in" svg:width="2.5625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24" draw:id="id23" draw:style-name="a34" draw:name="Chart 42" svg:x="0in" svg:y="0in" svg:width="2.92708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6" draw:id="id5" draw:style-name="a7" draw:name="Chart 6" svg:x="0in" svg:y="0in" svg:width="2.92708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35" draw:id="id34" draw:style-name="a52" draw:name="Chart 60" svg:x="0in" svg:y="0in" svg:width="2.92708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37" draw:name="Group 63" draw:id="id39">
              <svg:title/>
              <svg:desc/>
              <draw:custom-shape svg:x="0.04178in" svg:y="0in" svg:width="0.09364in" svg:height="0in" draw:id="id36" draw:style-name="a56" draw:name="Rectangle 64">
                <svg:title/>
                <svg:desc/>
                <text:p text:style-name="a55" text:class-names="" text:cond-style-name=""><text:span text:style-name="a5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37" draw:style-name="a59" draw:transform="translate(-0.04681in 0in) rotate(-3.14159) translate(0.08846in 0in)" draw:name="Rectangle 65">
                <svg:title/>
                <svg:desc/>
                <text:p text:style-name="a58" text:class-names="" text:cond-style-name=""><text:span text:style-name="a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38" draw:style-name="a62" draw:name="Rectangle 66">
                <svg:title/>
                <svg:desc/>
                <text:p text:style-name="a61" text:class-names="" text:cond-style-name=""><text:span text:style-name="a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42" draw:id="id41" draw:style-name="a66" draw:name="Chart 74" svg:x="0.04167in" svg:y="0in" svg:width="2.5625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31" draw:id="id30" draw:style-name="a48" draw:name="Chart 56" svg:x="0.04167in" svg:y="0in" svg:width="2.5625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13" draw:id="id12" draw:style-name="a16" draw:name="Chart 24" svg:x="0in" svg:y="0in" svg:width="2.92708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g draw:z-index="26" draw:name="Group 45" draw:id="id28">
              <svg:title/>
              <svg:desc/>
              <draw:custom-shape svg:x="0.04178in" svg:y="0in" svg:width="0.09364in" svg:height="0in" draw:id="id25" draw:style-name="a38" draw:name="Rectangle 46">
                <svg:title/>
                <svg:desc/>
                <text:p text:style-name="a37" text:class-names="" text:cond-style-name=""><text:span text:style-name="a3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6" draw:style-name="a41" draw:transform="translate(-0.04681in 0in) rotate(-3.14159) translate(0.08846in 0in)" draw:name="Rectangle 47">
                <svg:title/>
                <svg:desc/>
                <text:p text:style-name="a40" text:class-names="" text:cond-style-name=""><text:span text:style-name="a3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7" draw:style-name="a44" draw:name="Rectangle 48">
                <svg:title/>
                <svg:desc/>
                <text:p text:style-name="a43" text:class-names="" text:cond-style-name=""><text:span text:style-name="a4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46" draw:id="id45" draw:style-name="a70" draw:name="Chart 78" svg:x="0in" svg:y="0in" svg:width="2.92708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48" draw:name="Group 81" draw:id="id50">
              <svg:title/>
              <svg:desc/>
              <draw:custom-shape svg:x="0.04178in" svg:y="0in" svg:width="0.09364in" svg:height="0in" draw:id="id47" draw:style-name="a74" draw:name="Rectangle 82">
                <svg:title/>
                <svg:desc/>
                <text:p text:style-name="a73" text:class-names="" text:cond-style-name=""><text:span text:style-name="a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8" draw:style-name="a77" draw:transform="translate(-0.04681in 0in) rotate(-3.14159) translate(0.08846in 0in)" draw:name="Rectangle 83">
                <svg:title/>
                <svg:desc/>
                <text:p text:style-name="a76" text:class-names="" text:cond-style-name=""><text:span text:style-name="a7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9" draw:style-name="a80" draw:name="Rectangle 84">
                <svg:title/>
                <svg:desc/>
                <text:p text:style-name="a79" text:class-names="" text:cond-style-name=""><text:span text:style-name="a7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7" draw:id="id56" draw:style-name="a93" draw:name="Chart 92" svg:x="0.04167in" svg:y="0in" svg:width="2.5625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61" draw:name="Group 97" draw:id="id63">
              <svg:title/>
              <svg:desc/>
              <draw:custom-shape svg:x="0.04178in" svg:y="0in" svg:width="0.09364in" svg:height="0in" draw:id="id60" draw:style-name="a99" draw:name="Rectangle 98">
                <svg:title/>
                <svg:desc/>
                <text:p text:style-name="a98" text:class-names="" text:cond-style-name=""><text:span text:style-name="a9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61" draw:style-name="a102" draw:transform="translate(-0.04681in 0in) rotate(-3.14159) translate(0.08846in 0in)" draw:name="Rectangle 99">
                <svg:title/>
                <svg:desc/>
                <text:p text:style-name="a101" text:class-names="" text:cond-style-name=""><text:span text:style-name="a10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2" draw:style-name="a105" draw:name="Rectangle 100">
                <svg:title/>
                <svg:desc/>
                <text:p text:style-name="a104" text:class-names="" text:cond-style-name=""><text:span text:style-name="a10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9" draw:id="id68" draw:style-name="a115" draw:name="Chart 107" svg:x="0in" svg:y="0in" svg:width="2.92708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covered-table-cell/>
          <table:covered-table-cell>
            <draw:frame draw:z-index="7" draw:id="id6" draw:style-name="a8" draw:name="Chart 7" svg:x="0.35417in" svg:y="0in" svg:width="3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10" draw:id="id9" draw:style-name="a13" draw:name="Chart 21" svg:x="0.3125in" svg:y="0in" svg:width="2.54167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54167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2.95833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21" draw:id="id20" draw:style-name="a31" draw:name="Chart 39" svg:x="0.3125in" svg:y="0in" svg:width="2.54167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47" draw:id="id46" draw:style-name="a71" draw:name="Chart 79" svg:x="0.35417in" svg:y="0in" svg:width="3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58" draw:id="id57" draw:style-name="a94" draw:name="Chart 93" svg:x="0.3125in" svg:y="0in" svg:width="2.54167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60" draw:id="id59" draw:style-name="a96" draw:name="Chart 95" svg:x="0.07292in" svg:y="0in" svg:width="2.95833in" svg:height="0in" style:rel-width="scale" style:rel-height="scale">
              <draw:object xlink:href="Object 34/" xlink:type="simple" xlink:show="embed" xlink:actuate="onLoad"/>
              <svg:title/>
              <svg:desc/>
            </draw:frame>
            <draw:frame draw:z-index="70" draw:id="id69" draw:style-name="a116" draw:name="Chart 108" svg:x="0.35417in" svg:y="0in" svg:width="3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14" draw:id="id13" draw:style-name="a17" draw:name="Chart 25" svg:x="0.35417in" svg:y="0in" svg:width="3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23" draw:id="id22" draw:style-name="a33" draw:name="Chart 41" svg:x="0.07292in" svg:y="0in" svg:width="2.95833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12" draw:id="id11" draw:style-name="a15" draw:name="Chart 23" svg:x="0.07292in" svg:y="0in" svg:width="2.95833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25" draw:id="id24" draw:style-name="a35" draw:name="Chart 43" svg:x="0.35417in" svg:y="0in" svg:width="3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32" draw:id="id31" draw:style-name="a49" draw:name="Chart 57" svg:x="0.3125in" svg:y="0in" svg:width="2.54167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34" draw:id="id33" draw:style-name="a51" draw:name="Chart 59" svg:x="0.07292in" svg:y="0in" svg:width="2.95833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36" draw:id="id35" draw:style-name="a53" draw:name="Chart 61" svg:x="0.35417in" svg:y="0in" svg:width="3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43" draw:id="id42" draw:style-name="a67" draw:name="Chart 75" svg:x="0.3125in" svg:y="0in" svg:width="2.54167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45" draw:id="id44" draw:style-name="a69" draw:name="Chart 77" svg:x="0.07292in" svg:y="0in" svg:width="2.95833in" svg:height="0in" style:rel-width="scale" style:rel-height="scale">
              <draw:object xlink:href="Object 28/" xlink:type="simple" xlink:show="embed" xlink:actuate="onLoad"/>
              <svg:title/>
              <svg:desc/>
            </draw:frame>
          </table:covered-table-cell>
          <table:covered-table-cell>
            <draw:g draw:z-index="52" draw:name="Group 85" draw:id="id54">
              <svg:title/>
              <svg:desc/>
              <draw:custom-shape svg:x="0.38542in" svg:y="0in" svg:width="0.09364in" svg:height="0in" draw:id="id51" draw:style-name="a83" draw:name="Rectangle 86">
                <svg:title/>
                <svg:desc/>
                <text:p text:style-name="a82" text:class-names="" text:cond-style-name=""><text:span text:style-name="a8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2" draw:style-name="a86" draw:transform="translate(-0.04681in 0in) rotate(-3.14159) translate(0.43232in 0in)" draw:name="Rectangle 87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53" draw:style-name="a89" draw:name="Rectangle 88">
                <svg:title/>
                <svg:desc/>
                <text:p text:style-name="a88" text:class-names="" text:cond-style-name=""><text:span text:style-name="a8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5" draw:name="Group 101" draw:id="id67">
              <svg:title/>
              <svg:desc/>
              <draw:custom-shape svg:x="0.38542in" svg:y="0in" svg:width="0.09364in" svg:height="0in" draw:id="id64" draw:style-name="a108" draw:name="Rectangle 102">
                <svg:title/>
                <svg:desc/>
                <text:p text:style-name="a107" text:class-names="" text:cond-style-name=""><text:span text:style-name="a10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65" draw:style-name="a111" draw:transform="translate(-0.04681in 0in) rotate(-3.14159) translate(0.43232in 0in)" draw:name="Rectangle 103">
                <svg:title/>
                <svg:desc/>
                <text:p text:style-name="a110" text:class-names="" text:cond-style-name=""><text:span text:style-name="a10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6" draw:style-name="a114" draw:name="Rectangle 104">
                <svg:title/>
                <svg:desc/>
                <text:p text:style-name="a113" text:class-names="" text:cond-style-name=""><text:span text:style-name="a1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covered-table-cell>
          <table:covered-table-cell table:number-columns-repeated="3"/>
          <table:table-cell table:number-columns-repeated="4" table:style-name="ce89"/>
          <table:table-cell table:number-columns-repeated="12" table:style-name="ce1"/>
          <table:table-cell table:style-name="ce1">
            <draw:custom-shape svg:width="0in" svg:height="0in" draw:z-index="30" draw:id="id29" draw:style-name="a47" draw:transform="translate(0in 0in) rotate(-1.5708) translate(0.41667in 0in)" draw:name="WordArt 55">
              <svg:title/>
              <svg:desc/>
              <text:p text:style-name="a46" text:class-names="" text:cond-style-name=""><text:span text:style-name="a45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41" draw:id="id40" draw:style-name="a65" draw:transform="translate(0in 0in) rotate(-1.5708) translate(0.41667in 0in)" draw:name="WordArt 73">
              <svg:title/>
              <svg:desc/>
              <text:p text:style-name="a64" text:class-names="" text:cond-style-name=""><text:span text:style-name="a63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9" draw:id="id18" draw:style-name="a29" draw:transform="translate(0in 0in) rotate(-1.5708) translate(0.41667in 0in)" draw:name="WordArt 37">
              <svg:title/>
              <svg:desc/>
              <text:p text:style-name="a28" text:class-names="" text:cond-style-name=""><text:span text:style-name="a27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56" draw:id="id55" draw:style-name="a92" draw:transform="translate(0in 0in) rotate(-1.5708) translate(0.41667in 0in)" draw:name="WordArt 91">
              <svg:title/>
              <svg:desc/>
              <text:p text:style-name="a91" text:class-names="" text:cond-style-name=""><text:span text:style-name="a90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" draw:id="id7" draw:style-name="a11" draw:transform="translate(0in 0in) rotate(-1.5708) translate(0.41667in 0in)" draw:name="WordArt 19">
              <svg:title/>
              <svg:desc/>
              <text:p text:style-name="a10" text:class-names="" text:cond-style-name=""><text:span text:style-name="a9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 table:style-name="ce1"/>
        </table:table-row>
        <table:table-row table:style-name="ro7">
          <table:table-cell table:style-name="ce91"/>
          <table:table-cell office:value-type="string" table:style-name="ce92">
            <text:p>PORTUGAL</text:p>
          </table:table-cell>
          <table:table-cell table:number-columns-repeated="5" table:style-name="ce93"/>
          <table:table-cell table:number-columns-repeated="2" table:style-name="ce89"/>
          <table:table-cell table:style-name="ce94"/>
          <table:table-cell table:number-columns-repeated="2" table:style-name="ce89"/>
          <table:table-cell table:number-columns-repeated="16372" table:style-name="ce1"/>
        </table:table-row>
        <table:table-row table:style-name="ro8">
          <table:table-cell table:style-name="ce95"/>
          <table:table-cell table:number-columns-repeated="6" table:style-name="ce96"/>
          <table:table-cell table:style-name="ce97"/>
          <table:table-cell table:style-name="ce89"/>
          <table:table-cell table:style-name="ce94"/>
          <table:table-cell table:number-columns-repeated="2" table:style-name="ce89"/>
          <table:table-cell table:number-columns-repeated="16372" table:style-name="ce1"/>
        </table:table-row>
        <table:table-row table:style-name="ro9">
          <table:table-cell table:style-name="ce98"/>
          <table:table-cell table:style-name="ce96"/>
          <table:table-cell table:style-name="ce99"/>
          <table:table-cell office:value-type="string" table:number-columns-spanned="2" table:number-rows-spanned="1" table:style-name="ce126">
            <text:p>var. %</text:p>
          </table:table-cell>
          <table:covered-table-cell/>
          <table:table-cell table:style-name="ce100"/>
          <table:table-cell office:value-type="string" table:style-name="ce100">
            <text:p>FEV.13 / JAN.14</text:p>
          </table:table-cell>
          <table:table-cell table:number-columns-repeated="5" table:style-name="ce89"/>
          <table:table-cell table:number-columns-repeated="16372" table:style-name="ce1"/>
        </table:table-row>
        <table:table-row table:style-name="ro10">
          <table:table-cell table:style-name="ce98"/>
          <table:table-cell table:style-name="ce96"/>
          <table:table-cell office:value-type="string" table:style-name="ce101">
            <text:p>JANEIRO 2014</text:p>
          </table:table-cell>
          <table:table-cell office:value-type="string" table:style-name="ce102">
            <text:p>mês homólogo</text:p>
          </table:table-cell>
          <table:table-cell office:value-type="string" table:style-name="ce102">
            <text:p>mês anterior</text:p>
          </table:table-cell>
          <table:table-cell table:style-name="ce102"/>
          <table:table-cell office:value-type="string" table:style-name="ce102">
            <text:p>média<text:s/></text:p>
          </table:table-cell>
          <table:table-cell table:style-name="ce103"/>
          <table:table-cell table:number-columns-repeated="4" table:style-name="ce89"/>
          <table:table-cell table:number-columns-repeated="12" table:style-name="ce1"/>
          <table:table-cell table:style-name="ce1">
            <draw:custom-shape svg:width="8.16667in" svg:height="0in" draw:z-index="71" draw:id="id70" draw:style-name="a119" draw:transform="translate(-4.08333in 0in) rotate(-1.5708) translate(0.41667in 4.08336in)" draw:name="WordArt 109">
              <svg:title/>
              <svg:desc/>
              <text:p text:style-name="a118" text:class-names="" text:cond-style-name=""><text:span text:style-name="a117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 table:style-name="ce1"/>
        </table:table-row>
        <table:table-row table:style-name="ro8">
          <table:table-cell table:style-name="ce91"/>
          <table:table-cell office:value-type="string" table:style-name="ce104">
            <text:p>FIM DO MÊS</text:p>
          </table:table-cell>
          <table:table-cell table:number-columns-repeated="5" table:style-name="ce99"/>
          <table:table-cell table:style-name="ce105"/>
          <table:table-cell table:number-columns-repeated="4" table:style-name="ce89"/>
          <table:table-cell table:number-columns-repeated="16372" table:style-name="ce1"/>
        </table:table-row>
        <table:table-row table:style-name="ro8">
          <table:table-cell table:style-name="ce106"/>
          <table:table-cell office:value-type="string" table:style-name="ce99">
            <text:p>Pedidos de emprego</text:p>
          </table:table-cell>
          <table:table-cell office:value-type="float" office:value="933352" table:style-name="ce107">
            <text:p>933 352<text:s text:c="10"/></text:p>
          </table:table-cell>
          <table:table-cell office:value-type="float" office:value="4.3674675218664021" table:style-name="ce108">
            <text:p>+4,4<text:s text:c="13"/></text:p>
          </table:table-cell>
          <table:table-cell office:value-type="float" office:value="1.7808752471317462" table:style-name="ce109">
            <text:p>+1,8<text:s text:c="13"/></text:p>
          </table:table-cell>
          <table:table-cell table:style-name="ce110"/>
          <table:table-cell office:value-type="float" office:value="899987.83333333337" table:style-name="ce111">
            <text:p>899 988<text:s text:c="11"/></text:p>
          </table:table-cell>
          <table:table-cell table:number-columns-repeated="5" table:style-name="ce89"/>
          <table:table-cell table:number-columns-repeated="16372" table:style-name="ce1"/>
        </table:table-row>
        <table:table-row table:style-name="ro8">
          <table:table-cell table:style-name="ce103"/>
          <table:table-cell office:value-type="string" table:style-name="ce99">
            <text:p>Desemprego registado</text:p>
          </table:table-cell>
          <table:table-cell office:value-type="float" office:value="705327" table:style-name="ce107">
            <text:p>705 327<text:s text:c="10"/></text:p>
          </table:table-cell>
          <table:table-cell office:value-type="float" office:value="-4.6935256775783643" table:style-name="ce108">
            <text:p>-4,7<text:s text:c="13"/></text:p>
          </table:table-cell>
          <table:table-cell office:value-type="float" office:value="2.1421072067309979" table:style-name="ce108">
            <text:p>+2,1<text:s text:c="13"/></text:p>
          </table:table-cell>
          <table:table-cell table:style-name="ce110"/>
          <table:table-cell office:value-type="float" office:value="704912.83333333337" table:style-name="ce111">
            <text:p>704 913<text:s text:c="11"/></text:p>
          </table:table-cell>
          <table:table-cell table:style-name="ce112"/>
          <table:table-cell table:number-columns-repeated="4" table:style-name="ce89"/>
          <table:table-cell table:number-columns-repeated="16372" table:style-name="ce1"/>
        </table:table-row>
        <table:table-row table:style-name="ro8">
          <table:table-cell table:style-name="ce113"/>
          <table:table-cell office:value-type="string" table:style-name="ce99">
            <text:p>Ofertas de emprego</text:p>
          </table:table-cell>
          <table:table-cell office:value-type="float" office:value="17098" table:style-name="ce107">
            <text:p>17 098<text:s text:c="10"/></text:p>
          </table:table-cell>
          <table:table-cell office:value-type="float" office:value="58.256201406886333" table:style-name="ce108">
            <text:p>+58,3<text:s text:c="13"/></text:p>
          </table:table-cell>
          <table:table-cell office:value-type="float" office:value="-1.6621613849427774" table:style-name="ce108">
            <text:p>-1,7<text:s text:c="13"/></text:p>
          </table:table-cell>
          <table:table-cell table:style-name="ce110"/>
          <table:table-cell office:value-type="float" office:value="16231.666666666666" table:style-name="ce111">
            <text:p>16 232<text:s text:c="11"/></text:p>
          </table:table-cell>
          <table:table-cell table:style-name="ce112"/>
          <table:table-cell table:number-columns-repeated="4" table:style-name="ce89"/>
          <table:table-cell table:number-columns-repeated="16372" table:style-name="ce1"/>
        </table:table-row>
        <table:table-row table:style-name="ro8">
          <table:table-cell table:style-name="ce113"/>
          <table:table-cell table:style-name="ce99"/>
          <table:table-cell table:style-name="ce107"/>
          <table:table-cell table:number-columns-repeated="2" table:style-name="ce108"/>
          <table:table-cell table:style-name="ce110"/>
          <table:table-cell table:style-name="ce111"/>
          <table:table-cell table:style-name="ce112"/>
          <table:table-cell table:number-columns-repeated="4" table:style-name="ce89"/>
          <table:table-cell table:number-columns-repeated="16372" table:style-name="ce1"/>
        </table:table-row>
        <table:table-row table:style-name="ro8">
          <table:table-cell table:style-name="ce114"/>
          <table:table-cell office:value-type="string" table:style-name="ce104">
            <text:p>LONGO DO MÊS</text:p>
          </table:table-cell>
          <table:table-cell table:style-name="ce107"/>
          <table:table-cell table:number-columns-repeated="2" table:style-name="ce108"/>
          <table:table-cell table:style-name="ce110"/>
          <table:table-cell table:style-name="ce111"/>
          <table:table-cell table:style-name="ce112"/>
          <table:table-cell table:number-columns-repeated="4" table:style-name="ce89"/>
          <table:table-cell table:number-columns-repeated="16372" table:style-name="ce1"/>
        </table:table-row>
        <table:table-row table:style-name="ro8">
          <table:table-cell table:style-name="ce113"/>
          <table:table-cell office:value-type="string" table:style-name="ce99">
            <text:p>Pedidos de emprego</text:p>
          </table:table-cell>
          <table:table-cell office:value-type="float" office:value="77000" table:style-name="ce107">
            <text:p>77 000<text:s text:c="10"/></text:p>
          </table:table-cell>
          <table:table-cell office:value-type="float" office:value="-0.29135642602784628" table:style-name="ce108">
            <text:p>-0,3<text:s text:c="13"/></text:p>
          </table:table-cell>
          <table:table-cell office:value-type="float" office:value="28.670019885366713" table:style-name="ce108">
            <text:p>+28,7<text:s text:c="13"/></text:p>
          </table:table-cell>
          <table:table-cell table:style-name="ce110"/>
          <table:table-cell office:value-type="float" office:value="66514.833333333328" table:style-name="ce111">
            <text:p>66 515<text:s text:c="11"/></text:p>
          </table:table-cell>
          <table:table-cell table:style-name="ce112"/>
          <table:table-cell table:number-columns-repeated="4" table:style-name="ce89"/>
          <table:table-cell table:number-columns-repeated="16372" table:style-name="ce1"/>
        </table:table-row>
        <table:table-row table:style-name="ro8">
          <table:table-cell table:style-name="ce113"/>
          <table:table-cell office:value-type="string" table:style-name="ce99">
            <text:p>Desempregados</text:p>
          </table:table-cell>
          <table:table-cell office:value-type="float" office:value="74218" table:style-name="ce107">
            <text:p>74 218<text:s text:c="10"/></text:p>
          </table:table-cell>
          <table:table-cell office:value-type="float" office:value="-0.40659679821794725" table:style-name="ce108">
            <text:p>-0,4<text:s text:c="13"/></text:p>
          </table:table-cell>
          <table:table-cell office:value-type="float" office:value="28.398180025258199" table:style-name="ce108">
            <text:p>+28,4<text:s text:c="13"/></text:p>
          </table:table-cell>
          <table:table-cell table:style-name="ce110"/>
          <table:table-cell office:value-type="float" office:value="63887.75" table:style-name="ce111">
            <text:p>63 888<text:s text:c="11"/></text:p>
          </table:table-cell>
          <table:table-cell table:style-name="ce112"/>
          <table:table-cell table:number-columns-repeated="4" table:style-name="ce89"/>
          <table:table-cell table:number-columns-repeated="16372" table:style-name="ce1"/>
        </table:table-row>
        <table:table-row table:style-name="ro8">
          <table:table-cell table:style-name="ce113"/>
          <table:table-cell office:value-type="string" table:style-name="ce99">
            <text:p>Ofertas de emprego</text:p>
          </table:table-cell>
          <table:table-cell office:value-type="float" office:value="14359" table:style-name="ce107">
            <text:p>14 359<text:s text:c="10"/></text:p>
          </table:table-cell>
          <table:table-cell office:value-type="float" office:value="67.315311116289905" table:style-name="ce108">
            <text:p>+67,3<text:s text:c="13"/></text:p>
          </table:table-cell>
          <table:table-cell office:value-type="float" office:value="32.744753628547642" table:style-name="ce108">
            <text:p>+32,7<text:s text:c="13"/></text:p>
          </table:table-cell>
          <table:table-cell table:style-name="ce110"/>
          <table:table-cell office:value-type="float" office:value="12167.083333333334" table:style-name="ce111">
            <text:p>12 167<text:s text:c="11"/></text:p>
          </table:table-cell>
          <table:table-cell table:style-name="ce112"/>
          <table:table-cell table:number-columns-repeated="4" table:style-name="ce89"/>
          <table:table-cell table:number-columns-repeated="16372" table:style-name="ce1"/>
        </table:table-row>
        <table:table-row table:style-name="ro8">
          <table:table-cell table:style-name="ce89"/>
          <table:table-cell office:value-type="string" table:style-name="ce99">
            <text:p>Colocações</text:p>
          </table:table-cell>
          <table:table-cell office:value-type="float" office:value="9415" table:style-name="ce107">
            <text:p>9 415<text:s text:c="10"/></text:p>
          </table:table-cell>
          <table:table-cell office:value-type="float" office:value="82.319907048799394" table:style-name="ce108">
            <text:p>+82,3<text:s text:c="13"/></text:p>
          </table:table-cell>
          <table:table-cell office:value-type="float" office:value="57.943298104344905" table:style-name="ce108">
            <text:p>+57,9<text:s text:c="13"/></text:p>
          </table:table-cell>
          <table:table-cell table:style-name="ce110"/>
          <table:table-cell office:value-type="float" office:value="7387.75" table:style-name="ce111">
            <text:p>7 388<text:s text:c="11"/></text:p>
          </table:table-cell>
          <table:table-cell table:style-name="ce112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style-name="ce89"/>
          <table:table-cell table:style-name="ce7"/>
          <table:table-cell table:style-name="ce115"/>
          <table:table-cell table:number-columns-repeated="3" table:style-name="ce116"/>
          <table:table-cell table:style-name="ce115"/>
          <table:table-cell table:style-name="ce112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style-name="ce89"/>
          <table:table-cell table:style-name="ce117"/>
          <table:table-cell table:style-name="ce115"/>
          <table:table-cell table:number-columns-repeated="3" table:style-name="ce116"/>
          <table:table-cell table:style-name="ce115"/>
          <table:table-cell table:style-name="ce112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style-name="ce106"/>
          <table:table-cell table:number-columns-repeated="6" table:style-name="ce97"/>
          <table:table-cell table:style-name="ce118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style-name="ce89"/>
          <table:table-cell table:number-columns-spanned="7" table:number-rows-spanned="1" table:style-name="ce127"/>
          <table:covered-table-cell table:number-columns-repeated="6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number-columns-repeated="7" table:style-name="ce89"/>
          <table:table-cell table:style-name="ce112"/>
          <table:table-cell table:number-columns-repeated="4" table:style-name="ce89"/>
          <table:table-cell table:number-columns-repeated="16372" table:style-name="ce1"/>
        </table:table-row>
        <table:table-row table:number-rows-repeated="3" table:style-name="ro6">
          <table:table-cell table:style-name="ce89"/>
          <table:table-cell table:style-name="ce119"/>
          <table:table-cell table:style-name="ce120"/>
          <table:table-cell table:number-columns-repeated="3" table:style-name="ce121"/>
          <table:table-cell table:number-columns-repeated="2" table:style-name="ce112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 table:style-name="ce89"/>
          <table:table-cell table:number-columns-repeated="7" table:style-name="ce122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style-name="ce89"/>
          <table:table-cell table:number-columns-repeated="7" table:style-name="ce122"/>
          <table:table-cell table:number-columns-repeated="2" table:style-name="ce89"/>
          <table:table-cell table:number-columns-repeated="2" table:style-name="ce119"/>
          <table:table-cell table:number-columns-repeated="16372" table:style-name="ce1"/>
        </table:table-row>
        <table:table-row table:number-rows-repeated="4" table:style-name="ro6">
          <table:table-cell table:number-columns-repeated="10" table:style-name="ce89"/>
          <table:table-cell table:number-columns-repeated="2" table:style-name="ce119"/>
          <table:table-cell table:number-columns-repeated="16372" table:style-name="ce1"/>
        </table:table-row>
        <table:table-row table:number-rows-repeated="2" table:style-name="ro6">
          <table:table-cell table:number-columns-repeated="16384"/>
        </table:table-row>
        <table:table-row table:number-rows-repeated="8" table:style-name="ro6">
          <table:table-cell table:number-columns-repeated="10" table:style-name="ce89"/>
          <table:table-cell table:number-columns-repeated="2" table:style-name="ce119"/>
          <table:table-cell table:number-columns-repeated="16372" table:style-name="ce1"/>
        </table:table-row>
        <table:table-row table:number-rows-repeated="9" table:style-name="ro6">
          <table:table-cell table:number-columns-repeated="16384"/>
        </table:table-row>
        <table:table-row table:style-name="ro6">
          <table:table-cell table:style-name="ce123"/>
          <table:table-cell table:number-columns-repeated="11" table:style-name="ce89"/>
          <table:table-cell table:number-columns-repeated="16372" table:style-name="ce1"/>
        </table:table-row>
        <table:table-row table:style-name="ro6">
          <table:table-cell table:style-name="ce123"/>
          <table:table-cell table:number-columns-repeated="3" table:style-name="ce89"/>
          <table:table-cell table:number-columns-repeated="2" table:style-name="ce124"/>
          <table:table-cell table:number-columns-repeated="6" table:style-name="ce89"/>
          <table:table-cell table:number-columns-repeated="16372" table:style-name="ce1"/>
        </table:table-row>
        <table:table-row table:number-rows-repeated="1048517" table:style-name="ro6">
          <table:table-cell table:number-columns-repeated="16384"/>
        </table:table-row>
      </table:table>
      <table:table table:name="QI" table:style-name="ta5" table:print-ranges="QI.B2:QI.K54">
        <table:table-column table:style-name="co15" table:default-cell-style-name="ce128"/>
        <table:table-column table:style-name="co29" table:default-cell-style-name="ce128"/>
        <table:table-column table:style-name="co30" table:default-cell-style-name="ce128"/>
        <table:table-column table:style-name="co10" table:default-cell-style-name="ce128"/>
        <table:table-column table:style-name="co31" table:default-cell-style-name="ce128"/>
        <table:table-column table:style-name="co32" table:default-cell-style-name="ce128"/>
        <table:table-column table:style-name="co19" table:default-cell-style-name="ce128"/>
        <table:table-column table:style-name="co33" table:default-cell-style-name="ce128"/>
        <table:table-column table:style-name="co34" table:default-cell-style-name="ce128"/>
        <table:table-column table:style-name="co35" table:default-cell-style-name="ce128"/>
        <table:table-column table:style-name="co33" table:default-cell-style-name="ce128"/>
        <table:table-column table:style-name="co28" table:number-columns-repeated="16373" table:default-cell-style-name="ce128"/>
        <table:table-row table:style-name="ro2">
          <table:table-cell table:number-columns-repeated="16384"/>
        </table:table-row>
        <table:table-row table:style-name="ro8">
          <table:table-cell table:style-name="ce1"/>
          <table:table-cell table:style-name="ce129">
            <draw:frame draw:z-index="3" draw:id="id76" draw:style-name="a136" draw:name="Picture 452" svg:x="0.13542in" svg:y="0.01042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3" table:style-name="ce129"/>
          <table:table-cell table:style-name="ce129">
            <draw:frame draw:z-index="1" draw:id="id74" draw:style-name="a128" draw:name="Picture 453" svg:x="0.19792in" svg:y="0in" svg:width="2.5625in" svg:height="0.38542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style-name="ce129">
            <draw:frame draw:z-index="2" draw:id="id75" draw:style-name="a135" draw:name="Text Box 123" svg:x="0.39584in" svg:y="0.04166in" svg:width="1.4375in" svg:height="0.22917in">
              <draw:text-box>
                <text:p text:style-name="a130" text:class-names="" text:cond-style-name=""><text:span text:style-name="a129" text:class-names="">JANEIRO 2014, <text:s text:c="1"/>Nº1</text:span></text:p>
                <text:p text:style-name="a132" text:class-names="" text:cond-style-name=""><text:span text:style-name="a131" text:class-names=""/></text:p>
                <text:p text:style-name="a134" text:class-names="" text:cond-style-name=""><text:span text:style-name="a133" text:class-names=""/></text:p>
              </draw:text-box>
              <svg:title/>
              <svg:desc/>
            </draw:frame>
          </table:table-cell>
          <table:table-cell table:number-columns-repeated="4" table:style-name="ce129"/>
          <table:table-cell table:number-columns-repeated="6" table:style-name="ce128"/>
          <table:table-cell table:number-columns-repeated="16367" table:style-name="ce1"/>
        </table:table-row>
        <table:table-row table:style-name="ro2">
          <table:table-cell table:style-name="ce1"/>
          <table:table-cell table:number-columns-repeated="10" table:style-name="ce129"/>
          <table:table-cell table:number-columns-repeated="6" table:style-name="ce128"/>
          <table:table-cell table:number-columns-repeated="16367" table:style-name="ce1"/>
        </table:table-row>
        <table:table-row table:style-name="ro11">
          <table:table-cell table:style-name="ce1"/>
          <table:table-cell office:value-type="string" table:number-columns-spanned="10" table:number-rows-spanned="1" table:style-name="ce171">
            <text:p>QUADRO I - PEDIDOS DE EMPREGO</text:p>
          </table:table-cell>
          <table:covered-table-cell table:number-columns-repeated="9"/>
          <table:table-cell table:number-columns-repeated="6" table:style-name="ce128"/>
          <table:table-cell table:number-columns-repeated="16367" table:style-name="ce1"/>
        </table:table-row>
        <table:table-row table:style-name="ro12">
          <table:table-cell table:style-name="ce1"/>
          <table:table-cell office:value-type="string" table:number-columns-spanned="10" table:number-rows-spanned="1" table:style-name="ce172">
            <text:p>Situação no fim dos meses</text:p>
          </table:table-cell>
          <table:covered-table-cell table:number-columns-repeated="9"/>
          <table:table-cell table:number-columns-repeated="6" table:style-name="ce128"/>
          <table:table-cell table:number-columns-repeated="16367" table:style-name="ce1"/>
        </table:table-row>
        <table:table-row table:style-name="ro13">
          <table:table-cell table:style-name="ce1"/>
          <table:table-cell office:value-type="string" table:style-name="ce130">
            <text:p>PORTUGAL</text:p>
          </table:table-cell>
          <table:table-cell table:number-columns-repeated="9" table:style-name="ce129"/>
          <table:table-cell table:number-columns-repeated="6" table:style-name="ce128"/>
          <table:table-cell table:number-columns-repeated="16367" table:style-name="ce1"/>
        </table:table-row>
        <table:table-row table:style-name="ro14">
          <table:table-cell table:style-name="ce131"/>
          <table:table-cell table:style-name="ce132"/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3" table:number-rows-spanned="1" table:style-name="ce174">
            <text:p>var.%</text:p>
          </table:table-cell>
          <table:covered-table-cell table:number-columns-repeated="2"/>
          <table:table-cell table:number-columns-repeated="16373" table:style-name="ce131"/>
        </table:table-row>
        <table:table-row table:style-name="ro15">
          <table:table-cell table:style-name="ce131"/>
          <table:table-cell table:style-name="ce133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number-columns-spanned="2" table:number-rows-spanned="1" table:style-name="ce175">
            <text:p>mês homólogo</text:p>
          </table:table-cell>
          <table:covered-table-cell/>
          <table:table-cell office:value-type="string" table:style-name="ce137">
            <text:p>mês <text:s text:c="2"/>anterior</text:p>
          </table:table-cell>
          <table:table-cell table:number-columns-repeated="6" table:style-name="ce138"/>
          <table:table-cell table:number-columns-repeated="16367" table:style-name="ce131"/>
        </table:table-row>
        <table:table-row table:style-name="ro16">
          <table:table-cell table:style-name="ce1"/>
          <table:table-cell office:value-type="string" table:style-name="ce139">
            <text:p>PEDIDOS DE EMPREGO</text:p>
          </table:table-cell>
          <table:table-cell office:value-type="float" office:value="894294" table:style-name="ce140">
            <text:p>894 294</text:p>
          </table:table-cell>
          <table:table-cell office:value-type="float" office:value="100" table:style-name="ce141">
            <text:p>100,0<text:s text:c="5"/></text:p>
          </table:table-cell>
          <table:table-cell office:value-type="float" office:value="917021" table:style-name="ce142">
            <text:p>917 021</text:p>
          </table:table-cell>
          <table:table-cell office:value-type="float" office:value="100" table:style-name="ce141">
            <text:p>100,0<text:s text:c="5"/></text:p>
          </table:table-cell>
          <table:table-cell office:value-type="float" office:value="933352" table:style-name="ce142">
            <text:p>933 352</text:p>
          </table:table-cell>
          <table:table-cell office:value-type="float" office:value="100" table:style-name="ce141">
            <text:p>100,0<text:s text:c="5"/></text:p>
          </table:table-cell>
          <table:table-cell table:style-name="ce143"/>
          <table:table-cell office:value-type="float" office:value="4.3674675218664021" table:style-name="ce144">
            <text:p>+4,4<text:s text:c="3"/></text:p>
          </table:table-cell>
          <table:table-cell office:value-type="float" office:value="1.7808752471317462" table:style-name="ce144">
            <text:p>+1,8<text:s text:c="3"/></text:p>
          </table:table-cell>
          <table:table-cell table:style-name="ce145"/>
          <table:table-cell table:style-name="ce128"/>
          <table:table-cell table:number-columns-repeated="4" table:style-name="ce146"/>
          <table:table-cell table:number-columns-repeated="16367" table:style-name="ce1"/>
        </table:table-row>
        <table:table-row table:style-name="ro8">
          <table:table-cell table:style-name="ce1"/>
          <table:table-cell office:value-type="string" table:style-name="ce131">
            <text:p><text:s text:c="7"/>Desemprego registado</text:p>
          </table:table-cell>
          <table:table-cell office:value-type="float" office:value="740062" table:style-name="ce147">
            <text:p>740 062</text:p>
          </table:table-cell>
          <table:table-cell office:value-type="float" office:value="82.753770012993485" table:style-name="ce148">
            <text:p>82,8<text:s text:c="5"/></text:p>
          </table:table-cell>
          <table:table-cell office:value-type="float" office:value="690535" table:style-name="ce149">
            <text:p>690 535</text:p>
          </table:table-cell>
          <table:table-cell office:value-type="float" office:value="75.301983269739736" table:style-name="ce148">
            <text:p>75,3<text:s text:c="5"/></text:p>
          </table:table-cell>
          <table:table-cell office:value-type="float" office:value="705327" table:style-name="ce149">
            <text:p>705 327</text:p>
          </table:table-cell>
          <table:table-cell office:value-type="float" office:value="75.56923861522769" table:style-name="ce148">
            <text:p>75,6<text:s text:c="5"/></text:p>
          </table:table-cell>
          <table:table-cell table:style-name="ce148"/>
          <table:table-cell office:value-type="float" office:value="-4.6935256775783643" table:style-name="ce150">
            <text:p>-4,7<text:s text:c="3"/></text:p>
          </table:table-cell>
          <table:table-cell office:value-type="float" office:value="2.1421072067309979" table:style-name="ce150">
            <text:p>+2,1<text:s text:c="3"/></text:p>
          </table:table-cell>
          <table:table-cell table:style-name="ce146"/>
          <table:table-cell table:number-columns-repeated="3" table:style-name="ce151"/>
          <table:table-cell table:number-columns-repeated="2" table:style-name="ce146"/>
          <table:table-cell table:number-columns-repeated="16367" table:style-name="ce1"/>
        </table:table-row>
        <table:table-row table:style-name="ro8">
          <table:table-cell table:style-name="ce1"/>
          <table:table-cell office:value-type="string" table:style-name="ce131">
            <text:p><text:s text:c="7"/>Empregados</text:p>
          </table:table-cell>
          <table:table-cell office:value-type="float" office:value="57433" table:style-name="ce147">
            <text:p>57 433</text:p>
          </table:table-cell>
          <table:table-cell office:value-type="float" office:value="6.4221609448346966" table:style-name="ce148">
            <text:p>6,4<text:s text:c="5"/></text:p>
          </table:table-cell>
          <table:table-cell office:value-type="float" office:value="63494" table:style-name="ce149">
            <text:p>63 494</text:p>
          </table:table-cell>
          <table:table-cell office:value-type="float" office:value="6.9239417636019231" table:style-name="ce148">
            <text:p>6,9<text:s text:c="5"/></text:p>
          </table:table-cell>
          <table:table-cell office:value-type="float" office:value="62912" table:style-name="ce149">
            <text:p>62 912</text:p>
          </table:table-cell>
          <table:table-cell office:value-type="float" office:value="6.7404366198390315" table:style-name="ce148">
            <text:p>6,7<text:s text:c="5"/></text:p>
          </table:table-cell>
          <table:table-cell table:style-name="ce148"/>
          <table:table-cell office:value-type="float" office:value="9.5398116065676533" table:style-name="ce150">
            <text:p>+9,5<text:s text:c="3"/></text:p>
          </table:table-cell>
          <table:table-cell office:value-type="float" office:value="-0.91662204302768657" table:style-name="ce150">
            <text:p>-0,9<text:s text:c="3"/></text:p>
          </table:table-cell>
          <table:table-cell table:style-name="ce146"/>
          <table:table-cell table:number-columns-repeated="3" table:style-name="ce151"/>
          <table:table-cell table:number-columns-repeated="2" table:style-name="ce146"/>
          <table:table-cell table:number-columns-repeated="16367" table:style-name="ce1"/>
        </table:table-row>
        <table:table-row table:style-name="ro8">
          <table:table-cell table:style-name="ce1"/>
          <table:table-cell office:value-type="string" table:style-name="ce131">
            <text:p><text:s text:c="7"/>Ocupados</text:p>
          </table:table-cell>
          <table:table-cell office:value-type="float" office:value="78679" table:style-name="ce147">
            <text:p>78 679</text:p>
          </table:table-cell>
          <table:table-cell office:value-type="float" office:value="8.7978897320120684" table:style-name="ce148">
            <text:p>8,8<text:s text:c="5"/></text:p>
          </table:table-cell>
          <table:table-cell office:value-type="float" office:value="143853" table:style-name="ce149">
            <text:p>143 853</text:p>
          </table:table-cell>
          <table:table-cell office:value-type="float" office:value="15.686990810461266" table:style-name="ce148">
            <text:p>15,7<text:s text:c="5"/></text:p>
          </table:table-cell>
          <table:table-cell office:value-type="float" office:value="144445" table:style-name="ce149">
            <text:p>144 445</text:p>
          </table:table-cell>
          <table:table-cell office:value-type="float" office:value="15.475940481190376" table:style-name="ce148">
            <text:p>15,5<text:s text:c="5"/></text:p>
          </table:table-cell>
          <table:table-cell table:style-name="ce148"/>
          <table:table-cell office:value-type="float" office:value="83.587742599677171" table:style-name="ce150">
            <text:p>+83,6<text:s text:c="3"/></text:p>
          </table:table-cell>
          <table:table-cell office:value-type="float" office:value="0.41153121589401565" table:style-name="ce150">
            <text:p>+0,4<text:s text:c="3"/></text:p>
          </table:table-cell>
          <table:table-cell table:style-name="ce146"/>
          <table:table-cell table:number-columns-repeated="3" table:style-name="ce151"/>
          <table:table-cell table:number-columns-repeated="2" table:style-name="ce146"/>
          <table:table-cell table:number-columns-repeated="16367" table:style-name="ce1"/>
        </table:table-row>
        <table:table-row table:style-name="ro8">
          <table:table-cell table:style-name="ce1"/>
          <table:table-cell office:value-type="string" table:style-name="ce131">
            <text:p><text:s text:c="7"/>Indisponíveis temporariamente</text:p>
          </table:table-cell>
          <table:table-cell office:value-type="float" office:value="18120" table:style-name="ce147">
            <text:p>18 120</text:p>
          </table:table-cell>
          <table:table-cell office:value-type="float" office:value="2.0261793101597458" table:style-name="ce148">
            <text:p>2,0<text:s text:c="5"/></text:p>
          </table:table-cell>
          <table:table-cell office:value-type="float" office:value="19139" table:style-name="ce149">
            <text:p>19 139</text:p>
          </table:table-cell>
          <table:table-cell office:value-type="float" office:value="2.0870841561970774" table:style-name="ce148">
            <text:p>2,1<text:s text:c="5"/></text:p>
          </table:table-cell>
          <table:table-cell office:value-type="float" office:value="20668" table:style-name="ce149">
            <text:p>20 668</text:p>
          </table:table-cell>
          <table:table-cell office:value-type="float" office:value="2.2143842837428966" table:style-name="ce148">
            <text:p>2,2<text:s text:c="5"/></text:p>
          </table:table-cell>
          <table:table-cell table:style-name="ce148"/>
          <table:table-cell office:value-type="float" office:value="14.061810154525389" table:style-name="ce150">
            <text:p>+14,1<text:s text:c="3"/></text:p>
          </table:table-cell>
          <table:table-cell office:value-type="float" office:value="7.9889231412299466" table:style-name="ce150">
            <text:p>+8,0<text:s text:c="3"/></text:p>
          </table:table-cell>
          <table:table-cell table:style-name="ce146"/>
          <table:table-cell table:number-columns-repeated="3" table:style-name="ce151"/>
          <table:table-cell table:number-columns-repeated="2" table:style-name="ce146"/>
          <table:table-cell table:number-columns-repeated="16367" table:style-name="ce1"/>
        </table:table-row>
        <table:table-row table:style-name="ro1">
          <table:table-cell table:style-name="ce1"/>
          <table:table-cell table:style-name="ce139"/>
          <table:table-cell table:style-name="ce152"/>
          <table:table-cell table:style-name="ce153"/>
          <table:table-cell office:value-type="string" table:style-name="ce154">
            <text:p><text:s/></text:p>
          </table:table-cell>
          <table:table-cell table:style-name="ce153"/>
          <table:table-cell table:style-name="ce154"/>
          <table:table-cell table:number-columns-repeated="2" table:style-name="ce153"/>
          <table:table-cell table:number-columns-repeated="2" table:style-name="ce155"/>
          <table:table-cell table:number-columns-repeated="6" table:style-name="ce146"/>
          <table:table-cell table:number-columns-repeated="16367" table:style-name="ce1"/>
        </table:table-row>
        <table:table-row table:style-name="ro14">
          <table:table-cell table:style-name="ce156"/>
          <table:table-cell office:value-type="string" table:style-name="ce139">
            <text:p><text:s text:c="7"/>Desemprego registado</text:p>
          </table:table-cell>
          <table:table-cell office:value-type="float" office:value="740062" table:style-name="ce140">
            <text:p>740 062</text:p>
          </table:table-cell>
          <table:table-cell office:value-type="float" office:value="100.00000000000001" table:style-name="ce143">
            <text:p>100,0<text:s text:c="5"/></text:p>
          </table:table-cell>
          <table:table-cell office:value-type="float" office:value="690535" table:style-name="ce157">
            <text:p>690 535</text:p>
          </table:table-cell>
          <table:table-cell office:value-type="float" office:value="100" table:style-name="ce143">
            <text:p>100,0<text:s text:c="5"/></text:p>
          </table:table-cell>
          <table:table-cell office:value-type="float" office:value="705327" table:style-name="ce157">
            <text:p>705 327</text:p>
          </table:table-cell>
          <table:table-cell office:value-type="float" office:value="100" table:style-name="ce143">
            <text:p>100,0<text:s text:c="5"/></text:p>
          </table:table-cell>
          <table:table-cell table:style-name="ce143"/>
          <table:table-cell office:value-type="float" office:value="-4.6935256775783643" table:style-name="ce144">
            <text:p>-4,7<text:s text:c="3"/></text:p>
          </table:table-cell>
          <table:table-cell office:value-type="float" office:value="2.1421072067309979" table:style-name="ce144">
            <text:p>+2,1<text:s text:c="3"/></text:p>
          </table:table-cell>
          <table:table-cell table:number-columns-repeated="2" table:style-name="ce156"/>
          <table:table-cell table:number-columns-repeated="4" table:style-name="ce158"/>
          <table:table-cell table:number-columns-repeated="16367" table:style-name="ce156"/>
        </table:table-row>
        <table:table-row table:style-name="ro17">
          <table:table-cell table:style-name="ce156"/>
          <table:table-cell office:value-type="string" table:style-name="ce159">
            <text:p><text:s text:c="13"/>Homens</text:p>
          </table:table-cell>
          <table:table-cell office:value-type="float" office:value="368092" table:style-name="ce149">
            <text:p>368 092</text:p>
          </table:table-cell>
          <table:table-cell office:value-type="float" office:value="49.737994924749543" table:style-name="ce148">
            <text:p>49,7<text:s text:c="5"/></text:p>
          </table:table-cell>
          <table:table-cell office:value-type="float" office:value="337688" table:style-name="ce149">
            <text:p>337 688</text:p>
          </table:table-cell>
          <table:table-cell office:value-type="float" office:value="48.902372797903077" table:style-name="ce148">
            <text:p>48,9<text:s text:c="5"/></text:p>
          </table:table-cell>
          <table:table-cell office:value-type="float" office:value="345764" table:style-name="ce149">
            <text:p>345 764</text:p>
          </table:table-cell>
          <table:table-cell office:value-type="float" office:value="49.021801235455328" table:style-name="ce148">
            <text:p>49,0<text:s text:c="5"/></text:p>
          </table:table-cell>
          <table:table-cell table:style-name="ce143"/>
          <table:table-cell office:value-type="float" office:value="-6.0658748356389225" table:style-name="ce150">
            <text:p>-6,1<text:s text:c="3"/></text:p>
          </table:table-cell>
          <table:table-cell office:value-type="float" office:value="2.3915567032290141" table:style-name="ce150">
            <text:p>+2,4<text:s text:c="3"/></text:p>
          </table:table-cell>
          <table:table-cell table:style-name="ce160"/>
          <table:table-cell table:style-name="ce156"/>
          <table:table-cell table:number-columns-repeated="4" table:style-name="ce158"/>
          <table:table-cell table:number-columns-repeated="16367" table:style-name="ce156"/>
        </table:table-row>
        <table:table-row table:style-name="ro10">
          <table:table-cell table:style-name="ce156"/>
          <table:table-cell office:value-type="string" table:style-name="ce131">
            <text:p><text:s text:c="13"/>Mulheres</text:p>
          </table:table-cell>
          <table:table-cell office:value-type="float" office:value="371970" table:style-name="ce147">
            <text:p>371 970</text:p>
          </table:table-cell>
          <table:table-cell office:value-type="float" office:value="50.26200507525045" table:style-name="ce148">
            <text:p>50,3<text:s text:c="5"/></text:p>
          </table:table-cell>
          <table:table-cell office:value-type="float" office:value="352847" table:style-name="ce149">
            <text:p>352 847</text:p>
          </table:table-cell>
          <table:table-cell office:value-type="float" office:value="51.09762720209693" table:style-name="ce148">
            <text:p>51,1<text:s text:c="5"/></text:p>
          </table:table-cell>
          <table:table-cell office:value-type="float" office:value="359563" table:style-name="ce149">
            <text:p>359 563</text:p>
          </table:table-cell>
          <table:table-cell office:value-type="float" office:value="50.978198764544672" table:style-name="ce148">
            <text:p>51,0<text:s text:c="5"/></text:p>
          </table:table-cell>
          <table:table-cell table:style-name="ce143"/>
          <table:table-cell office:value-type="float" office:value="-3.3354840444121834" table:style-name="ce150">
            <text:p>-3,3<text:s text:c="3"/></text:p>
          </table:table-cell>
          <table:table-cell office:value-type="float" office:value="1.9033745504425355" table:style-name="ce150">
            <text:p>+1,9<text:s text:c="3"/></text:p>
          </table:table-cell>
          <table:table-cell table:style-name="ce156"/>
          <table:table-cell table:style-name="ce161"/>
          <table:table-cell table:number-columns-repeated="4" table:style-name="ce158"/>
          <table:table-cell table:number-columns-repeated="16367" table:style-name="ce156"/>
        </table:table-row>
        <table:table-row table:style-name="ro17">
          <table:table-cell table:style-name="ce156"/>
          <table:table-cell office:value-type="string" table:style-name="ce131">
            <text:p><text:s text:c="13"/>&lt; 25 anos de idade</text:p>
          </table:table-cell>
          <table:table-cell office:value-type="float" office:value="93224" table:style-name="ce147">
            <text:p>93 224</text:p>
          </table:table-cell>
          <table:table-cell office:value-type="float" office:value="12.596782431742207" table:style-name="ce148">
            <text:p>12,6<text:s text:c="5"/></text:p>
          </table:table-cell>
          <table:table-cell office:value-type="float" office:value="89496" table:style-name="ce149">
            <text:p>89 496</text:p>
          </table:table-cell>
          <table:table-cell office:value-type="float" office:value="12.960385787831175" table:style-name="ce148">
            <text:p>13,0<text:s text:c="5"/></text:p>
          </table:table-cell>
          <table:table-cell office:value-type="float" office:value="93606" table:style-name="ce149">
            <text:p>93 606</text:p>
          </table:table-cell>
          <table:table-cell office:value-type="float" office:value="13.271291188342429" table:style-name="ce148">
            <text:p>13,3<text:s text:c="5"/></text:p>
          </table:table-cell>
          <table:table-cell table:style-name="ce148"/>
          <table:table-cell office:value-type="float" office:value="0.40976572556424173" table:style-name="ce150">
            <text:p>+0,4<text:s text:c="3"/></text:p>
          </table:table-cell>
          <table:table-cell office:value-type="float" office:value="4.5923840171627717" table:style-name="ce150">
            <text:p>+4,6<text:s text:c="3"/></text:p>
          </table:table-cell>
          <table:table-cell table:style-name="ce160"/>
          <table:table-cell table:number-columns-repeated="5" table:style-name="ce158"/>
          <table:table-cell table:number-columns-repeated="16367" table:style-name="ce156"/>
        </table:table-row>
        <table:table-row table:style-name="ro10">
          <table:table-cell table:style-name="ce156"/>
          <table:table-cell office:value-type="string" table:style-name="ce131">
            <text:p><text:s text:c="13"/>&gt;= 25 anos de idade</text:p>
          </table:table-cell>
          <table:table-cell office:value-type="float" office:value="646838" table:style-name="ce147">
            <text:p>646 838</text:p>
          </table:table-cell>
          <table:table-cell office:value-type="float" office:value="87.403217568257801" table:style-name="ce148">
            <text:p>87,4<text:s text:c="5"/></text:p>
          </table:table-cell>
          <table:table-cell office:value-type="float" office:value="601039" table:style-name="ce149">
            <text:p>601 039</text:p>
          </table:table-cell>
          <table:table-cell office:value-type="float" office:value="87.039614212168829" table:style-name="ce148">
            <text:p>87,0<text:s text:c="5"/></text:p>
          </table:table-cell>
          <table:table-cell office:value-type="float" office:value="611721" table:style-name="ce149">
            <text:p>611 721</text:p>
          </table:table-cell>
          <table:table-cell office:value-type="float" office:value="86.728708811657569" table:style-name="ce148">
            <text:p>86,7<text:s text:c="5"/></text:p>
          </table:table-cell>
          <table:table-cell table:style-name="ce148"/>
          <table:table-cell office:value-type="float" office:value="-5.4290255056134669" table:style-name="ce150">
            <text:p>-5,4<text:s text:c="3"/></text:p>
          </table:table-cell>
          <table:table-cell office:value-type="float" office:value="1.7772557188468596" table:style-name="ce150">
            <text:p>+1,8<text:s text:c="3"/></text:p>
          </table:table-cell>
          <table:table-cell table:style-name="ce156"/>
          <table:table-cell table:style-name="ce161"/>
          <table:table-cell table:number-columns-repeated="4" table:style-name="ce158"/>
          <table:table-cell table:number-columns-repeated="16367" table:style-name="ce156"/>
        </table:table-row>
        <table:table-row table:style-name="ro17">
          <table:table-cell table:style-name="ce156"/>
          <table:table-cell office:value-type="string" table:style-name="ce131">
            <text:p><text:s text:c="13"/>&lt; 1 ano de inscrição</text:p>
          </table:table-cell>
          <table:table-cell office:value-type="float" office:value="433070" table:style-name="ce147">
            <text:p>433 070</text:p>
          </table:table-cell>
          <table:table-cell office:value-type="float" office:value="58.51807010763963" table:style-name="ce148">
            <text:p>58,5<text:s text:c="5"/></text:p>
          </table:table-cell>
          <table:table-cell office:value-type="float" office:value="367550" table:style-name="ce149">
            <text:p>367 550</text:p>
          </table:table-cell>
          <table:table-cell office:value-type="float" office:value="53.226845851405066" table:style-name="ce148">
            <text:p>53,2<text:s text:c="5"/></text:p>
          </table:table-cell>
          <table:table-cell office:value-type="float" office:value="375382" table:style-name="ce149">
            <text:p>375 382</text:p>
          </table:table-cell>
          <table:table-cell office:value-type="float" office:value="53.220988279195325" table:style-name="ce148">
            <text:p>53,2<text:s text:c="5"/></text:p>
          </table:table-cell>
          <table:table-cell table:style-name="ce148"/>
          <table:table-cell office:value-type="float" office:value="-13.320710277784187" table:style-name="ce150">
            <text:p>-13,3<text:s text:c="3"/></text:p>
          </table:table-cell>
          <table:table-cell office:value-type="float" office:value="2.1308665487688785" table:style-name="ce150">
            <text:p>+2,1<text:s text:c="3"/></text:p>
          </table:table-cell>
          <table:table-cell table:style-name="ce160"/>
          <table:table-cell table:style-name="ce156"/>
          <table:table-cell table:number-columns-repeated="4" table:style-name="ce158"/>
          <table:table-cell table:number-columns-repeated="16367" table:style-name="ce156"/>
        </table:table-row>
        <table:table-row table:style-name="ro18">
          <table:table-cell table:style-name="ce156"/>
          <table:table-cell office:value-type="string" table:style-name="ce131">
            <text:p><text:s text:c="13"/>&gt;= 1 ano de inscrição</text:p>
          </table:table-cell>
          <table:table-cell office:value-type="float" office:value="306992" table:style-name="ce147">
            <text:p>306 992</text:p>
          </table:table-cell>
          <table:table-cell office:value-type="float" office:value="41.48192989236037" table:style-name="ce148">
            <text:p>41,5<text:s text:c="5"/></text:p>
          </table:table-cell>
          <table:table-cell office:value-type="float" office:value="322985" table:style-name="ce149">
            <text:p>322 985</text:p>
          </table:table-cell>
          <table:table-cell office:value-type="float" office:value="46.773154148594934" table:style-name="ce148">
            <text:p>46,8<text:s text:c="5"/></text:p>
          </table:table-cell>
          <table:table-cell office:value-type="float" office:value="329945" table:style-name="ce149">
            <text:p>329 945</text:p>
          </table:table-cell>
          <table:table-cell office:value-type="float" office:value="46.779011720804675" table:style-name="ce148">
            <text:p>46,8<text:s text:c="5"/></text:p>
          </table:table-cell>
          <table:table-cell table:style-name="ce148"/>
          <table:table-cell office:value-type="float" office:value="7.4767420649397991" table:style-name="ce150">
            <text:p>+7,5<text:s text:c="3"/></text:p>
          </table:table-cell>
          <table:table-cell office:value-type="float" office:value="2.1548988343111972" table:style-name="ce150">
            <text:p>+2,2<text:s text:c="3"/></text:p>
          </table:table-cell>
          <table:table-cell table:style-name="ce156"/>
          <table:table-cell table:style-name="ce161"/>
          <table:table-cell table:number-columns-repeated="4" table:style-name="ce158"/>
          <table:table-cell table:number-columns-repeated="16367" table:style-name="ce156"/>
        </table:table-row>
        <table:table-row table:style-name="ro17">
          <table:table-cell table:style-name="ce156"/>
          <table:table-cell office:value-type="string" table:style-name="ce131">
            <text:p><text:s text:c="13"/>Primeiro Emprego</text:p>
          </table:table-cell>
          <table:table-cell office:value-type="float" office:value="60766" table:style-name="ce147">
            <text:p>60 766</text:p>
          </table:table-cell>
          <table:table-cell office:value-type="float" office:value="8.2109336785296367" table:style-name="ce148">
            <text:p>8,2<text:s text:c="5"/></text:p>
          </table:table-cell>
          <table:table-cell office:value-type="float" office:value="70693" table:style-name="ce149">
            <text:p>70 693</text:p>
          </table:table-cell>
          <table:table-cell office:value-type="float" office:value="10.237424605559458" table:style-name="ce148">
            <text:p>10,2<text:s text:c="5"/></text:p>
          </table:table-cell>
          <table:table-cell office:value-type="float" office:value="73676" table:style-name="ce149">
            <text:p>73 676</text:p>
          </table:table-cell>
          <table:table-cell office:value-type="float" office:value="10.445651449611315" table:style-name="ce148">
            <text:p>10,4<text:s text:c="5"/></text:p>
          </table:table-cell>
          <table:table-cell table:style-name="ce148"/>
          <table:table-cell office:value-type="float" office:value="21.245433301517295" table:style-name="ce150">
            <text:p>+21,2<text:s text:c="3"/></text:p>
          </table:table-cell>
          <table:table-cell office:value-type="float" office:value="4.2196539968596625" table:style-name="ce150">
            <text:p>+4,2<text:s text:c="3"/></text:p>
          </table:table-cell>
          <table:table-cell table:number-columns-repeated="2" table:style-name="ce160"/>
          <table:table-cell table:number-columns-repeated="4" table:style-name="ce158"/>
          <table:table-cell table:number-columns-repeated="16367" table:style-name="ce156"/>
        </table:table-row>
        <table:table-row table:style-name="ro10">
          <table:table-cell table:style-name="ce156"/>
          <table:table-cell office:value-type="string" table:style-name="ce131">
            <text:p><text:s text:c="13"/>Novo Emprego</text:p>
          </table:table-cell>
          <table:table-cell office:value-type="float" office:value="679296" table:style-name="ce147">
            <text:p>679 296</text:p>
          </table:table-cell>
          <table:table-cell office:value-type="float" office:value="91.789066321470358" table:style-name="ce148">
            <text:p>91,8<text:s text:c="5"/></text:p>
          </table:table-cell>
          <table:table-cell office:value-type="float" office:value="619842" table:style-name="ce149">
            <text:p>619 842</text:p>
          </table:table-cell>
          <table:table-cell office:value-type="float" office:value="89.762575394440546" table:style-name="ce148">
            <text:p>89,8<text:s text:c="5"/></text:p>
          </table:table-cell>
          <table:table-cell office:value-type="float" office:value="631651" table:style-name="ce149">
            <text:p>631 651</text:p>
          </table:table-cell>
          <table:table-cell office:value-type="float" office:value="89.554348550388681" table:style-name="ce148">
            <text:p>89,6<text:s text:c="5"/></text:p>
          </table:table-cell>
          <table:table-cell table:style-name="ce148"/>
          <table:table-cell office:value-type="float" office:value="-7.0138790748068658" table:style-name="ce150">
            <text:p>-7,0<text:s text:c="3"/></text:p>
          </table:table-cell>
          <table:table-cell office:value-type="float" office:value="1.9051629286172869" table:style-name="ce150">
            <text:p>+1,9<text:s text:c="3"/></text:p>
          </table:table-cell>
          <table:table-cell table:number-columns-repeated="2" table:style-name="ce156"/>
          <table:table-cell table:number-columns-repeated="4" table:style-name="ce158"/>
          <table:table-cell table:number-columns-repeated="16367" table:style-name="ce156"/>
        </table:table-row>
        <table:table-row table:style-name="ro17">
          <table:table-cell table:style-name="ce156"/>
          <table:table-cell office:value-type="string" table:style-name="ce131">
            <text:p><text:s text:c="13"/>Nenhum <text:s/>Nível de Instrução</text:p>
          </table:table-cell>
          <table:table-cell office:value-type="float" office:value="37249" table:style-name="ce147">
            <text:p>37 249</text:p>
          </table:table-cell>
          <table:table-cell office:value-type="float" office:value="5.0332269458504832" table:style-name="ce148">
            <text:p>5,0<text:s text:c="5"/></text:p>
          </table:table-cell>
          <table:table-cell office:value-type="float" office:value="37808" table:style-name="ce149">
            <text:p>37 808</text:p>
          </table:table-cell>
          <table:table-cell office:value-type="float" office:value="5.475175045435785" table:style-name="ce148">
            <text:p>5,5<text:s text:c="5"/></text:p>
          </table:table-cell>
          <table:table-cell office:value-type="float" office:value="38278" table:style-name="ce149">
            <text:p>38 278</text:p>
          </table:table-cell>
          <table:table-cell office:value-type="float" office:value="5.4269863481760945" table:style-name="ce148">
            <text:p>5,4<text:s text:c="5"/></text:p>
          </table:table-cell>
          <table:table-cell table:style-name="ce148"/>
          <table:table-cell office:value-type="float" office:value="2.7624902681951227" table:style-name="ce150">
            <text:p>+2,8<text:s text:c="3"/></text:p>
          </table:table-cell>
          <table:table-cell office:value-type="float" office:value="1.2431231485399792" table:style-name="ce150">
            <text:p>+1,2<text:s text:c="3"/></text:p>
          </table:table-cell>
          <table:table-cell table:style-name="ce160"/>
          <table:table-cell table:style-name="ce156"/>
          <table:table-cell table:number-columns-repeated="4" table:style-name="ce158"/>
          <table:table-cell table:number-columns-repeated="16367" table:style-name="ce156"/>
        </table:table-row>
        <table:table-row table:style-name="ro8">
          <table:table-cell table:style-name="ce156"/>
          <table:table-cell office:value-type="string" table:style-name="ce131">
            <text:p><text:s text:c="13"/>Básico - 1º Ciclo</text:p>
          </table:table-cell>
          <table:table-cell office:value-type="float" office:value="158314" table:style-name="ce147">
            <text:p>158 314</text:p>
          </table:table-cell>
          <table:table-cell office:value-type="float" office:value="21.391991481794769" table:style-name="ce148">
            <text:p>21,4<text:s text:c="5"/></text:p>
          </table:table-cell>
          <table:table-cell office:value-type="float" office:value="148513" table:style-name="ce149">
            <text:p>148 513</text:p>
          </table:table-cell>
          <table:table-cell office:value-type="float" office:value="21.506947511711932" table:style-name="ce148">
            <text:p>21,5<text:s text:c="5"/></text:p>
          </table:table-cell>
          <table:table-cell office:value-type="float" office:value="149875" table:style-name="ce149">
            <text:p>149 875</text:p>
          </table:table-cell>
          <table:table-cell office:value-type="float" office:value="21.249009324752915" table:style-name="ce148">
            <text:p>21,2<text:s text:c="5"/></text:p>
          </table:table-cell>
          <table:table-cell table:style-name="ce148"/>
          <table:table-cell office:value-type="float" office:value="-5.3305456245183507" table:style-name="ce150">
            <text:p>-5,3<text:s text:c="3"/></text:p>
          </table:table-cell>
          <table:table-cell office:value-type="float" office:value="0.91709143307319607" table:style-name="ce150">
            <text:p>+0,9<text:s text:c="3"/></text:p>
          </table:table-cell>
          <table:table-cell table:number-columns-repeated="16373" table:style-name="ce156"/>
        </table:table-row>
        <table:table-row table:style-name="ro8">
          <table:table-cell table:style-name="ce156"/>
          <table:table-cell office:value-type="string" table:style-name="ce131">
            <text:p><text:s text:c="13"/>Básico - 2º Ciclo</text:p>
          </table:table-cell>
          <table:table-cell office:value-type="float" office:value="123161" table:style-name="ce147">
            <text:p>123 161</text:p>
          </table:table-cell>
          <table:table-cell office:value-type="float" office:value="16.641984049985002" table:style-name="ce148">
            <text:p>16,6<text:s text:c="5"/></text:p>
          </table:table-cell>
          <table:table-cell office:value-type="float" office:value="111415" table:style-name="ce149">
            <text:p>111 415</text:p>
          </table:table-cell>
          <table:table-cell office:value-type="float" office:value="16.134591295155207" table:style-name="ce148">
            <text:p>16,1<text:s text:c="5"/></text:p>
          </table:table-cell>
          <table:table-cell office:value-type="float" office:value="113704" table:style-name="ce149">
            <text:p>113 704</text:p>
          </table:table-cell>
          <table:table-cell office:value-type="float" office:value="16.120749666466761" table:style-name="ce148">
            <text:p>16,1<text:s text:c="5"/></text:p>
          </table:table-cell>
          <table:table-cell table:style-name="ce148"/>
          <table:table-cell office:value-type="float" office:value="-7.6785670788642477" table:style-name="ce150">
            <text:p>-7,7<text:s text:c="3"/></text:p>
          </table:table-cell>
          <table:table-cell office:value-type="float" office:value="2.0544809944800875" table:style-name="ce150">
            <text:p>+2,1<text:s text:c="3"/></text:p>
          </table:table-cell>
          <table:table-cell table:number-columns-repeated="16373" table:style-name="ce156"/>
        </table:table-row>
        <table:table-row table:style-name="ro8">
          <table:table-cell table:style-name="ce156"/>
          <table:table-cell office:value-type="string" table:style-name="ce131">
            <text:p><text:s text:c="13"/>Básico - 3º Ciclo</text:p>
          </table:table-cell>
          <table:table-cell office:value-type="float" office:value="155361" table:style-name="ce147">
            <text:p>155 361</text:p>
          </table:table-cell>
          <table:table-cell office:value-type="float" office:value="20.992970859198284" table:style-name="ce148">
            <text:p>21,0<text:s text:c="5"/></text:p>
          </table:table-cell>
          <table:table-cell office:value-type="float" office:value="138036" table:style-name="ce149">
            <text:p>138 036</text:p>
          </table:table-cell>
          <table:table-cell office:value-type="float" office:value="19.989718117112094" table:style-name="ce148">
            <text:p>20,0<text:s text:c="5"/></text:p>
          </table:table-cell>
          <table:table-cell office:value-type="float" office:value="142122" table:style-name="ce149">
            <text:p>142 122</text:p>
          </table:table-cell>
          <table:table-cell office:value-type="float" office:value="20.149802857398058" table:style-name="ce148">
            <text:p>20,1<text:s text:c="5"/></text:p>
          </table:table-cell>
          <table:table-cell table:style-name="ce148"/>
          <table:table-cell office:value-type="float" office:value="-8.5214436055380673" table:style-name="ce150">
            <text:p>-8,5<text:s text:c="3"/></text:p>
          </table:table-cell>
          <table:table-cell office:value-type="float" office:value="2.9600973659045451" table:style-name="ce150">
            <text:p>+3,0<text:s text:c="3"/></text:p>
          </table:table-cell>
          <table:table-cell table:number-columns-repeated="16373" table:style-name="ce156"/>
        </table:table-row>
        <table:table-row table:style-name="ro8">
          <table:table-cell table:style-name="ce156"/>
          <table:table-cell office:value-type="string" table:style-name="ce131">
            <text:p><text:s text:c="13"/>Secundário</text:p>
          </table:table-cell>
          <table:table-cell office:value-type="float" office:value="173603" table:style-name="ce147">
            <text:p>173 603</text:p>
          </table:table-cell>
          <table:table-cell office:value-type="float" office:value="23.457899473287373" table:style-name="ce148">
            <text:p>23,5<text:s text:c="5"/></text:p>
          </table:table-cell>
          <table:table-cell office:value-type="float" office:value="161354" table:style-name="ce149">
            <text:p>161 354</text:p>
          </table:table-cell>
          <table:table-cell office:value-type="float" office:value="23.366520161903452" table:style-name="ce148">
            <text:p>23,4<text:s text:c="5"/></text:p>
          </table:table-cell>
          <table:table-cell office:value-type="float" office:value="166692" table:style-name="ce149">
            <text:p>166 692</text:p>
          </table:table-cell>
          <table:table-cell office:value-type="float" office:value="23.633293493656137" table:style-name="ce148">
            <text:p>23,6<text:s text:c="5"/></text:p>
          </table:table-cell>
          <table:table-cell table:style-name="ce148"/>
          <table:table-cell office:value-type="float" office:value="-3.9809219886753056" table:style-name="ce150">
            <text:p>-4,0<text:s text:c="3"/></text:p>
          </table:table-cell>
          <table:table-cell office:value-type="float" office:value="3.3082539013597341" table:style-name="ce150">
            <text:p>+3,3<text:s text:c="3"/></text:p>
          </table:table-cell>
          <table:table-cell table:style-name="ce156"/>
          <table:table-cell table:style-name="ce160"/>
          <table:table-cell table:number-columns-repeated="16371" table:style-name="ce156"/>
        </table:table-row>
        <table:table-row table:style-name="ro8">
          <table:table-cell table:style-name="ce156"/>
          <table:table-cell office:value-type="string" table:style-name="ce131">
            <text:p><text:s text:c="13"/>Superior</text:p>
          </table:table-cell>
          <table:table-cell office:value-type="float" office:value="92374" table:style-name="ce147">
            <text:p>92 374</text:p>
          </table:table-cell>
          <table:table-cell office:value-type="float" office:value="12.481927189884091" table:style-name="ce148">
            <text:p>12,5<text:s text:c="5"/></text:p>
          </table:table-cell>
          <table:table-cell office:value-type="float" office:value="93409" table:style-name="ce149">
            <text:p>93 409</text:p>
          </table:table-cell>
          <table:table-cell office:value-type="float" office:value="13.52704786868153" table:style-name="ce148">
            <text:p>13,5<text:s text:c="5"/></text:p>
          </table:table-cell>
          <table:table-cell office:value-type="float" office:value="94656" table:style-name="ce149">
            <text:p>94 656</text:p>
          </table:table-cell>
          <table:table-cell office:value-type="float" office:value="13.42015830955004" table:style-name="ce148">
            <text:p>13,4<text:s text:c="5"/></text:p>
          </table:table-cell>
          <table:table-cell table:style-name="ce148"/>
          <table:table-cell office:value-type="float" office:value="2.4703921016736388" table:style-name="ce150">
            <text:p>+2,5<text:s text:c="3"/></text:p>
          </table:table-cell>
          <table:table-cell office:value-type="float" office:value="1.3349891338093869" table:style-name="ce150">
            <text:p>+1,3<text:s text:c="3"/></text:p>
          </table:table-cell>
          <table:table-cell table:number-columns-repeated="16373" table:style-name="ce156"/>
        </table:table-row>
        <table:table-row table:style-name="ro19">
          <table:table-cell table:style-name="ce1"/>
          <table:table-cell table:style-name="ce162"/>
          <table:table-cell table:style-name="ce163"/>
          <table:table-cell table:style-name="ce164"/>
          <table:table-cell table:style-name="ce163"/>
          <table:table-cell table:style-name="ce165"/>
          <table:table-cell table:style-name="ce163"/>
          <table:table-cell table:number-columns-repeated="4" table:style-name="ce165"/>
          <table:table-cell table:number-columns-repeated="6" table:style-name="ce128"/>
          <table:table-cell table:number-columns-repeated="16367" table:style-name="ce1"/>
        </table:table-row>
        <table:table-row table:number-rows-repeated="2" table:style-name="ro19">
          <table:table-cell table:style-name="ce1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style-name="ce167"/>
          <table:table-cell table:style-name="ce168"/>
          <table:table-cell table:style-name="ce169"/>
          <table:table-cell table:number-columns-repeated="2" table:style-name="ce170"/>
          <table:table-cell table:number-columns-repeated="6" table:style-name="ce128"/>
          <table:table-cell table:number-columns-repeated="16367" table:style-name="ce1"/>
        </table:table-row>
        <table:table-row table:style-name="ro10">
          <table:table-cell table:style-name="ce1"/>
          <table:table-cell table:number-columns-spanned="10" table:number-rows-spanned="1" table:style-name="ce176"/>
          <table:covered-table-cell table:number-columns-repeated="9"/>
          <table:table-cell table:number-columns-repeated="6" table:style-name="ce128"/>
          <table:table-cell table:number-columns-repeated="16367" table:style-name="ce1"/>
        </table:table-row>
        <table:table-row table:style-name="ro10">
          <table:table-cell table:style-name="ce1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style-name="ce167"/>
          <table:table-cell table:style-name="ce168"/>
          <table:table-cell table:style-name="ce169"/>
          <table:table-cell table:number-columns-repeated="2" table:style-name="ce170"/>
          <table:table-cell table:number-columns-repeated="6" table:style-name="ce128"/>
          <table:table-cell table:number-columns-repeated="16367" table:style-name="ce1"/>
        </table:table-row>
        <table:table-row table:number-rows-repeated="1048542" table:style-name="ro2">
          <table:table-cell table:number-columns-repeated="16384"/>
        </table:table-row>
      </table:table>
      <table:table table:name="QII" table:style-name="ta6" table:print-ranges="QII.B1:QII.K55">
        <table:table-column table:style-name="co15" table:default-cell-style-name="ce89"/>
        <table:table-column table:style-name="co36" table:default-cell-style-name="ce89"/>
        <table:table-column table:style-name="co19" table:default-cell-style-name="ce89"/>
        <table:table-column table:style-name="co33" table:default-cell-style-name="ce89"/>
        <table:table-column table:style-name="co37" table:default-cell-style-name="ce89"/>
        <table:table-column table:style-name="co10" table:default-cell-style-name="ce89"/>
        <table:table-column table:style-name="co19" table:default-cell-style-name="ce89"/>
        <table:table-column table:style-name="co10" table:default-cell-style-name="ce89"/>
        <table:table-column table:style-name="co34" table:default-cell-style-name="ce89"/>
        <table:table-column table:style-name="co35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/>
          <table:table-cell table:style-name="ce89">
            <draw:g draw:z-index="1" draw:name="Group 16" draw:id="id87">
              <svg:title/>
              <svg:desc/>
              <draw:g draw:name="Group 17" draw:id="id82">
                <svg:title/>
                <svg:desc/>
                <draw:custom-shape svg:x="0.01042in" svg:y="0in" svg:width="4.68936in" svg:height="0in" draw:id="id77" draw:style-name="a140" draw:name="Rectangle 18">
                  <svg:title/>
                  <svg:desc/>
                  <text:p text:style-name="a138" text:class-names="" text:cond-style-name=""><text:span text:style-name="a13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9" draw:id="id81">
                  <svg:title/>
                  <svg:desc/>
                  <draw:custom-shape svg:x="0.18233in" svg:y="0in" svg:width="0.09085in" svg:height="0in" draw:id="id78" draw:style-name="a143" draw:name="Rectangle 20">
                    <svg:title/>
                    <svg:desc/>
                    <text:p text:style-name="a142" text:class-names="" text:cond-style-name=""><text:span text:style-name="a14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084in" svg:height="0in" draw:id="id79" draw:style-name="a146" draw:transform="translate(-0.04542in 0in) rotate(-3.14159) translate(0.22765in 0in)" draw:name="Rectangle 21">
                    <svg:title/>
                    <svg:desc/>
                    <text:p text:style-name="a145" text:class-names="" text:cond-style-name=""><text:span text:style-name="a14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8223in" svg:y="0in" svg:width="0.0391in" svg:height="0in" draw:id="id80" draw:style-name="a149" draw:name="Rectangle 22">
                    <svg:title/>
                    <svg:desc/>
                    <text:p text:style-name="a148" text:class-names="" text:cond-style-name=""><text:span text:style-name="a14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23" draw:id="id86">
                <svg:title/>
                <svg:desc/>
                <draw:custom-shape svg:x="4.66946in" svg:y="0in" svg:width="0.09085in" svg:height="0in" draw:id="id83" draw:style-name="a152" draw:name="Rectangle 24">
                  <svg:title/>
                  <svg:desc/>
                  <text:p text:style-name="a151" text:class-names="" text:cond-style-name=""><text:span text:style-name="a15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084in" svg:height="0in" draw:id="id84" draw:style-name="a155" draw:transform="translate(-0.04542in 0in) rotate(-3.14159) translate(4.715in 0in)" draw:name="Rectangle 25">
                  <svg:title/>
                  <svg:desc/>
                  <text:p text:style-name="a154" text:class-names="" text:cond-style-name=""><text:span text:style-name="a15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2131in" svg:y="0in" svg:width="0.0391in" svg:height="0in" draw:id="id85" draw:style-name="a158" draw:name="Rectangle 26">
                  <svg:title/>
                  <svg:desc/>
                  <text:p text:style-name="a157" text:class-names="" text:cond-style-name=""><text:span text:style-name="a15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30" draw:id="id98">
              <svg:title/>
              <svg:desc/>
              <draw:g draw:name="Group 31" draw:id="id93">
                <svg:title/>
                <svg:desc/>
                <draw:custom-shape svg:x="0.01042in" svg:y="0in" svg:width="4.68936in" svg:height="0in" draw:id="id88" draw:style-name="a162" draw:name="Rectangle 32">
                  <svg:title/>
                  <svg:desc/>
                  <text:p text:style-name="a160" text:class-names="" text:cond-style-name=""><text:span text:style-name="a15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3" draw:id="id92">
                  <svg:title/>
                  <svg:desc/>
                  <draw:custom-shape svg:x="0.18233in" svg:y="0in" svg:width="0.09085in" svg:height="0in" draw:id="id89" draw:style-name="a165" draw:name="Rectangle 34">
                    <svg:title/>
                    <svg:desc/>
                    <text:p text:style-name="a164" text:class-names="" text:cond-style-name=""><text:span text:style-name="a16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084in" svg:height="0in" draw:id="id90" draw:style-name="a168" draw:transform="translate(-0.04542in 0in) rotate(-3.14159) translate(0.22765in 0in)" draw:name="Rectangle 35">
                    <svg:title/>
                    <svg:desc/>
                    <text:p text:style-name="a167" text:class-names="" text:cond-style-name=""><text:span text:style-name="a16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8223in" svg:y="0in" svg:width="0.0391in" svg:height="0in" draw:id="id91" draw:style-name="a171" draw:name="Rectangle 36">
                    <svg:title/>
                    <svg:desc/>
                    <text:p text:style-name="a170" text:class-names="" text:cond-style-name=""><text:span text:style-name="a16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37" draw:id="id97">
                <svg:title/>
                <svg:desc/>
                <draw:custom-shape svg:x="4.66946in" svg:y="0in" svg:width="0.09085in" svg:height="0in" draw:id="id94" draw:style-name="a174" draw:name="Rectangle 38">
                  <svg:title/>
                  <svg:desc/>
                  <text:p text:style-name="a173" text:class-names="" text:cond-style-name=""><text:span text:style-name="a17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084in" svg:height="0in" draw:id="id95" draw:style-name="a177" draw:transform="translate(-0.04542in 0in) rotate(-3.14159) translate(4.715in 0in)" draw:name="Rectangle 39">
                  <svg:title/>
                  <svg:desc/>
                  <text:p text:style-name="a176" text:class-names="" text:cond-style-name=""><text:span text:style-name="a17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2131in" svg:y="0in" svg:width="0.0391in" svg:height="0in" draw:id="id96" draw:style-name="a180" draw:name="Rectangle 40">
                  <svg:title/>
                  <svg:desc/>
                  <text:p text:style-name="a179" text:class-names="" text:cond-style-name=""><text:span text:style-name="a17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43" draw:id="id109">
              <svg:title/>
              <svg:desc/>
              <draw:g draw:name="Group 44" draw:id="id104">
                <svg:title/>
                <svg:desc/>
                <draw:custom-shape svg:x="0.01042in" svg:y="0in" svg:width="4.70993in" svg:height="0in" draw:id="id99" draw:style-name="a184" draw:name="Rectangle 45">
                  <svg:title/>
                  <svg:desc/>
                  <text:p text:style-name="a182" text:class-names="" text:cond-style-name=""><text:span text:style-name="a18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6" draw:id="id103">
                  <svg:title/>
                  <svg:desc/>
                  <draw:custom-shape svg:x="0.18309in" svg:y="0in" svg:width="0.09125in" svg:height="0in" draw:id="id100" draw:style-name="a187" draw:name="Rectangle 47">
                    <svg:title/>
                    <svg:desc/>
                    <text:p text:style-name="a186" text:class-names="" text:cond-style-name=""><text:span text:style-name="a18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01" draw:style-name="a190" draw:transform="translate(-0.04562in 0in) rotate(-3.14159) translate(0.2286in 0in)" draw:name="Rectangle 48">
                    <svg:title/>
                    <svg:desc/>
                    <text:p text:style-name="a189" text:class-names="" text:cond-style-name=""><text:span text:style-name="a18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8298in" svg:y="0in" svg:width="0.03927in" svg:height="0in" draw:id="id102" draw:style-name="a193" draw:name="Rectangle 49">
                    <svg:title/>
                    <svg:desc/>
                    <text:p text:style-name="a192" text:class-names="" text:cond-style-name=""><text:span text:style-name="a19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50" draw:id="id108">
                <svg:title/>
                <svg:desc/>
                <draw:custom-shape svg:x="4.68989in" svg:y="0in" svg:width="0.09125in" svg:height="0in" draw:id="id105" draw:style-name="a196" draw:name="Rectangle 51">
                  <svg:title/>
                  <svg:desc/>
                  <text:p text:style-name="a195" text:class-names="" text:cond-style-name=""><text:span text:style-name="a19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06" draw:style-name="a199" draw:transform="translate(-0.04562in 0in) rotate(-3.14159) translate(4.73563in 0in)" draw:name="Rectangle 52">
                  <svg:title/>
                  <svg:desc/>
                  <text:p text:style-name="a198" text:class-names="" text:cond-style-name=""><text:span text:style-name="a19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4198in" svg:y="0in" svg:width="0.03927in" svg:height="0in" draw:id="id107" draw:style-name="a202" draw:name="Rectangle 53">
                  <svg:title/>
                  <svg:desc/>
                  <text:p text:style-name="a201" text:class-names="" text:cond-style-name=""><text:span text:style-name="a20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frame draw:z-index="34" draw:id="id110" draw:style-name="a211" draw:name="Text Box 74" svg:x="0.40625in" svg:y="0.14583in" svg:width="1.46875in" svg:height="0.28125in">
              <draw:text-box>
                <text:p text:style-name="a204" text:class-names="" text:cond-style-name=""><text:span text:style-name="a203" text:class-names="">JANEIRO 2011, Nº1</text:span></text:p>
                <text:p text:style-name="a206" text:class-names="" text:cond-style-name=""><text:span text:style-name="a205" text:class-names=""/></text:p>
                <text:p text:style-name="a208" text:class-names="" text:cond-style-name=""><text:span text:style-name="a207" text:class-names=""/></text:p>
                <text:p text:style-name="a210" text:class-names="" text:cond-style-name=""><text:span text:style-name="a209" text:class-names=""/></text:p>
              </draw:text-box>
              <svg:title/>
              <svg:desc/>
            </draw:frame>
            <draw:frame draw:z-index="35" draw:id="id111" draw:style-name="a212" draw:name="Picture 256" svg:x="0.03125in" svg:y="0.15625in" svg:width="2.36458in" svg:height="0.3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6">
          <table:table-cell/>
          <table:table-cell table:style-name="ce177">
            <draw:frame draw:z-index="36" draw:id="id112" draw:style-name="a217" draw:name="Text Box 258" svg:x="0.46875in" svg:y="0.02084in" svg:width="1.75in" svg:height="0.21875in">
              <draw:text-box>
                <text:p text:style-name="a214" text:class-names="" text:cond-style-name=""><text:span text:style-name="a213" text:class-names="">JANEIRO 2014, <text:s text:c="1"/>Nº 01</text:span></text:p>
                <text:p text:style-name="a216" text:class-names="" text:cond-style-name=""><text:span text:style-name="a215" text:class-names=""/></text:p>
              </draw:text-box>
              <svg:title/>
              <svg:desc/>
            </draw:frame>
          </table:table-cell>
          <table:table-cell table:number-columns-repeated="8" table:style-name="ce177"/>
          <table:table-cell table:style-name="ce177">
            <draw:frame draw:z-index="37" draw:id="id113" draw:style-name="a218" draw:name="Picture 259" svg:x="0.14583in" svg:y="0.0833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89"/>
        </table:table-row>
        <table:table-row table:style-name="ro8">
          <table:table-cell table:style-name="ce178"/>
          <table:table-cell table:number-columns-repeated="10" table:style-name="ce179"/>
          <table:table-cell table:number-columns-repeated="16373" table:style-name="ce178"/>
        </table:table-row>
        <table:table-row table:style-name="ro8">
          <table:table-cell table:style-name="ce178"/>
          <table:table-cell table:number-columns-repeated="7" table:style-name="ce179"/>
          <table:table-cell office:value-type="string" table:style-name="ce179">
            <text:p><text:s/></text:p>
          </table:table-cell>
          <table:table-cell table:number-columns-repeated="2" table:style-name="ce179"/>
          <table:table-cell table:number-columns-repeated="16373" table:style-name="ce178"/>
        </table:table-row>
        <table:table-row table:style-name="ro8">
          <table:table-cell/>
          <table:table-cell table:number-columns-repeated="10" table:style-name="ce177"/>
          <table:table-cell table:number-columns-repeated="16373" table:style-name="ce89"/>
        </table:table-row>
        <table:table-row table:style-name="ro8">
          <table:table-cell/>
          <table:table-cell office:value-type="string" table:number-columns-spanned="10" table:number-rows-spanned="1" table:style-name="ce209">
            <text:p>QUADRO II - DESEMPREGO REGISTADO POR GÉNERO</text:p>
          </table:table-cell>
          <table:covered-table-cell table:number-columns-repeated="9"/>
          <table:table-cell table:number-columns-repeated="16373" table:style-name="ce89"/>
        </table:table-row>
        <table:table-row table:style-name="ro20">
          <table:table-cell/>
          <table:table-cell office:value-type="string" table:number-columns-spanned="10" table:number-rows-spanned="1" table:style-name="ce210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1">
          <table:table-cell table:style-name="ce1"/>
          <table:table-cell office:value-type="string" table:style-name="ce181">
            <text:p>PORTUGAL</text:p>
          </table:table-cell>
          <table:table-cell table:number-columns-repeated="9" table:style-name="ce182"/>
          <table:table-cell table:number-columns-repeated="6" table:style-name="ce89"/>
          <table:table-cell table:number-columns-repeated="16367" table:style-name="ce1"/>
        </table:table-row>
        <table:table-row table:style-name="ro14">
          <table:table-cell table:style-name="ce183"/>
          <table:table-cell table:style-name="ce132"/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3" table:number-rows-spanned="1" table:style-name="ce174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5">
          <table:table-cell table:style-name="ce183"/>
          <table:table-cell table:style-name="ce133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number-columns-spanned="2" table:number-rows-spanned="1" table:style-name="ce175">
            <text:p>mês homólogo</text:p>
          </table:table-cell>
          <table:covered-table-cell/>
          <table:table-cell office:value-type="string" table:style-name="ce137">
            <text:p>mês <text:s text:c="2"/>anterior</text:p>
          </table:table-cell>
          <table:table-cell table:number-columns-repeated="16373" table:style-name="ce183"/>
        </table:table-row>
        <table:table-row table:style-name="ro10">
          <table:table-cell table:style-name="ce1"/>
          <table:table-cell table:style-name="ce184"/>
          <table:table-cell table:style-name="ce185"/>
          <table:table-cell table:style-name="ce186"/>
          <table:table-cell table:style-name="ce187"/>
          <table:table-cell table:style-name="ce186"/>
          <table:table-cell table:style-name="ce187"/>
          <table:table-cell table:number-columns-repeated="2" table:style-name="ce186"/>
          <table:table-cell table:number-columns-repeated="2" table:style-name="ce188"/>
          <table:table-cell table:number-columns-repeated="6" table:style-name="ce89"/>
          <table:table-cell table:number-columns-repeated="16367" table:style-name="ce1"/>
        </table:table-row>
        <table:table-row table:style-name="ro1">
          <table:table-cell table:style-name="ce7"/>
          <table:table-cell office:value-type="string" table:style-name="ce104">
            <text:p><text:s text:c="7"/>Desemprego registado</text:p>
          </table:table-cell>
          <table:table-cell office:value-type="float" office:value="740062" table:style-name="ce189">
            <text:p>740 062</text:p>
          </table:table-cell>
          <table:table-cell table:style-name="ce190"/>
          <table:table-cell office:value-type="float" office:value="690535" table:style-name="ce191">
            <text:p>690 535</text:p>
          </table:table-cell>
          <table:table-cell table:style-name="ce190"/>
          <table:table-cell office:value-type="float" office:value="705327" table:style-name="ce191">
            <text:p>705 327</text:p>
          </table:table-cell>
          <table:table-cell table:number-columns-repeated="2" table:style-name="ce190"/>
          <table:table-cell office:value-type="float" office:value="-4.6935256775783643" table:style-name="ce192">
            <text:p>-4,7<text:s text:c="3"/></text:p>
          </table:table-cell>
          <table:table-cell office:value-type="float" office:value="2.1421072067309979" table:style-name="ce192">
            <text:p>+2,1<text:s text:c="3"/></text:p>
          </table:table-cell>
          <table:table-cell office:value-type="string" table:style-name="ce193">
            <text:p>w</text:p>
          </table:table-cell>
          <table:table-cell table:number-columns-repeated="5" table:style-name="ce193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104">
            <text:p><text:s text:c="10"/>Homens</text:p>
          </table:table-cell>
          <table:table-cell office:value-type="float" office:value="368092" table:style-name="ce189">
            <text:p>368 092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337688" table:style-name="ce191">
            <text:p>337 688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345764" table:style-name="ce191">
            <text:p>345 764</text:p>
          </table:table-cell>
          <table:table-cell office:value-type="float" office:value="100" table:style-name="ce194">
            <text:p>100,0<text:s text:c="5"/></text:p>
          </table:table-cell>
          <table:table-cell table:style-name="ce190"/>
          <table:table-cell office:value-type="float" office:value="-6.0658748356389225" table:style-name="ce192">
            <text:p>-6,1<text:s text:c="3"/></text:p>
          </table:table-cell>
          <table:table-cell office:value-type="float" office:value="2.3915567032290141" table:style-name="ce192">
            <text:p>+2,4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99">
            <text:p><text:s text:c="13"/>&lt; 25 anos de idade</text:p>
          </table:table-cell>
          <table:table-cell office:value-type="float" office:value="43812" table:style-name="ce195">
            <text:p>43 812</text:p>
          </table:table-cell>
          <table:table-cell office:value-type="float" office:value="11.90245916781674" table:style-name="ce196">
            <text:p>11,9<text:s text:c="5"/></text:p>
          </table:table-cell>
          <table:table-cell office:value-type="float" office:value="41271" table:style-name="ce197">
            <text:p>41 271</text:p>
          </table:table-cell>
          <table:table-cell office:value-type="float" office:value="12.221636540238325" table:style-name="ce196">
            <text:p>12,2<text:s text:c="5"/></text:p>
          </table:table-cell>
          <table:table-cell office:value-type="float" office:value="43618" table:style-name="ce197">
            <text:p>43 618</text:p>
          </table:table-cell>
          <table:table-cell office:value-type="float" office:value="12.614962807001307" table:style-name="ce196">
            <text:p>12,6<text:s text:c="5"/></text:p>
          </table:table-cell>
          <table:table-cell table:style-name="ce186"/>
          <table:table-cell office:value-type="float" office:value="-0.44280105907057532" table:style-name="ce198">
            <text:p>-0,4<text:s text:c="3"/></text:p>
          </table:table-cell>
          <table:table-cell office:value-type="float" office:value="5.6868018705628742" table:style-name="ce198">
            <text:p>+5,7<text:s text:c="3"/></text:p>
          </table:table-cell>
          <table:table-cell table:style-name="ce199"/>
          <table:table-cell table:number-columns-repeated="5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99">
            <text:p><text:s text:c="13"/>&gt;= 25 anos de idade</text:p>
          </table:table-cell>
          <table:table-cell office:value-type="float" office:value="324280" table:style-name="ce195">
            <text:p>324 280</text:p>
          </table:table-cell>
          <table:table-cell office:value-type="float" office:value="88.097540832183256" table:style-name="ce196">
            <text:p>88,1<text:s text:c="5"/></text:p>
          </table:table-cell>
          <table:table-cell office:value-type="float" office:value="296417" table:style-name="ce197">
            <text:p>296 417</text:p>
          </table:table-cell>
          <table:table-cell office:value-type="float" office:value="87.778363459761678" table:style-name="ce196">
            <text:p>87,8<text:s text:c="5"/></text:p>
          </table:table-cell>
          <table:table-cell office:value-type="float" office:value="302146" table:style-name="ce197">
            <text:p>302 146</text:p>
          </table:table-cell>
          <table:table-cell office:value-type="float" office:value="87.385037192998695" table:style-name="ce196">
            <text:p>87,4<text:s text:c="5"/></text:p>
          </table:table-cell>
          <table:table-cell table:style-name="ce186"/>
          <table:table-cell office:value-type="float" office:value="-6.8255828296533849" table:style-name="ce198">
            <text:p>-6,8<text:s text:c="3"/></text:p>
          </table:table-cell>
          <table:table-cell office:value-type="float" office:value="1.9327501459092957" table:style-name="ce198">
            <text:p>+1,9<text:s text:c="3"/></text:p>
          </table:table-cell>
          <table:table-cell table:style-name="ce193"/>
          <table:table-cell table:style-name="ce199"/>
          <table:table-cell table:number-columns-repeated="4" table:style-name="ce19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99">
            <text:p><text:s text:c="13"/>&lt; 1 ano de inscrição</text:p>
          </table:table-cell>
          <table:table-cell office:value-type="float" office:value="221671" table:style-name="ce195">
            <text:p>221 671</text:p>
          </table:table-cell>
          <table:table-cell office:value-type="float" office:value="60.221629375264882" table:style-name="ce196">
            <text:p>60,2<text:s text:c="5"/></text:p>
          </table:table-cell>
          <table:table-cell office:value-type="float" office:value="179929" table:style-name="ce197">
            <text:p>179 929</text:p>
          </table:table-cell>
          <table:table-cell office:value-type="float" office:value="53.282615905806537" table:style-name="ce196">
            <text:p>53,3<text:s text:c="5"/></text:p>
          </table:table-cell>
          <table:table-cell office:value-type="float" office:value="184450" table:style-name="ce197">
            <text:p>184 450</text:p>
          </table:table-cell>
          <table:table-cell office:value-type="float" office:value="53.345634594694644" table:style-name="ce196">
            <text:p>53,3<text:s text:c="5"/></text:p>
          </table:table-cell>
          <table:table-cell table:style-name="ce186"/>
          <table:table-cell office:value-type="float" office:value="-16.791100324354559" table:style-name="ce198">
            <text:p>-16,8<text:s text:c="3"/></text:p>
          </table:table-cell>
          <table:table-cell office:value-type="float" office:value="2.5126577705650561" table:style-name="ce198">
            <text:p>+2,5<text:s text:c="3"/></text:p>
          </table:table-cell>
          <table:table-cell table:number-columns-repeated="2" table:style-name="ce199"/>
          <table:table-cell table:number-columns-repeated="4" table:style-name="ce193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99">
            <text:p><text:s text:c="13"/>&gt;= 1 ano de inscrição</text:p>
          </table:table-cell>
          <table:table-cell office:value-type="float" office:value="146421" table:style-name="ce195">
            <text:p>146 421</text:p>
          </table:table-cell>
          <table:table-cell office:value-type="float" office:value="39.778370624735118" table:style-name="ce196">
            <text:p>39,8<text:s text:c="5"/></text:p>
          </table:table-cell>
          <table:table-cell office:value-type="float" office:value="157759" table:style-name="ce197">
            <text:p>157 759</text:p>
          </table:table-cell>
          <table:table-cell office:value-type="float" office:value="46.717384094193463" table:style-name="ce196">
            <text:p>46,7<text:s text:c="5"/></text:p>
          </table:table-cell>
          <table:table-cell office:value-type="float" office:value="161314" table:style-name="ce197">
            <text:p>161 314</text:p>
          </table:table-cell>
          <table:table-cell office:value-type="float" office:value="46.654365405305356" table:style-name="ce196">
            <text:p>46,7<text:s text:c="5"/></text:p>
          </table:table-cell>
          <table:table-cell table:style-name="ce186"/>
          <table:table-cell office:value-type="float" office:value="10.171355201781168" table:style-name="ce198">
            <text:p>+10,2<text:s text:c="3"/></text:p>
          </table:table-cell>
          <table:table-cell office:value-type="float" office:value="2.2534372048504281" table:style-name="ce198">
            <text:p>+2,3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200">
            <text:p><text:s text:c="13"/>Primeiro Emprego</text:p>
          </table:table-cell>
          <table:table-cell office:value-type="float" office:value="24924" table:style-name="ce197">
            <text:p>24 924</text:p>
          </table:table-cell>
          <table:table-cell office:value-type="float" office:value="6.7711333036306138" table:style-name="ce196">
            <text:p>6,8<text:s text:c="5"/></text:p>
          </table:table-cell>
          <table:table-cell office:value-type="float" office:value="29590" table:style-name="ce197">
            <text:p>29 590</text:p>
          </table:table-cell>
          <table:table-cell office:value-type="float" office:value="8.7625263556892747" table:style-name="ce196">
            <text:p>8,8<text:s text:c="5"/></text:p>
          </table:table-cell>
          <table:table-cell office:value-type="float" office:value="31191" table:style-name="ce197">
            <text:p>31 191</text:p>
          </table:table-cell>
          <table:table-cell office:value-type="float" office:value="9.0208928633403129" table:style-name="ce196">
            <text:p>9,0<text:s text:c="5"/></text:p>
          </table:table-cell>
          <table:table-cell table:style-name="ce186"/>
          <table:table-cell office:value-type="float" office:value="25.144439094848337" table:style-name="ce198">
            <text:p>+25,1<text:s text:c="3"/></text:p>
          </table:table-cell>
          <table:table-cell office:value-type="float" office:value="5.4106116931395718" table:style-name="ce198">
            <text:p>+5,4<text:s text:c="3"/></text:p>
          </table:table-cell>
          <table:table-cell table:style-name="ce201"/>
          <table:table-cell table:number-columns-repeated="5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99">
            <text:p><text:s text:c="13"/>Novo Emprego</text:p>
          </table:table-cell>
          <table:table-cell office:value-type="float" office:value="343168" table:style-name="ce195">
            <text:p>343 168</text:p>
          </table:table-cell>
          <table:table-cell office:value-type="float" office:value="93.22886669636938" table:style-name="ce196">
            <text:p>93,2<text:s text:c="5"/></text:p>
          </table:table-cell>
          <table:table-cell office:value-type="float" office:value="308098" table:style-name="ce197">
            <text:p>308 098</text:p>
          </table:table-cell>
          <table:table-cell office:value-type="float" office:value="91.237473644310725" table:style-name="ce196">
            <text:p>91,2<text:s text:c="5"/></text:p>
          </table:table-cell>
          <table:table-cell office:value-type="float" office:value="314573" table:style-name="ce197">
            <text:p>314 573</text:p>
          </table:table-cell>
          <table:table-cell office:value-type="float" office:value="90.979107136659692" table:style-name="ce196">
            <text:p>91,0<text:s text:c="5"/></text:p>
          </table:table-cell>
          <table:table-cell table:style-name="ce186"/>
          <table:table-cell office:value-type="float" office:value="-8.3326533942558711" table:style-name="ce198">
            <text:p>-8,3<text:s text:c="3"/></text:p>
          </table:table-cell>
          <table:table-cell office:value-type="float" office:value="2.1016040350797454" table:style-name="ce198">
            <text:p>+2,1<text:s text:c="3"/></text:p>
          </table:table-cell>
          <table:table-cell table:style-name="ce201"/>
          <table:table-cell table:number-columns-repeated="5" table:style-name="ce19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99">
            <text:p><text:s text:c="13"/>Nenhum <text:s/>Nível de Instrução</text:p>
          </table:table-cell>
          <table:table-cell office:value-type="float" office:value="20986" table:style-name="ce195">
            <text:p>20 986</text:p>
          </table:table-cell>
          <table:table-cell office:value-type="float" office:value="5.7012920682872759" table:style-name="ce196">
            <text:p>5,7<text:s text:c="5"/></text:p>
          </table:table-cell>
          <table:table-cell office:value-type="float" office:value="20500" table:style-name="ce197">
            <text:p>20 500</text:p>
          </table:table-cell>
          <table:table-cell office:value-type="float" office:value="6.0706924735258578" table:style-name="ce196">
            <text:p>6,1<text:s text:c="5"/></text:p>
          </table:table-cell>
          <table:table-cell office:value-type="float" office:value="20719" table:style-name="ce197">
            <text:p>20 719</text:p>
          </table:table-cell>
          <table:table-cell office:value-type="float" office:value="5.9922374798995852" table:style-name="ce196">
            <text:p>6,0<text:s text:c="5"/></text:p>
          </table:table-cell>
          <table:table-cell table:style-name="ce186"/>
          <table:table-cell office:value-type="float" office:value="-1.2722767559325234" table:style-name="ce198">
            <text:p>-1,3<text:s text:c="3"/></text:p>
          </table:table-cell>
          <table:table-cell office:value-type="float" office:value="1.068292682926824" table:style-name="ce198">
            <text:p>+1,1<text:s text:c="3"/></text:p>
          </table:table-cell>
          <table:table-cell table:style-name="ce199"/>
          <table:table-cell table:number-columns-repeated="5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1º Ciclo</text:p>
          </table:table-cell>
          <table:table-cell office:value-type="float" office:value="91389" table:style-name="ce195">
            <text:p>91 389</text:p>
          </table:table-cell>
          <table:table-cell office:value-type="float" office:value="24.827760451191551" table:style-name="ce196">
            <text:p>24,8<text:s text:c="5"/></text:p>
          </table:table-cell>
          <table:table-cell office:value-type="float" office:value="84472" table:style-name="ce197">
            <text:p>84 472</text:p>
          </table:table-cell>
          <table:table-cell office:value-type="float" office:value="25.014806567008602" table:style-name="ce196">
            <text:p>25,0<text:s text:c="5"/></text:p>
          </table:table-cell>
          <table:table-cell office:value-type="float" office:value="85545" table:style-name="ce197">
            <text:p>85 545</text:p>
          </table:table-cell>
          <table:table-cell office:value-type="float" office:value="24.740863710507746" table:style-name="ce196">
            <text:p>24,7<text:s text:c="5"/></text:p>
          </table:table-cell>
          <table:table-cell table:style-name="ce186"/>
          <table:table-cell office:value-type="float" office:value="-6.3946426812854895" table:style-name="ce198">
            <text:p>-6,4<text:s text:c="3"/></text:p>
          </table:table-cell>
          <table:table-cell office:value-type="float" office:value="1.2702433942608309" table:style-name="ce198">
            <text:p>+1,3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2º Ciclo</text:p>
          </table:table-cell>
          <table:table-cell office:value-type="float" office:value="72262" table:style-name="ce195">
            <text:p>72 262</text:p>
          </table:table-cell>
          <table:table-cell office:value-type="float" office:value="19.631505167186464" table:style-name="ce196">
            <text:p>19,6<text:s text:c="5"/></text:p>
          </table:table-cell>
          <table:table-cell office:value-type="float" office:value="63954" table:style-name="ce197">
            <text:p>63 954</text:p>
          </table:table-cell>
          <table:table-cell office:value-type="float" office:value="18.938783729359645" table:style-name="ce196">
            <text:p>18,9<text:s text:c="5"/></text:p>
          </table:table-cell>
          <table:table-cell office:value-type="float" office:value="65664" table:style-name="ce197">
            <text:p>65 664</text:p>
          </table:table-cell>
          <table:table-cell office:value-type="float" office:value="18.990988072789534" table:style-name="ce196">
            <text:p>19,0<text:s text:c="5"/></text:p>
          </table:table-cell>
          <table:table-cell table:style-name="ce186"/>
          <table:table-cell office:value-type="float" office:value="-9.13066341922449" table:style-name="ce198">
            <text:p>-9,1<text:s text:c="3"/></text:p>
          </table:table-cell>
          <table:table-cell office:value-type="float" office:value="2.6737967914438627" table:style-name="ce198">
            <text:p>+2,7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3º Ciclo</text:p>
          </table:table-cell>
          <table:table-cell office:value-type="float" office:value="77207" table:style-name="ce195">
            <text:p>77 207</text:p>
          </table:table-cell>
          <table:table-cell office:value-type="float" office:value="20.974919313649849" table:style-name="ce196">
            <text:p>21,0<text:s text:c="5"/></text:p>
          </table:table-cell>
          <table:table-cell office:value-type="float" office:value="67652" table:style-name="ce197">
            <text:p>67 652</text:p>
          </table:table-cell>
          <table:table-cell office:value-type="float" office:value="20.033877425315676" table:style-name="ce196">
            <text:p>20,0<text:s text:c="5"/></text:p>
          </table:table-cell>
          <table:table-cell office:value-type="float" office:value="70022" table:style-name="ce197">
            <text:p>70 022</text:p>
          </table:table-cell>
          <table:table-cell office:value-type="float" office:value="20.251385337976192" table:style-name="ce196">
            <text:p>20,3<text:s text:c="5"/></text:p>
          </table:table-cell>
          <table:table-cell table:style-name="ce186"/>
          <table:table-cell office:value-type="float" office:value="-9.3061509966712777" table:style-name="ce198">
            <text:p>-9,3<text:s text:c="3"/></text:p>
          </table:table-cell>
          <table:table-cell office:value-type="float" office:value="3.503222373322302" table:style-name="ce198">
            <text:p>+3,5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99">
            <text:p><text:s text:c="13"/>Secundário</text:p>
          </table:table-cell>
          <table:table-cell office:value-type="float" office:value="75974" table:style-name="ce195">
            <text:p>75 974</text:p>
          </table:table-cell>
          <table:table-cell office:value-type="float" office:value="20.639948708475057" table:style-name="ce196">
            <text:p>20,6<text:s text:c="5"/></text:p>
          </table:table-cell>
          <table:table-cell office:value-type="float" office:value="70162" table:style-name="ce197">
            <text:p>70 162</text:p>
          </table:table-cell>
          <table:table-cell office:value-type="float" office:value="20.777167089147376" table:style-name="ce196">
            <text:p>20,8<text:s text:c="5"/></text:p>
          </table:table-cell>
          <table:table-cell office:value-type="float" office:value="72351" table:style-name="ce197">
            <text:p>72 351</text:p>
          </table:table-cell>
          <table:table-cell office:value-type="float" office:value="20.924966161890772" table:style-name="ce196">
            <text:p>20,9<text:s text:c="5"/></text:p>
          </table:table-cell>
          <table:table-cell table:style-name="ce186"/>
          <table:table-cell office:value-type="float" office:value="-4.7687366730723681" table:style-name="ce198">
            <text:p>-4,8<text:s text:c="3"/></text:p>
          </table:table-cell>
          <table:table-cell office:value-type="float" office:value="3.1199224651520723" table:style-name="ce198">
            <text:p>+3,1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99">
            <text:p><text:s text:c="13"/>Superior</text:p>
          </table:table-cell>
          <table:table-cell office:value-type="float" office:value="30274" table:style-name="ce195">
            <text:p>30 274</text:p>
          </table:table-cell>
          <table:table-cell office:value-type="float" office:value="8.2245742912098052" table:style-name="ce196">
            <text:p>8,2<text:s text:c="5"/></text:p>
          </table:table-cell>
          <table:table-cell office:value-type="float" office:value="30948" table:style-name="ce197">
            <text:p>30 948</text:p>
          </table:table-cell>
          <table:table-cell office:value-type="float" office:value="9.1646727156428422" table:style-name="ce196">
            <text:p>9,2<text:s text:c="5"/></text:p>
          </table:table-cell>
          <table:table-cell office:value-type="float" office:value="31463" table:style-name="ce197">
            <text:p>31 463</text:p>
          </table:table-cell>
          <table:table-cell office:value-type="float" office:value="9.0995592369361766" table:style-name="ce196">
            <text:p>9,1<text:s text:c="5"/></text:p>
          </table:table-cell>
          <table:table-cell table:style-name="ce186"/>
          <table:table-cell office:value-type="float" office:value="3.9274625090837105" table:style-name="ce198">
            <text:p>+3,9<text:s text:c="3"/></text:p>
          </table:table-cell>
          <table:table-cell office:value-type="float" office:value="1.6640816854077656" table:style-name="ce198">
            <text:p>+1,7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0">
          <table:table-cell table:style-name="ce7"/>
          <table:table-cell table:style-name="ce200"/>
          <table:table-cell table:style-name="ce202"/>
          <table:table-cell table:style-name="ce203"/>
          <table:table-cell table:style-name="ce202"/>
          <table:table-cell table:style-name="ce203"/>
          <table:table-cell table:style-name="ce202"/>
          <table:table-cell table:style-name="ce203"/>
          <table:table-cell table:style-name="ce99"/>
          <table:table-cell table:number-columns-repeated="2" table:style-name="ce203"/>
          <table:table-cell table:number-columns-repeated="6" table:style-name="ce193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204">
            <text:p><text:s text:c="11"/>Mulheres</text:p>
          </table:table-cell>
          <table:table-cell office:value-type="float" office:value="371970" table:style-name="ce189">
            <text:p>371 970</text:p>
          </table:table-cell>
          <table:table-cell office:value-type="float" office:value="99.999999999999986" table:style-name="ce194">
            <text:p>100,0<text:s text:c="5"/></text:p>
          </table:table-cell>
          <table:table-cell office:value-type="float" office:value="352847" table:style-name="ce191">
            <text:p>352 847</text:p>
          </table:table-cell>
          <table:table-cell office:value-type="float" office:value="99.999999999999986" table:style-name="ce194">
            <text:p>100,0<text:s text:c="5"/></text:p>
          </table:table-cell>
          <table:table-cell office:value-type="float" office:value="359563" table:style-name="ce191">
            <text:p>359 563</text:p>
          </table:table-cell>
          <table:table-cell office:value-type="float" office:value="100" table:style-name="ce194">
            <text:p>100,0<text:s text:c="5"/></text:p>
          </table:table-cell>
          <table:table-cell table:style-name="ce190"/>
          <table:table-cell office:value-type="float" office:value="-3.3354840444121834" table:style-name="ce192">
            <text:p>-3,3<text:s text:c="3"/></text:p>
          </table:table-cell>
          <table:table-cell office:value-type="float" office:value="1.9033745504425355" table:style-name="ce192">
            <text:p>+1,9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99">
            <text:p><text:s text:c="13"/>&lt; 25 anos de idade</text:p>
          </table:table-cell>
          <table:table-cell office:value-type="float" office:value="49412" table:style-name="ce195">
            <text:p>49 412</text:p>
          </table:table-cell>
          <table:table-cell office:value-type="float" office:value="13.283866978519773" table:style-name="ce196">
            <text:p>13,3<text:s text:c="5"/></text:p>
          </table:table-cell>
          <table:table-cell office:value-type="float" office:value="48225" table:style-name="ce197">
            <text:p>48 225</text:p>
          </table:table-cell>
          <table:table-cell office:value-type="float" office:value="13.667396917077374" table:style-name="ce196">
            <text:p>13,7<text:s text:c="5"/></text:p>
          </table:table-cell>
          <table:table-cell office:value-type="float" office:value="49988" table:style-name="ce197">
            <text:p>49 988</text:p>
          </table:table-cell>
          <table:table-cell office:value-type="float" office:value="13.902431562758125" table:style-name="ce196">
            <text:p>13,9<text:s text:c="5"/></text:p>
          </table:table-cell>
          <table:table-cell table:style-name="ce186"/>
          <table:table-cell office:value-type="float" office:value="1.1657087347203117" table:style-name="ce198">
            <text:p>+1,2<text:s text:c="3"/></text:p>
          </table:table-cell>
          <table:table-cell office:value-type="float" office:value="3.6557801969932626" table:style-name="ce198">
            <text:p>+3,7<text:s text:c="3"/></text:p>
          </table:table-cell>
          <table:table-cell table:style-name="ce199"/>
          <table:table-cell table:style-name="ce205"/>
          <table:table-cell table:number-columns-repeated="4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99">
            <text:p><text:s text:c="13"/>&gt;= 25 anos de idade</text:p>
          </table:table-cell>
          <table:table-cell office:value-type="float" office:value="322558" table:style-name="ce195">
            <text:p>322 558</text:p>
          </table:table-cell>
          <table:table-cell office:value-type="float" office:value="86.716133021480218" table:style-name="ce196">
            <text:p>86,7<text:s text:c="5"/></text:p>
          </table:table-cell>
          <table:table-cell office:value-type="float" office:value="304622" table:style-name="ce197">
            <text:p>304 622</text:p>
          </table:table-cell>
          <table:table-cell office:value-type="float" office:value="86.332603082922617" table:style-name="ce196">
            <text:p>86,3<text:s text:c="5"/></text:p>
          </table:table-cell>
          <table:table-cell office:value-type="float" office:value="309575" table:style-name="ce197">
            <text:p>309 575</text:p>
          </table:table-cell>
          <table:table-cell office:value-type="float" office:value="86.097568437241875" table:style-name="ce196">
            <text:p>86,1<text:s text:c="5"/></text:p>
          </table:table-cell>
          <table:table-cell table:style-name="ce186"/>
          <table:table-cell office:value-type="float" office:value="-4.0250125558814176" table:style-name="ce198">
            <text:p>-4,0<text:s text:c="3"/></text:p>
          </table:table-cell>
          <table:table-cell office:value-type="float" office:value="1.6259495374595332" table:style-name="ce198">
            <text:p>+1,6<text:s text:c="3"/></text:p>
          </table:table-cell>
          <table:table-cell table:style-name="ce193"/>
          <table:table-cell table:style-name="ce7"/>
          <table:table-cell table:number-columns-repeated="4" table:style-name="ce19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99">
            <text:p><text:s text:c="13"/>&lt; 1 ano de inscrição</text:p>
          </table:table-cell>
          <table:table-cell office:value-type="float" office:value="211399" table:style-name="ce195">
            <text:p>211 399</text:p>
          </table:table-cell>
          <table:table-cell office:value-type="float" office:value="56.832271419738156" table:style-name="ce196">
            <text:p>56,8<text:s text:c="5"/></text:p>
          </table:table-cell>
          <table:table-cell office:value-type="float" office:value="187621" table:style-name="ce197">
            <text:p>187 621</text:p>
          </table:table-cell>
          <table:table-cell office:value-type="float" office:value="53.173471788055451" table:style-name="ce196">
            <text:p>53,2<text:s text:c="5"/></text:p>
          </table:table-cell>
          <table:table-cell office:value-type="float" office:value="190932" table:style-name="ce197">
            <text:p>190 932</text:p>
          </table:table-cell>
          <table:table-cell office:value-type="float" office:value="53.101125532938596" table:style-name="ce196">
            <text:p>53,1<text:s text:c="5"/></text:p>
          </table:table-cell>
          <table:table-cell table:style-name="ce186"/>
          <table:table-cell office:value-type="float" office:value="-9.681691966376377" table:style-name="ce198">
            <text:p>-9,7<text:s text:c="3"/></text:p>
          </table:table-cell>
          <table:table-cell office:value-type="float" office:value="1.7647278289743724" table:style-name="ce198">
            <text:p>+1,8<text:s text:c="3"/></text:p>
          </table:table-cell>
          <table:table-cell table:style-name="ce199"/>
          <table:table-cell table:style-name="ce7"/>
          <table:table-cell table:number-columns-repeated="4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99">
            <text:p><text:s text:c="13"/>&gt;= 1 ano de inscrição</text:p>
          </table:table-cell>
          <table:table-cell office:value-type="float" office:value="160571" table:style-name="ce195">
            <text:p>160 571</text:p>
          </table:table-cell>
          <table:table-cell office:value-type="float" office:value="43.167728580261851" table:style-name="ce196">
            <text:p>43,2<text:s text:c="5"/></text:p>
          </table:table-cell>
          <table:table-cell office:value-type="float" office:value="165226" table:style-name="ce197">
            <text:p>165 226</text:p>
          </table:table-cell>
          <table:table-cell office:value-type="float" office:value="46.826528211944549" table:style-name="ce196">
            <text:p>46,8<text:s text:c="5"/></text:p>
          </table:table-cell>
          <table:table-cell office:value-type="float" office:value="168631" table:style-name="ce197">
            <text:p>168 631</text:p>
          </table:table-cell>
          <table:table-cell office:value-type="float" office:value="46.898874467061411" table:style-name="ce196">
            <text:p>46,9<text:s text:c="5"/></text:p>
          </table:table-cell>
          <table:table-cell table:style-name="ce186"/>
          <table:table-cell office:value-type="float" office:value="5.0195863512091137" table:style-name="ce198">
            <text:p>+5,0<text:s text:c="3"/></text:p>
          </table:table-cell>
          <table:table-cell office:value-type="float" office:value="2.0608136733928148" table:style-name="ce198">
            <text:p>+2,1<text:s text:c="3"/></text:p>
          </table:table-cell>
          <table:table-cell table:style-name="ce193"/>
          <table:table-cell table:style-name="ce205"/>
          <table:table-cell table:number-columns-repeated="4" table:style-name="ce19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99">
            <text:p><text:s text:c="13"/>Primeiro Emprego</text:p>
          </table:table-cell>
          <table:table-cell office:value-type="float" office:value="35842" table:style-name="ce195">
            <text:p>35 842</text:p>
          </table:table-cell>
          <table:table-cell office:value-type="float" office:value="9.6357233110197065" table:style-name="ce196">
            <text:p>9,6<text:s text:c="5"/></text:p>
          </table:table-cell>
          <table:table-cell office:value-type="float" office:value="41103" table:style-name="ce197">
            <text:p>41 103</text:p>
          </table:table-cell>
          <table:table-cell office:value-type="float" office:value="11.648958330381157" table:style-name="ce196">
            <text:p>11,6<text:s text:c="5"/></text:p>
          </table:table-cell>
          <table:table-cell office:value-type="float" office:value="42485" table:style-name="ce197">
            <text:p>42 485</text:p>
          </table:table-cell>
          <table:table-cell office:value-type="float" office:value="11.815731874525467" table:style-name="ce196">
            <text:p>11,8<text:s text:c="5"/></text:p>
          </table:table-cell>
          <table:table-cell table:style-name="ce186"/>
          <table:table-cell office:value-type="float" office:value="18.534121979800247" table:style-name="ce198">
            <text:p>+18,5<text:s text:c="3"/></text:p>
          </table:table-cell>
          <table:table-cell office:value-type="float" office:value="3.3622849913631541" table:style-name="ce198">
            <text:p>+3,4<text:s text:c="3"/></text:p>
          </table:table-cell>
          <table:table-cell table:style-name="ce205"/>
          <table:table-cell table:number-columns-repeated="16372" table:style-name="ce7"/>
        </table:table-row>
        <table:table-row table:style-name="ro10">
          <table:table-cell table:style-name="ce7"/>
          <table:table-cell office:value-type="string" table:style-name="ce99">
            <text:p><text:s text:c="13"/>Novo Emprego</text:p>
          </table:table-cell>
          <table:table-cell office:value-type="float" office:value="336128" table:style-name="ce195">
            <text:p>336 128</text:p>
          </table:table-cell>
          <table:table-cell office:value-type="float" office:value="90.364276688980297" table:style-name="ce196">
            <text:p>90,4<text:s text:c="5"/></text:p>
          </table:table-cell>
          <table:table-cell office:value-type="float" office:value="311744" table:style-name="ce197">
            <text:p>311 744</text:p>
          </table:table-cell>
          <table:table-cell office:value-type="float" office:value="88.351041669618851" table:style-name="ce196">
            <text:p>88,4<text:s text:c="5"/></text:p>
          </table:table-cell>
          <table:table-cell office:value-type="float" office:value="317078" table:style-name="ce197">
            <text:p>317 078</text:p>
          </table:table-cell>
          <table:table-cell office:value-type="float" office:value="88.184268125474532" table:style-name="ce196">
            <text:p>88,2<text:s text:c="5"/></text:p>
          </table:table-cell>
          <table:table-cell table:style-name="ce186"/>
          <table:table-cell office:value-type="float" office:value="-5.667483815689252" table:style-name="ce198">
            <text:p>-5,7<text:s text:c="3"/></text:p>
          </table:table-cell>
          <table:table-cell office:value-type="float" office:value="1.7110192978854428" table:style-name="ce198">
            <text:p>+1,7<text:s text:c="3"/></text:p>
          </table:table-cell>
          <table:table-cell table:number-columns-repeated="16373" table:style-name="ce7"/>
        </table:table-row>
        <table:table-row table:style-name="ro17">
          <table:table-cell table:style-name="ce7"/>
          <table:table-cell office:value-type="string" table:style-name="ce99">
            <text:p><text:s text:c="13"/>Nenhum <text:s/>Nível de Instrução</text:p>
          </table:table-cell>
          <table:table-cell office:value-type="float" office:value="16263" table:style-name="ce195">
            <text:p>16 263</text:p>
          </table:table-cell>
          <table:table-cell office:value-type="float" office:value="4.3721267844180982" table:style-name="ce196">
            <text:p>4,4<text:s text:c="5"/></text:p>
          </table:table-cell>
          <table:table-cell office:value-type="float" office:value="17308" table:style-name="ce197">
            <text:p>17 308</text:p>
          </table:table-cell>
          <table:table-cell office:value-type="float" office:value="4.9052422154644937" table:style-name="ce196">
            <text:p>4,9<text:s text:c="5"/></text:p>
          </table:table-cell>
          <table:table-cell office:value-type="float" office:value="17559" table:style-name="ce197">
            <text:p>17 559</text:p>
          </table:table-cell>
          <table:table-cell office:value-type="float" office:value="4.8834279389147381" table:style-name="ce196">
            <text:p>4,9<text:s text:c="5"/></text:p>
          </table:table-cell>
          <table:table-cell table:style-name="ce186"/>
          <table:table-cell office:value-type="float" office:value="7.9690094078583229" table:style-name="ce198">
            <text:p>+8,0<text:s text:c="3"/></text:p>
          </table:table-cell>
          <table:table-cell office:value-type="float" office:value="1.450196440952169" table:style-name="ce198">
            <text:p>+1,5<text:s text:c="3"/></text:p>
          </table:table-cell>
          <table:table-cell table:style-name="ce205"/>
          <table:table-cell table:number-columns-repeated="16372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1º Ciclo</text:p>
          </table:table-cell>
          <table:table-cell office:value-type="float" office:value="66925" table:style-name="ce195">
            <text:p>66 925</text:p>
          </table:table-cell>
          <table:table-cell office:value-type="float" office:value="17.992042369008253" table:style-name="ce196">
            <text:p>18,0<text:s text:c="5"/></text:p>
          </table:table-cell>
          <table:table-cell office:value-type="float" office:value="64041" table:style-name="ce197">
            <text:p>64 041</text:p>
          </table:table-cell>
          <table:table-cell office:value-type="float" office:value="18.149792969757431" table:style-name="ce196">
            <text:p>18,1<text:s text:c="5"/></text:p>
          </table:table-cell>
          <table:table-cell office:value-type="float" office:value="64330" table:style-name="ce197">
            <text:p>64 330</text:p>
          </table:table-cell>
          <table:table-cell office:value-type="float" office:value="17.891162327603229" table:style-name="ce196">
            <text:p>17,9<text:s text:c="5"/></text:p>
          </table:table-cell>
          <table:table-cell table:style-name="ce186"/>
          <table:table-cell office:value-type="float" office:value="-3.8774747852073261" table:style-name="ce198">
            <text:p>-3,9<text:s text:c="3"/></text:p>
          </table:table-cell>
          <table:table-cell office:value-type="float" office:value="0.45127340297621288" table:style-name="ce198">
            <text:p>+0,5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2º Ciclo</text:p>
          </table:table-cell>
          <table:table-cell office:value-type="float" office:value="50899" table:style-name="ce195">
            <text:p>50 899</text:p>
          </table:table-cell>
          <table:table-cell office:value-type="float" office:value="13.6836304003011" table:style-name="ce196">
            <text:p>13,7<text:s text:c="5"/></text:p>
          </table:table-cell>
          <table:table-cell office:value-type="float" office:value="47461" table:style-name="ce197">
            <text:p>47 461</text:p>
          </table:table-cell>
          <table:table-cell office:value-type="float" office:value="13.450872474471939" table:style-name="ce196">
            <text:p>13,5<text:s text:c="5"/></text:p>
          </table:table-cell>
          <table:table-cell office:value-type="float" office:value="48040" table:style-name="ce197">
            <text:p>48 040</text:p>
          </table:table-cell>
          <table:table-cell office:value-type="float" office:value="13.360662804571104" table:style-name="ce196">
            <text:p>13,4<text:s text:c="5"/></text:p>
          </table:table-cell>
          <table:table-cell table:style-name="ce186"/>
          <table:table-cell office:value-type="float" office:value="-5.6170062280201876" table:style-name="ce198">
            <text:p>-5,6<text:s text:c="3"/></text:p>
          </table:table-cell>
          <table:table-cell office:value-type="float" office:value="1.2199490107667401" table:style-name="ce198">
            <text:p>+1,2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3º Ciclo</text:p>
          </table:table-cell>
          <table:table-cell office:value-type="float" office:value="78154" table:style-name="ce195">
            <text:p>78 154</text:p>
          </table:table-cell>
          <table:table-cell office:value-type="float" office:value="21.010834207059709" table:style-name="ce196">
            <text:p>21,0<text:s text:c="5"/></text:p>
          </table:table-cell>
          <table:table-cell office:value-type="float" office:value="70384" table:style-name="ce197">
            <text:p>70 384</text:p>
          </table:table-cell>
          <table:table-cell office:value-type="float" office:value="19.947455979503864" table:style-name="ce196">
            <text:p>19,9<text:s text:c="5"/></text:p>
          </table:table-cell>
          <table:table-cell office:value-type="float" office:value="72100" table:style-name="ce197">
            <text:p>72 100</text:p>
          </table:table-cell>
          <table:table-cell office:value-type="float" office:value="20.052118822014499" table:style-name="ce196">
            <text:p>20,1<text:s text:c="5"/></text:p>
          </table:table-cell>
          <table:table-cell table:style-name="ce186"/>
          <table:table-cell office:value-type="float" office:value="-7.7462445940066971" table:style-name="ce198">
            <text:p>-7,7<text:s text:c="3"/></text:p>
          </table:table-cell>
          <table:table-cell office:value-type="float" office:value="2.4380541032052747" table:style-name="ce198">
            <text:p>+2,4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99">
            <text:p><text:s text:c="13"/>Secundário</text:p>
          </table:table-cell>
          <table:table-cell office:value-type="float" office:value="97629" table:style-name="ce195">
            <text:p>97 629</text:p>
          </table:table-cell>
          <table:table-cell office:value-type="float" office:value="26.246471489636257" table:style-name="ce196">
            <text:p>26,2<text:s text:c="5"/></text:p>
          </table:table-cell>
          <table:table-cell office:value-type="float" office:value="91192" table:style-name="ce197">
            <text:p>91 192</text:p>
          </table:table-cell>
          <table:table-cell office:value-type="float" office:value="25.844629541982783" table:style-name="ce196">
            <text:p>25,8<text:s text:c="5"/></text:p>
          </table:table-cell>
          <table:table-cell office:value-type="float" office:value="94341" table:style-name="ce197">
            <text:p>94 341</text:p>
          </table:table-cell>
          <table:table-cell office:value-type="float" office:value="26.237682965154924" table:style-name="ce196">
            <text:p>26,2<text:s text:c="5"/></text:p>
          </table:table-cell>
          <table:table-cell table:style-name="ce186"/>
          <table:table-cell office:value-type="float" office:value="-3.3678517653566047" table:style-name="ce198">
            <text:p>-3,4<text:s text:c="3"/></text:p>
          </table:table-cell>
          <table:table-cell office:value-type="float" office:value="3.4531537854197722" table:style-name="ce198">
            <text:p>+3,5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99">
            <text:p><text:s text:c="13"/>Superior</text:p>
          </table:table-cell>
          <table:table-cell office:value-type="float" office:value="62100" table:style-name="ce195">
            <text:p>62 100</text:p>
          </table:table-cell>
          <table:table-cell office:value-type="float" office:value="16.694894749576576" table:style-name="ce196">
            <text:p>16,7<text:s text:c="5"/></text:p>
          </table:table-cell>
          <table:table-cell office:value-type="float" office:value="62461" table:style-name="ce197">
            <text:p>62 461</text:p>
          </table:table-cell>
          <table:table-cell office:value-type="float" office:value="17.702006818819488" table:style-name="ce196">
            <text:p>17,7<text:s text:c="5"/></text:p>
          </table:table-cell>
          <table:table-cell office:value-type="float" office:value="63193" table:style-name="ce197">
            <text:p>63 193</text:p>
          </table:table-cell>
          <table:table-cell office:value-type="float" office:value="17.574945141741502" table:style-name="ce196">
            <text:p>17,6<text:s text:c="5"/></text:p>
          </table:table-cell>
          <table:table-cell table:style-name="ce186"/>
          <table:table-cell office:value-type="float" office:value="1.7600644122383216" table:style-name="ce198">
            <text:p>+1,8<text:s text:c="3"/></text:p>
          </table:table-cell>
          <table:table-cell office:value-type="float" office:value="1.1719312851219144" table:style-name="ce198">
            <text:p>+1,2<text:s text:c="3"/></text:p>
          </table:table-cell>
          <table:table-cell table:number-columns-repeated="16373" table:style-name="ce7"/>
        </table:table-row>
        <table:table-row table:style-name="ro10">
          <table:table-cell table:style-name="ce1"/>
          <table:table-cell table:style-name="ce206"/>
          <table:table-cell table:style-name="ce207"/>
          <table:table-cell table:style-name="ce208"/>
          <table:table-cell table:style-name="ce207"/>
          <table:table-cell table:style-name="ce208"/>
          <table:table-cell table:style-name="ce207"/>
          <table:table-cell table:number-columns-repeated="4" table:style-name="ce208"/>
          <table:table-cell table:number-columns-repeated="6" table:style-name="ce89"/>
          <table:table-cell table:number-columns-repeated="16367" table:style-name="ce1"/>
        </table:table-row>
        <table:table-row table:number-rows-repeated="1048536" table:style-name="ro6">
          <table:table-cell table:number-columns-repeated="16384"/>
        </table:table-row>
      </table:table>
      <table:table table:name="QIII-QIV" table:style-name="ta7" table:print-ranges="QIII-QIV.B1:QIII-QIV.K42">
        <table:table-column table:style-name="co23" table:default-cell-style-name="ce89"/>
        <table:table-column table:style-name="co38" table:default-cell-style-name="ce89"/>
        <table:table-column table:style-name="co19" table:default-cell-style-name="ce89"/>
        <table:table-column table:style-name="co39" table:default-cell-style-name="ce89"/>
        <table:table-column table:style-name="co19" table:default-cell-style-name="ce89"/>
        <table:table-column table:style-name="co39" table:default-cell-style-name="ce89"/>
        <table:table-column table:style-name="co19" table:default-cell-style-name="ce89"/>
        <table:table-column table:style-name="co39" table:default-cell-style-name="ce89"/>
        <table:table-column table:style-name="co40" table:default-cell-style-name="ce89"/>
        <table:table-column table:style-name="co1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/>
          <table:table-cell table:style-name="ce89">
            <draw:g draw:z-index="1" draw:name="Group 29" draw:id="id124">
              <svg:title/>
              <svg:desc/>
              <draw:g draw:name="Group 30" draw:id="id119">
                <svg:title/>
                <svg:desc/>
                <draw:custom-shape svg:x="0in" svg:y="0in" svg:width="4.32943in" svg:height="0in" draw:id="id114" draw:style-name="a222" draw:name="Rectangle 31">
                  <svg:title/>
                  <svg:desc/>
                  <text:p text:style-name="a220" text:class-names="" text:cond-style-name=""><text:span text:style-name="a21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2" draw:id="id118">
                  <svg:title/>
                  <svg:desc/>
                  <draw:custom-shape svg:x="0.15872in" svg:y="0in" svg:width="0.08388in" svg:height="0in" draw:id="id115" draw:style-name="a225" draw:name="Rectangle 33">
                    <svg:title/>
                    <svg:desc/>
                    <text:p text:style-name="a224" text:class-names="" text:cond-style-name=""><text:span text:style-name="a22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8387in" svg:height="0in" draw:id="id116" draw:style-name="a228" draw:transform="translate(-0.04193in 0in) rotate(-3.14159) translate(0.20053in 0in)" draw:name="Rectangle 34">
                    <svg:title/>
                    <svg:desc/>
                    <text:p text:style-name="a227" text:class-names="" text:cond-style-name=""><text:span text:style-name="a22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5862in" svg:y="0in" svg:width="0.0361in" svg:height="0in" draw:id="id117" draw:style-name="a231" draw:name="Rectangle 35">
                    <svg:title/>
                    <svg:desc/>
                    <text:p text:style-name="a230" text:class-names="" text:cond-style-name=""><text:span text:style-name="a22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36" draw:id="id123">
                <svg:title/>
                <svg:desc/>
                <draw:custom-shape svg:x="4.30144in" svg:y="0in" svg:width="0.08388in" svg:height="0in" draw:id="id120" draw:style-name="a234" draw:name="Rectangle 37">
                  <svg:title/>
                  <svg:desc/>
                  <text:p text:style-name="a233" text:class-names="" text:cond-style-name=""><text:span text:style-name="a23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8387in" svg:height="0in" draw:id="id121" draw:style-name="a237" draw:transform="translate(-0.04193in 0in) rotate(-3.14159) translate(4.34345in 0in)" draw:name="Rectangle 38">
                  <svg:title/>
                  <svg:desc/>
                  <text:p text:style-name="a236" text:class-names="" text:cond-style-name=""><text:span text:style-name="a23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34932in" svg:y="0in" svg:width="0.0361in" svg:height="0in" draw:id="id122" draw:style-name="a240" draw:name="Rectangle 39">
                  <svg:title/>
                  <svg:desc/>
                  <text:p text:style-name="a239" text:class-names="" text:cond-style-name=""><text:span text:style-name="a23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15" draw:id="id135">
              <svg:title/>
              <svg:desc/>
              <draw:g draw:name="Group 16" draw:id="id130">
                <svg:title/>
                <svg:desc/>
                <draw:custom-shape svg:x="0in" svg:y="0in" svg:width="4.32943in" svg:height="0in" draw:id="id125" draw:style-name="a244" draw:name="Rectangle 17">
                  <svg:title/>
                  <svg:desc/>
                  <text:p text:style-name="a242" text:class-names="" text:cond-style-name=""><text:span text:style-name="a24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8" draw:id="id129">
                  <svg:title/>
                  <svg:desc/>
                  <draw:custom-shape svg:x="0.15872in" svg:y="0in" svg:width="0.08388in" svg:height="0in" draw:id="id126" draw:style-name="a247" draw:name="Rectangle 19">
                    <svg:title/>
                    <svg:desc/>
                    <text:p text:style-name="a246" text:class-names="" text:cond-style-name=""><text:span text:style-name="a24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8387in" svg:height="0in" draw:id="id127" draw:style-name="a250" draw:transform="translate(-0.04193in 0in) rotate(-3.14159) translate(0.20053in 0in)" draw:name="Rectangle 20">
                    <svg:title/>
                    <svg:desc/>
                    <text:p text:style-name="a249" text:class-names="" text:cond-style-name=""><text:span text:style-name="a24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5862in" svg:y="0in" svg:width="0.0361in" svg:height="0in" draw:id="id128" draw:style-name="a253" draw:name="Rectangle 21">
                    <svg:title/>
                    <svg:desc/>
                    <text:p text:style-name="a252" text:class-names="" text:cond-style-name=""><text:span text:style-name="a25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22" draw:id="id134">
                <svg:title/>
                <svg:desc/>
                <draw:custom-shape svg:x="4.30144in" svg:y="0in" svg:width="0.08388in" svg:height="0in" draw:id="id131" draw:style-name="a256" draw:name="Rectangle 23">
                  <svg:title/>
                  <svg:desc/>
                  <text:p text:style-name="a255" text:class-names="" text:cond-style-name=""><text:span text:style-name="a25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8387in" svg:height="0in" draw:id="id132" draw:style-name="a259" draw:transform="translate(-0.04193in 0in) rotate(-3.14159) translate(4.34345in 0in)" draw:name="Rectangle 24">
                  <svg:title/>
                  <svg:desc/>
                  <text:p text:style-name="a258" text:class-names="" text:cond-style-name=""><text:span text:style-name="a25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34932in" svg:y="0in" svg:width="0.0361in" svg:height="0in" draw:id="id133" draw:style-name="a262" draw:name="Rectangle 25">
                  <svg:title/>
                  <svg:desc/>
                  <text:p text:style-name="a261" text:class-names="" text:cond-style-name=""><text:span text:style-name="a26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44" draw:id="id146">
              <svg:title/>
              <svg:desc/>
              <draw:g draw:name="Group 45" draw:id="id141">
                <svg:title/>
                <svg:desc/>
                <draw:custom-shape svg:x="0in" svg:y="0in" svg:width="4.32943in" svg:height="0in" draw:id="id136" draw:style-name="a266" draw:name="Rectangle 46">
                  <svg:title/>
                  <svg:desc/>
                  <text:p text:style-name="a264" text:class-names="" text:cond-style-name=""><text:span text:style-name="a26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7" draw:id="id140">
                  <svg:title/>
                  <svg:desc/>
                  <draw:custom-shape svg:x="0.15872in" svg:y="0in" svg:width="0.08388in" svg:height="0in" draw:id="id137" draw:style-name="a269" draw:name="Rectangle 48">
                    <svg:title/>
                    <svg:desc/>
                    <text:p text:style-name="a268" text:class-names="" text:cond-style-name=""><text:span text:style-name="a26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8387in" svg:height="0in" draw:id="id138" draw:style-name="a272" draw:transform="translate(-0.04193in 0in) rotate(-3.14159) translate(0.20053in 0in)" draw:name="Rectangle 49">
                    <svg:title/>
                    <svg:desc/>
                    <text:p text:style-name="a271" text:class-names="" text:cond-style-name=""><text:span text:style-name="a27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5862in" svg:y="0in" svg:width="0.0361in" svg:height="0in" draw:id="id139" draw:style-name="a275" draw:name="Rectangle 50">
                    <svg:title/>
                    <svg:desc/>
                    <text:p text:style-name="a274" text:class-names="" text:cond-style-name=""><text:span text:style-name="a27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51" draw:id="id145">
                <svg:title/>
                <svg:desc/>
                <draw:custom-shape svg:x="4.30144in" svg:y="0in" svg:width="0.08388in" svg:height="0in" draw:id="id142" draw:style-name="a278" draw:name="Rectangle 52">
                  <svg:title/>
                  <svg:desc/>
                  <text:p text:style-name="a277" text:class-names="" text:cond-style-name=""><text:span text:style-name="a27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8387in" svg:height="0in" draw:id="id143" draw:style-name="a281" draw:transform="translate(-0.04193in 0in) rotate(-3.14159) translate(4.34345in 0in)" draw:name="Rectangle 53">
                  <svg:title/>
                  <svg:desc/>
                  <text:p text:style-name="a280" text:class-names="" text:cond-style-name=""><text:span text:style-name="a27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34932in" svg:y="0in" svg:width="0.0361in" svg:height="0in" draw:id="id144" draw:style-name="a284" draw:name="Rectangle 54">
                  <svg:title/>
                  <svg:desc/>
                  <text:p text:style-name="a283" text:class-names="" text:cond-style-name=""><text:span text:style-name="a28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number-columns-repeated="3"/>
          <table:table-cell table:style-name="ce89">
            <draw:frame draw:z-index="34" draw:id="id147" draw:style-name="a285" draw:name="Picture 255" svg:x="0.23958in" svg:y="0.14583in" svg:width="2.5625in" svg:height="0.36458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6">
          <table:table-cell/>
          <table:table-cell table:style-name="ce177">
            <draw:frame draw:z-index="35" draw:id="id148" draw:style-name="a286" draw:name="Picture 254" svg:x="0.16667in" svg:y="0.13542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2" table:style-name="ce177"/>
          <table:table-cell table:style-name="ce89"/>
          <table:table-cell table:style-name="ce177"/>
          <table:table-cell table:style-name="ce177">
            <draw:frame draw:z-index="36" draw:id="id149" draw:style-name="a291" draw:name="Text Box 256" svg:x="0.1875in" svg:y="0.02083in" svg:width="1.82292in" svg:height="0.21875in">
              <draw:text-box>
                <text:p text:style-name="a288" text:class-names="" text:cond-style-name=""><text:span text:style-name="a287" text:class-names="">JANEIRO 2014, <text:s text:c="1"/>Nº 01</text:span></text:p>
                <text:p text:style-name="a290" text:class-names="" text:cond-style-name=""><text:span text:style-name="a289" text:class-names=""/></text:p>
              </draw:text-box>
              <svg:title/>
              <svg:desc/>
            </draw:frame>
          </table:table-cell>
          <table:table-cell table:number-columns-repeated="4" table:style-name="ce177"/>
          <table:table-cell table:number-columns-repeated="16373" table:style-name="ce89"/>
        </table:table-row>
        <table:table-row table:style-name="ro8">
          <table:table-cell table:style-name="ce178"/>
          <table:table-cell table:number-columns-repeated="10" table:style-name="ce179"/>
          <table:table-cell table:style-name="ce178"/>
          <table:table-cell table:style-name="ce211"/>
          <table:table-cell table:number-columns-repeated="16371" table:style-name="ce178"/>
        </table:table-row>
        <table:table-row table:style-name="ro8">
          <table:table-cell table:style-name="ce178"/>
          <table:table-cell table:number-columns-repeated="10" table:style-name="ce179"/>
          <table:table-cell table:number-columns-repeated="16373" table:style-name="ce178"/>
        </table:table-row>
        <table:table-row table:style-name="ro8">
          <table:table-cell/>
          <table:table-cell table:number-columns-repeated="10" table:style-name="ce177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09">
            <text:p>QUADRO III - DESEMPREGO REGISTADO POR REGIÕES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10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2">
          <table:table-cell/>
          <table:table-cell table:number-columns-repeated="10" table:style-name="ce180"/>
          <table:table-cell table:number-columns-repeated="16373" table:style-name="ce89"/>
        </table:table-row>
        <table:table-row table:style-name="ro14">
          <table:table-cell table:style-name="ce183"/>
          <table:table-cell table:style-name="ce132"/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3" table:number-rows-spanned="1" table:style-name="ce174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5">
          <table:table-cell table:style-name="ce183"/>
          <table:table-cell table:style-name="ce133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number-columns-spanned="2" table:number-rows-spanned="1" table:style-name="ce175">
            <text:p>mês homólogo</text:p>
          </table:table-cell>
          <table:covered-table-cell/>
          <table:table-cell office:value-type="string" table:style-name="ce137">
            <text:p>mês <text:s text:c="2"/>anterior</text:p>
          </table:table-cell>
          <table:table-cell table:number-columns-repeated="16373" table:style-name="ce183"/>
        </table:table-row>
        <table:table-row table:style-name="ro23">
          <table:table-cell table:style-name="ce7"/>
          <table:table-cell table:style-name="ce131"/>
          <table:table-cell table:style-name="ce212"/>
          <table:table-cell table:number-columns-repeated="8" table:style-name="ce99"/>
          <table:table-cell table:number-columns-repeated="16373" table:style-name="ce7"/>
        </table:table-row>
        <table:table-row table:style-name="ro1">
          <table:table-cell table:style-name="ce213"/>
          <table:table-cell office:value-type="string" table:style-name="ce214">
            <text:p>PORTUGAL</text:p>
          </table:table-cell>
          <table:table-cell office:value-type="float" office:value="740062" table:style-name="ce215">
            <text:p>740 062</text:p>
          </table:table-cell>
          <table:table-cell office:value-type="float" office:value="99.999999999999986" table:style-name="ce216">
            <text:p>100,0<text:s text:c="4"/></text:p>
          </table:table-cell>
          <table:table-cell office:value-type="float" office:value="690535" table:style-name="ce217">
            <text:p>690 535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705327" table:style-name="ce217">
            <text:p>705 327</text:p>
          </table:table-cell>
          <table:table-cell office:value-type="float" office:value="100" table:style-name="ce216">
            <text:p>100,0<text:s text:c="4"/></text:p>
          </table:table-cell>
          <table:table-cell table:style-name="ce216"/>
          <table:table-cell office:value-type="float" office:value="-4.6935256775783643" table:style-name="ce218">
            <text:p>-4,7<text:s text:c="3"/></text:p>
          </table:table-cell>
          <table:table-cell office:value-type="float" office:value="2.1421072067309979" table:style-name="ce218">
            <text:p>+2,1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19">
            <text:p>CONTINENTE</text:p>
          </table:table-cell>
          <table:table-cell office:value-type="float" office:value="703030" table:style-name="ce215">
            <text:p>703 030</text:p>
          </table:table-cell>
          <table:table-cell office:value-type="float" office:value="94.996094921776816" table:style-name="ce216">
            <text:p>95,0<text:s text:c="4"/></text:p>
          </table:table-cell>
          <table:table-cell office:value-type="float" office:value="654569" table:style-name="ce217">
            <text:p>654 569</text:p>
          </table:table-cell>
          <table:table-cell office:value-type="float" office:value="94.791574648641998" table:style-name="ce216">
            <text:p>94,8<text:s text:c="4"/></text:p>
          </table:table-cell>
          <table:table-cell office:value-type="float" office:value="669668" table:style-name="ce217">
            <text:p>669 668</text:p>
          </table:table-cell>
          <table:table-cell office:value-type="float" office:value="94.944330785578885" table:style-name="ce216">
            <text:p>94,9<text:s text:c="4"/></text:p>
          </table:table-cell>
          <table:table-cell table:style-name="ce216"/>
          <table:table-cell office:value-type="float" office:value="-4.7454589420081561" table:style-name="ce218">
            <text:p>-4,7<text:s text:c="3"/></text:p>
          </table:table-cell>
          <table:table-cell office:value-type="float" office:value="2.3067086892290831" table:style-name="ce218">
            <text:p>+2,3<text:s text:c="3"/></text:p>
          </table:table-cell>
          <table:table-cell table:style-name="ce220"/>
          <table:table-cell table:number-columns-repeated="3"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21">
            <text:p>Norte</text:p>
          </table:table-cell>
          <table:table-cell office:value-type="float" office:value="304100" table:style-name="ce222">
            <text:p>304 100</text:p>
          </table:table-cell>
          <table:table-cell office:value-type="float" office:value="41.091151822414879" table:style-name="ce223">
            <text:p>41,1<text:s text:c="4"/></text:p>
          </table:table-cell>
          <table:table-cell office:value-type="float" office:value="291621" table:style-name="ce224">
            <text:p>291 621</text:p>
          </table:table-cell>
          <table:table-cell office:value-type="float" office:value="42.231168586675551" table:style-name="ce223">
            <text:p>42,2<text:s text:c="4"/></text:p>
          </table:table-cell>
          <table:table-cell office:value-type="float" office:value="296816" table:style-name="ce224">
            <text:p>296 816</text:p>
          </table:table-cell>
          <table:table-cell office:value-type="float" office:value="42.082041379388571" table:style-name="ce223">
            <text:p>42,1<text:s text:c="4"/></text:p>
          </table:table-cell>
          <table:table-cell table:style-name="ce223"/>
          <table:table-cell office:value-type="float" office:value="-2.3952647155540916" table:style-name="ce225">
            <text:p>-2,4<text:s text:c="3"/></text:p>
          </table:table-cell>
          <table:table-cell office:value-type="float" office:value="1.7814217768953569" table:style-name="ce225">
            <text:p>+1,8<text:s text:c="3"/></text:p>
          </table:table-cell>
          <table:table-cell table:style-name="ce226"/>
          <table:table-cell table:style-name="ce220"/>
          <table:table-cell table:style-name="ce227"/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21">
            <text:p>Centro</text:p>
          </table:table-cell>
          <table:table-cell office:value-type="float" office:value="102964" table:style-name="ce222">
            <text:p>102 964</text:p>
          </table:table-cell>
          <table:table-cell office:value-type="float" office:value="13.912888379622249" table:style-name="ce223">
            <text:p>13,9<text:s text:c="4"/></text:p>
          </table:table-cell>
          <table:table-cell office:value-type="float" office:value="95872" table:style-name="ce224">
            <text:p>95 872</text:p>
          </table:table-cell>
          <table:table-cell office:value-type="float" office:value="13.883727834215501" table:style-name="ce223">
            <text:p>13,9<text:s text:c="4"/></text:p>
          </table:table-cell>
          <table:table-cell office:value-type="float" office:value="98757" table:style-name="ce224">
            <text:p>98 757</text:p>
          </table:table-cell>
          <table:table-cell office:value-type="float" office:value="14.001590751523763" table:style-name="ce223">
            <text:p>14,0<text:s text:c="4"/></text:p>
          </table:table-cell>
          <table:table-cell table:style-name="ce223"/>
          <table:table-cell office:value-type="float" office:value="-4.085894098908355" table:style-name="ce225">
            <text:p>-4,1<text:s text:c="3"/></text:p>
          </table:table-cell>
          <table:table-cell office:value-type="float" office:value="3.0092206275033249" table:style-name="ce225">
            <text:p>+3,0<text:s text:c="3"/></text:p>
          </table:table-cell>
          <table:table-cell table:style-name="ce226"/>
          <table:table-cell table:style-name="ce220"/>
          <table:table-cell table:style-name="ce227"/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21">
            <text:p>Lisboa V. Tejo</text:p>
          </table:table-cell>
          <table:table-cell office:value-type="float" office:value="224592" table:style-name="ce222">
            <text:p>224 592</text:p>
          </table:table-cell>
          <table:table-cell office:value-type="float" office:value="30.347727622820791" table:style-name="ce223">
            <text:p>30,3<text:s text:c="4"/></text:p>
          </table:table-cell>
          <table:table-cell office:value-type="float" office:value="204660" table:style-name="ce224">
            <text:p>204 660</text:p>
          </table:table-cell>
          <table:table-cell office:value-type="float" office:value="29.637889462518192" table:style-name="ce223">
            <text:p>29,6<text:s text:c="4"/></text:p>
          </table:table-cell>
          <table:table-cell office:value-type="float" office:value="209046" table:style-name="ce224">
            <text:p>209 046</text:p>
          </table:table-cell>
          <table:table-cell office:value-type="float" office:value="29.638167828539103" table:style-name="ce223">
            <text:p>29,6<text:s text:c="4"/></text:p>
          </table:table-cell>
          <table:table-cell table:style-name="ce223"/>
          <table:table-cell office:value-type="float" office:value="-6.9218850181662788" table:style-name="ce225">
            <text:p>-6,9<text:s text:c="3"/></text:p>
          </table:table-cell>
          <table:table-cell office:value-type="float" office:value="2.1430665493989949" table:style-name="ce225">
            <text:p>+2,1<text:s text:c="3"/></text:p>
          </table:table-cell>
          <table:table-cell table:style-name="ce226"/>
          <table:table-cell table:style-name="ce220"/>
          <table:table-cell table:style-name="ce227"/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21">
            <text:p>Alentejo</text:p>
          </table:table-cell>
          <table:table-cell office:value-type="float" office:value="33606" table:style-name="ce222">
            <text:p>33 606</text:p>
          </table:table-cell>
          <table:table-cell office:value-type="float" office:value="4.5409708916279987" table:style-name="ce223">
            <text:p>4,5<text:s text:c="4"/></text:p>
          </table:table-cell>
          <table:table-cell office:value-type="float" office:value="29973" table:style-name="ce224">
            <text:p>29 973</text:p>
          </table:table-cell>
          <table:table-cell office:value-type="float" office:value="4.3405475464675947" table:style-name="ce223">
            <text:p>4,3<text:s text:c="4"/></text:p>
          </table:table-cell>
          <table:table-cell office:value-type="float" office:value="31411" table:style-name="ce224">
            <text:p>31 411</text:p>
          </table:table-cell>
          <table:table-cell office:value-type="float" office:value="4.4533953754783244" table:style-name="ce223">
            <text:p>4,5<text:s text:c="4"/></text:p>
          </table:table-cell>
          <table:table-cell table:style-name="ce223"/>
          <table:table-cell office:value-type="float" office:value="-6.5315717431411002" table:style-name="ce225">
            <text:p>-6,5<text:s text:c="3"/></text:p>
          </table:table-cell>
          <table:table-cell office:value-type="float" office:value="4.7976512194308327" table:style-name="ce225">
            <text:p>+4,8<text:s text:c="3"/></text:p>
          </table:table-cell>
          <table:table-cell table:style-name="ce226"/>
          <table:table-cell table:style-name="ce220"/>
          <table:table-cell table:style-name="ce227"/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28">
            <text:p>Algarve</text:p>
          </table:table-cell>
          <table:table-cell office:value-type="float" office:value="37768" table:style-name="ce222">
            <text:p>37 768</text:p>
          </table:table-cell>
          <table:table-cell office:value-type="float" office:value="5.1033562052909076" table:style-name="ce223">
            <text:p>5,1<text:s text:c="4"/></text:p>
          </table:table-cell>
          <table:table-cell office:value-type="float" office:value="32443" table:style-name="ce224">
            <text:p>32 443</text:p>
          </table:table-cell>
          <table:table-cell office:value-type="float" office:value="4.6982412187651601" table:style-name="ce223">
            <text:p>4,7<text:s text:c="4"/></text:p>
          </table:table-cell>
          <table:table-cell office:value-type="float" office:value="33638" table:style-name="ce224">
            <text:p>33 638</text:p>
          </table:table-cell>
          <table:table-cell office:value-type="float" office:value="4.7691354506491308" table:style-name="ce223">
            <text:p>4,8<text:s text:c="4"/></text:p>
          </table:table-cell>
          <table:table-cell table:style-name="ce223"/>
          <table:table-cell office:value-type="float" office:value="-10.935183223893247" table:style-name="ce225">
            <text:p>-10,9<text:s text:c="3"/></text:p>
          </table:table-cell>
          <table:table-cell office:value-type="float" office:value="3.6833831643189541" table:style-name="ce225">
            <text:p>+3,7<text:s text:c="3"/></text:p>
          </table:table-cell>
          <table:table-cell table:style-name="ce226"/>
          <table:table-cell table:style-name="ce229"/>
          <table:table-cell table:style-name="ce227"/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14">
            <text:p>REG.AUTÓNOMAS</text:p>
          </table:table-cell>
          <table:table-cell office:value-type="float" office:value="37032" table:style-name="ce215">
            <text:p>37 032</text:p>
          </table:table-cell>
          <table:table-cell office:value-type="float" office:value="5.003905078223176" table:style-name="ce216">
            <text:p>5,0<text:s text:c="4"/></text:p>
          </table:table-cell>
          <table:table-cell office:value-type="float" office:value="35966" table:style-name="ce217">
            <text:p>35 966</text:p>
          </table:table-cell>
          <table:table-cell office:value-type="float" office:value="5.208425351358005" table:style-name="ce216">
            <text:p>5,2<text:s text:c="4"/></text:p>
          </table:table-cell>
          <table:table-cell office:value-type="float" office:value="35659" table:style-name="ce217">
            <text:p>35 659</text:p>
          </table:table-cell>
          <table:table-cell office:value-type="float" office:value="5.0556692144211119" table:style-name="ce216">
            <text:p>5,1<text:s text:c="4"/></text:p>
          </table:table-cell>
          <table:table-cell table:style-name="ce216"/>
          <table:table-cell office:value-type="float" office:value="-3.7076042341758466" table:style-name="ce218">
            <text:p>-3,7<text:s text:c="3"/></text:p>
          </table:table-cell>
          <table:table-cell office:value-type="float" office:value="-0.85358394038814822" table:style-name="ce218">
            <text:p>-0,9<text:s text:c="3"/></text:p>
          </table:table-cell>
          <table:table-cell table:style-name="ce226"/>
          <table:table-cell table:style-name="ce230"/>
          <table:table-cell table:style-name="ce227"/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31">
            <text:p>Açores</text:p>
          </table:table-cell>
          <table:table-cell office:value-type="float" office:value="12560" table:style-name="ce224">
            <text:p>12 560</text:p>
          </table:table-cell>
          <table:table-cell office:value-type="float" office:value="1.6971551032210814" table:style-name="ce223">
            <text:p>1,7<text:s text:c="4"/></text:p>
          </table:table-cell>
          <table:table-cell office:value-type="float" office:value="13208" table:style-name="ce224">
            <text:p>13 208</text:p>
          </table:table-cell>
          <table:table-cell office:value-type="float" office:value="1.912719847654355" table:style-name="ce223">
            <text:p>1,9<text:s text:c="4"/></text:p>
          </table:table-cell>
          <table:table-cell office:value-type="float" office:value="12823" table:style-name="ce224">
            <text:p>12 823</text:p>
          </table:table-cell>
          <table:table-cell office:value-type="float" office:value="1.8180219954716039" table:style-name="ce223">
            <text:p>1,8<text:s text:c="4"/></text:p>
          </table:table-cell>
          <table:table-cell table:style-name="ce223"/>
          <table:table-cell office:value-type="float" office:value="2.0939490445859974" table:style-name="ce225">
            <text:p>+2,1<text:s text:c="3"/></text:p>
          </table:table-cell>
          <table:table-cell office:value-type="float" office:value="-2.9149000605693516" table:style-name="ce225">
            <text:p>-2,9<text:s text:c="3"/></text:p>
          </table:table-cell>
          <table:table-cell table:style-name="ce226"/>
          <table:table-cell table:style-name="ce230"/>
          <table:table-cell table:style-name="ce227"/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32">
            <text:p>Madeira</text:p>
          </table:table-cell>
          <table:table-cell office:value-type="float" office:value="24472" table:style-name="ce233">
            <text:p>24 472</text:p>
          </table:table-cell>
          <table:table-cell office:value-type="float" office:value="3.3067499750020941" table:style-name="ce234">
            <text:p>3,3<text:s text:c="4"/></text:p>
          </table:table-cell>
          <table:table-cell office:value-type="float" office:value="22758" table:style-name="ce235">
            <text:p>22 758</text:p>
          </table:table-cell>
          <table:table-cell office:value-type="float" office:value="3.2957055037036498" table:style-name="ce234">
            <text:p>3,3<text:s text:c="4"/></text:p>
          </table:table-cell>
          <table:table-cell office:value-type="float" office:value="22836" table:style-name="ce235">
            <text:p>22 836</text:p>
          </table:table-cell>
          <table:table-cell office:value-type="float" office:value="3.2376472189495082" table:style-name="ce234">
            <text:p>3,2<text:s text:c="4"/></text:p>
          </table:table-cell>
          <table:table-cell table:style-name="ce234"/>
          <table:table-cell office:value-type="float" office:value="-6.6851912389669792" table:style-name="ce236">
            <text:p>-6,7<text:s text:c="3"/></text:p>
          </table:table-cell>
          <table:table-cell office:value-type="float" office:value="0.34273662008963868" table:style-name="ce236">
            <text:p>+0,3<text:s text:c="3"/></text:p>
          </table:table-cell>
          <table:table-cell table:style-name="ce237"/>
          <table:table-cell table:number-columns-repeated="16372" table:style-name="ce213"/>
        </table:table-row>
        <table:table-row table:number-rows-repeated="2" table:style-name="ro6">
          <table:table-cell table:number-columns-repeated="16384"/>
        </table:table-row>
        <table:table-row table:number-rows-repeated="3" table:style-name="ro6">
          <table:table-cell table:style-name="ce1"/>
          <table:table-cell table:number-columns-repeated="16" table:style-name="ce89"/>
          <table:table-cell table:number-columns-repeated="16367" table:style-name="ce1"/>
        </table:table-row>
        <table:table-row table:style-name="ro6">
          <table:table-cell table:style-name="ce1"/>
          <table:table-cell office:value-type="string" table:number-columns-spanned="10" table:number-rows-spanned="1" table:style-name="ce247">
            <text:p>QUADRO IV - OFERTAS DE EMPREGO POR REGIÕES</text:p>
          </table:table-cell>
          <table:covered-table-cell table:number-columns-repeated="9"/>
          <table:table-cell table:number-columns-repeated="6" table:style-name="ce89"/>
          <table:table-cell table:number-columns-repeated="16367" table:style-name="ce1"/>
        </table:table-row>
        <table:table-row table:style-name="ro6">
          <table:table-cell table:style-name="ce1"/>
          <table:table-cell office:value-type="string" table:number-columns-spanned="10" table:number-rows-spanned="1" table:style-name="ce248">
            <text:p>Situação no fim dos meses</text:p>
          </table:table-cell>
          <table:covered-table-cell table:number-columns-repeated="9"/>
          <table:table-cell table:number-columns-repeated="6" table:style-name="ce89"/>
          <table:table-cell table:number-columns-repeated="16367" table:style-name="ce1"/>
        </table:table-row>
        <table:table-row table:style-name="ro22">
          <table:table-cell table:style-name="ce1"/>
          <table:table-cell table:number-columns-repeated="10" table:style-name="ce96"/>
          <table:table-cell table:number-columns-repeated="6" table:style-name="ce89"/>
          <table:table-cell table:number-columns-repeated="16367" table:style-name="ce1"/>
        </table:table-row>
        <table:table-row table:style-name="ro14">
          <table:table-cell table:style-name="ce183"/>
          <table:table-cell table:style-name="ce132"/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3" table:number-rows-spanned="1" table:style-name="ce174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5">
          <table:table-cell table:style-name="ce183"/>
          <table:table-cell table:style-name="ce133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number-columns-spanned="2" table:number-rows-spanned="1" table:style-name="ce175">
            <text:p>mês homólogo</text:p>
          </table:table-cell>
          <table:covered-table-cell/>
          <table:table-cell office:value-type="string" table:style-name="ce137">
            <text:p>mês <text:s text:c="2"/>anterior</text:p>
          </table:table-cell>
          <table:table-cell table:number-columns-repeated="16373" table:style-name="ce183"/>
        </table:table-row>
        <table:table-row table:style-name="ro23">
          <table:table-cell table:style-name="ce7"/>
          <table:table-cell table:style-name="ce99"/>
          <table:table-cell table:style-name="ce212"/>
          <table:table-cell table:number-columns-repeated="8" table:style-name="ce99"/>
          <table:table-cell table:number-columns-repeated="16373" table:style-name="ce7"/>
        </table:table-row>
        <table:table-row table:style-name="ro1">
          <table:table-cell table:style-name="ce213"/>
          <table:table-cell office:value-type="string" table:style-name="ce214">
            <text:p>PORTUGAL</text:p>
          </table:table-cell>
          <table:table-cell office:value-type="float" office:value="10804" table:style-name="ce215">
            <text:p>10 804</text:p>
          </table:table-cell>
          <table:table-cell office:value-type="float" office:value="99.999999999999986" table:style-name="ce216">
            <text:p>100,0<text:s text:c="4"/></text:p>
          </table:table-cell>
          <table:table-cell office:value-type="float" office:value="17387" table:style-name="ce217">
            <text:p>17 387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17098" table:style-name="ce239">
            <text:p>17 098</text:p>
          </table:table-cell>
          <table:table-cell office:value-type="float" office:value="100" table:style-name="ce216">
            <text:p>100,0<text:s text:c="4"/></text:p>
          </table:table-cell>
          <table:table-cell table:style-name="ce240"/>
          <table:table-cell office:value-type="float" office:value="58.256201406886333" table:style-name="ce218">
            <text:p>+58,3<text:s text:c="3"/></text:p>
          </table:table-cell>
          <table:table-cell office:value-type="float" office:value="-1.6621613849427774" table:style-name="ce218">
            <text:p>-1,7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19">
            <text:p>CONTINENTE</text:p>
          </table:table-cell>
          <table:table-cell office:value-type="float" office:value="10686" table:style-name="ce215">
            <text:p>10 686</text:p>
          </table:table-cell>
          <table:table-cell office:value-type="float" office:value="98.907811921510543" table:style-name="ce216">
            <text:p>98,9<text:s text:c="4"/></text:p>
          </table:table-cell>
          <table:table-cell office:value-type="float" office:value="17128" table:style-name="ce217">
            <text:p>17 128</text:p>
          </table:table-cell>
          <table:table-cell office:value-type="float" office:value="98.510381319376549" table:style-name="ce216">
            <text:p>98,5<text:s text:c="4"/></text:p>
          </table:table-cell>
          <table:table-cell office:value-type="float" office:value="16877" table:style-name="ce239">
            <text:p>16 877</text:p>
          </table:table-cell>
          <table:table-cell office:value-type="float" office:value="98.707451163878815" table:style-name="ce216">
            <text:p>98,7<text:s text:c="4"/></text:p>
          </table:table-cell>
          <table:table-cell table:style-name="ce240"/>
          <table:table-cell office:value-type="float" office:value="57.935616694740787" table:style-name="ce218">
            <text:p>+57,9<text:s text:c="3"/></text:p>
          </table:table-cell>
          <table:table-cell office:value-type="float" office:value="-1.4654367118169063" table:style-name="ce218">
            <text:p>-1,5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8">
            <text:p>Norte</text:p>
          </table:table-cell>
          <table:table-cell office:value-type="float" office:value="5715" table:style-name="ce222">
            <text:p>5 715</text:p>
          </table:table-cell>
          <table:table-cell office:value-type="float" office:value="52.897075157349128" table:style-name="ce223">
            <text:p>52,9<text:s text:c="4"/></text:p>
          </table:table-cell>
          <table:table-cell office:value-type="float" office:value="9048" table:style-name="ce224">
            <text:p>9 048</text:p>
          </table:table-cell>
          <table:table-cell office:value-type="float" office:value="52.038879622706624" table:style-name="ce223">
            <text:p>52,0<text:s text:c="4"/></text:p>
          </table:table-cell>
          <table:table-cell office:value-type="float" office:value="8648" table:style-name="ce241">
            <text:p>8 648</text:p>
          </table:table-cell>
          <table:table-cell office:value-type="float" office:value="50.579015089484145" table:style-name="ce223">
            <text:p>50,6<text:s text:c="4"/></text:p>
          </table:table-cell>
          <table:table-cell table:style-name="ce242"/>
          <table:table-cell office:value-type="float" office:value="51.321084864391963" table:style-name="ce225">
            <text:p>+51,3<text:s text:c="3"/></text:p>
          </table:table-cell>
          <table:table-cell office:value-type="float" office:value="-4.420866489832008" table:style-name="ce225">
            <text:p>-4,4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Centro</text:p>
          </table:table-cell>
          <table:table-cell office:value-type="float" office:value="1555" table:style-name="ce222">
            <text:p>1 555</text:p>
          </table:table-cell>
          <table:table-cell office:value-type="float" office:value="14.392817475009256" table:style-name="ce223">
            <text:p>14,4<text:s text:c="4"/></text:p>
          </table:table-cell>
          <table:table-cell office:value-type="float" office:value="3018" table:style-name="ce224">
            <text:p>3 018</text:p>
          </table:table-cell>
          <table:table-cell office:value-type="float" office:value="17.357796054523494" table:style-name="ce223">
            <text:p>17,4<text:s text:c="4"/></text:p>
          </table:table-cell>
          <table:table-cell office:value-type="float" office:value="2999" table:style-name="ce241">
            <text:p>2 999</text:p>
          </table:table-cell>
          <table:table-cell office:value-type="float" office:value="17.540063165282486" table:style-name="ce223">
            <text:p>17,5<text:s text:c="4"/></text:p>
          </table:table-cell>
          <table:table-cell table:style-name="ce242"/>
          <table:table-cell office:value-type="float" office:value="92.861736334405151" table:style-name="ce225">
            <text:p>+92,9<text:s text:c="3"/></text:p>
          </table:table-cell>
          <table:table-cell office:value-type="float" office:value="-0.62955599734924306" table:style-name="ce225">
            <text:p>-0,6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Lisboa V. Tejo</text:p>
          </table:table-cell>
          <table:table-cell office:value-type="float" office:value="2034" table:style-name="ce222">
            <text:p>2 034</text:p>
          </table:table-cell>
          <table:table-cell office:value-type="float" office:value="18.826360607182522" table:style-name="ce223">
            <text:p>18,8<text:s text:c="4"/></text:p>
          </table:table-cell>
          <table:table-cell office:value-type="float" office:value="3572" table:style-name="ce224">
            <text:p>3 572</text:p>
          </table:table-cell>
          <table:table-cell office:value-type="float" office:value="20.544084660953583" table:style-name="ce223">
            <text:p>20,5<text:s text:c="4"/></text:p>
          </table:table-cell>
          <table:table-cell office:value-type="float" office:value="3674" table:style-name="ce241">
            <text:p>3 674</text:p>
          </table:table-cell>
          <table:table-cell office:value-type="float" office:value="21.487893320856241" table:style-name="ce223">
            <text:p>21,5<text:s text:c="4"/></text:p>
          </table:table-cell>
          <table:table-cell table:style-name="ce242"/>
          <table:table-cell office:value-type="float" office:value="80.629301868239907" table:style-name="ce225">
            <text:p>+80,6<text:s text:c="3"/></text:p>
          </table:table-cell>
          <table:table-cell office:value-type="float" office:value="2.855543113101902" table:style-name="ce225">
            <text:p>+2,9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Alentejo</text:p>
          </table:table-cell>
          <table:table-cell office:value-type="float" office:value="1188" table:style-name="ce222">
            <text:p>1 188</text:p>
          </table:table-cell>
          <table:table-cell office:value-type="float" office:value="10.995927434283599" table:style-name="ce223">
            <text:p>11,0<text:s text:c="4"/></text:p>
          </table:table-cell>
          <table:table-cell office:value-type="float" office:value="879" table:style-name="ce224">
            <text:p><text:s/>879</text:p>
          </table:table-cell>
          <table:table-cell office:value-type="float" office:value="5.0555012365560472" table:style-name="ce223">
            <text:p>5,1<text:s text:c="4"/></text:p>
          </table:table-cell>
          <table:table-cell office:value-type="float" office:value="892" table:style-name="ce241">
            <text:p><text:s/>892</text:p>
          </table:table-cell>
          <table:table-cell office:value-type="float" office:value="5.2169844426248684" table:style-name="ce223">
            <text:p>5,2<text:s text:c="4"/></text:p>
          </table:table-cell>
          <table:table-cell table:style-name="ce242"/>
          <table:table-cell office:value-type="float" office:value="-24.915824915824913" table:style-name="ce225">
            <text:p>-24,9<text:s text:c="3"/></text:p>
          </table:table-cell>
          <table:table-cell office:value-type="float" office:value="1.4789533560864498" table:style-name="ce225">
            <text:p>+1,5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8">
            <text:p>Algarve</text:p>
          </table:table-cell>
          <table:table-cell office:value-type="float" office:value="194" table:style-name="ce222">
            <text:p><text:s/>194</text:p>
          </table:table-cell>
          <table:table-cell office:value-type="float" office:value="1.7956312476860421" table:style-name="ce223">
            <text:p>1,8<text:s text:c="4"/></text:p>
          </table:table-cell>
          <table:table-cell office:value-type="float" office:value="611" table:style-name="ce224">
            <text:p><text:s/>611</text:p>
          </table:table-cell>
          <table:table-cell office:value-type="float" office:value="3.5141197446367975" table:style-name="ce223">
            <text:p>3,5<text:s text:c="4"/></text:p>
          </table:table-cell>
          <table:table-cell office:value-type="float" office:value="664" table:style-name="ce241">
            <text:p><text:s/>664</text:p>
          </table:table-cell>
          <table:table-cell office:value-type="float" office:value="3.8834951456310676" table:style-name="ce223">
            <text:p>3,9<text:s text:c="4"/></text:p>
          </table:table-cell>
          <table:table-cell table:style-name="ce242"/>
          <table:table-cell office:value-type="float" office:value="242.26804123711338" table:style-name="ce225">
            <text:p>+242,3<text:s text:c="3"/></text:p>
          </table:table-cell>
          <table:table-cell office:value-type="float" office:value="8.6743044189852725" table:style-name="ce225">
            <text:p>+8,7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14">
            <text:p>REG.AUTÓNOMAS</text:p>
          </table:table-cell>
          <table:table-cell office:value-type="float" office:value="118" table:style-name="ce215">
            <text:p><text:s/>118</text:p>
          </table:table-cell>
          <table:table-cell office:value-type="float" office:value="1.0921880784894482" table:style-name="ce216">
            <text:p>1,1<text:s text:c="4"/></text:p>
          </table:table-cell>
          <table:table-cell office:value-type="float" office:value="259" table:style-name="ce217">
            <text:p><text:s/>259</text:p>
          </table:table-cell>
          <table:table-cell office:value-type="float" office:value="1.4896186806234544" table:style-name="ce216">
            <text:p>1,5<text:s text:c="4"/></text:p>
          </table:table-cell>
          <table:table-cell office:value-type="float" office:value="221" table:style-name="ce239">
            <text:p><text:s/>221</text:p>
          </table:table-cell>
          <table:table-cell office:value-type="float" office:value="1.2925488361211837" table:style-name="ce216">
            <text:p>1,3<text:s text:c="4"/></text:p>
          </table:table-cell>
          <table:table-cell table:style-name="ce240"/>
          <table:table-cell office:value-type="float" office:value="87.288135593220318" table:style-name="ce218">
            <text:p>+87,3<text:s text:c="3"/></text:p>
          </table:table-cell>
          <table:table-cell office:value-type="float" office:value="-14.671814671814673" table:style-name="ce218">
            <text:p>-14,7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43">
            <text:p>Açores</text:p>
          </table:table-cell>
          <table:table-cell office:value-type="float" office:value="38" table:style-name="ce222">
            <text:p><text:s/>38</text:p>
          </table:table-cell>
          <table:table-cell office:value-type="float" office:value="0.35172158459829694" table:style-name="ce223">
            <text:p>0,4<text:s text:c="4"/></text:p>
          </table:table-cell>
          <table:table-cell office:value-type="float" office:value="30" table:style-name="ce224">
            <text:p><text:s/>30</text:p>
          </table:table-cell>
          <table:table-cell office:value-type="float" office:value="0.17254270431931901" table:style-name="ce223">
            <text:p>0,2<text:s text:c="4"/></text:p>
          </table:table-cell>
          <table:table-cell office:value-type="float" office:value="25" table:style-name="ce241">
            <text:p><text:s/>25</text:p>
          </table:table-cell>
          <table:table-cell office:value-type="float" office:value="0.14621593168791672" table:style-name="ce223">
            <text:p>0,1<text:s text:c="4"/></text:p>
          </table:table-cell>
          <table:table-cell table:style-name="ce242"/>
          <table:table-cell office:value-type="float" office:value="-34.210526315789465" table:style-name="ce225">
            <text:p>-34,2<text:s text:c="3"/></text:p>
          </table:table-cell>
          <table:table-cell office:value-type="float" office:value="-16.666666666666657" table:style-name="ce225">
            <text:p>-16,7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32">
            <text:p>Madeira</text:p>
          </table:table-cell>
          <table:table-cell office:value-type="float" office:value="80" table:style-name="ce233">
            <text:p><text:s/>80</text:p>
          </table:table-cell>
          <table:table-cell office:value-type="float" office:value="0.74046649389115149" table:style-name="ce234">
            <text:p>0,7<text:s text:c="4"/></text:p>
          </table:table-cell>
          <table:table-cell office:value-type="float" office:value="229" table:style-name="ce235">
            <text:p><text:s/>229</text:p>
          </table:table-cell>
          <table:table-cell office:value-type="float" office:value="1.3170759763041353" table:style-name="ce234">
            <text:p>1,3<text:s text:c="4"/></text:p>
          </table:table-cell>
          <table:table-cell office:value-type="float" office:value="196" table:style-name="ce244">
            <text:p><text:s/>196</text:p>
          </table:table-cell>
          <table:table-cell office:value-type="float" office:value="1.1463329044332671" table:style-name="ce234">
            <text:p>1,1<text:s text:c="4"/></text:p>
          </table:table-cell>
          <table:table-cell table:style-name="ce245"/>
          <table:table-cell office:value-type="float" office:value="145.00000000000003" table:style-name="ce236">
            <text:p>+145,0<text:s text:c="3"/></text:p>
          </table:table-cell>
          <table:table-cell office:value-type="float" office:value="-14.410480349344979" table:style-name="ce236">
            <text:p>-14,4<text:s text:c="3"/></text:p>
          </table:table-cell>
          <table:table-cell table:number-columns-repeated="16373" table:style-name="ce213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table:style-name="ce1"/>
          <table:table-cell table:number-columns-repeated="11" table:style-name="ce89"/>
          <table:table-cell table:style-name="ce246"/>
          <table:table-cell table:number-columns-repeated="4" table:style-name="ce89"/>
          <table:table-cell table:number-columns-repeated="16367" table:style-name="ce1"/>
        </table:table-row>
        <table:table-row table:number-rows-repeated="1048529" table:style-name="ro6">
          <table:table-cell table:number-columns-repeated="16384"/>
        </table:table-row>
      </table:table>
      <table:table table:name="QV" table:style-name="ta8" table:print-ranges="QV.B1:QV.K61">
        <table:table-column table:style-name="co41" table:default-cell-style-name="ce89"/>
        <table:table-column table:style-name="co42" table:default-cell-style-name="ce89"/>
        <table:table-column table:style-name="co43" table:default-cell-style-name="ce89"/>
        <table:table-column table:style-name="co12" table:default-cell-style-name="ce89"/>
        <table:table-column table:style-name="co44" table:default-cell-style-name="ce89"/>
        <table:table-column table:style-name="co10" table:default-cell-style-name="ce89"/>
        <table:table-column table:style-name="co45" table:default-cell-style-name="ce89"/>
        <table:table-column table:style-name="co32" table:default-cell-style-name="ce89"/>
        <table:table-column table:style-name="co34" table:default-cell-style-name="ce89"/>
        <table:table-column table:style-name="co9" table:default-cell-style-name="ce89"/>
        <table:table-column table:style-name="co5" table:default-cell-style-name="ce89"/>
        <table:table-column table:style-name="co28" table:number-columns-repeated="16373" table:default-cell-style-name="ce89"/>
        <table:table-row table:style-name="ro13">
          <table:table-cell table:style-name="ce1"/>
          <table:table-cell table:style-name="ce89">
            <draw:g draw:z-index="1" draw:name="Group 1" draw:id="id160">
              <svg:title/>
              <svg:desc/>
              <draw:g draw:name="Group 2" draw:id="id155">
                <svg:title/>
                <svg:desc/>
                <draw:custom-shape svg:x="0in" svg:y="0in" svg:width="4.70993in" svg:height="0in" draw:id="id150" draw:style-name="a295" draw:name="Rectangle 3">
                  <svg:title/>
                  <svg:desc/>
                  <text:p text:style-name="a293" text:class-names="" text:cond-style-name=""><text:span text:style-name="a29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" draw:id="id154">
                  <svg:title/>
                  <svg:desc/>
                  <draw:custom-shape svg:x="0.17267in" svg:y="0in" svg:width="0.09125in" svg:height="0in" draw:id="id151" draw:style-name="a298" draw:name="Rectangle 5">
                    <svg:title/>
                    <svg:desc/>
                    <text:p text:style-name="a297" text:class-names="" text:cond-style-name=""><text:span text:style-name="a29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52" draw:style-name="a301" draw:transform="translate(-0.04562in 0in) rotate(-3.14159) translate(0.21818in 0in)" draw:name="Rectangle 6">
                    <svg:title/>
                    <svg:desc/>
                    <text:p text:style-name="a300" text:class-names="" text:cond-style-name=""><text:span text:style-name="a29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53" draw:style-name="a304" draw:name="Rectangle 7">
                    <svg:title/>
                    <svg:desc/>
                    <text:p text:style-name="a303" text:class-names="" text:cond-style-name=""><text:span text:style-name="a30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8" draw:id="id159">
                <svg:title/>
                <svg:desc/>
                <draw:custom-shape svg:x="4.67948in" svg:y="0in" svg:width="0.09125in" svg:height="0in" draw:id="id156" draw:style-name="a307" draw:name="Rectangle 9">
                  <svg:title/>
                  <svg:desc/>
                  <text:p text:style-name="a306" text:class-names="" text:cond-style-name=""><text:span text:style-name="a30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57" draw:style-name="a310" draw:transform="translate(-0.04562in 0in) rotate(-3.14159) translate(4.72521in 0in)" draw:name="Rectangle 10">
                  <svg:title/>
                  <svg:desc/>
                  <text:p text:style-name="a309" text:class-names="" text:cond-style-name=""><text:span text:style-name="a30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58" draw:style-name="a313" draw:name="Rectangle 11">
                  <svg:title/>
                  <svg:desc/>
                  <text:p text:style-name="a312" text:class-names="" text:cond-style-name=""><text:span text:style-name="a31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14" draw:id="id171">
              <svg:title/>
              <svg:desc/>
              <draw:g draw:name="Group 15" draw:id="id166">
                <svg:title/>
                <svg:desc/>
                <draw:custom-shape svg:x="0in" svg:y="0in" svg:width="4.70993in" svg:height="0in" draw:id="id161" draw:style-name="a317" draw:name="Rectangle 16">
                  <svg:title/>
                  <svg:desc/>
                  <text:p text:style-name="a315" text:class-names="" text:cond-style-name=""><text:span text:style-name="a31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7" draw:id="id165">
                  <svg:title/>
                  <svg:desc/>
                  <draw:custom-shape svg:x="0.17267in" svg:y="0in" svg:width="0.09125in" svg:height="0in" draw:id="id162" draw:style-name="a320" draw:name="Rectangle 18">
                    <svg:title/>
                    <svg:desc/>
                    <text:p text:style-name="a319" text:class-names="" text:cond-style-name=""><text:span text:style-name="a31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63" draw:style-name="a323" draw:transform="translate(-0.04562in 0in) rotate(-3.14159) translate(0.21818in 0in)" draw:name="Rectangle 19">
                    <svg:title/>
                    <svg:desc/>
                    <text:p text:style-name="a322" text:class-names="" text:cond-style-name=""><text:span text:style-name="a32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64" draw:style-name="a326" draw:name="Rectangle 20">
                    <svg:title/>
                    <svg:desc/>
                    <text:p text:style-name="a325" text:class-names="" text:cond-style-name=""><text:span text:style-name="a32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21" draw:id="id170">
                <svg:title/>
                <svg:desc/>
                <draw:custom-shape svg:x="4.67948in" svg:y="0in" svg:width="0.09125in" svg:height="0in" draw:id="id167" draw:style-name="a329" draw:name="Rectangle 22">
                  <svg:title/>
                  <svg:desc/>
                  <text:p text:style-name="a328" text:class-names="" text:cond-style-name=""><text:span text:style-name="a32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68" draw:style-name="a332" draw:transform="translate(-0.04562in 0in) rotate(-3.14159) translate(4.72521in 0in)" draw:name="Rectangle 23">
                  <svg:title/>
                  <svg:desc/>
                  <text:p text:style-name="a331" text:class-names="" text:cond-style-name=""><text:span text:style-name="a33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69" draw:style-name="a335" draw:name="Rectangle 24">
                  <svg:title/>
                  <svg:desc/>
                  <text:p text:style-name="a334" text:class-names="" text:cond-style-name=""><text:span text:style-name="a33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27" draw:id="id182">
              <svg:title/>
              <svg:desc/>
              <draw:g draw:name="Group 28" draw:id="id177">
                <svg:title/>
                <svg:desc/>
                <draw:custom-shape svg:x="0in" svg:y="0in" svg:width="4.70993in" svg:height="0in" draw:id="id172" draw:style-name="a339" draw:name="Rectangle 29">
                  <svg:title/>
                  <svg:desc/>
                  <text:p text:style-name="a337" text:class-names="" text:cond-style-name=""><text:span text:style-name="a33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0" draw:id="id176">
                  <svg:title/>
                  <svg:desc/>
                  <draw:custom-shape svg:x="0.17267in" svg:y="0in" svg:width="0.09125in" svg:height="0in" draw:id="id173" draw:style-name="a342" draw:name="Rectangle 31">
                    <svg:title/>
                    <svg:desc/>
                    <text:p text:style-name="a341" text:class-names="" text:cond-style-name=""><text:span text:style-name="a34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74" draw:style-name="a345" draw:transform="translate(-0.04562in 0in) rotate(-3.14159) translate(0.21818in 0in)" draw:name="Rectangle 32">
                    <svg:title/>
                    <svg:desc/>
                    <text:p text:style-name="a344" text:class-names="" text:cond-style-name=""><text:span text:style-name="a34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75" draw:style-name="a348" draw:name="Rectangle 33">
                    <svg:title/>
                    <svg:desc/>
                    <text:p text:style-name="a347" text:class-names="" text:cond-style-name=""><text:span text:style-name="a34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34" draw:id="id181">
                <svg:title/>
                <svg:desc/>
                <draw:custom-shape svg:x="4.67948in" svg:y="0in" svg:width="0.09125in" svg:height="0in" draw:id="id178" draw:style-name="a351" draw:name="Rectangle 35">
                  <svg:title/>
                  <svg:desc/>
                  <text:p text:style-name="a350" text:class-names="" text:cond-style-name=""><text:span text:style-name="a34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79" draw:style-name="a354" draw:transform="translate(-0.04562in 0in) rotate(-3.14159) translate(4.72521in 0in)" draw:name="Rectangle 36">
                  <svg:title/>
                  <svg:desc/>
                  <text:p text:style-name="a353" text:class-names="" text:cond-style-name=""><text:span text:style-name="a35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80" draw:style-name="a357" draw:name="Rectangle 37">
                  <svg:title/>
                  <svg:desc/>
                  <text:p text:style-name="a356" text:class-names="" text:cond-style-name=""><text:span text:style-name="a35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frame draw:z-index="34" draw:id="id183" draw:style-name="a368" draw:name="Text Box 55" svg:x="0.63542in" svg:y="0.07292in" svg:width="1.48958in" svg:height="0.25in">
              <draw:text-box>
                <text:p text:style-name="a359" text:class-names="" text:cond-style-name=""><text:span text:style-name="a358" text:class-names="">JANEIRO 2011, Nº1</text:span></text:p>
                <text:p text:style-name="a361" text:class-names="" text:cond-style-name=""><text:span text:style-name="a360" text:class-names=""/></text:p>
                <text:p text:style-name="a363" text:class-names="" text:cond-style-name=""><text:span text:style-name="a362" text:class-names="">RO 2008, Nº 1</text:span></text:p>
                <text:p text:style-name="a365" text:class-names="" text:cond-style-name=""><text:span text:style-name="a364" text:class-names=""/></text:p>
                <text:p text:style-name="a367" text:class-names="" text:cond-style-name=""><text:span text:style-name="a366" text:class-names=""/></text:p>
              </draw:text-box>
              <svg:title/>
              <svg:desc/>
            </draw:frame>
            <draw:frame draw:z-index="36" draw:id="id185" draw:style-name="a370" draw:name="Picture 184" svg:x="0.03125in" svg:y="0.11458in" svg:width="2.36458in" svg:height="0.38541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7" draw:id="id186" draw:style-name="a373" draw:name="Text Box 185" svg:x="0.33334in" svg:y="0.1875in" svg:width="1.88542in" svg:height="0.21875in">
              <draw:text-box>
                <text:p text:style-name="a372" text:class-names="" text:cond-style-name=""><text:span text:style-name="a371" text:class-names="">JANEIRO 2014, <text:s text:c="1"/>Nº 01</text:span></text:p>
              </draw:text-box>
              <svg:title/>
              <svg:desc/>
            </draw:frame>
          </table:table-cell>
          <table:table-cell table:number-columns-repeated="11" table:style-name="ce89"/>
          <table:table-cell table:number-columns-repeated="16371" table:style-name="ce1"/>
        </table:table-row>
        <table:table-row table:style-name="ro8">
          <table:table-cell table:style-name="ce178"/>
          <table:table-cell table:number-columns-repeated="9" table:style-name="ce178"/>
          <table:table-cell table:style-name="ce178">
            <draw:frame draw:z-index="35" draw:id="id184" draw:style-name="a369" draw:name="Picture 183" svg:x="0.1875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178"/>
        </table:table-row>
        <table:table-row table:style-name="ro8">
          <table:table-cell table:style-name="ce178"/>
          <table:table-cell table:number-columns-repeated="16383" table:style-name="ce178"/>
        </table:table-row>
        <table:table-row table:number-rows-repeated="2" table:style-name="ro24">
          <table:table-cell table:style-name="ce1"/>
          <table:table-cell table:number-columns-repeated="12" table:style-name="ce89"/>
          <table:table-cell table:number-columns-repeated="16371" table:style-name="ce1"/>
        </table:table-row>
        <table:table-row table:style-name="ro8">
          <table:table-cell table:style-name="ce1"/>
          <table:table-cell table:number-columns-repeated="12" table:style-name="ce89"/>
          <table:table-cell table:number-columns-repeated="16371" table:style-name="ce1"/>
        </table:table-row>
        <table:table-row table:style-name="ro12">
          <table:table-cell table:style-name="ce1"/>
          <table:table-cell office:value-type="string" table:number-columns-spanned="10" table:number-rows-spanned="1" table:style-name="ce247">
            <text:p>QUADRO V - PEDIDOS DE EMPREGO</text:p>
          </table:table-cell>
          <table:covered-table-cell table:number-columns-repeated="9"/>
          <table:table-cell table:number-columns-repeated="2" table:style-name="ce89"/>
          <table:table-cell table:number-columns-repeated="16371" table:style-name="ce1"/>
        </table:table-row>
        <table:table-row table:style-name="ro8">
          <table:table-cell table:style-name="ce1"/>
          <table:table-cell office:value-type="string" table:number-columns-spanned="10" table:number-rows-spanned="1" table:style-name="ce248">
            <text:p>Situação no fim dos meses</text:p>
          </table:table-cell>
          <table:covered-table-cell table:number-columns-repeated="9"/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49">
            <text:p>CONTINENTE</text:p>
          </table:table-cell>
          <table:table-cell table:number-columns-repeated="9" table:style-name="ce96"/>
          <table:table-cell table:number-columns-repeated="2" table:style-name="ce89"/>
          <table:table-cell table:number-columns-repeated="16371" table:style-name="ce1"/>
        </table:table-row>
        <table:table-row table:style-name="ro14">
          <table:table-cell table:style-name="ce183"/>
          <table:table-cell table:style-name="ce250"/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3" table:number-rows-spanned="1" table:style-name="ce174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5">
          <table:table-cell table:style-name="ce183"/>
          <table:table-cell table:style-name="ce131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number-columns-spanned="2" table:number-rows-spanned="1" table:style-name="ce175">
            <text:p>mês homólogo</text:p>
          </table:table-cell>
          <table:covered-table-cell/>
          <table:table-cell office:value-type="string" table:style-name="ce137">
            <text:p>mês <text:s text:c="2"/>anterior</text:p>
          </table:table-cell>
          <table:table-cell table:number-columns-repeated="16373" table:style-name="ce183"/>
        </table:table-row>
        <table:table-row table:style-name="ro20">
          <table:table-cell table:style-name="ce7"/>
          <table:table-cell office:value-type="string" table:style-name="ce104">
            <text:p>PEDIDOS DE EMPREGO</text:p>
          </table:table-cell>
          <table:table-cell office:value-type="float" office:value="849195" table:style-name="ce251">
            <text:p>849 195<text:s/></text:p>
          </table:table-cell>
          <table:table-cell office:value-type="float" office:value="100" table:style-name="ce141">
            <text:p>100,0<text:s text:c="5"/></text:p>
          </table:table-cell>
          <table:table-cell office:value-type="float" office:value="868661" table:style-name="ce252">
            <text:p>868 661<text:s/></text:p>
          </table:table-cell>
          <table:table-cell office:value-type="float" office:value="100.00000000000001" table:style-name="ce141">
            <text:p>100,0<text:s text:c="5"/></text:p>
          </table:table-cell>
          <table:table-cell office:value-type="float" office:value="884661" table:style-name="ce252">
            <text:p>884 661<text:s/></text:p>
          </table:table-cell>
          <table:table-cell office:value-type="float" office:value="99.999999999999986" table:style-name="ce141">
            <text:p>100,0<text:s text:c="5"/></text:p>
          </table:table-cell>
          <table:table-cell table:style-name="ce253"/>
          <table:table-cell office:value-type="float" office:value="4.1764259092434486" table:style-name="ce254">
            <text:p>+4,2<text:s text:c="3"/></text:p>
          </table:table-cell>
          <table:table-cell office:value-type="float" office:value="1.8419153156409749" table:style-name="ce192">
            <text:p>+1,8<text:s text:c="3"/></text:p>
          </table:table-cell>
          <table:table-cell table:style-name="ce255"/>
          <table:table-cell table:style-name="ce256"/>
          <table:table-cell table:number-columns-repeated="16371" table:style-name="ce7"/>
        </table:table-row>
        <table:table-row table:style-name="ro26">
          <table:table-cell table:style-name="ce7"/>
          <table:table-cell office:value-type="string" table:style-name="ce99">
            <text:p><text:s text:c="7"/>Desemprego registado</text:p>
          </table:table-cell>
          <table:table-cell office:value-type="float" office:value="703030" table:style-name="ce257">
            <text:p>703 030<text:s/></text:p>
          </table:table-cell>
          <table:table-cell office:value-type="float" office:value="82.787816696989509" table:style-name="ce148">
            <text:p>82,8<text:s text:c="5"/></text:p>
          </table:table-cell>
          <table:table-cell office:value-type="float" office:value="654569" table:style-name="ce258">
            <text:p>654 569<text:s/></text:p>
          </table:table-cell>
          <table:table-cell office:value-type="float" office:value="75.353791640237105" table:style-name="ce148">
            <text:p>75,4<text:s text:c="5"/></text:p>
          </table:table-cell>
          <table:table-cell office:value-type="float" office:value="669668" table:style-name="ce258">
            <text:p>669 668<text:s/></text:p>
          </table:table-cell>
          <table:table-cell office:value-type="float" office:value="75.697696631817152" table:style-name="ce148">
            <text:p>75,7<text:s text:c="5"/></text:p>
          </table:table-cell>
          <table:table-cell table:style-name="ce196"/>
          <table:table-cell office:value-type="float" office:value="-4.7454589420081561" table:style-name="ce198">
            <text:p>-4,7<text:s text:c="3"/></text:p>
          </table:table-cell>
          <table:table-cell office:value-type="float" office:value="2.3067086892290831" table:style-name="ce198">
            <text:p>+2,3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7"/>Empregados</text:p>
          </table:table-cell>
          <table:table-cell office:value-type="float" office:value="53141" table:style-name="ce257">
            <text:p>53 141<text:s/></text:p>
          </table:table-cell>
          <table:table-cell office:value-type="float" office:value="6.2578088660437237" table:style-name="ce148">
            <text:p>6,3<text:s text:c="5"/></text:p>
          </table:table-cell>
          <table:table-cell office:value-type="float" office:value="59772" table:style-name="ce258">
            <text:p>59 772<text:s/></text:p>
          </table:table-cell>
          <table:table-cell office:value-type="float" office:value="6.880935140405751" table:style-name="ce148">
            <text:p>6,9<text:s text:c="5"/></text:p>
          </table:table-cell>
          <table:table-cell office:value-type="float" office:value="59047" table:style-name="ce258">
            <text:p>59 047<text:s/></text:p>
          </table:table-cell>
          <table:table-cell office:value-type="float" office:value="6.6745340870683805" table:style-name="ce148">
            <text:p>6,7<text:s text:c="5"/></text:p>
          </table:table-cell>
          <table:table-cell table:style-name="ce196"/>
          <table:table-cell office:value-type="float" office:value="11.113829246720996" table:style-name="ce198">
            <text:p>+11,1<text:s text:c="3"/></text:p>
          </table:table-cell>
          <table:table-cell office:value-type="float" office:value="-1.2129425148899173" table:style-name="ce198">
            <text:p>-1,2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7"/>Ocupados</text:p>
          </table:table-cell>
          <table:table-cell office:value-type="float" office:value="75518" table:style-name="ce257">
            <text:p>75 518<text:s/></text:p>
          </table:table-cell>
          <table:table-cell office:value-type="float" office:value="8.8928926807152653" table:style-name="ce148">
            <text:p>8,9<text:s text:c="5"/></text:p>
          </table:table-cell>
          <table:table-cell office:value-type="float" office:value="136299" table:style-name="ce258">
            <text:p>136 299<text:s/></text:p>
          </table:table-cell>
          <table:table-cell office:value-type="float" office:value="15.69070097540928" table:style-name="ce148">
            <text:p>15,7<text:s text:c="5"/></text:p>
          </table:table-cell>
          <table:table-cell office:value-type="float" office:value="136191" table:style-name="ce258">
            <text:p>136 191<text:s/></text:p>
          </table:table-cell>
          <table:table-cell office:value-type="float" office:value="15.39471051623164" table:style-name="ce148">
            <text:p>15,4<text:s text:c="5"/></text:p>
          </table:table-cell>
          <table:table-cell table:style-name="ce196"/>
          <table:table-cell office:value-type="float" office:value="80.342434916178917" table:style-name="ce198">
            <text:p>+80,3<text:s text:c="3"/></text:p>
          </table:table-cell>
          <table:table-cell office:value-type="float" office:value="-7.9237558602770264E-2" table:style-name="ce198">
            <text:p>-0,1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7"/>Indisponíveis temporariamente</text:p>
          </table:table-cell>
          <table:table-cell office:value-type="float" office:value="17506" table:style-name="ce257">
            <text:p>17 506<text:s/></text:p>
          </table:table-cell>
          <table:table-cell office:value-type="float" office:value="2.0614817562515086" table:style-name="ce148">
            <text:p>2,1<text:s text:c="5"/></text:p>
          </table:table-cell>
          <table:table-cell office:value-type="float" office:value="18021" table:style-name="ce258">
            <text:p>18 021<text:s/></text:p>
          </table:table-cell>
          <table:table-cell office:value-type="float" office:value="2.0745722439478689" table:style-name="ce148">
            <text:p>2,1<text:s text:c="5"/></text:p>
          </table:table-cell>
          <table:table-cell office:value-type="float" office:value="19755" table:style-name="ce258">
            <text:p>19 755<text:s/></text:p>
          </table:table-cell>
          <table:table-cell office:value-type="float" office:value="2.2330587648828195" table:style-name="ce148">
            <text:p>2,2<text:s text:c="5"/></text:p>
          </table:table-cell>
          <table:table-cell table:style-name="ce196"/>
          <table:table-cell office:value-type="float" office:value="12.847023877527704" table:style-name="ce198">
            <text:p>+12,8<text:s text:c="3"/></text:p>
          </table:table-cell>
          <table:table-cell office:value-type="float" office:value="9.6221075412019417" table:style-name="ce198">
            <text:p>+9,6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7">
          <table:table-cell table:style-name="ce7"/>
          <table:table-cell table:style-name="ce99"/>
          <table:table-cell table:style-name="ce251"/>
          <table:table-cell table:style-name="ce143"/>
          <table:table-cell table:style-name="ce258"/>
          <table:table-cell table:style-name="ce143"/>
          <table:table-cell table:style-name="ce258"/>
          <table:table-cell table:style-name="ce143"/>
          <table:table-cell table:style-name="ce196"/>
          <table:table-cell table:number-columns-repeated="2" table:style-name="ce198"/>
          <table:table-cell table:style-name="ce7"/>
          <table:table-cell table:style-name="ce256"/>
          <table:table-cell table:number-columns-repeated="16371" table:style-name="ce7"/>
        </table:table-row>
        <table:table-row table:style-name="ro14">
          <table:table-cell table:style-name="ce7"/>
          <table:table-cell office:value-type="string" table:style-name="ce104">
            <text:p><text:s text:c="7"/>Desemprego registado</text:p>
          </table:table-cell>
          <table:table-cell office:value-type="float" office:value="703030" table:style-name="ce251">
            <text:p>703 030<text:s/></text:p>
          </table:table-cell>
          <table:table-cell office:value-type="float" office:value="100" table:style-name="ce143">
            <text:p>100,0<text:s text:c="5"/></text:p>
          </table:table-cell>
          <table:table-cell office:value-type="float" office:value="654569" table:style-name="ce259">
            <text:p>654 569<text:s/></text:p>
          </table:table-cell>
          <table:table-cell office:value-type="float" office:value="100" table:style-name="ce143">
            <text:p>100,0<text:s text:c="5"/></text:p>
          </table:table-cell>
          <table:table-cell office:value-type="float" office:value="669668" table:style-name="ce259">
            <text:p>669 668<text:s/></text:p>
          </table:table-cell>
          <table:table-cell office:value-type="float" office:value="100" table:style-name="ce143">
            <text:p>100,0<text:s text:c="5"/></text:p>
          </table:table-cell>
          <table:table-cell table:style-name="ce253"/>
          <table:table-cell office:value-type="float" office:value="-4.7454589420081561" table:style-name="ce192">
            <text:p>-4,7<text:s text:c="3"/></text:p>
          </table:table-cell>
          <table:table-cell office:value-type="float" office:value="2.3067086892290831" table:style-name="ce192">
            <text:p>+2,3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59">
            <text:p><text:s text:c="13"/>Homens</text:p>
          </table:table-cell>
          <table:table-cell office:value-type="float" office:value="346771" table:style-name="ce258">
            <text:p>346 771<text:s/></text:p>
          </table:table-cell>
          <table:table-cell office:value-type="float" office:value="49.3252066056925" table:style-name="ce148">
            <text:p>49,3<text:s text:c="5"/></text:p>
          </table:table-cell>
          <table:table-cell office:value-type="float" office:value="317115" table:style-name="ce258">
            <text:p>317 115<text:s/></text:p>
          </table:table-cell>
          <table:table-cell office:value-type="float" office:value="48.446382275970905" table:style-name="ce148">
            <text:p>48,4<text:s text:c="5"/></text:p>
          </table:table-cell>
          <table:table-cell office:value-type="float" office:value="325523" table:style-name="ce258">
            <text:p>325 523<text:s/></text:p>
          </table:table-cell>
          <table:table-cell office:value-type="float" office:value="48.609609537860557" table:style-name="ce148">
            <text:p>48,6<text:s text:c="5"/></text:p>
          </table:table-cell>
          <table:table-cell table:style-name="ce143"/>
          <table:table-cell office:value-type="float" office:value="-6.1273866615143646" table:style-name="ce150">
            <text:p>-6,1<text:s text:c="3"/></text:p>
          </table:table-cell>
          <table:table-cell office:value-type="float" office:value="2.651404064771441" table:style-name="ce150">
            <text:p>+2,7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31">
            <text:p><text:s text:c="13"/>Mulheres</text:p>
          </table:table-cell>
          <table:table-cell office:value-type="float" office:value="356259" table:style-name="ce257">
            <text:p>356 259<text:s/></text:p>
          </table:table-cell>
          <table:table-cell office:value-type="float" office:value="50.674793394307493" table:style-name="ce148">
            <text:p>50,7<text:s text:c="5"/></text:p>
          </table:table-cell>
          <table:table-cell office:value-type="float" office:value="337454" table:style-name="ce258">
            <text:p>337 454<text:s/></text:p>
          </table:table-cell>
          <table:table-cell office:value-type="float" office:value="51.553617724029102" table:style-name="ce148">
            <text:p>51,6<text:s text:c="5"/></text:p>
          </table:table-cell>
          <table:table-cell office:value-type="float" office:value="344145" table:style-name="ce258">
            <text:p>344 145<text:s/></text:p>
          </table:table-cell>
          <table:table-cell office:value-type="float" office:value="51.390390462139443" table:style-name="ce148">
            <text:p>51,4<text:s text:c="5"/></text:p>
          </table:table-cell>
          <table:table-cell table:style-name="ce143"/>
          <table:table-cell office:value-type="float" office:value="-3.4003351494278036" table:style-name="ce150">
            <text:p>-3,4<text:s text:c="3"/></text:p>
          </table:table-cell>
          <table:table-cell office:value-type="float" office:value="1.9827887652835727" table:style-name="ce150">
            <text:p>+2,0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&lt; 25 anos</text:p>
          </table:table-cell>
          <table:table-cell office:value-type="float" office:value="87247" table:style-name="ce257">
            <text:p>87 247<text:s/></text:p>
          </table:table-cell>
          <table:table-cell office:value-type="float" office:value="12.410138969887488" table:style-name="ce148">
            <text:p>12,4<text:s text:c="5"/></text:p>
          </table:table-cell>
          <table:table-cell office:value-type="float" office:value="83784" table:style-name="ce258">
            <text:p>83 784<text:s/></text:p>
          </table:table-cell>
          <table:table-cell office:value-type="float" office:value="12.799872893461192" table:style-name="ce148">
            <text:p>12,8<text:s text:c="5"/></text:p>
          </table:table-cell>
          <table:table-cell office:value-type="float" office:value="87989" table:style-name="ce258">
            <text:p>87 989<text:s/></text:p>
          </table:table-cell>
          <table:table-cell office:value-type="float" office:value="13.139197333604113" table:style-name="ce148">
            <text:p>13,1<text:s text:c="5"/></text:p>
          </table:table-cell>
          <table:table-cell table:style-name="ce196"/>
          <table:table-cell office:value-type="float" office:value="0.85045904157163932" table:style-name="ce198">
            <text:p>+0,9<text:s text:c="3"/></text:p>
          </table:table-cell>
          <table:table-cell office:value-type="float" office:value="5.0188580158502987" table:style-name="ce198">
            <text:p>+5,0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&gt;= 25 anos</text:p>
          </table:table-cell>
          <table:table-cell office:value-type="float" office:value="615783" table:style-name="ce257">
            <text:p>615 783<text:s/></text:p>
          </table:table-cell>
          <table:table-cell office:value-type="float" office:value="87.589861030112516" table:style-name="ce148">
            <text:p>87,6<text:s text:c="5"/></text:p>
          </table:table-cell>
          <table:table-cell office:value-type="float" office:value="570785" table:style-name="ce258">
            <text:p>570 785<text:s/></text:p>
          </table:table-cell>
          <table:table-cell office:value-type="float" office:value="87.200127106538801" table:style-name="ce148">
            <text:p>87,2<text:s text:c="5"/></text:p>
          </table:table-cell>
          <table:table-cell office:value-type="float" office:value="581679" table:style-name="ce258">
            <text:p>581 679<text:s/></text:p>
          </table:table-cell>
          <table:table-cell office:value-type="float" office:value="86.860802666395884" table:style-name="ce148">
            <text:p>86,9<text:s text:c="5"/></text:p>
          </table:table-cell>
          <table:table-cell table:style-name="ce196"/>
          <table:table-cell office:value-type="float" office:value="-5.5383146335640987" table:style-name="ce198">
            <text:p>-5,5<text:s text:c="3"/></text:p>
          </table:table-cell>
          <table:table-cell office:value-type="float" office:value="1.9085995602547285" table:style-name="ce198">
            <text:p>+1,9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Inscritos &lt; 1 ano</text:p>
          </table:table-cell>
          <table:table-cell office:value-type="float" office:value="412005" table:style-name="ce257">
            <text:p>412 005<text:s/></text:p>
          </table:table-cell>
          <table:table-cell office:value-type="float" office:value="58.604184743183076" table:style-name="ce148">
            <text:p>58,6<text:s text:c="5"/></text:p>
          </table:table-cell>
          <table:table-cell office:value-type="float" office:value="348200" table:style-name="ce258">
            <text:p>348 200<text:s/></text:p>
          </table:table-cell>
          <table:table-cell office:value-type="float" office:value="53.195308668757612" table:style-name="ce148">
            <text:p>53,2<text:s text:c="5"/></text:p>
          </table:table-cell>
          <table:table-cell office:value-type="float" office:value="355940" table:style-name="ce258">
            <text:p>355 940<text:s/></text:p>
          </table:table-cell>
          <table:table-cell office:value-type="float" office:value="53.151710997091094" table:style-name="ce148">
            <text:p>53,2<text:s text:c="5"/></text:p>
          </table:table-cell>
          <table:table-cell table:style-name="ce196"/>
          <table:table-cell office:value-type="float" office:value="-13.607844564993144" table:style-name="ce198">
            <text:p>-13,6<text:s text:c="3"/></text:p>
          </table:table-cell>
          <table:table-cell office:value-type="float" office:value="2.2228604250430664" table:style-name="ce198">
            <text:p>+2,2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8">
          <table:table-cell table:style-name="ce7"/>
          <table:table-cell office:value-type="string" table:style-name="ce99">
            <text:p><text:s text:c="13"/>Inscritos &gt;= 1 ano</text:p>
          </table:table-cell>
          <table:table-cell office:value-type="float" office:value="291025" table:style-name="ce257">
            <text:p>291 025<text:s/></text:p>
          </table:table-cell>
          <table:table-cell office:value-type="float" office:value="41.395815256816917" table:style-name="ce148">
            <text:p>41,4<text:s text:c="5"/></text:p>
          </table:table-cell>
          <table:table-cell office:value-type="float" office:value="306369" table:style-name="ce258">
            <text:p>306 369<text:s/></text:p>
          </table:table-cell>
          <table:table-cell office:value-type="float" office:value="46.804691331242388" table:style-name="ce148">
            <text:p>46,8<text:s text:c="5"/></text:p>
          </table:table-cell>
          <table:table-cell office:value-type="float" office:value="313728" table:style-name="ce258">
            <text:p>313 728<text:s/></text:p>
          </table:table-cell>
          <table:table-cell office:value-type="float" office:value="46.848289002908906" table:style-name="ce148">
            <text:p>46,8<text:s text:c="5"/></text:p>
          </table:table-cell>
          <table:table-cell table:style-name="ce196"/>
          <table:table-cell office:value-type="float" office:value="7.8010480199295529" table:style-name="ce198">
            <text:p>+7,8<text:s text:c="3"/></text:p>
          </table:table-cell>
          <table:table-cell office:value-type="float" office:value="2.4020054248308469" table:style-name="ce198">
            <text:p>+2,4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Primeiro Emprego</text:p>
          </table:table-cell>
          <table:table-cell office:value-type="float" office:value="57057" table:style-name="ce257">
            <text:p>57 057<text:s/></text:p>
          </table:table-cell>
          <table:table-cell office:value-type="float" office:value="8.1158698775301197" table:style-name="ce148">
            <text:p>8,1<text:s text:c="5"/></text:p>
          </table:table-cell>
          <table:table-cell office:value-type="float" office:value="66452" table:style-name="ce258">
            <text:p>66 452<text:s/></text:p>
          </table:table-cell>
          <table:table-cell office:value-type="float" office:value="10.152023698036418" table:style-name="ce148">
            <text:p>10,2<text:s text:c="5"/></text:p>
          </table:table-cell>
          <table:table-cell office:value-type="float" office:value="69638" table:style-name="ce258">
            <text:p>69 638<text:s/></text:p>
          </table:table-cell>
          <table:table-cell office:value-type="float" office:value="10.39888422322703" table:style-name="ce148">
            <text:p>10,4<text:s text:c="5"/></text:p>
          </table:table-cell>
          <table:table-cell table:style-name="ce196"/>
          <table:table-cell office:value-type="float" office:value="22.049879944616777" table:style-name="ce198">
            <text:p>+22,0<text:s text:c="3"/></text:p>
          </table:table-cell>
          <table:table-cell office:value-type="float" office:value="4.7944380906518944" table:style-name="ce198">
            <text:p>+4,8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Novo Emprego</text:p>
          </table:table-cell>
          <table:table-cell office:value-type="float" office:value="645973" table:style-name="ce257">
            <text:p>645 973<text:s/></text:p>
          </table:table-cell>
          <table:table-cell office:value-type="float" office:value="91.88413012246987" table:style-name="ce148">
            <text:p>91,9<text:s text:c="5"/></text:p>
          </table:table-cell>
          <table:table-cell office:value-type="float" office:value="588117" table:style-name="ce258">
            <text:p>588 117<text:s/></text:p>
          </table:table-cell>
          <table:table-cell office:value-type="float" office:value="89.847976301963584" table:style-name="ce148">
            <text:p>89,8<text:s text:c="5"/></text:p>
          </table:table-cell>
          <table:table-cell office:value-type="float" office:value="600030" table:style-name="ce258">
            <text:p>600 030<text:s/></text:p>
          </table:table-cell>
          <table:table-cell office:value-type="float" office:value="89.601115776772971" table:style-name="ce148">
            <text:p>89,6<text:s text:c="5"/></text:p>
          </table:table-cell>
          <table:table-cell table:style-name="ce196"/>
          <table:table-cell office:value-type="float" office:value="-7.112216764477779" table:style-name="ce198">
            <text:p>-7,1<text:s text:c="3"/></text:p>
          </table:table-cell>
          <table:table-cell office:value-type="float" office:value="2.0256173516494158" table:style-name="ce198">
            <text:p>+2,0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Nenhum <text:s/>Nível de Instrução</text:p>
          </table:table-cell>
          <table:table-cell office:value-type="float" office:value="34952" table:style-name="ce257">
            <text:p>34 952<text:s/></text:p>
          </table:table-cell>
          <table:table-cell office:value-type="float" office:value="4.9716228325960481" table:style-name="ce148">
            <text:p>5,0<text:s text:c="5"/></text:p>
          </table:table-cell>
          <table:table-cell office:value-type="float" office:value="35445" table:style-name="ce258">
            <text:p>35 445<text:s/></text:p>
          </table:table-cell>
          <table:table-cell office:value-type="float" office:value="5.4150135432628188" table:style-name="ce148">
            <text:p>5,4<text:s text:c="5"/></text:p>
          </table:table-cell>
          <table:table-cell office:value-type="float" office:value="35962" table:style-name="ce258">
            <text:p>35 962<text:s/></text:p>
          </table:table-cell>
          <table:table-cell office:value-type="float" office:value="5.3701237030886944" table:style-name="ce148">
            <text:p>5,4<text:s text:c="5"/></text:p>
          </table:table-cell>
          <table:table-cell table:style-name="ce196"/>
          <table:table-cell office:value-type="float" office:value="2.8896772716868782" table:style-name="ce198">
            <text:p>+2,9<text:s text:c="3"/></text:p>
          </table:table-cell>
          <table:table-cell office:value-type="float" office:value="1.4585978276202525" table:style-name="ce198">
            <text:p>+1,5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1º Ciclo</text:p>
          </table:table-cell>
          <table:table-cell office:value-type="float" office:value="148093" table:style-name="ce257">
            <text:p>148 093<text:s/></text:p>
          </table:table-cell>
          <table:table-cell office:value-type="float" office:value="21.064961665931754" table:style-name="ce148">
            <text:p>21,1<text:s text:c="5"/></text:p>
          </table:table-cell>
          <table:table-cell office:value-type="float" office:value="138953" table:style-name="ce258">
            <text:p>138 953<text:s/></text:p>
          </table:table-cell>
          <table:table-cell office:value-type="float" office:value="21.228166931217334" table:style-name="ce148">
            <text:p>21,2<text:s text:c="5"/></text:p>
          </table:table-cell>
          <table:table-cell office:value-type="float" office:value="140552" table:style-name="ce258">
            <text:p>140 552<text:s/></text:p>
          </table:table-cell>
          <table:table-cell office:value-type="float" office:value="20.98831062556371" table:style-name="ce148">
            <text:p>21,0<text:s text:c="5"/></text:p>
          </table:table-cell>
          <table:table-cell table:style-name="ce196"/>
          <table:table-cell office:value-type="float" office:value="-5.0920705232522749" table:style-name="ce198">
            <text:p>-5,1<text:s text:c="3"/></text:p>
          </table:table-cell>
          <table:table-cell office:value-type="float" office:value="1.1507488143472955" table:style-name="ce198">
            <text:p>+1,2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2º Ciclo</text:p>
          </table:table-cell>
          <table:table-cell office:value-type="float" office:value="114733" table:style-name="ce257">
            <text:p>114 733<text:s/></text:p>
          </table:table-cell>
          <table:table-cell office:value-type="float" office:value="16.319787206804833" table:style-name="ce148">
            <text:p>16,3<text:s text:c="5"/></text:p>
          </table:table-cell>
          <table:table-cell office:value-type="float" office:value="103248" table:style-name="ce258">
            <text:p>103 248<text:s/></text:p>
          </table:table-cell>
          <table:table-cell office:value-type="float" office:value="15.7734325945775" table:style-name="ce148">
            <text:p>15,8<text:s text:c="5"/></text:p>
          </table:table-cell>
          <table:table-cell office:value-type="float" office:value="105647" table:style-name="ce258">
            <text:p>105 647<text:s/></text:p>
          </table:table-cell>
          <table:table-cell office:value-type="float" office:value="15.776026329464749" table:style-name="ce148">
            <text:p>15,8<text:s text:c="5"/></text:p>
          </table:table-cell>
          <table:table-cell table:style-name="ce196"/>
          <table:table-cell office:value-type="float" office:value="-7.9192560117838866" table:style-name="ce198">
            <text:p>-7,9<text:s text:c="3"/></text:p>
          </table:table-cell>
          <table:table-cell office:value-type="float" office:value="2.323531690686508" table:style-name="ce198">
            <text:p>+2,3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3º Ciclo</text:p>
          </table:table-cell>
          <table:table-cell office:value-type="float" office:value="148529" table:style-name="ce257">
            <text:p>148 529<text:s/></text:p>
          </table:table-cell>
          <table:table-cell office:value-type="float" office:value="21.126978934042643" table:style-name="ce148">
            <text:p>21,1<text:s text:c="5"/></text:p>
          </table:table-cell>
          <table:table-cell office:value-type="float" office:value="131830" table:style-name="ce258">
            <text:p>131 830<text:s/></text:p>
          </table:table-cell>
          <table:table-cell office:value-type="float" office:value="20.139969964969314" table:style-name="ce148">
            <text:p>20,1<text:s text:c="5"/></text:p>
          </table:table-cell>
          <table:table-cell office:value-type="float" office:value="135853" table:style-name="ce258">
            <text:p>135 853<text:s/></text:p>
          </table:table-cell>
          <table:table-cell office:value-type="float" office:value="20.286619638387975" table:style-name="ce148">
            <text:p>20,3<text:s text:c="5"/></text:p>
          </table:table-cell>
          <table:table-cell table:style-name="ce196"/>
          <table:table-cell office:value-type="float" office:value="-8.5343602932760518" table:style-name="ce198">
            <text:p>-8,5<text:s text:c="3"/></text:p>
          </table:table-cell>
          <table:table-cell office:value-type="float" office:value="3.0516574376090517" table:style-name="ce198">
            <text:p>+3,1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Secundário</text:p>
          </table:table-cell>
          <table:table-cell office:value-type="float" office:value="167022" table:style-name="ce257">
            <text:p>167 022<text:s/></text:p>
          </table:table-cell>
          <table:table-cell office:value-type="float" office:value="23.757449895452538" table:style-name="ce148">
            <text:p>23,8<text:s text:c="5"/></text:p>
          </table:table-cell>
          <table:table-cell office:value-type="float" office:value="154411" table:style-name="ce258">
            <text:p>154 411<text:s/></text:p>
          </table:table-cell>
          <table:table-cell office:value-type="float" office:value="23.589720869763156" table:style-name="ce148">
            <text:p>23,6<text:s text:c="5"/></text:p>
          </table:table-cell>
          <table:table-cell office:value-type="float" office:value="159746" table:style-name="ce258">
            <text:p>159 746<text:s/></text:p>
          </table:table-cell>
          <table:table-cell office:value-type="float" office:value="23.854507009443484" table:style-name="ce148">
            <text:p>23,9<text:s text:c="5"/></text:p>
          </table:table-cell>
          <table:table-cell table:style-name="ce196"/>
          <table:table-cell office:value-type="float" office:value="-4.3563123420866816" table:style-name="ce198">
            <text:p>-4,4<text:s text:c="3"/></text:p>
          </table:table-cell>
          <table:table-cell office:value-type="float" office:value="3.4550647298443806" table:style-name="ce198">
            <text:p>+3,5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Superior</text:p>
          </table:table-cell>
          <table:table-cell office:value-type="float" office:value="89701" table:style-name="ce257">
            <text:p>89 701<text:s/></text:p>
          </table:table-cell>
          <table:table-cell office:value-type="float" office:value="12.759199465172182" table:style-name="ce148">
            <text:p>12,8<text:s text:c="5"/></text:p>
          </table:table-cell>
          <table:table-cell office:value-type="float" office:value="90682" table:style-name="ce258">
            <text:p>90 682<text:s/></text:p>
          </table:table-cell>
          <table:table-cell office:value-type="float" office:value="13.853696096209871" table:style-name="ce148">
            <text:p>13,9<text:s text:c="5"/></text:p>
          </table:table-cell>
          <table:table-cell office:value-type="float" office:value="91908" table:style-name="ce258">
            <text:p>91 908<text:s/></text:p>
          </table:table-cell>
          <table:table-cell office:value-type="float" office:value="13.724412694051381" table:style-name="ce148">
            <text:p>13,7<text:s text:c="5"/></text:p>
          </table:table-cell>
          <table:table-cell table:style-name="ce196"/>
          <table:table-cell office:value-type="float" office:value="2.4603962051705111" table:style-name="ce198">
            <text:p>+2,5<text:s text:c="3"/></text:p>
          </table:table-cell>
          <table:table-cell office:value-type="float" office:value="1.3519772391433804" table:style-name="ce198">
            <text:p>+1,4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7">
          <table:table-cell table:style-name="ce7"/>
          <table:table-cell table:style-name="ce200"/>
          <table:table-cell table:style-name="ce257"/>
          <table:table-cell table:style-name="ce148"/>
          <table:table-cell table:style-name="ce258"/>
          <table:table-cell table:style-name="ce148"/>
          <table:table-cell table:style-name="ce258"/>
          <table:table-cell table:style-name="ce148"/>
          <table:table-cell table:number-columns-repeated="3" table:style-name="ce203"/>
          <table:table-cell table:style-name="ce7"/>
          <table:table-cell table:style-name="ce256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104">
            <text:p><text:s text:c="11"/>Homens</text:p>
          </table:table-cell>
          <table:table-cell office:value-type="float" office:value="346771" table:style-name="ce251">
            <text:p>346 771<text:s/></text:p>
          </table:table-cell>
          <table:table-cell office:value-type="float" office:value="100" table:style-name="ce143">
            <text:p>100,0<text:s text:c="5"/></text:p>
          </table:table-cell>
          <table:table-cell office:value-type="float" office:value="317115" table:style-name="ce259">
            <text:p>317 115<text:s/></text:p>
          </table:table-cell>
          <table:table-cell office:value-type="float" office:value="100" table:style-name="ce143">
            <text:p>100,0<text:s text:c="5"/></text:p>
          </table:table-cell>
          <table:table-cell office:value-type="float" office:value="325523" table:style-name="ce259">
            <text:p>325 523<text:s/></text:p>
          </table:table-cell>
          <table:table-cell office:value-type="float" office:value="100" table:style-name="ce143">
            <text:p>100,0<text:s text:c="5"/></text:p>
          </table:table-cell>
          <table:table-cell table:style-name="ce253"/>
          <table:table-cell office:value-type="float" office:value="-6.1273866615143646" table:style-name="ce192">
            <text:p>-6,1<text:s text:c="3"/></text:p>
          </table:table-cell>
          <table:table-cell office:value-type="float" office:value="2.651404064771441" table:style-name="ce192">
            <text:p>+2,7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&lt; 25 anos</text:p>
          </table:table-cell>
          <table:table-cell office:value-type="float" office:value="40790" table:style-name="ce257">
            <text:p>40 790<text:s/></text:p>
          </table:table-cell>
          <table:table-cell office:value-type="float" office:value="11.762806001655271" table:style-name="ce196">
            <text:p>11,8<text:s text:c="5"/></text:p>
          </table:table-cell>
          <table:table-cell office:value-type="float" office:value="38391" table:style-name="ce258">
            <text:p>38 391<text:s/></text:p>
          </table:table-cell>
          <table:table-cell office:value-type="float" office:value="12.106333664443499" table:style-name="ce196">
            <text:p>12,1<text:s text:c="5"/></text:p>
          </table:table-cell>
          <table:table-cell office:value-type="float" office:value="40836" table:style-name="ce258">
            <text:p>40 836<text:s/></text:p>
          </table:table-cell>
          <table:table-cell office:value-type="float" office:value="12.544735702239166" table:style-name="ce196">
            <text:p>12,5<text:s text:c="5"/></text:p>
          </table:table-cell>
          <table:table-cell table:style-name="ce196"/>
          <table:table-cell office:value-type="float" office:value="0.11277273841628244" table:style-name="ce198">
            <text:p>+0,1<text:s text:c="3"/></text:p>
          </table:table-cell>
          <table:table-cell office:value-type="float" office:value="6.3686801594123637" table:style-name="ce198">
            <text:p>+6,4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&gt;= 25 anos</text:p>
          </table:table-cell>
          <table:table-cell office:value-type="float" office:value="305981" table:style-name="ce257">
            <text:p>305 981<text:s/></text:p>
          </table:table-cell>
          <table:table-cell office:value-type="float" office:value="88.237193998344736" table:style-name="ce196">
            <text:p>88,2<text:s text:c="5"/></text:p>
          </table:table-cell>
          <table:table-cell office:value-type="float" office:value="278724" table:style-name="ce258">
            <text:p>278 724<text:s/></text:p>
          </table:table-cell>
          <table:table-cell office:value-type="float" office:value="87.893666335556503" table:style-name="ce196">
            <text:p>87,9<text:s text:c="5"/></text:p>
          </table:table-cell>
          <table:table-cell office:value-type="float" office:value="284687" table:style-name="ce258">
            <text:p>284 687<text:s/></text:p>
          </table:table-cell>
          <table:table-cell office:value-type="float" office:value="87.455264297760834" table:style-name="ce196">
            <text:p>87,5<text:s text:c="5"/></text:p>
          </table:table-cell>
          <table:table-cell table:style-name="ce196"/>
          <table:table-cell office:value-type="float" office:value="-6.9592556400560852" table:style-name="ce198">
            <text:p>-7,0<text:s text:c="3"/></text:p>
          </table:table-cell>
          <table:table-cell office:value-type="float" office:value="2.1393923738178131" table:style-name="ce198">
            <text:p>+2,1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Inscritos &lt; 1 ano</text:p>
          </table:table-cell>
          <table:table-cell office:value-type="float" office:value="209534" table:style-name="ce257">
            <text:p>209 534<text:s/></text:p>
          </table:table-cell>
          <table:table-cell office:value-type="float" office:value="60.424314605315899" table:style-name="ce196">
            <text:p>60,4<text:s text:c="5"/></text:p>
          </table:table-cell>
          <table:table-cell office:value-type="float" office:value="169222" table:style-name="ce258">
            <text:p>169 222<text:s/></text:p>
          </table:table-cell>
          <table:table-cell office:value-type="float" office:value="53.362975576683539" table:style-name="ce196">
            <text:p>53,4<text:s text:c="5"/></text:p>
          </table:table-cell>
          <table:table-cell office:value-type="float" office:value="173802" table:style-name="ce258">
            <text:p>173 802<text:s/></text:p>
          </table:table-cell>
          <table:table-cell office:value-type="float" office:value="53.391619025383761" table:style-name="ce196">
            <text:p>53,4<text:s text:c="5"/></text:p>
          </table:table-cell>
          <table:table-cell table:style-name="ce196"/>
          <table:table-cell office:value-type="float" office:value="-17.053079691124111" table:style-name="ce198">
            <text:p>-17,1<text:s text:c="3"/></text:p>
          </table:table-cell>
          <table:table-cell office:value-type="float" office:value="2.7065038824739105" table:style-name="ce198">
            <text:p>+2,7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Inscritos &gt;= 1 ano</text:p>
          </table:table-cell>
          <table:table-cell office:value-type="float" office:value="137237" table:style-name="ce257">
            <text:p>137 237<text:s/></text:p>
          </table:table-cell>
          <table:table-cell office:value-type="float" office:value="39.575685394684101" table:style-name="ce196">
            <text:p>39,6<text:s text:c="5"/></text:p>
          </table:table-cell>
          <table:table-cell office:value-type="float" office:value="147893" table:style-name="ce258">
            <text:p>147 893<text:s/></text:p>
          </table:table-cell>
          <table:table-cell office:value-type="float" office:value="46.637024423316461" table:style-name="ce196">
            <text:p>46,6<text:s text:c="5"/></text:p>
          </table:table-cell>
          <table:table-cell office:value-type="float" office:value="151721" table:style-name="ce258">
            <text:p>151 721<text:s/></text:p>
          </table:table-cell>
          <table:table-cell office:value-type="float" office:value="46.608380974616232" table:style-name="ce196">
            <text:p>46,6<text:s text:c="5"/></text:p>
          </table:table-cell>
          <table:table-cell table:style-name="ce196"/>
          <table:table-cell office:value-type="float" office:value="10.55400511523861" table:style-name="ce198">
            <text:p>+10,6<text:s text:c="3"/></text:p>
          </table:table-cell>
          <table:table-cell office:value-type="float" office:value="2.5883577992197075" table:style-name="ce198">
            <text:p>+2,6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Primeiro Emprego</text:p>
          </table:table-cell>
          <table:table-cell office:value-type="float" office:value="23358" table:style-name="ce257">
            <text:p>23 358<text:s/></text:p>
          </table:table-cell>
          <table:table-cell office:value-type="float" office:value="6.7358573813842568" table:style-name="ce196">
            <text:p>6,7<text:s text:c="5"/></text:p>
          </table:table-cell>
          <table:table-cell office:value-type="float" office:value="27722" table:style-name="ce258">
            <text:p>27 722<text:s/></text:p>
          </table:table-cell>
          <table:table-cell office:value-type="float" office:value="8.7419390441953233" table:style-name="ce196">
            <text:p>8,7<text:s text:c="5"/></text:p>
          </table:table-cell>
          <table:table-cell office:value-type="float" office:value="29426" table:style-name="ce258">
            <text:p>29 426<text:s/></text:p>
          </table:table-cell>
          <table:table-cell office:value-type="float" office:value="9.0396070323755922" table:style-name="ce196">
            <text:p>9,0<text:s text:c="5"/></text:p>
          </table:table-cell>
          <table:table-cell table:style-name="ce196"/>
          <table:table-cell office:value-type="float" office:value="25.978251562633787" table:style-name="ce198">
            <text:p>+26,0<text:s text:c="3"/></text:p>
          </table:table-cell>
          <table:table-cell office:value-type="float" office:value="6.146742659259786" table:style-name="ce198">
            <text:p>+6,1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Novo Emprego</text:p>
          </table:table-cell>
          <table:table-cell office:value-type="float" office:value="323413" table:style-name="ce257">
            <text:p>323 413<text:s/></text:p>
          </table:table-cell>
          <table:table-cell office:value-type="float" office:value="93.264142618615736" table:style-name="ce196">
            <text:p>93,3<text:s text:c="5"/></text:p>
          </table:table-cell>
          <table:table-cell office:value-type="float" office:value="289393" table:style-name="ce258">
            <text:p>289 393<text:s/></text:p>
          </table:table-cell>
          <table:table-cell office:value-type="float" office:value="91.25806095580468" table:style-name="ce196">
            <text:p>91,3<text:s text:c="5"/></text:p>
          </table:table-cell>
          <table:table-cell office:value-type="float" office:value="296097" table:style-name="ce258">
            <text:p>296 097<text:s/></text:p>
          </table:table-cell>
          <table:table-cell office:value-type="float" office:value="90.960392967624401" table:style-name="ce196">
            <text:p>91,0<text:s text:c="5"/></text:p>
          </table:table-cell>
          <table:table-cell table:style-name="ce196"/>
          <table:table-cell office:value-type="float" office:value="-8.4461663569491634" table:style-name="ce198">
            <text:p>-8,4<text:s text:c="3"/></text:p>
          </table:table-cell>
          <table:table-cell office:value-type="float" office:value="2.316572964791817" table:style-name="ce198">
            <text:p>+2,3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Nenhum <text:s/>Nível de Instrução</text:p>
          </table:table-cell>
          <table:table-cell office:value-type="float" office:value="19301" table:style-name="ce257">
            <text:p>19 301<text:s/></text:p>
          </table:table-cell>
          <table:table-cell office:value-type="float" office:value="5.5659210256913063" table:style-name="ce196">
            <text:p>5,6<text:s text:c="5"/></text:p>
          </table:table-cell>
          <table:table-cell office:value-type="float" office:value="18828" table:style-name="ce258">
            <text:p>18 828<text:s/></text:p>
          </table:table-cell>
          <table:table-cell office:value-type="float" office:value="5.9372782744430257" table:style-name="ce196">
            <text:p>5,9<text:s text:c="5"/></text:p>
          </table:table-cell>
          <table:table-cell office:value-type="float" office:value="19090" table:style-name="ce258">
            <text:p>19 090<text:s/></text:p>
          </table:table-cell>
          <table:table-cell office:value-type="float" office:value="5.8644089664939187" table:style-name="ce196">
            <text:p>5,9<text:s text:c="5"/></text:p>
          </table:table-cell>
          <table:table-cell table:style-name="ce196"/>
          <table:table-cell office:value-type="float" office:value="-1.0932076058235367" table:style-name="ce198">
            <text:p>-1,1<text:s text:c="3"/></text:p>
          </table:table-cell>
          <table:table-cell office:value-type="float" office:value="1.3915445081793081" table:style-name="ce198">
            <text:p>+1,4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1º Ciclo</text:p>
          </table:table-cell>
          <table:table-cell office:value-type="float" office:value="84689" table:style-name="ce257">
            <text:p>84 689<text:s/></text:p>
          </table:table-cell>
          <table:table-cell office:value-type="float" office:value="24.422169097185172" table:style-name="ce196">
            <text:p>24,4<text:s text:c="5"/></text:p>
          </table:table-cell>
          <table:table-cell office:value-type="float" office:value="78216" table:style-name="ce258">
            <text:p>78 216<text:s/></text:p>
          </table:table-cell>
          <table:table-cell office:value-type="float" office:value="24.664869211484795" table:style-name="ce196">
            <text:p>24,7<text:s text:c="5"/></text:p>
          </table:table-cell>
          <table:table-cell office:value-type="float" office:value="79512" table:style-name="ce258">
            <text:p>79 512<text:s/></text:p>
          </table:table-cell>
          <table:table-cell office:value-type="float" office:value="24.425923821051047" table:style-name="ce196">
            <text:p>24,4<text:s text:c="5"/></text:p>
          </table:table-cell>
          <table:table-cell table:style-name="ce196"/>
          <table:table-cell office:value-type="float" office:value="-6.1129544568952241" table:style-name="ce198">
            <text:p>-6,1<text:s text:c="3"/></text:p>
          </table:table-cell>
          <table:table-cell office:value-type="float" office:value="1.6569499846578566" table:style-name="ce198">
            <text:p>+1,7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2º Ciclo</text:p>
          </table:table-cell>
          <table:table-cell office:value-type="float" office:value="66935" table:style-name="ce257">
            <text:p>66 935<text:s/></text:p>
          </table:table-cell>
          <table:table-cell office:value-type="float" office:value="19.302363807815532" table:style-name="ce196">
            <text:p>19,3<text:s text:c="5"/></text:p>
          </table:table-cell>
          <table:table-cell office:value-type="float" office:value="58794" table:style-name="ce258">
            <text:p>58 794<text:s/></text:p>
          </table:table-cell>
          <table:table-cell office:value-type="float" office:value="18.540277186509627" table:style-name="ce196">
            <text:p>18,5<text:s text:c="5"/></text:p>
          </table:table-cell>
          <table:table-cell office:value-type="float" office:value="60583" table:style-name="ce258">
            <text:p>60 583<text:s/></text:p>
          </table:table-cell>
          <table:table-cell office:value-type="float" office:value="18.610973725358885" table:style-name="ce196">
            <text:p>18,6<text:s text:c="5"/></text:p>
          </table:table-cell>
          <table:table-cell table:style-name="ce196"/>
          <table:table-cell office:value-type="float" office:value="-9.4898035407484826" table:style-name="ce198">
            <text:p>-9,5<text:s text:c="3"/></text:p>
          </table:table-cell>
          <table:table-cell office:value-type="float" office:value="3.0428274994046944" table:style-name="ce198">
            <text:p>+3,0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3º Ciclo</text:p>
          </table:table-cell>
          <table:table-cell office:value-type="float" office:value="73455" table:style-name="ce257">
            <text:p>73 455<text:s/></text:p>
          </table:table-cell>
          <table:table-cell office:value-type="float" office:value="21.182567169688355" table:style-name="ce196">
            <text:p>21,2<text:s text:c="5"/></text:p>
          </table:table-cell>
          <table:table-cell office:value-type="float" office:value="64230" table:style-name="ce258">
            <text:p>64 230<text:s/></text:p>
          </table:table-cell>
          <table:table-cell office:value-type="float" office:value="20.254481812591646" table:style-name="ce196">
            <text:p>20,3<text:s text:c="5"/></text:p>
          </table:table-cell>
          <table:table-cell office:value-type="float" office:value="66605" table:style-name="ce258">
            <text:p>66 605<text:s/></text:p>
          </table:table-cell>
          <table:table-cell office:value-type="float" office:value="20.46091981211773" table:style-name="ce196">
            <text:p>20,5<text:s text:c="5"/></text:p>
          </table:table-cell>
          <table:table-cell table:style-name="ce196"/>
          <table:table-cell office:value-type="float" office:value="-9.3254373425907033" table:style-name="ce198">
            <text:p>-9,3<text:s text:c="3"/></text:p>
          </table:table-cell>
          <table:table-cell office:value-type="float" office:value="3.6976490736415997" table:style-name="ce198">
            <text:p>+3,7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Secundário</text:p>
          </table:table-cell>
          <table:table-cell office:value-type="float" office:value="73093" table:style-name="ce257">
            <text:p>73 093<text:s/></text:p>
          </table:table-cell>
          <table:table-cell office:value-type="float" office:value="21.078175510639586" table:style-name="ce196">
            <text:p>21,1<text:s text:c="5"/></text:p>
          </table:table-cell>
          <table:table-cell office:value-type="float" office:value="67063" table:style-name="ce258">
            <text:p>67 063<text:s/></text:p>
          </table:table-cell>
          <table:table-cell office:value-type="float" office:value="21.147848572284502" table:style-name="ce196">
            <text:p>21,1<text:s text:c="5"/></text:p>
          </table:table-cell>
          <table:table-cell office:value-type="float" office:value="69261" table:style-name="ce258">
            <text:p>69 261<text:s/></text:p>
          </table:table-cell>
          <table:table-cell office:value-type="float" office:value="21.276837581369058" table:style-name="ce196">
            <text:p>21,3<text:s text:c="5"/></text:p>
          </table:table-cell>
          <table:table-cell table:style-name="ce196"/>
          <table:table-cell office:value-type="float" office:value="-5.2426360937435845" table:style-name="ce198">
            <text:p>-5,2<text:s text:c="3"/></text:p>
          </table:table-cell>
          <table:table-cell office:value-type="float" office:value="3.2775151723006815" table:style-name="ce198">
            <text:p>+3,3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Superior</text:p>
          </table:table-cell>
          <table:table-cell office:value-type="float" office:value="29298" table:style-name="ce257">
            <text:p>29 298<text:s/></text:p>
          </table:table-cell>
          <table:table-cell office:value-type="float" office:value="8.448803388980048" table:style-name="ce196">
            <text:p>8,4<text:s text:c="5"/></text:p>
          </table:table-cell>
          <table:table-cell office:value-type="float" office:value="29984" table:style-name="ce258">
            <text:p>29 984<text:s/></text:p>
          </table:table-cell>
          <table:table-cell office:value-type="float" office:value="9.4552449426864076" table:style-name="ce196">
            <text:p>9,5<text:s text:c="5"/></text:p>
          </table:table-cell>
          <table:table-cell office:value-type="float" office:value="30472" table:style-name="ce258">
            <text:p>30 472<text:s/></text:p>
          </table:table-cell>
          <table:table-cell office:value-type="float" office:value="9.3609360936093609" table:style-name="ce196">
            <text:p>9,4<text:s text:c="5"/></text:p>
          </table:table-cell>
          <table:table-cell table:style-name="ce196"/>
          <table:table-cell office:value-type="float" office:value="4.0070994607140449" table:style-name="ce198">
            <text:p>+4,0<text:s text:c="3"/></text:p>
          </table:table-cell>
          <table:table-cell office:value-type="float" office:value="1.6275346851654291" table:style-name="ce198">
            <text:p>+1,6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7">
          <table:table-cell table:style-name="ce7"/>
          <table:table-cell table:style-name="ce200"/>
          <table:table-cell table:style-name="ce261"/>
          <table:table-cell table:style-name="ce203"/>
          <table:table-cell table:style-name="ce261"/>
          <table:table-cell table:style-name="ce203"/>
          <table:table-cell table:style-name="ce261"/>
          <table:table-cell table:number-columns-repeated="4" table:style-name="ce203"/>
          <table:table-cell table:style-name="ce7"/>
          <table:table-cell table:style-name="ce256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104">
            <text:p><text:s text:c="11"/>Mulheres</text:p>
          </table:table-cell>
          <table:table-cell office:value-type="float" office:value="356259" table:style-name="ce251">
            <text:p>356 259<text:s/>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337454" table:style-name="ce259">
            <text:p>337 454<text:s/>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344145" table:style-name="ce259">
            <text:p>344 145<text:s/></text:p>
          </table:table-cell>
          <table:table-cell office:value-type="float" office:value="100" table:style-name="ce253">
            <text:p>100,0<text:s text:c="5"/></text:p>
          </table:table-cell>
          <table:table-cell table:style-name="ce253"/>
          <table:table-cell office:value-type="float" office:value="-3.4003351494278036" table:style-name="ce192">
            <text:p>-3,4<text:s text:c="3"/></text:p>
          </table:table-cell>
          <table:table-cell office:value-type="float" office:value="1.9827887652835727" table:style-name="ce192">
            <text:p>+2,0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&lt; 25 anos</text:p>
          </table:table-cell>
          <table:table-cell office:value-type="float" office:value="46457" table:style-name="ce257">
            <text:p>46 457<text:s/></text:p>
          </table:table-cell>
          <table:table-cell office:value-type="float" office:value="13.04023196606963" table:style-name="ce196">
            <text:p>13,0<text:s text:c="5"/></text:p>
          </table:table-cell>
          <table:table-cell office:value-type="float" office:value="45393" table:style-name="ce258">
            <text:p>45 393<text:s/></text:p>
          </table:table-cell>
          <table:table-cell office:value-type="float" office:value="13.45161118256118" table:style-name="ce196">
            <text:p>13,5<text:s text:c="5"/></text:p>
          </table:table-cell>
          <table:table-cell office:value-type="float" office:value="47153" table:style-name="ce258">
            <text:p>47 153<text:s/></text:p>
          </table:table-cell>
          <table:table-cell office:value-type="float" office:value="13.701492103619115" table:style-name="ce196">
            <text:p>13,7<text:s text:c="5"/></text:p>
          </table:table-cell>
          <table:table-cell table:style-name="ce196"/>
          <table:table-cell office:value-type="float" office:value="1.4981595884366214" table:style-name="ce198">
            <text:p>+1,5<text:s text:c="3"/></text:p>
          </table:table-cell>
          <table:table-cell office:value-type="float" office:value="3.8772497962240777" table:style-name="ce198">
            <text:p>+3,9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&gt;= 25 anos</text:p>
          </table:table-cell>
          <table:table-cell office:value-type="float" office:value="309802" table:style-name="ce257">
            <text:p>309 802<text:s/></text:p>
          </table:table-cell>
          <table:table-cell office:value-type="float" office:value="86.959768033930374" table:style-name="ce196">
            <text:p>87,0<text:s text:c="5"/></text:p>
          </table:table-cell>
          <table:table-cell office:value-type="float" office:value="292061" table:style-name="ce258">
            <text:p>292 061<text:s/></text:p>
          </table:table-cell>
          <table:table-cell office:value-type="float" office:value="86.54838881743882" table:style-name="ce196">
            <text:p>86,5<text:s text:c="5"/></text:p>
          </table:table-cell>
          <table:table-cell office:value-type="float" office:value="296992" table:style-name="ce258">
            <text:p>296 992<text:s/></text:p>
          </table:table-cell>
          <table:table-cell office:value-type="float" office:value="86.298507896380883" table:style-name="ce196">
            <text:p>86,3<text:s text:c="5"/></text:p>
          </table:table-cell>
          <table:table-cell table:style-name="ce196"/>
          <table:table-cell office:value-type="float" office:value="-4.1348990645638111" table:style-name="ce198">
            <text:p>-4,1<text:s text:c="3"/></text:p>
          </table:table-cell>
          <table:table-cell office:value-type="float" office:value="1.6883459277342752" table:style-name="ce198">
            <text:p>+1,7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Inscritos &lt; 1 ano</text:p>
          </table:table-cell>
          <table:table-cell office:value-type="float" office:value="202471" table:style-name="ce257">
            <text:p>202 471<text:s/></text:p>
          </table:table-cell>
          <table:table-cell office:value-type="float" office:value="56.832529143123402" table:style-name="ce196">
            <text:p>56,8<text:s text:c="5"/></text:p>
          </table:table-cell>
          <table:table-cell office:value-type="float" office:value="178978" table:style-name="ce258">
            <text:p>178 978<text:s/></text:p>
          </table:table-cell>
          <table:table-cell office:value-type="float" office:value="53.037747367048546" table:style-name="ce196">
            <text:p>53,0<text:s text:c="5"/></text:p>
          </table:table-cell>
          <table:table-cell office:value-type="float" office:value="182138" table:style-name="ce258">
            <text:p>182 138<text:s/></text:p>
          </table:table-cell>
          <table:table-cell office:value-type="float" office:value="52.924784611137746" table:style-name="ce196">
            <text:p>52,9<text:s text:c="5"/></text:p>
          </table:table-cell>
          <table:table-cell table:style-name="ce196"/>
          <table:table-cell office:value-type="float" office:value="-10.042425828884134" table:style-name="ce198">
            <text:p>-10,0<text:s text:c="3"/></text:p>
          </table:table-cell>
          <table:table-cell office:value-type="float" office:value="1.7655801271664728" table:style-name="ce198">
            <text:p>+1,8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Inscritos &gt;= 1 ano</text:p>
          </table:table-cell>
          <table:table-cell office:value-type="float" office:value="153788" table:style-name="ce257">
            <text:p>153 788<text:s/></text:p>
          </table:table-cell>
          <table:table-cell office:value-type="float" office:value="43.167470856876598" table:style-name="ce196">
            <text:p>43,2<text:s text:c="5"/></text:p>
          </table:table-cell>
          <table:table-cell office:value-type="float" office:value="158476" table:style-name="ce258">
            <text:p>158 476<text:s/></text:p>
          </table:table-cell>
          <table:table-cell office:value-type="float" office:value="46.962252632951454" table:style-name="ce196">
            <text:p>47,0<text:s text:c="5"/></text:p>
          </table:table-cell>
          <table:table-cell office:value-type="float" office:value="162007" table:style-name="ce258">
            <text:p>162 007<text:s/></text:p>
          </table:table-cell>
          <table:table-cell office:value-type="float" office:value="47.075215388862254" table:style-name="ce196">
            <text:p>47,1<text:s text:c="5"/></text:p>
          </table:table-cell>
          <table:table-cell table:style-name="ce196"/>
          <table:table-cell office:value-type="float" office:value="5.344370171924993" table:style-name="ce198">
            <text:p>+5,3<text:s text:c="3"/></text:p>
          </table:table-cell>
          <table:table-cell office:value-type="float" office:value="2.2280976299250455" table:style-name="ce198">
            <text:p>+2,2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Primeiro Emprego</text:p>
          </table:table-cell>
          <table:table-cell office:value-type="float" office:value="33699" table:style-name="ce257">
            <text:p>33 699<text:s/></text:p>
          </table:table-cell>
          <table:table-cell office:value-type="float" office:value="9.4591294535716983" table:style-name="ce196">
            <text:p>9,5<text:s text:c="5"/></text:p>
          </table:table-cell>
          <table:table-cell office:value-type="float" office:value="38730" table:style-name="ce258">
            <text:p>38 730<text:s/></text:p>
          </table:table-cell>
          <table:table-cell office:value-type="float" office:value="11.477119844482507" table:style-name="ce196">
            <text:p>11,5<text:s text:c="5"/></text:p>
          </table:table-cell>
          <table:table-cell office:value-type="float" office:value="40212" table:style-name="ce258">
            <text:p>40 212<text:s/></text:p>
          </table:table-cell>
          <table:table-cell office:value-type="float" office:value="11.684609684871203" table:style-name="ce196">
            <text:p>11,7<text:s text:c="5"/></text:p>
          </table:table-cell>
          <table:table-cell table:style-name="ce196"/>
          <table:table-cell office:value-type="float" office:value="19.326982996528088" table:style-name="ce198">
            <text:p>+19,3<text:s text:c="3"/></text:p>
          </table:table-cell>
          <table:table-cell office:value-type="float" office:value="3.8264910921766102" table:style-name="ce198">
            <text:p>+3,8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Novo Emprego</text:p>
          </table:table-cell>
          <table:table-cell office:value-type="float" office:value="322560" table:style-name="ce257">
            <text:p>322 560<text:s/></text:p>
          </table:table-cell>
          <table:table-cell office:value-type="float" office:value="90.540870546428295" table:style-name="ce196">
            <text:p>90,5<text:s text:c="5"/></text:p>
          </table:table-cell>
          <table:table-cell office:value-type="float" office:value="298724" table:style-name="ce258">
            <text:p>298 724<text:s/></text:p>
          </table:table-cell>
          <table:table-cell office:value-type="float" office:value="88.522880155517498" table:style-name="ce196">
            <text:p>88,5<text:s text:c="5"/></text:p>
          </table:table-cell>
          <table:table-cell office:value-type="float" office:value="303933" table:style-name="ce258">
            <text:p>303 933<text:s/></text:p>
          </table:table-cell>
          <table:table-cell office:value-type="float" office:value="88.315390315128795" table:style-name="ce196">
            <text:p>88,3<text:s text:c="5"/></text:p>
          </table:table-cell>
          <table:table-cell table:style-name="ce196"/>
          <table:table-cell office:value-type="float" office:value="-5.7747395833333286" table:style-name="ce198">
            <text:p>-5,8<text:s text:c="3"/></text:p>
          </table:table-cell>
          <table:table-cell office:value-type="float" office:value="1.7437500836892923" table:style-name="ce198">
            <text:p>+1,7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99">
            <text:p><text:s text:c="13"/>Nenhum <text:s/>Nível de Instrução</text:p>
          </table:table-cell>
          <table:table-cell office:value-type="float" office:value="15651" table:style-name="ce257">
            <text:p>15 651<text:s/></text:p>
          </table:table-cell>
          <table:table-cell office:value-type="float" office:value="4.393152172997735" table:style-name="ce196">
            <text:p>4,4<text:s text:c="5"/></text:p>
          </table:table-cell>
          <table:table-cell office:value-type="float" office:value="16617" table:style-name="ce258">
            <text:p>16 617<text:s/></text:p>
          </table:table-cell>
          <table:table-cell office:value-type="float" office:value="4.9242267094181722" table:style-name="ce196">
            <text:p>4,9<text:s text:c="5"/></text:p>
          </table:table-cell>
          <table:table-cell office:value-type="float" office:value="16872" table:style-name="ce258">
            <text:p>16 872<text:s/></text:p>
          </table:table-cell>
          <table:table-cell office:value-type="float" office:value="4.9025846663470336" table:style-name="ce196">
            <text:p>4,9<text:s text:c="5"/></text:p>
          </table:table-cell>
          <table:table-cell table:style-name="ce196"/>
          <table:table-cell office:value-type="float" office:value="7.8014184397163149" table:style-name="ce198">
            <text:p>+7,8<text:s text:c="3"/></text:p>
          </table:table-cell>
          <table:table-cell office:value-type="float" office:value="1.5345730276223151" table:style-name="ce198">
            <text:p>+1,5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1º Ciclo</text:p>
          </table:table-cell>
          <table:table-cell office:value-type="float" office:value="63404" table:style-name="ce257">
            <text:p>63 404<text:s/></text:p>
          </table:table-cell>
          <table:table-cell office:value-type="float" office:value="17.797164422512836" table:style-name="ce196">
            <text:p>17,8<text:s text:c="5"/></text:p>
          </table:table-cell>
          <table:table-cell office:value-type="float" office:value="60737" table:style-name="ce258">
            <text:p>60 737<text:s/></text:p>
          </table:table-cell>
          <table:table-cell office:value-type="float" office:value="17.998601290842604" table:style-name="ce196">
            <text:p>18,0<text:s text:c="5"/></text:p>
          </table:table-cell>
          <table:table-cell office:value-type="float" office:value="61040" table:style-name="ce258">
            <text:p>61 040<text:s/></text:p>
          </table:table-cell>
          <table:table-cell office:value-type="float" office:value="17.736709817082914" table:style-name="ce196">
            <text:p>17,7<text:s text:c="5"/></text:p>
          </table:table-cell>
          <table:table-cell table:style-name="ce196"/>
          <table:table-cell office:value-type="float" office:value="-3.7284713898176847" table:style-name="ce198">
            <text:p>-3,7<text:s text:c="3"/></text:p>
          </table:table-cell>
          <table:table-cell office:value-type="float" office:value="0.49887218664075306" table:style-name="ce198">
            <text:p>+0,5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2º Ciclo</text:p>
          </table:table-cell>
          <table:table-cell office:value-type="float" office:value="47798" table:style-name="ce257">
            <text:p>47 798<text:s/></text:p>
          </table:table-cell>
          <table:table-cell office:value-type="float" office:value="13.416643509356957" table:style-name="ce196">
            <text:p>13,4<text:s text:c="5"/></text:p>
          </table:table-cell>
          <table:table-cell office:value-type="float" office:value="44454" table:style-name="ce258">
            <text:p>44 454<text:s/></text:p>
          </table:table-cell>
          <table:table-cell office:value-type="float" office:value="13.173351034511372" table:style-name="ce196">
            <text:p>13,2<text:s text:c="5"/></text:p>
          </table:table-cell>
          <table:table-cell office:value-type="float" office:value="45064" table:style-name="ce258">
            <text:p>45 064<text:s/></text:p>
          </table:table-cell>
          <table:table-cell office:value-type="float" office:value="13.09448052419765" table:style-name="ce196">
            <text:p>13,1<text:s text:c="5"/></text:p>
          </table:table-cell>
          <table:table-cell table:style-name="ce196"/>
          <table:table-cell office:value-type="float" office:value="-5.7199045985187666" table:style-name="ce198">
            <text:p>-5,7<text:s text:c="3"/></text:p>
          </table:table-cell>
          <table:table-cell office:value-type="float" office:value="1.372204975930174" table:style-name="ce198">
            <text:p>+1,4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Básico - 3º Ciclo</text:p>
          </table:table-cell>
          <table:table-cell office:value-type="float" office:value="75074" table:style-name="ce257">
            <text:p>75 074<text:s/></text:p>
          </table:table-cell>
          <table:table-cell office:value-type="float" office:value="21.072871141500986" table:style-name="ce196">
            <text:p>21,1<text:s text:c="5"/></text:p>
          </table:table-cell>
          <table:table-cell office:value-type="float" office:value="67600" table:style-name="ce258">
            <text:p>67 600<text:s/></text:p>
          </table:table-cell>
          <table:table-cell office:value-type="float" office:value="20.032359966099083" table:style-name="ce196">
            <text:p>20,0<text:s text:c="5"/></text:p>
          </table:table-cell>
          <table:table-cell office:value-type="float" office:value="69248" table:style-name="ce258">
            <text:p>69 248<text:s/></text:p>
          </table:table-cell>
          <table:table-cell office:value-type="float" office:value="20.121751006116607" table:style-name="ce196">
            <text:p>20,1<text:s text:c="5"/></text:p>
          </table:table-cell>
          <table:table-cell table:style-name="ce196"/>
          <table:table-cell office:value-type="float" office:value="-7.7603431281135897" table:style-name="ce198">
            <text:p>-7,8<text:s text:c="3"/></text:p>
          </table:table-cell>
          <table:table-cell office:value-type="float" office:value="2.4378698224852116" table:style-name="ce198">
            <text:p>+2,4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Secundário</text:p>
          </table:table-cell>
          <table:table-cell office:value-type="float" office:value="93929" table:style-name="ce257">
            <text:p>93 929<text:s/></text:p>
          </table:table-cell>
          <table:table-cell office:value-type="float" office:value="26.365369015238915" table:style-name="ce196">
            <text:p>26,4<text:s text:c="5"/></text:p>
          </table:table-cell>
          <table:table-cell office:value-type="float" office:value="87348" table:style-name="ce258">
            <text:p>87 348<text:s/></text:p>
          </table:table-cell>
          <table:table-cell office:value-type="float" office:value="25.88441683903584" table:style-name="ce196">
            <text:p>25,9<text:s text:c="5"/></text:p>
          </table:table-cell>
          <table:table-cell office:value-type="float" office:value="90485" table:style-name="ce258">
            <text:p>90 485<text:s/></text:p>
          </table:table-cell>
          <table:table-cell office:value-type="float" office:value="26.292696392508972" table:style-name="ce196">
            <text:p>26,3<text:s text:c="5"/></text:p>
          </table:table-cell>
          <table:table-cell table:style-name="ce196"/>
          <table:table-cell office:value-type="float" office:value="-3.6665992398513794" table:style-name="ce198">
            <text:p>-3,7<text:s text:c="3"/></text:p>
          </table:table-cell>
          <table:table-cell office:value-type="float" office:value="3.5913816000366268" table:style-name="ce198">
            <text:p>+3,6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99">
            <text:p><text:s text:c="13"/>Superior</text:p>
          </table:table-cell>
          <table:table-cell office:value-type="float" office:value="60403" table:style-name="ce257">
            <text:p>60 403<text:s/></text:p>
          </table:table-cell>
          <table:table-cell office:value-type="float" office:value="16.954799738392573" table:style-name="ce196">
            <text:p>17,0<text:s text:c="5"/></text:p>
          </table:table-cell>
          <table:table-cell office:value-type="float" office:value="60698" table:style-name="ce258">
            <text:p>60 698<text:s/></text:p>
          </table:table-cell>
          <table:table-cell office:value-type="float" office:value="17.987044160092928" table:style-name="ce196">
            <text:p>18,0<text:s text:c="5"/></text:p>
          </table:table-cell>
          <table:table-cell office:value-type="float" office:value="61436" table:style-name="ce258">
            <text:p>61 436<text:s/></text:p>
          </table:table-cell>
          <table:table-cell office:value-type="float" office:value="17.851777593746824" table:style-name="ce196">
            <text:p>17,9<text:s text:c="5"/></text:p>
          </table:table-cell>
          <table:table-cell table:style-name="ce196"/>
          <table:table-cell office:value-type="float" office:value="1.7101799579491086" table:style-name="ce198">
            <text:p>+1,7<text:s text:c="3"/></text:p>
          </table:table-cell>
          <table:table-cell office:value-type="float" office:value="1.2158555471349928" table:style-name="ce198">
            <text:p>+1,2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9">
          <table:table-cell table:style-name="ce1"/>
          <table:table-cell table:style-name="ce262"/>
          <table:table-cell table:style-name="ce263"/>
          <table:table-cell table:style-name="ce264"/>
          <table:table-cell table:style-name="ce262"/>
          <table:table-cell table:style-name="ce264"/>
          <table:table-cell table:number-columns-repeated="5" table:style-name="ce262"/>
          <table:table-cell table:style-name="ce89"/>
          <table:table-cell table:style-name="ce256"/>
          <table:table-cell table:number-columns-repeated="16371" table:style-name="ce1"/>
        </table:table-row>
        <table:table-row table:number-rows-repeated="1048515" table:style-name="ro6">
          <table:table-cell table:number-columns-repeated="16384"/>
        </table:table-row>
      </table:table>
      <table:table table:name="QVI" table:style-name="ta9" table:print-ranges="QVI.B1:QVI.K53">
        <table:table-column table:style-name="co28" table:default-cell-style-name="ce89"/>
        <table:table-column table:style-name="co46" table:default-cell-style-name="ce119"/>
        <table:table-column table:style-name="co47" table:default-cell-style-name="ce89"/>
        <table:table-column table:style-name="co48" table:default-cell-style-name="ce89"/>
        <table:table-column table:style-name="co31" table:default-cell-style-name="ce89"/>
        <table:table-column table:style-name="co49" table:default-cell-style-name="ce89"/>
        <table:table-column table:style-name="co28" table:default-cell-style-name="ce89"/>
        <table:table-column table:style-name="co39" table:default-cell-style-name="ce89"/>
        <table:table-column table:style-name="co34" table:default-cell-style-name="ce89"/>
        <table:table-column table:style-name="co22" table:default-cell-style-name="ce89"/>
        <table:table-column table:style-name="co48" table:default-cell-style-name="ce89"/>
        <table:table-column table:style-name="co47" table:default-cell-style-name="ce89"/>
        <table:table-column table:style-name="co28" table:number-columns-repeated="16372" table:default-cell-style-name="ce89"/>
        <table:table-row table:style-name="ro9">
          <table:table-cell table:style-name="ce89"/>
          <table:table-cell table:style-name="ce89">
            <draw:g draw:z-index="1" draw:name="Chart 3" draw:id="id190">
              <svg:title/>
              <svg:desc/>
              <draw:frame draw:id="id187" draw:style-name="a374" draw:name="Gráfico 4" svg:x="0.44792in" svg:y="0in" svg:width="6.64583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88" draw:style-name="a377" draw:name="Text Box 1" svg:x="5.25409in" svg:y="0in" svg:width="0.13337in" svg:height="0in">
                <draw:text-box>
                  <text:p text:style-name="a376" text:class-names="" text:cond-style-name=""><text:span text:style-name="a375" text:class-names="">AGO.03 / AGO.02</text:span></text:p>
                </draw:text-box>
                <svg:title/>
                <svg:desc/>
              </draw:frame>
              <draw:frame draw:id="id189" draw:style-name="a380" draw:name="Text Box 2" svg:x="6.69746in" svg:y="0in" svg:width="0in" svg:height="0in">
                <draw:text-box>
                  <text:p text:style-name="a379" text:class-names="" text:cond-style-name=""><text:span text:style-name="a378" text:class-names="">%</text:span></text:p>
                </draw:text-box>
                <svg:title/>
                <svg:desc/>
              </draw:frame>
            </draw:g>
            <draw:g draw:z-index="5" draw:name="Group 4" draw:id="id201">
              <svg:title/>
              <svg:desc/>
              <draw:g draw:name="Group 5" draw:id="id196">
                <svg:title/>
                <svg:desc/>
                <draw:custom-shape svg:x="0in" svg:y="0in" svg:width="6.08794in" svg:height="0in" draw:id="id191" draw:style-name="a384" draw:name="Rectangle 6">
                  <svg:title/>
                  <svg:desc/>
                  <text:p text:style-name="a382" text:class-names="" text:cond-style-name=""><text:span text:style-name="a38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7" draw:id="id195">
                  <svg:title/>
                  <svg:desc/>
                  <draw:custom-shape svg:x="0.22319in" svg:y="0in" svg:width="0.11795in" svg:height="0in" draw:id="id192" draw:style-name="a387" draw:name="Rectangle 8">
                    <svg:title/>
                    <svg:desc/>
                    <text:p text:style-name="a386" text:class-names="" text:cond-style-name=""><text:span text:style-name="a38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794in" svg:height="0in" draw:id="id193" draw:style-name="a390" draw:transform="translate(-0.05897in 0in) rotate(-3.14159) translate(0.28202in 0in)" draw:name="Rectangle 9">
                    <svg:title/>
                    <svg:desc/>
                    <text:p text:style-name="a389" text:class-names="" text:cond-style-name=""><text:span text:style-name="a38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305in" svg:y="0in" svg:width="0.05077in" svg:height="0in" draw:id="id194" draw:style-name="a393" draw:name="Rectangle 10">
                    <svg:title/>
                    <svg:desc/>
                    <text:p text:style-name="a392" text:class-names="" text:cond-style-name=""><text:span text:style-name="a39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1" draw:id="id200">
                <svg:title/>
                <svg:desc/>
                <draw:custom-shape svg:x="6.04858in" svg:y="0in" svg:width="0.11794in" svg:height="0in" draw:id="id197" draw:style-name="a396" draw:name="Rectangle 12">
                  <svg:title/>
                  <svg:desc/>
                  <text:p text:style-name="a395" text:class-names="" text:cond-style-name=""><text:span text:style-name="a39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793in" svg:height="0in" draw:id="id198" draw:style-name="a399" draw:transform="translate(-0.05896in 0in) rotate(-3.14159) translate(6.10768in 0in)" draw:name="Rectangle 13">
                  <svg:title/>
                  <svg:desc/>
                  <text:p text:style-name="a398" text:class-names="" text:cond-style-name=""><text:span text:style-name="a39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159in" svg:y="0in" svg:width="0.05076in" svg:height="0in" draw:id="id199" draw:style-name="a402" draw:name="Rectangle 14">
                  <svg:title/>
                  <svg:desc/>
                  <text:p text:style-name="a401" text:class-names="" text:cond-style-name=""><text:span text:style-name="a40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6" draw:name="Group 20" draw:id="id212">
              <svg:title/>
              <svg:desc/>
              <draw:g draw:name="Group 21" draw:id="id207">
                <svg:title/>
                <svg:desc/>
                <draw:custom-shape svg:x="0in" svg:y="0in" svg:width="6.08794in" svg:height="0in" draw:id="id202" draw:style-name="a406" draw:name="Rectangle 22">
                  <svg:title/>
                  <svg:desc/>
                  <text:p text:style-name="a404" text:class-names="" text:cond-style-name=""><text:span text:style-name="a40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23" draw:id="id206">
                  <svg:title/>
                  <svg:desc/>
                  <draw:custom-shape svg:x="0.22319in" svg:y="0in" svg:width="0.11795in" svg:height="0in" draw:id="id203" draw:style-name="a409" draw:name="Rectangle 24">
                    <svg:title/>
                    <svg:desc/>
                    <text:p text:style-name="a408" text:class-names="" text:cond-style-name=""><text:span text:style-name="a40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794in" svg:height="0in" draw:id="id204" draw:style-name="a412" draw:transform="translate(-0.05897in 0in) rotate(-3.14159) translate(0.28202in 0in)" draw:name="Rectangle 25">
                    <svg:title/>
                    <svg:desc/>
                    <text:p text:style-name="a411" text:class-names="" text:cond-style-name=""><text:span text:style-name="a41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305in" svg:y="0in" svg:width="0.05077in" svg:height="0in" draw:id="id205" draw:style-name="a415" draw:name="Rectangle 26">
                    <svg:title/>
                    <svg:desc/>
                    <text:p text:style-name="a414" text:class-names="" text:cond-style-name=""><text:span text:style-name="a41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27" draw:id="id211">
                <svg:title/>
                <svg:desc/>
                <draw:custom-shape svg:x="6.04858in" svg:y="0in" svg:width="0.11794in" svg:height="0in" draw:id="id208" draw:style-name="a418" draw:name="Rectangle 28">
                  <svg:title/>
                  <svg:desc/>
                  <text:p text:style-name="a417" text:class-names="" text:cond-style-name=""><text:span text:style-name="a41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793in" svg:height="0in" draw:id="id209" draw:style-name="a421" draw:transform="translate(-0.05896in 0in) rotate(-3.14159) translate(6.10768in 0in)" draw:name="Rectangle 29">
                  <svg:title/>
                  <svg:desc/>
                  <text:p text:style-name="a420" text:class-names="" text:cond-style-name=""><text:span text:style-name="a41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159in" svg:y="0in" svg:width="0.05076in" svg:height="0in" draw:id="id210" draw:style-name="a424" draw:name="Rectangle 30">
                  <svg:title/>
                  <svg:desc/>
                  <text:p text:style-name="a423" text:class-names="" text:cond-style-name=""><text:span text:style-name="a42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7" draw:name="Chart 19" draw:id="id216">
              <svg:title/>
              <svg:desc/>
              <draw:frame draw:id="id213" draw:style-name="a425" draw:name="Gráfico 31" svg:x="0.44792in" svg:y="0in" svg:width="6.64583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214" draw:style-name="a428" draw:name="Text Box 1" svg:x="5.00794in" svg:y="0in" svg:width="0.12538in" svg:height="0in">
                <draw:text-box>
                  <text:p text:style-name="a427" text:class-names="" text:cond-style-name=""><text:span text:style-name="a426" text:class-names="">SET.03 / SET.02</text:span></text:p>
                </draw:text-box>
                <svg:title/>
                <svg:desc/>
              </draw:frame>
              <draw:frame draw:id="id215" draw:style-name="a431" draw:name="Text Box 2" svg:x="6.67446in" svg:y="0in" svg:width="0in" svg:height="0in">
                <draw:text-box>
                  <text:p text:style-name="a430" text:class-names="" text:cond-style-name=""><text:span text:style-name="a429" text:class-names="">%</text:span></text:p>
                </draw:text-box>
                <svg:title/>
                <svg:desc/>
              </draw:frame>
            </draw:g>
            <draw:g draw:z-index="31" draw:name="Chart 35" draw:id="id220">
              <svg:title/>
              <svg:desc/>
              <draw:frame draw:id="id217" draw:style-name="a432" draw:name="Gráfico 41" svg:x="0.44792in" svg:y="0in" svg:width="6.64583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218" draw:style-name="a435" draw:name="Text Box 1" svg:x="5.25241in" svg:y="0in" svg:width="0.13015in" svg:height="0in">
                <draw:text-box>
                  <text:p text:style-name="a434" text:class-names="" text:cond-style-name=""><text:span text:style-name="a433" text:class-names="">OUT.03 / OUT.02</text:span></text:p>
                </draw:text-box>
                <svg:title/>
                <svg:desc/>
              </draw:frame>
              <draw:frame draw:id="id219" draw:style-name="a438" draw:name="Text Box 2" svg:x="6.69746in" svg:y="0in" svg:width="0in" svg:height="0in">
                <draw:text-box>
                  <text:p text:style-name="a437" text:class-names="" text:cond-style-name=""><text:span text:style-name="a436" text:class-names="">%</text:span></text:p>
                </draw:text-box>
                <svg:title/>
                <svg:desc/>
              </draw:frame>
            </draw:g>
            <draw:g draw:z-index="35" draw:name="Group 36" draw:id="id231">
              <svg:title/>
              <svg:desc/>
              <draw:g draw:name="Group 37" draw:id="id226">
                <svg:title/>
                <svg:desc/>
                <draw:custom-shape svg:x="0in" svg:y="0in" svg:width="6.08794in" svg:height="0in" draw:id="id221" draw:style-name="a442" draw:name="Rectangle 38">
                  <svg:title/>
                  <svg:desc/>
                  <text:p text:style-name="a440" text:class-names="" text:cond-style-name=""><text:span text:style-name="a43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9" draw:id="id225">
                  <svg:title/>
                  <svg:desc/>
                  <draw:custom-shape svg:x="0.22319in" svg:y="0in" svg:width="0.11795in" svg:height="0in" draw:id="id222" draw:style-name="a445" draw:name="Rectangle 40">
                    <svg:title/>
                    <svg:desc/>
                    <text:p text:style-name="a444" text:class-names="" text:cond-style-name=""><text:span text:style-name="a44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794in" svg:height="0in" draw:id="id223" draw:style-name="a448" draw:transform="translate(-0.05897in 0in) rotate(-3.14159) translate(0.28202in 0in)" draw:name="Rectangle 41">
                    <svg:title/>
                    <svg:desc/>
                    <text:p text:style-name="a447" text:class-names="" text:cond-style-name=""><text:span text:style-name="a44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305in" svg:y="0in" svg:width="0.05077in" svg:height="0in" draw:id="id224" draw:style-name="a451" draw:name="Rectangle 42">
                    <svg:title/>
                    <svg:desc/>
                    <text:p text:style-name="a450" text:class-names="" text:cond-style-name=""><text:span text:style-name="a44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43" draw:id="id230">
                <svg:title/>
                <svg:desc/>
                <draw:custom-shape svg:x="6.04858in" svg:y="0in" svg:width="0.11794in" svg:height="0in" draw:id="id227" draw:style-name="a454" draw:name="Rectangle 44">
                  <svg:title/>
                  <svg:desc/>
                  <text:p text:style-name="a453" text:class-names="" text:cond-style-name=""><text:span text:style-name="a45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793in" svg:height="0in" draw:id="id228" draw:style-name="a457" draw:transform="translate(-0.05896in 0in) rotate(-3.14159) translate(6.10768in 0in)" draw:name="Rectangle 45">
                  <svg:title/>
                  <svg:desc/>
                  <text:p text:style-name="a456" text:class-names="" text:cond-style-name=""><text:span text:style-name="a45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159in" svg:y="0in" svg:width="0.05076in" svg:height="0in" draw:id="id229" draw:style-name="a460" draw:name="Rectangle 46">
                  <svg:title/>
                  <svg:desc/>
                  <text:p text:style-name="a459" text:class-names="" text:cond-style-name=""><text:span text:style-name="a45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number-columns-repeated="16382" table:style-name="ce89"/>
        </table:table-row>
        <table:table-row table:style-name="ro9">
          <table:table-cell table:number-columns-repeated="4" table:style-name="ce89"/>
          <table:table-cell table:style-name="ce89">
            <draw:frame draw:z-index="46" draw:id="id232" draw:style-name="a461" draw:name="Picture 228" svg:x="0.40625in" svg:y="0.03125in" svg:width="2.28125in" svg:height="0.35417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style-name="ce89">
            <draw:frame draw:z-index="47" draw:id="id233" draw:style-name="a466" draw:name="Text Box 229" svg:x="0in" svg:y="0.08334in" svg:width="1.73958in" svg:height="0.21875in">
              <draw:text-box>
                <text:p text:style-name="a463" text:class-names="" text:cond-style-name=""><text:span text:style-name="a462" text:class-names="">JANEIRO 2014, <text:s text:c="1"/>Nº 01</text:span></text:p>
                <text:p text:style-name="a465" text:class-names="" text:cond-style-name=""><text:span text:style-name="a464" text:class-names=""/></text:p>
              </draw:text-box>
              <svg:title/>
              <svg:desc/>
            </draw:frame>
          </table:table-cell>
          <table:table-cell table:number-columns-repeated="16378" table:style-name="ce89"/>
        </table:table-row>
        <table:table-row table:style-name="ro9">
          <table:table-cell table:style-name="ce178"/>
          <table:table-cell table:style-name="ce178">
            <draw:frame draw:z-index="48" draw:id="id234" draw:style-name="a467" draw:name="Picture 227" svg:x="0.23958in" svg:y="0.09375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 table:style-name="ce178"/>
        </table:table-row>
        <table:table-row table:style-name="ro9">
          <table:table-cell table:number-columns-repeated="16384" table:style-name="ce178"/>
        </table:table-row>
        <table:table-row table:style-name="ro9">
          <table:table-cell table:number-columns-repeated="16384" table:style-name="ce89"/>
        </table:table-row>
        <table:table-row table:style-name="ro9">
          <table:table-cell table:style-name="ce89"/>
          <table:table-cell table:style-name="ce119"/>
          <table:table-cell table:number-columns-repeated="10" table:style-name="ce89"/>
          <table:table-cell table:number-columns-repeated="16372" table:style-name="ce1"/>
        </table:table-row>
        <table:table-row table:style-name="ro9">
          <table:table-cell table:style-name="ce89"/>
          <table:table-cell office:value-type="string" table:number-columns-spanned="10" table:number-rows-spanned="1" table:style-name="ce247">
            <text:p>QUADRO VI <text:s/>- DESEMPREGO REGISTADO POR GRUPOS DE PROFISSÕES</text:p>
          </table:table-cell>
          <table:covered-table-cell table:number-columns-repeated="9"/>
          <table:table-cell table:style-name="ce89"/>
          <table:table-cell table:number-columns-repeated="16372" table:style-name="ce1"/>
        </table:table-row>
        <table:table-row table:style-name="ro9">
          <table:table-cell table:style-name="ce89"/>
          <table:table-cell office:value-type="string" table:number-columns-spanned="10" table:number-rows-spanned="1" table:style-name="ce248">
            <text:p>Situação no fim dos meses</text:p>
          </table:table-cell>
          <table:covered-table-cell table:number-columns-repeated="9"/>
          <table:table-cell table:style-name="ce89"/>
          <table:table-cell table:number-columns-repeated="16372" table:style-name="ce1"/>
        </table:table-row>
        <table:table-row table:style-name="ro9">
          <table:table-cell table:style-name="ce1"/>
          <table:table-cell office:value-type="string" table:style-name="ce249">
            <text:p>CONTINENTE</text:p>
          </table:table-cell>
          <table:table-cell table:number-columns-repeated="9" table:style-name="ce96"/>
          <table:table-cell table:style-name="ce89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65">
            <text:p>GRUPOS DE PROFISSÕES<text:s text:c="2"/></text:p>
          </table:table-cell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3" table:number-rows-spanned="1" table:style-name="ce174">
            <text:p>var.%</text:p>
          </table:table-cell>
          <table:covered-table-cell table:number-columns-repeated="2"/>
          <table:table-cell table:style-name="ce89"/>
          <table:table-cell table:number-columns-repeated="16372" table:style-name="ce1"/>
        </table:table-row>
        <table:table-row table:style-name="ro26">
          <table:table-cell table:style-name="ce1"/>
          <table:table-cell table:style-name="ce200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number-columns-spanned="2" table:number-rows-spanned="1" table:style-name="ce175">
            <text:p>mês homólogo</text:p>
          </table:table-cell>
          <table:covered-table-cell/>
          <table:table-cell office:value-type="string" table:style-name="ce137">
            <text:p>mês <text:s text:c="2"/>anterior</text:p>
          </table:table-cell>
          <table:table-cell table:number-columns-repeated="16373" table:style-name="ce1"/>
        </table:table-row>
        <table:table-row table:style-name="ro20">
          <table:table-cell table:style-name="ce7"/>
          <table:table-cell office:value-type="string" table:style-name="ce266">
            <text:p>Total</text:p>
          </table:table-cell>
          <table:table-cell table:style-name="ce267"/>
          <table:table-cell table:style-name="ce268"/>
          <table:table-cell table:style-name="ce269"/>
          <table:table-cell table:style-name="ce268"/>
          <table:table-cell office:value-type="float" office:value="669668" table:style-name="ce269">
            <text:p>669 668<text:s/></text:p>
          </table:table-cell>
          <table:table-cell office:value-type="float" office:value="100" table:formula="msoxl:=SUM(H13:H23)" table:style-name="ce268">
            <text:p>100,0<text:s text:c="4"/></text:p>
          </table:table-cell>
          <table:table-cell table:style-name="ce253"/>
          <table:table-cell table:style-name="ce254"/>
          <table:table-cell table:style-name="ce192"/>
          <table:table-cell table:number-columns-repeated="16373" table:style-name="ce7"/>
        </table:table-row>
        <table:table-row table:style-name="ro9">
          <table:table-cell table:style-name="ce1"/>
          <table:table-cell office:value-type="string" table:style-name="ce99">
            <text:p>1. <text:s text:c="2"/>Rep. do poder legisla. E de orgãos execu., dirigentes, diretores e gestores execu.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10561" table:style-name="ce187">
            <text:p>10 561<text:s/></text:p>
          </table:table-cell>
          <table:table-cell office:value-type="float" office:value="1.5770501203581477" table:formula="msoxl:=G13/$G$12*100" table:style-name="ce270">
            <text:p>1,6<text:s text:c="4"/></text:p>
          </table:table-cell>
          <table:table-cell table:style-name="ce270"/>
          <table:table-cell table:style-name="ce271"/>
          <table:table-cell table:style-name="ce272"/>
          <table:table-cell table:number-columns-repeated="16373" table:style-name="ce1"/>
        </table:table-row>
        <table:table-row table:style-name="ro9">
          <table:table-cell table:style-name="ce1"/>
          <table:table-cell office:value-type="string" table:style-name="ce99">
            <text:p>2. <text:s text:c="2"/>Especialistas das atividades intelectuais e cientifica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71144" table:style-name="ce187">
            <text:p>71 144<text:s/></text:p>
          </table:table-cell>
          <table:table-cell office:value-type="float" office:value="10.623771779448921" table:formula="msoxl:=G14/$G$12*100" table:style-name="ce270">
            <text:p>10,6<text:s text:c="4"/></text:p>
          </table:table-cell>
          <table:table-cell table:style-name="ce270"/>
          <table:table-cell table:style-name="ce271"/>
          <table:table-cell table:style-name="ce198"/>
          <table:table-cell table:number-columns-repeated="16373" table:style-name="ce1"/>
        </table:table-row>
        <table:table-row table:style-name="ro9">
          <table:table-cell table:style-name="ce1"/>
          <table:table-cell office:value-type="string" table:style-name="ce99">
            <text:p>3. <text:s text:c="2"/>Técnicos e profissões de nível intermédio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69531" table:style-name="ce187">
            <text:p>69 531<text:s/></text:p>
          </table:table-cell>
          <table:table-cell office:value-type="float" office:value="10.382906156483511" table:formula="msoxl:=G15/$G$12*100" table:style-name="ce270">
            <text:p>10,4<text:s text:c="4"/></text:p>
          </table:table-cell>
          <table:table-cell table:style-name="ce270"/>
          <table:table-cell table:style-name="ce271"/>
          <table:table-cell table:style-name="ce198"/>
          <table:table-cell table:number-columns-repeated="16373" table:style-name="ce1"/>
        </table:table-row>
        <table:table-row table:style-name="ro9">
          <table:table-cell table:style-name="ce1"/>
          <table:table-cell office:value-type="string" table:style-name="ce99">
            <text:p>4. <text:s text:c="2"/>Pessoal administrativo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76515" table:style-name="ce187">
            <text:p>76 515<text:s/></text:p>
          </table:table-cell>
          <table:table-cell office:value-type="float" office:value="11.42581099888303" table:formula="msoxl:=G16/$G$12*100" table:style-name="ce270">
            <text:p>11,4<text:s text:c="4"/></text:p>
          </table:table-cell>
          <table:table-cell table:style-name="ce270"/>
          <table:table-cell table:style-name="ce271"/>
          <table:table-cell table:style-name="ce198"/>
          <table:table-cell table:number-columns-repeated="16373" table:style-name="ce1"/>
        </table:table-row>
        <table:table-row table:style-name="ro9">
          <table:table-cell table:style-name="ce1"/>
          <table:table-cell office:value-type="string" table:style-name="ce99">
            <text:p>5. <text:s text:c="2"/>Trab. dos serviços pessoais, de proteção e segurança e vendedore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114496" table:style-name="ce187">
            <text:p>114 496<text:s/></text:p>
          </table:table-cell>
          <table:table-cell office:value-type="float" office:value="17.097427381926565" table:formula="msoxl:=G17/$G$12*100" table:style-name="ce270">
            <text:p>17,1<text:s text:c="4"/></text:p>
          </table:table-cell>
          <table:table-cell table:style-name="ce268"/>
          <table:table-cell table:style-name="ce271"/>
          <table:table-cell table:style-name="ce198"/>
          <table:table-cell table:number-columns-repeated="16373" table:style-name="ce1"/>
        </table:table-row>
        <table:table-row table:style-name="ro9">
          <table:table-cell table:style-name="ce1"/>
          <table:table-cell office:value-type="string" table:style-name="ce200">
            <text:p>6. <text:s text:c="2"/>Agricultores e trab. qualificados da agricultura, da pesca e da floresta</text:p>
          </table:table-cell>
          <table:table-cell table:style-name="ce187"/>
          <table:table-cell table:style-name="ce270"/>
          <table:table-cell table:style-name="ce187"/>
          <table:table-cell table:style-name="ce270"/>
          <table:table-cell office:value-type="float" office:value="17229" table:style-name="ce187">
            <text:p>17 229<text:s/></text:p>
          </table:table-cell>
          <table:table-cell office:value-type="float" office:value="2.5727674011599779" table:formula="msoxl:=G18/$G$12*100" table:style-name="ce270">
            <text:p>2,6<text:s text:c="4"/></text:p>
          </table:table-cell>
          <table:table-cell table:style-name="ce270"/>
          <table:table-cell table:style-name="ce271"/>
          <table:table-cell table:style-name="ce198"/>
          <table:table-cell table:number-columns-repeated="16373" table:style-name="ce1"/>
        </table:table-row>
        <table:table-row table:style-name="ro9">
          <table:table-cell table:style-name="ce1"/>
          <table:table-cell office:value-type="string" table:style-name="ce99">
            <text:p>7. <text:s text:c="2"/>Trab. qualificados da indústria, construção e artífice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110427" table:style-name="ce187">
            <text:p>110 427<text:s/></text:p>
          </table:table-cell>
          <table:table-cell office:value-type="float" office:value="16.489812862493057" table:formula="msoxl:=G19/$G$12*100" table:style-name="ce270">
            <text:p>16,5<text:s text:c="4"/></text:p>
          </table:table-cell>
          <table:table-cell table:style-name="ce270"/>
          <table:table-cell table:style-name="ce271"/>
          <table:table-cell table:style-name="ce198"/>
          <table:table-cell table:number-columns-repeated="16373" table:style-name="ce1"/>
        </table:table-row>
        <table:table-row table:style-name="ro9">
          <table:table-cell table:style-name="ce1"/>
          <table:table-cell office:value-type="string" table:style-name="ce99">
            <text:p>8. <text:s text:c="2"/>Operadores de instalações e máquinas e trab. da montagem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48587" table:style-name="ce187">
            <text:p>48 587<text:s/></text:p>
          </table:table-cell>
          <table:table-cell office:value-type="float" office:value="7.2553862510975593" table:formula="msoxl:=G20/$G$12*100" table:style-name="ce270">
            <text:p>7,3<text:s text:c="4"/></text:p>
          </table:table-cell>
          <table:table-cell table:style-name="ce268"/>
          <table:table-cell table:style-name="ce271"/>
          <table:table-cell table:style-name="ce198"/>
          <table:table-cell table:number-columns-repeated="16373" table:style-name="ce1"/>
        </table:table-row>
        <table:table-row table:style-name="ro9">
          <table:table-cell table:style-name="ce1"/>
          <table:table-cell office:value-type="string" table:style-name="ce99">
            <text:p>9. <text:s text:c="2"/>Trabalhadores não qualificado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147969" table:style-name="ce187">
            <text:p>147 969<text:s/></text:p>
          </table:table-cell>
          <table:table-cell office:value-type="float" office:value="22.095874373570187" table:formula="msoxl:=G21/$G$12*100" table:style-name="ce270">
            <text:p>22,1<text:s text:c="4"/></text:p>
          </table:table-cell>
          <table:table-cell table:style-name="ce270"/>
          <table:table-cell table:style-name="ce271"/>
          <table:table-cell table:style-name="ce198"/>
          <table:table-cell table:number-columns-repeated="16373" table:style-name="ce1"/>
        </table:table-row>
        <table:table-row table:style-name="ro9">
          <table:table-cell table:style-name="ce1"/>
          <table:table-cell office:value-type="string" table:style-name="ce99">
            <text:p>0. <text:s/>Profissões das Forças Armada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table:style-name="ce187"/>
          <table:table-cell table:number-columns-repeated="2" table:style-name="ce270"/>
          <table:table-cell table:style-name="ce271"/>
          <table:table-cell table:style-name="ce198"/>
          <table:table-cell table:number-columns-repeated="16373" table:style-name="ce1"/>
        </table:table-row>
        <table:table-row table:style-name="ro25">
          <table:table-cell table:style-name="ce1"/>
          <table:table-cell office:value-type="string" table:style-name="ce99">
            <text:p><text:s text:c="6"/>Outro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3209" table:style-name="ce187">
            <text:p>3 209<text:s/></text:p>
          </table:table-cell>
          <table:table-cell office:value-type="float" office:value="0.47919267457904513" table:formula="msoxl:=G23/$G$12*100" table:style-name="ce270">
            <text:p>0,5<text:s text:c="4"/></text:p>
          </table:table-cell>
          <table:table-cell table:style-name="ce196"/>
          <table:table-cell table:number-columns-repeated="2" table:style-name="ce273"/>
          <table:table-cell table:number-columns-repeated="16373" table:style-name="ce1"/>
        </table:table-row>
        <table:table-row table:style-name="ro30">
          <table:table-cell table:style-name="ce1"/>
          <table:table-cell table:style-name="ce274"/>
          <table:table-cell table:style-name="ce275"/>
          <table:table-cell table:style-name="ce276"/>
          <table:table-cell table:style-name="ce277"/>
          <table:table-cell table:style-name="ce276"/>
          <table:table-cell table:style-name="ce277"/>
          <table:table-cell table:style-name="ce276"/>
          <table:table-cell table:style-name="ce278"/>
          <table:table-cell table:number-columns-repeated="2" table:style-name="ce279"/>
          <table:table-cell table:number-columns-repeated="16373" table:style-name="ce1"/>
        </table:table-row>
        <table:table-row table:style-name="ro20">
          <table:table-cell table:style-name="ce1"/>
          <table:table-cell office:value-type="string" table:number-columns-spanned="10" table:number-rows-spanned="2" table:style-name="ce280">
            <text:p>Nota: A adoção da Classificação Portuguesa de Profissões (CPP) não permite a comparação com o período homólogo do ano anterior e, no presente mês de janeiro, com o mês anterior</text:p>
          </table:table-cell>
          <table:covered-table-cell table:number-columns-repeated="9"/>
          <table:table-cell table:style-name="ce89"/>
          <table:table-cell table:number-columns-repeated="16372" table:style-name="ce1"/>
        </table:table-row>
        <table:table-row table:style-name="ro6">
          <table:table-cell table:style-name="ce1"/>
          <table:covered-table-cell/>
          <table:covered-table-cell table:number-columns-repeated="9"/>
          <table:table-cell table:style-name="ce89"/>
          <table:table-cell table:number-columns-repeated="16372" table:style-name="ce1"/>
        </table:table-row>
        <table:table-row table:style-name="ro6">
          <table:table-cell table:style-name="ce1"/>
          <table:table-cell table:style-name="ce184"/>
          <table:table-cell table:number-columns-repeated="9" table:style-name="ce96"/>
          <table:table-cell table:style-name="ce89"/>
          <table:table-cell table:number-columns-repeated="16372" table:style-name="ce1"/>
        </table:table-row>
        <table:table-row table:style-name="ro24">
          <table:table-cell table:style-name="ce1"/>
          <table:table-cell table:style-name="ce119"/>
          <table:table-cell table:number-columns-repeated="10" table:style-name="ce89"/>
          <table:table-cell table:number-columns-repeated="16372" table:style-name="ce1"/>
        </table:table-row>
        <table:table-row table:number-rows-repeated="1048548" table:style-name="ro6">
          <table:table-cell table:number-columns-repeated="16384"/>
        </table:table-row>
      </table:table>
      <table:table table:name="QVII" table:style-name="ta10" table:print-ranges="QVII.B1:QVII.K73">
        <table:table-column table:style-name="co1" table:default-cell-style-name="ce89"/>
        <table:table-column table:style-name="co50" table:default-cell-style-name="ce119"/>
        <table:table-column table:style-name="co30" table:default-cell-style-name="ce89"/>
        <table:table-column table:style-name="co35" table:default-cell-style-name="ce89"/>
        <table:table-column table:style-name="co19" table:default-cell-style-name="ce89"/>
        <table:table-column table:style-name="co35" table:default-cell-style-name="ce89"/>
        <table:table-column table:style-name="co20" table:default-cell-style-name="ce89"/>
        <table:table-column table:style-name="co18" table:default-cell-style-name="ce89"/>
        <table:table-column table:style-name="co34" table:default-cell-style-name="ce89"/>
        <table:table-column table:style-name="co9" table:default-cell-style-name="ce89"/>
        <table:table-column table:style-name="co51" table:default-cell-style-name="ce89"/>
        <table:table-column table:style-name="co52" table:default-cell-style-name="ce89"/>
        <table:table-column table:style-name="co28" table:number-columns-repeated="16372" table:default-cell-style-name="ce89"/>
        <table:table-row table:style-name="ro13">
          <table:table-cell table:style-name="ce89">
            <draw:g draw:z-index="9" draw:name="Group 39" draw:id="id246">
              <svg:title/>
              <svg:desc/>
              <draw:custom-shape svg:x="0.20844in" svg:y="0in" svg:width="0.09364in" svg:height="0in" draw:id="id243" draw:style-name="a488" draw:name="Rectangle 40">
                <svg:title/>
                <svg:desc/>
                <text:p text:style-name="a487" text:class-names="" text:cond-style-name=""><text:span text:style-name="a4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44" draw:style-name="a491" draw:transform="translate(-0.04681in 0in) rotate(-3.14159) translate(0.25513in 0in)" draw:name="Rectangle 41">
                <svg:title/>
                <svg:desc/>
                <text:p text:style-name="a490" text:class-names="" text:cond-style-name=""><text:span text:style-name="a4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245" draw:style-name="a494" draw:name="Rectangle 42">
                <svg:title/>
                <svg:desc/>
                <text:p text:style-name="a493" text:class-names="" text:cond-style-name=""><text:span text:style-name="a4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8" draw:name="Group 90" draw:id="id265">
              <svg:title/>
              <svg:desc/>
              <draw:custom-shape svg:x="0.20844in" svg:y="0in" svg:width="0.09364in" svg:height="0in" draw:id="id262" draw:style-name="a528" draw:name="Rectangle 91">
                <svg:title/>
                <svg:desc/>
                <text:p text:style-name="a527" text:class-names="" text:cond-style-name=""><text:span text:style-name="a5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63" draw:style-name="a531" draw:transform="translate(-0.04681in 0in) rotate(-3.14159) translate(0.25513in 0in)" draw:name="Rectangle 92">
                <svg:title/>
                <svg:desc/>
                <text:p text:style-name="a530" text:class-names="" text:cond-style-name=""><text:span text:style-name="a5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264" draw:style-name="a534" draw:name="Rectangle 93">
                <svg:title/>
                <svg:desc/>
                <text:p text:style-name="a533" text:class-names="" text:cond-style-name=""><text:span text:style-name="a5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4" draw:name="Group 58" draw:id="id261">
              <svg:title/>
              <svg:desc/>
              <draw:custom-shape svg:x="0.20844in" svg:y="0in" svg:width="0.09364in" svg:height="0in" draw:id="id258" draw:style-name="a519" draw:name="Rectangle 59">
                <svg:title/>
                <svg:desc/>
                <text:p text:style-name="a518" text:class-names="" text:cond-style-name=""><text:span text:style-name="a5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9" draw:style-name="a522" draw:transform="translate(-0.04681in 0in) rotate(-3.14159) translate(0.25513in 0in)" draw:name="Rectangle 60">
                <svg:title/>
                <svg:desc/>
                <text:p text:style-name="a521" text:class-names="" text:cond-style-name=""><text:span text:style-name="a5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260" draw:style-name="a525" draw:name="Rectangle 61">
                <svg:title/>
                <svg:desc/>
                <text:p text:style-name="a524" text:class-names="" text:cond-style-name=""><text:span text:style-name="a5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" draw:name="Group 1" draw:id="id238">
              <svg:title/>
              <svg:desc/>
              <draw:custom-shape svg:x="0.20844in" svg:y="0in" svg:width="0.09364in" svg:height="0in" draw:id="id235" draw:style-name="a470" draw:name="Rectangle 2">
                <svg:title/>
                <svg:desc/>
                <text:p text:style-name="a469" text:class-names="" text:cond-style-name=""><text:span text:style-name="a46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36" draw:style-name="a473" draw:transform="translate(-0.04681in 0in) rotate(-3.14159) translate(0.25513in 0in)" draw:name="Rectangle 3">
                <svg:title/>
                <svg:desc/>
                <text:p text:style-name="a472" text:class-names="" text:cond-style-name=""><text:span text:style-name="a4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237" draw:style-name="a476" draw:name="Rectangle 4">
                <svg:title/>
                <svg:desc/>
                <text:p text:style-name="a475" text:class-names="" text:cond-style-name=""><text:span text:style-name="a4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5" draw:name="Group 20" draw:id="id242">
              <svg:title/>
              <svg:desc/>
              <draw:custom-shape svg:x="0.20844in" svg:y="0in" svg:width="0.09364in" svg:height="0in" draw:id="id239" draw:style-name="a479" draw:name="Rectangle 21">
                <svg:title/>
                <svg:desc/>
                <text:p text:style-name="a478" text:class-names="" text:cond-style-name=""><text:span text:style-name="a4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40" draw:style-name="a482" draw:transform="translate(-0.04681in 0in) rotate(-3.14159) translate(0.25513in 0in)" draw:name="Rectangle 22">
                <svg:title/>
                <svg:desc/>
                <text:p text:style-name="a481" text:class-names="" text:cond-style-name=""><text:span text:style-name="a48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241" draw:style-name="a485" draw:name="Rectangle 23">
                <svg:title/>
                <svg:desc/>
                <text:p text:style-name="a484" text:class-names="" text:cond-style-name=""><text:span text:style-name="a4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89">
            <draw:g draw:z-index="32" draw:name="Group 63" draw:id="id276">
              <svg:title/>
              <svg:desc/>
              <draw:g draw:name="Group 64" draw:id="id271">
                <svg:title/>
                <svg:desc/>
                <draw:custom-shape svg:x="0in" svg:y="0in" svg:width="6.00567in" svg:height="0in" draw:id="id266" draw:style-name="a538" draw:name="Rectangle 65">
                  <svg:title/>
                  <svg:desc/>
                  <text:p text:style-name="a536" text:class-names="" text:cond-style-name=""><text:span text:style-name="a53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66" draw:id="id270">
                  <svg:title/>
                  <svg:desc/>
                  <draw:custom-shape svg:x="0.22017in" svg:y="0in" svg:width="0.11635in" svg:height="0in" draw:id="id267" draw:style-name="a541" draw:name="Rectangle 67">
                    <svg:title/>
                    <svg:desc/>
                    <text:p text:style-name="a540" text:class-names="" text:cond-style-name=""><text:span text:style-name="a53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634in" svg:height="0in" draw:id="id268" draw:style-name="a544" draw:transform="translate(-0.05817in 0in) rotate(-3.14159) translate(0.27821in 0in)" draw:name="Rectangle 68">
                    <svg:title/>
                    <svg:desc/>
                    <text:p text:style-name="a543" text:class-names="" text:cond-style-name=""><text:span text:style-name="a54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003in" svg:y="0in" svg:width="0.05008in" svg:height="0in" draw:id="id269" draw:style-name="a547" draw:name="Rectangle 69">
                    <svg:title/>
                    <svg:desc/>
                    <text:p text:style-name="a546" text:class-names="" text:cond-style-name=""><text:span text:style-name="a54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70" draw:id="id275">
                <svg:title/>
                <svg:desc/>
                <draw:custom-shape svg:x="5.96684in" svg:y="0in" svg:width="0.11635in" svg:height="0in" draw:id="id272" draw:style-name="a550" draw:name="Rectangle 71">
                  <svg:title/>
                  <svg:desc/>
                  <text:p text:style-name="a549" text:class-names="" text:cond-style-name=""><text:span text:style-name="a54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634in" svg:height="0in" draw:id="id273" draw:style-name="a553" draw:transform="translate(-0.05817in 0in) rotate(-3.14159) translate(6.02516in 0in)" draw:name="Rectangle 72">
                  <svg:title/>
                  <svg:desc/>
                  <text:p text:style-name="a552" text:class-names="" text:cond-style-name=""><text:span text:style-name="a55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3325in" svg:y="0in" svg:width="0.05008in" svg:height="0in" draw:id="id274" draw:style-name="a556" draw:name="Rectangle 73">
                  <svg:title/>
                  <svg:desc/>
                  <text:p text:style-name="a555" text:class-names="" text:cond-style-name=""><text:span text:style-name="a55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43" draw:name="Group 77" draw:id="id287">
              <svg:title/>
              <svg:desc/>
              <draw:g draw:name="Group 78" draw:id="id282">
                <svg:title/>
                <svg:desc/>
                <draw:custom-shape svg:x="0in" svg:y="0in" svg:width="6.00567in" svg:height="0in" draw:id="id277" draw:style-name="a560" draw:name="Rectangle 79">
                  <svg:title/>
                  <svg:desc/>
                  <text:p text:style-name="a558" text:class-names="" text:cond-style-name=""><text:span text:style-name="a55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80" draw:id="id281">
                  <svg:title/>
                  <svg:desc/>
                  <draw:custom-shape svg:x="0.22017in" svg:y="0in" svg:width="0.11635in" svg:height="0in" draw:id="id278" draw:style-name="a563" draw:name="Rectangle 81">
                    <svg:title/>
                    <svg:desc/>
                    <text:p text:style-name="a562" text:class-names="" text:cond-style-name=""><text:span text:style-name="a56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634in" svg:height="0in" draw:id="id279" draw:style-name="a566" draw:transform="translate(-0.05817in 0in) rotate(-3.14159) translate(0.27821in 0in)" draw:name="Rectangle 82">
                    <svg:title/>
                    <svg:desc/>
                    <text:p text:style-name="a565" text:class-names="" text:cond-style-name=""><text:span text:style-name="a56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003in" svg:y="0in" svg:width="0.05008in" svg:height="0in" draw:id="id280" draw:style-name="a569" draw:name="Rectangle 83">
                    <svg:title/>
                    <svg:desc/>
                    <text:p text:style-name="a568" text:class-names="" text:cond-style-name=""><text:span text:style-name="a56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84" draw:id="id286">
                <svg:title/>
                <svg:desc/>
                <draw:custom-shape svg:x="5.96684in" svg:y="0in" svg:width="0.11635in" svg:height="0in" draw:id="id283" draw:style-name="a572" draw:name="Rectangle 85">
                  <svg:title/>
                  <svg:desc/>
                  <text:p text:style-name="a571" text:class-names="" text:cond-style-name=""><text:span text:style-name="a57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634in" svg:height="0in" draw:id="id284" draw:style-name="a575" draw:transform="translate(-0.05817in 0in) rotate(-3.14159) translate(6.02516in 0in)" draw:name="Rectangle 86">
                  <svg:title/>
                  <svg:desc/>
                  <text:p text:style-name="a574" text:class-names="" text:cond-style-name=""><text:span text:style-name="a57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3325in" svg:y="0in" svg:width="0.05008in" svg:height="0in" draw:id="id285" draw:style-name="a578" draw:name="Rectangle 87">
                  <svg:title/>
                  <svg:desc/>
                  <text:p text:style-name="a577" text:class-names="" text:cond-style-name=""><text:span text:style-name="a57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3" draw:name="Group 44" draw:id="id257">
              <svg:title/>
              <svg:desc/>
              <draw:g draw:name="Group 45" draw:id="id252">
                <svg:title/>
                <svg:desc/>
                <draw:custom-shape svg:x="0in" svg:y="0in" svg:width="6.00567in" svg:height="0in" draw:id="id247" draw:style-name="a498" draw:name="Rectangle 46">
                  <svg:title/>
                  <svg:desc/>
                  <text:p text:style-name="a496" text:class-names="" text:cond-style-name=""><text:span text:style-name="a49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7" draw:id="id251">
                  <svg:title/>
                  <svg:desc/>
                  <draw:custom-shape svg:x="0.22017in" svg:y="0in" svg:width="0.11635in" svg:height="0in" draw:id="id248" draw:style-name="a501" draw:name="Rectangle 48">
                    <svg:title/>
                    <svg:desc/>
                    <text:p text:style-name="a500" text:class-names="" text:cond-style-name=""><text:span text:style-name="a49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634in" svg:height="0in" draw:id="id249" draw:style-name="a504" draw:transform="translate(-0.05817in 0in) rotate(-3.14159) translate(0.27821in 0in)" draw:name="Rectangle 49">
                    <svg:title/>
                    <svg:desc/>
                    <text:p text:style-name="a503" text:class-names="" text:cond-style-name=""><text:span text:style-name="a50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003in" svg:y="0in" svg:width="0.05008in" svg:height="0in" draw:id="id250" draw:style-name="a507" draw:name="Rectangle 50">
                    <svg:title/>
                    <svg:desc/>
                    <text:p text:style-name="a506" text:class-names="" text:cond-style-name=""><text:span text:style-name="a50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51" draw:id="id256">
                <svg:title/>
                <svg:desc/>
                <draw:custom-shape svg:x="5.96684in" svg:y="0in" svg:width="0.11635in" svg:height="0in" draw:id="id253" draw:style-name="a510" draw:name="Rectangle 52">
                  <svg:title/>
                  <svg:desc/>
                  <text:p text:style-name="a509" text:class-names="" text:cond-style-name=""><text:span text:style-name="a50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634in" svg:height="0in" draw:id="id254" draw:style-name="a513" draw:transform="translate(-0.05817in 0in) rotate(-3.14159) translate(6.02516in 0in)" draw:name="Rectangle 53">
                  <svg:title/>
                  <svg:desc/>
                  <text:p text:style-name="a512" text:class-names="" text:cond-style-name=""><text:span text:style-name="a51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3325in" svg:y="0in" svg:width="0.05008in" svg:height="0in" draw:id="id255" draw:style-name="a516" draw:name="Rectangle 54">
                  <svg:title/>
                  <svg:desc/>
                  <text:p text:style-name="a515" text:class-names="" text:cond-style-name=""><text:span text:style-name="a51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number-columns-repeated="16382" table:style-name="ce89"/>
        </table:table-row>
        <table:table-row table:style-name="ro13">
          <table:table-cell/>
          <table:table-cell table:style-name="ce89">
            <draw:frame draw:z-index="55" draw:id="id289" draw:style-name="a584" draw:name="Text Box 417" svg:x="0.26041in" svg:y="0.14583in" svg:width="1.82292in" svg:height="0.21875in">
              <draw:text-box>
                <text:p text:style-name="a581" text:class-names="" text:cond-style-name=""><text:span text:style-name="a580" text:class-names="">JANEIRO 2014, <text:s text:c="1"/>Nº 01</text:span></text:p>
                <text:p text:style-name="a583" text:class-names="" text:cond-style-name=""><text:span text:style-name="a582" text:class-names=""/></text:p>
              </draw:text-box>
              <svg:title/>
              <svg:desc/>
            </draw:frame>
            <draw:frame draw:z-index="54" draw:id="id288" draw:style-name="a579" draw:name="Picture 415" svg:x="0in" svg:y="0.02083in" svg:width="2.36458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8" table:style-name="ce89"/>
          <table:table-cell table:style-name="ce89">
            <draw:frame draw:z-index="56" draw:id="id290" draw:style-name="a585" draw:name="Picture 414" svg:x="0.15625in" svg:y="0.062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89"/>
        </table:table-row>
        <table:table-row table:number-rows-repeated="2" table:style-name="ro13">
          <table:table-cell table:style-name="ce178"/>
          <table:table-cell table:number-columns-repeated="16383" table:style-name="ce178"/>
        </table:table-row>
        <table:table-row table:style-name="ro13">
          <table:table-cell/>
          <table:table-cell table:number-columns-repeated="16383" table:style-name="ce89"/>
        </table:table-row>
        <table:table-row table:style-name="ro13">
          <table:table-cell table:style-name="ce1"/>
          <table:table-cell office:value-type="string" table:number-columns-spanned="10" table:number-rows-spanned="1" table:style-name="ce247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number-columns-repeated="2" table:style-name="ce89"/>
          <table:table-cell table:number-columns-repeated="16371" table:style-name="ce1"/>
        </table:table-row>
        <table:table-row table:style-name="ro13">
          <table:table-cell table:style-name="ce1"/>
          <table:table-cell office:value-type="string" table:number-columns-spanned="10" table:number-rows-spanned="1" table:style-name="ce248">
            <text:p>Situação no fim dos meses</text:p>
          </table:table-cell>
          <table:covered-table-cell table:number-columns-repeated="9"/>
          <table:table-cell table:number-columns-repeated="2" table:style-name="ce89"/>
          <table:table-cell table:number-columns-repeated="16371" table:style-name="ce1"/>
        </table:table-row>
        <table:table-row table:style-name="ro13">
          <table:table-cell table:style-name="ce1"/>
          <table:table-cell table:style-name="ce281"/>
          <table:table-cell table:number-columns-repeated="9" table:style-name="ce282"/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49">
            <text:p>CONTINENTE</text:p>
          </table:table-cell>
          <table:table-cell table:style-name="ce283"/>
          <table:table-cell table:number-columns-repeated="8" table:style-name="ce96"/>
          <table:table-cell table:number-columns-repeated="2" table:style-name="ce89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265">
            <text:p>ATIVIDADE ECONÓMICA</text:p>
          </table:table-cell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3" table:number-rows-spanned="1" table:style-name="ce174">
            <text:p>var.%</text:p>
          </table:table-cell>
          <table:covered-table-cell table:number-columns-repeated="2"/>
          <table:table-cell table:style-name="ce284"/>
          <table:table-cell table:style-name="ce89"/>
          <table:table-cell table:number-columns-repeated="16371" table:style-name="ce1"/>
        </table:table-row>
        <table:table-row table:style-name="ro26">
          <table:table-cell table:style-name="ce1"/>
          <table:table-cell table:style-name="ce200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number-columns-spanned="2" table:number-rows-spanned="1" table:style-name="ce175">
            <text:p>mês homólogo</text:p>
          </table:table-cell>
          <table:covered-table-cell/>
          <table:table-cell office:value-type="string" table:style-name="ce137">
            <text:p>mês <text:s text:c="2"/>anterior</text:p>
          </table:table-cell>
          <table:table-cell table:style-name="ce285"/>
          <table:table-cell table:style-name="ce89"/>
          <table:table-cell table:number-columns-repeated="16371" table:style-name="ce1"/>
        </table:table-row>
        <table:table-row table:style-name="ro20">
          <table:table-cell table:style-name="ce286"/>
          <table:table-cell office:value-type="string" table:style-name="ce287">
            <text:p><text:s text:c="2"/>Total</text:p>
          </table:table-cell>
          <table:table-cell office:value-type="float" office:value="645973" table:style-name="ce267">
            <text:p>645 973<text:s/></text:p>
          </table:table-cell>
          <table:table-cell office:value-type="float" office:value="100" table:style-name="ce288">
            <text:p>100,0<text:s text:c="4"/></text:p>
          </table:table-cell>
          <table:table-cell office:value-type="float" office:value="588117" table:style-name="ce269">
            <text:p>588 117<text:s/></text:p>
          </table:table-cell>
          <table:table-cell office:value-type="float" office:value="100.00000000000001" table:style-name="ce288">
            <text:p>100,0<text:s text:c="4"/></text:p>
          </table:table-cell>
          <table:table-cell office:value-type="float" office:value="600030" table:style-name="ce289">
            <text:p>600 030<text:s/></text:p>
          </table:table-cell>
          <table:table-cell office:value-type="float" office:value="99.999999999999986" table:style-name="ce268">
            <text:p>100,0<text:s text:c="4"/></text:p>
          </table:table-cell>
          <table:table-cell table:style-name="ce253"/>
          <table:table-cell office:value-type="float" office:value="-7.112216764477779" table:style-name="ce254">
            <text:p>-7,1<text:s text:c="3"/></text:p>
          </table:table-cell>
          <table:table-cell office:value-type="float" office:value="2.0256173516494167" table:style-name="ce192">
            <text:p>+2,0<text:s text:c="3"/></text:p>
          </table:table-cell>
          <table:table-cell table:style-name="ce286"/>
          <table:table-cell table:style-name="ce290"/>
          <table:table-cell table:number-columns-repeated="16371" table:style-name="ce286"/>
        </table:table-row>
        <table:table-row table:style-name="ro25">
          <table:table-cell table:style-name="ce1"/>
          <table:table-cell office:value-type="string" table:style-name="ce287">
            <text:p>Agricultura, produção animal, caça, floresta e pesca</text:p>
          </table:table-cell>
          <table:table-cell office:value-type="float" office:value="20543" table:style-name="ce267">
            <text:p>20 543<text:s/></text:p>
          </table:table-cell>
          <table:table-cell office:value-type="float" office:value="3.1801638768183809" table:style-name="ce268">
            <text:p>3,2<text:s text:c="4"/></text:p>
          </table:table-cell>
          <table:table-cell office:value-type="float" office:value="19958" table:style-name="ce269">
            <text:p>19 958<text:s/></text:p>
          </table:table-cell>
          <table:table-cell office:value-type="float" office:value="3.3935424413849629" table:style-name="ce268">
            <text:p>3,4<text:s text:c="4"/></text:p>
          </table:table-cell>
          <table:table-cell office:value-type="float" office:value="21126" table:style-name="ce289">
            <text:p>21 126<text:s/></text:p>
          </table:table-cell>
          <table:table-cell office:value-type="float" office:value="3.52082395880206" table:style-name="ce268">
            <text:p>3,5<text:s text:c="4"/></text:p>
          </table:table-cell>
          <table:table-cell table:style-name="ce268"/>
          <table:table-cell office:value-type="float" office:value="2.8379496665530839" table:style-name="ce254">
            <text:p>+2,8<text:s text:c="3"/></text:p>
          </table:table-cell>
          <table:table-cell office:value-type="float" office:value="5.8522898085980559" table:style-name="ce192">
            <text:p>+5,9<text:s text:c="3"/></text:p>
          </table:table-cell>
          <table:table-cell table:style-name="ce7"/>
          <table:table-cell table:style-name="ce291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87">
            <text:p>Indústria, energia e água e construção</text:p>
          </table:table-cell>
          <table:table-cell office:value-type="float" office:value="218963" table:style-name="ce267">
            <text:p>218 963<text:s/></text:p>
          </table:table-cell>
          <table:table-cell office:value-type="float" office:value="33.89661797010092" table:style-name="ce268">
            <text:p>33,9<text:s text:c="4"/></text:p>
          </table:table-cell>
          <table:table-cell office:value-type="float" office:value="187154" table:style-name="ce269">
            <text:p>187 154<text:s/></text:p>
          </table:table-cell>
          <table:table-cell office:value-type="float" office:value="31.82257952074162" table:style-name="ce268">
            <text:p>31,8<text:s text:c="4"/></text:p>
          </table:table-cell>
          <table:table-cell office:value-type="float" office:value="190167" table:style-name="ce289">
            <text:p>190 167<text:s/></text:p>
          </table:table-cell>
          <table:table-cell office:value-type="float" office:value="31.692915354232287" table:style-name="ce268">
            <text:p>31,7<text:s text:c="4"/></text:p>
          </table:table-cell>
          <table:table-cell table:style-name="ce268"/>
          <table:table-cell office:value-type="float" office:value="-13.151080319506036" table:style-name="ce254">
            <text:p>-13,2<text:s text:c="3"/></text:p>
          </table:table-cell>
          <table:table-cell office:value-type="float" office:value="1.6099041431120893" table:style-name="ce192">
            <text:p>+1,6<text:s text:c="3"/></text:p>
          </table:table-cell>
          <table:table-cell table:style-name="ce7"/>
          <table:table-cell table:style-name="ce291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Indústrias extrativas</text:p>
          </table:table-cell>
          <table:table-cell office:value-type="float" office:value="2644" table:style-name="ce185">
            <text:p>2 644<text:s/></text:p>
          </table:table-cell>
          <table:table-cell office:value-type="float" office:value="0.40930503287289094" table:style-name="ce270">
            <text:p>0,4<text:s text:c="4"/></text:p>
          </table:table-cell>
          <table:table-cell office:value-type="float" office:value="2476" table:style-name="ce187">
            <text:p>2 476<text:s/></text:p>
          </table:table-cell>
          <table:table-cell office:value-type="float" office:value="0.42100466403793801" table:style-name="ce270">
            <text:p>0,4<text:s text:c="4"/></text:p>
          </table:table-cell>
          <table:table-cell office:value-type="float" office:value="2581" table:style-name="ce293">
            <text:p>2 581<text:s/></text:p>
          </table:table-cell>
          <table:table-cell office:value-type="float" office:value="0.43014515940869624" table:style-name="ce270">
            <text:p>0,4<text:s text:c="4"/></text:p>
          </table:table-cell>
          <table:table-cell table:style-name="ce270"/>
          <table:table-cell office:value-type="float" office:value="-2.3827534039334344" table:style-name="ce271">
            <text:p>-2,4<text:s text:c="3"/></text:p>
          </table:table-cell>
          <table:table-cell office:value-type="float" office:value="4.2407108239095308" table:style-name="ce198">
            <text:p>+4,2<text:s text:c="3"/></text:p>
          </table:table-cell>
          <table:table-cell table:style-name="ce89"/>
          <table:table-cell table:style-name="ce291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Indústrias alimentares das bebidas e do tabaco</text:p>
          </table:table-cell>
          <table:table-cell office:value-type="float" office:value="15721" table:style-name="ce185">
            <text:p>15 721<text:s/></text:p>
          </table:table-cell>
          <table:table-cell office:value-type="float" office:value="2.4336930490902868" table:style-name="ce270">
            <text:p>2,4<text:s text:c="4"/></text:p>
          </table:table-cell>
          <table:table-cell office:value-type="float" office:value="14165" table:style-name="ce187">
            <text:p>14 165<text:s/></text:p>
          </table:table-cell>
          <table:table-cell office:value-type="float" office:value="2.408534356259044" table:style-name="ce270">
            <text:p>2,4<text:s text:c="4"/></text:p>
          </table:table-cell>
          <table:table-cell office:value-type="float" office:value="14504" table:style-name="ce293">
            <text:p>14 504<text:s/></text:p>
          </table:table-cell>
          <table:table-cell office:value-type="float" office:value="2.4172124727096977" table:style-name="ce270">
            <text:p>2,4<text:s text:c="4"/></text:p>
          </table:table-cell>
          <table:table-cell table:style-name="ce270"/>
          <table:table-cell office:value-type="float" office:value="-7.7412378347433366" table:style-name="ce271">
            <text:p>-7,7<text:s text:c="3"/></text:p>
          </table:table-cell>
          <table:table-cell office:value-type="float" office:value="2.3932227320861279" table:style-name="ce198">
            <text:p>+2,4<text:s text:c="3"/></text:p>
          </table:table-cell>
          <table:table-cell table:style-name="ce89"/>
          <table:table-cell table:style-name="ce291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Fabricação de têxteis</text:p>
          </table:table-cell>
          <table:table-cell office:value-type="float" office:value="9907" table:style-name="ce185">
            <text:p>9 907<text:s/></text:p>
          </table:table-cell>
          <table:table-cell office:value-type="float" office:value="1.5336554314189601" table:style-name="ce270">
            <text:p>1,5<text:s text:c="4"/></text:p>
          </table:table-cell>
          <table:table-cell office:value-type="float" office:value="8078" table:style-name="ce187">
            <text:p>8 078<text:s/></text:p>
          </table:table-cell>
          <table:table-cell office:value-type="float" office:value="1.3735362181334667" table:style-name="ce270">
            <text:p>1,4<text:s text:c="4"/></text:p>
          </table:table-cell>
          <table:table-cell office:value-type="float" office:value="8082" table:style-name="ce293">
            <text:p>8 082<text:s/></text:p>
          </table:table-cell>
          <table:table-cell office:value-type="float" office:value="1.3469326533673316" table:style-name="ce270">
            <text:p>1,3<text:s text:c="4"/></text:p>
          </table:table-cell>
          <table:table-cell table:style-name="ce268"/>
          <table:table-cell office:value-type="float" office:value="-18.421318259816292" table:style-name="ce271">
            <text:p>-18,4<text:s text:c="3"/></text:p>
          </table:table-cell>
          <table:table-cell office:value-type="float" office:value="4.9517207229512257E-2" table:style-name="ce198">
            <text:p>+0,0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Indústria do vestuário</text:p>
          </table:table-cell>
          <table:table-cell office:value-type="float" office:value="23826" table:style-name="ce185">
            <text:p>23 826<text:s/></text:p>
          </table:table-cell>
          <table:table-cell office:value-type="float" office:value="3.6883894528099472" table:style-name="ce270">
            <text:p>3,7<text:s text:c="4"/></text:p>
          </table:table-cell>
          <table:table-cell office:value-type="float" office:value="20044" table:style-name="ce187">
            <text:p>20 044<text:s/></text:p>
          </table:table-cell>
          <table:table-cell office:value-type="float" office:value="3.408165382058332" table:style-name="ce270">
            <text:p>3,4<text:s text:c="4"/></text:p>
          </table:table-cell>
          <table:table-cell office:value-type="float" office:value="19938" table:style-name="ce293">
            <text:p>19 938<text:s/></text:p>
          </table:table-cell>
          <table:table-cell office:value-type="float" office:value="3.3228338583070847" table:style-name="ce270">
            <text:p>3,3<text:s text:c="4"/></text:p>
          </table:table-cell>
          <table:table-cell table:style-name="ce270"/>
          <table:table-cell office:value-type="float" office:value="-16.318307731050112" table:style-name="ce271">
            <text:p>-16,3<text:s text:c="3"/></text:p>
          </table:table-cell>
          <table:table-cell office:value-type="float" office:value="-0.52883655956894826" table:style-name="ce198">
            <text:p>-0,5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Indústria do couro e dos produtos do couro</text:p>
          </table:table-cell>
          <table:table-cell office:value-type="float" office:value="5415" table:style-name="ce185">
            <text:p>5 415<text:s/></text:p>
          </table:table-cell>
          <table:table-cell office:value-type="float" office:value="0.83827033018407882" table:style-name="ce270">
            <text:p>0,8<text:s text:c="4"/></text:p>
          </table:table-cell>
          <table:table-cell office:value-type="float" office:value="4393" table:style-name="ce187">
            <text:p>4 393<text:s/></text:p>
          </table:table-cell>
          <table:table-cell office:value-type="float" office:value="0.74696021369897492" table:style-name="ce270">
            <text:p>0,7<text:s text:c="4"/></text:p>
          </table:table-cell>
          <table:table-cell office:value-type="float" office:value="4586" table:style-name="ce293">
            <text:p>4 586<text:s/></text:p>
          </table:table-cell>
          <table:table-cell office:value-type="float" office:value="0.76429511857740451" table:style-name="ce270">
            <text:p>0,8<text:s text:c="4"/></text:p>
          </table:table-cell>
          <table:table-cell table:style-name="ce270"/>
          <table:table-cell office:value-type="float" office:value="-15.30932594644506" table:style-name="ce271">
            <text:p>-15,3<text:s text:c="3"/></text:p>
          </table:table-cell>
          <table:table-cell office:value-type="float" office:value="4.3933530616890506" table:style-name="ce198">
            <text:p>+4,4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Indústria da madeira e da cortiça</text:p>
          </table:table-cell>
          <table:table-cell office:value-type="float" office:value="5813" table:style-name="ce185">
            <text:p>5 813<text:s/></text:p>
          </table:table-cell>
          <table:table-cell office:value-type="float" office:value="0.89988281243952917" table:style-name="ce270">
            <text:p>0,9<text:s text:c="4"/></text:p>
          </table:table-cell>
          <table:table-cell office:value-type="float" office:value="5247" table:style-name="ce187">
            <text:p>5 247<text:s/></text:p>
          </table:table-cell>
          <table:table-cell office:value-type="float" office:value="0.89216941526941063" table:style-name="ce270">
            <text:p>0,9<text:s text:c="4"/></text:p>
          </table:table-cell>
          <table:table-cell office:value-type="float" office:value="5270" table:style-name="ce293">
            <text:p>5 270<text:s/></text:p>
          </table:table-cell>
          <table:table-cell office:value-type="float" office:value="0.8782894188623902" table:style-name="ce270">
            <text:p>0,9<text:s text:c="4"/></text:p>
          </table:table-cell>
          <table:table-cell table:style-name="ce268"/>
          <table:table-cell office:value-type="float" office:value="-9.3411319456390842" table:style-name="ce271">
            <text:p>-9,3<text:s text:c="3"/></text:p>
          </table:table-cell>
          <table:table-cell office:value-type="float" office:value="0.43834572136458927" table:style-name="ce198">
            <text:p>+0,4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Indústrias do papel, impressão e reprodução</text:p>
          </table:table-cell>
          <table:table-cell office:value-type="float" office:value="4110" table:style-name="ce185">
            <text:p>4 110<text:s/></text:p>
          </table:table-cell>
          <table:table-cell office:value-type="float" office:value="0.6362495026881928" table:style-name="ce294">
            <text:p>0,6<text:s text:c="4"/></text:p>
          </table:table-cell>
          <table:table-cell office:value-type="float" office:value="3533" table:style-name="ce187">
            <text:p>3 533<text:s/></text:p>
          </table:table-cell>
          <table:table-cell office:value-type="float" office:value="0.60073080696528069" table:style-name="ce270">
            <text:p>0,6<text:s text:c="4"/></text:p>
          </table:table-cell>
          <table:table-cell office:value-type="float" office:value="3553" table:style-name="ce293">
            <text:p>3 553<text:s/></text:p>
          </table:table-cell>
          <table:table-cell office:value-type="float" office:value="0.59213705981367604" table:style-name="ce270">
            <text:p>0,6<text:s text:c="4"/></text:p>
          </table:table-cell>
          <table:table-cell table:style-name="ce270"/>
          <table:table-cell office:value-type="float" office:value="-13.552311435523116" table:style-name="ce271">
            <text:p>-13,6<text:s text:c="3"/></text:p>
          </table:table-cell>
          <table:table-cell office:value-type="float" office:value="0.56609114067364841" table:style-name="ce198">
            <text:p>+0,6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Fab. produtos petrolíferos, químicos, farmacêuticos, borracha e plástico</text:p>
          </table:table-cell>
          <table:table-cell office:value-type="float" office:value="5234" table:style-name="ce185">
            <text:p>5 234<text:s/></text:p>
          </table:table-cell>
          <table:table-cell office:value-type="float" office:value="0.8102505832287108" table:style-name="ce270">
            <text:p>0,8<text:s text:c="4"/></text:p>
          </table:table-cell>
          <table:table-cell office:value-type="float" office:value="4640" table:style-name="ce187">
            <text:p>4 640<text:s/></text:p>
          </table:table-cell>
          <table:table-cell office:value-type="float" office:value="0.78895865958644273" table:style-name="ce270">
            <text:p>0,8<text:s text:c="4"/></text:p>
          </table:table-cell>
          <table:table-cell office:value-type="float" office:value="4625" table:style-name="ce293">
            <text:p>4 625<text:s/></text:p>
          </table:table-cell>
          <table:table-cell office:value-type="float" office:value="0.77079479359365366" table:style-name="ce270">
            <text:p>0,8<text:s text:c="4"/></text:p>
          </table:table-cell>
          <table:table-cell table:style-name="ce270"/>
          <table:table-cell office:value-type="float" office:value="-11.635460450897975" table:style-name="ce271">
            <text:p>-11,6<text:s text:c="3"/></text:p>
          </table:table-cell>
          <table:table-cell office:value-type="float" office:value="-0.32327586206896552" table:style-name="ce198">
            <text:p>-0,3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Fabricação de outros produtos minerais não metálicos</text:p>
          </table:table-cell>
          <table:table-cell office:value-type="float" office:value="6816" table:style-name="ce185">
            <text:p>6 816<text:s/></text:p>
          </table:table-cell>
          <table:table-cell office:value-type="float" office:value="1.0551524599325357" table:style-name="ce270">
            <text:p>1,1<text:s text:c="4"/></text:p>
          </table:table-cell>
          <table:table-cell office:value-type="float" office:value="6076" table:style-name="ce187">
            <text:p>6 076<text:s/></text:p>
          </table:table-cell>
          <table:table-cell office:value-type="float" office:value="1.0331277619929369" table:style-name="ce270">
            <text:p>1,0<text:s text:c="4"/></text:p>
          </table:table-cell>
          <table:table-cell office:value-type="float" office:value="6120" table:style-name="ce293">
            <text:p>6 120<text:s/></text:p>
          </table:table-cell>
          <table:table-cell office:value-type="float" office:value="1.0199490025498725" table:style-name="ce270">
            <text:p>1,0<text:s text:c="4"/></text:p>
          </table:table-cell>
          <table:table-cell table:style-name="ce268"/>
          <table:table-cell office:value-type="float" office:value="-10.211267605633804" table:style-name="ce271">
            <text:p>-10,2<text:s text:c="3"/></text:p>
          </table:table-cell>
          <table:table-cell office:value-type="float" office:value="0.72416063199473335" table:style-name="ce198">
            <text:p>+0,7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Indústria metalúrgica de base e fab. produtos metálicos</text:p>
          </table:table-cell>
          <table:table-cell office:value-type="float" office:value="11122" table:style-name="ce185">
            <text:p>11 122<text:s/></text:p>
          </table:table-cell>
          <table:table-cell office:value-type="float" office:value="1.7217437880530608" table:style-name="ce270">
            <text:p>1,7<text:s text:c="4"/></text:p>
          </table:table-cell>
          <table:table-cell office:value-type="float" office:value="9335" table:style-name="ce187">
            <text:p>9 335<text:s/></text:p>
          </table:table-cell>
          <table:table-cell office:value-type="float" office:value="1.5872691998360871" table:style-name="ce270">
            <text:p>1,6<text:s text:c="4"/></text:p>
          </table:table-cell>
          <table:table-cell office:value-type="float" office:value="9474" table:style-name="ce293">
            <text:p>9 474<text:s/></text:p>
          </table:table-cell>
          <table:table-cell office:value-type="float" office:value="1.5789210539473026" table:style-name="ce270">
            <text:p>1,6<text:s text:c="4"/></text:p>
          </table:table-cell>
          <table:table-cell table:style-name="ce270"/>
          <table:table-cell office:value-type="float" office:value="-14.817478870706708" table:style-name="ce271">
            <text:p>-14,8<text:s text:c="3"/></text:p>
          </table:table-cell>
          <table:table-cell office:value-type="float" office:value="1.4890198178896625" table:style-name="ce198">
            <text:p>+1,5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Fab. equipamento informático, elétrico, máquinas e equipamentos n.e.</text:p>
          </table:table-cell>
          <table:table-cell office:value-type="float" office:value="6873" table:style-name="ce185">
            <text:p>6 873<text:s/></text:p>
          </table:table-cell>
          <table:table-cell office:value-type="float" office:value="1.0639763581449999" table:style-name="ce270">
            <text:p>1,1<text:s text:c="4"/></text:p>
          </table:table-cell>
          <table:table-cell office:value-type="float" office:value="5772" table:style-name="ce187">
            <text:p>5 772<text:s/></text:p>
          </table:table-cell>
          <table:table-cell office:value-type="float" office:value="0.98143736705451468" table:style-name="ce270">
            <text:p>1,0<text:s text:c="4"/></text:p>
          </table:table-cell>
          <table:table-cell office:value-type="float" office:value="5825" table:style-name="ce293">
            <text:p>5 825<text:s/></text:p>
          </table:table-cell>
          <table:table-cell office:value-type="float" office:value="0.97078479409362861" table:style-name="ce270">
            <text:p>1,0<text:s text:c="4"/></text:p>
          </table:table-cell>
          <table:table-cell table:style-name="ce270"/>
          <table:table-cell office:value-type="float" office:value="-15.24807216644842" table:style-name="ce271">
            <text:p>-15,2<text:s text:c="3"/></text:p>
          </table:table-cell>
          <table:table-cell office:value-type="float" office:value="0.91822591822591815" table:style-name="ce198">
            <text:p>+0,9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Fab. veículos automóveis, componentes e outro equipa. de transporte</text:p>
          </table:table-cell>
          <table:table-cell office:value-type="float" office:value="5405" table:style-name="ce185">
            <text:p>5 405<text:s/></text:p>
          </table:table-cell>
          <table:table-cell office:value-type="float" office:value="0.83672227786610265" table:style-name="ce270">
            <text:p>0,8<text:s text:c="4"/></text:p>
          </table:table-cell>
          <table:table-cell office:value-type="float" office:value="4142" table:style-name="ce187">
            <text:p>4 142<text:s/></text:p>
          </table:table-cell>
          <table:table-cell office:value-type="float" office:value="0.70428163103600128" table:style-name="ce270">
            <text:p>0,7<text:s text:c="4"/></text:p>
          </table:table-cell>
          <table:table-cell office:value-type="float" office:value="4298" table:style-name="ce293">
            <text:p>4 298<text:s/></text:p>
          </table:table-cell>
          <table:table-cell office:value-type="float" office:value="0.71629751845741041" table:style-name="ce270">
            <text:p>0,7<text:s text:c="4"/></text:p>
          </table:table-cell>
          <table:table-cell table:style-name="ce268"/>
          <table:table-cell office:value-type="float" office:value="-20.481036077705827" table:style-name="ce271">
            <text:p>-20,5<text:s text:c="3"/></text:p>
          </table:table-cell>
          <table:table-cell office:value-type="float" office:value="3.7662964751327861" table:style-name="ce198">
            <text:p>+3,8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Fab. mobiliário, repar. instal. máq. e equipa. e outras ind. transformadoras</text:p>
          </table:table-cell>
          <table:table-cell office:value-type="float" office:value="12499" table:style-name="ce185">
            <text:p>12 499<text:s/></text:p>
          </table:table-cell>
          <table:table-cell office:value-type="float" office:value="1.9349105922383754" table:style-name="ce270">
            <text:p>1,9<text:s text:c="4"/></text:p>
          </table:table-cell>
          <table:table-cell office:value-type="float" office:value="11474" table:style-name="ce187">
            <text:p>11 474<text:s/></text:p>
          </table:table-cell>
          <table:table-cell office:value-type="float" office:value="1.9509723405376822" table:style-name="ce270">
            <text:p>2,0<text:s text:c="4"/></text:p>
          </table:table-cell>
          <table:table-cell office:value-type="float" office:value="11522" table:style-name="ce293">
            <text:p>11 522<text:s/></text:p>
          </table:table-cell>
          <table:table-cell office:value-type="float" office:value="1.9202373214672601" table:style-name="ce270">
            <text:p>1,9<text:s text:c="4"/></text:p>
          </table:table-cell>
          <table:table-cell table:style-name="ce270"/>
          <table:table-cell office:value-type="float" office:value="-7.8166253300264028" table:style-name="ce271">
            <text:p>-7,8<text:s text:c="3"/></text:p>
          </table:table-cell>
          <table:table-cell office:value-type="float" office:value="0.41833710998779849" table:style-name="ce198">
            <text:p>+0,4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Eletricidade, gás e água, saneamento, resíduos e despoluição</text:p>
          </table:table-cell>
          <table:table-cell office:value-type="float" office:value="2485" table:style-name="ce185">
            <text:p>2 485<text:s/></text:p>
          </table:table-cell>
          <table:table-cell office:value-type="float" office:value="0.38469100101707038" table:style-name="ce270">
            <text:p>0,4<text:s text:c="4"/></text:p>
          </table:table-cell>
          <table:table-cell office:value-type="float" office:value="2314" table:style-name="ce187">
            <text:p>2 314<text:s/></text:p>
          </table:table-cell>
          <table:table-cell office:value-type="float" office:value="0.39345912462996313" table:style-name="ce270">
            <text:p>0,4<text:s text:c="4"/></text:p>
          </table:table-cell>
          <table:table-cell office:value-type="float" office:value="2400" table:style-name="ce293">
            <text:p>2 400<text:s/></text:p>
          </table:table-cell>
          <table:table-cell office:value-type="float" office:value="0.39998000099995001" table:style-name="ce270">
            <text:p>0,4<text:s text:c="4"/></text:p>
          </table:table-cell>
          <table:table-cell table:style-name="ce270"/>
          <table:table-cell office:value-type="float" office:value="-3.4205231388329982" table:style-name="ce271">
            <text:p>-3,4<text:s text:c="3"/></text:p>
          </table:table-cell>
          <table:table-cell office:value-type="float" office:value="3.7165082108902334" table:style-name="ce198">
            <text:p>+3,7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Construção</text:p>
          </table:table-cell>
          <table:table-cell office:value-type="float" office:value="101093" table:style-name="ce185">
            <text:p>101 093<text:s/></text:p>
          </table:table-cell>
          <table:table-cell office:value-type="float" office:value="15.649725298116174" table:style-name="ce270">
            <text:p>15,6<text:s text:c="4"/></text:p>
          </table:table-cell>
          <table:table-cell office:value-type="float" office:value="85465" table:style-name="ce187">
            <text:p>85 465<text:s/></text:p>
          </table:table-cell>
          <table:table-cell office:value-type="float" office:value="14.531972379645547" table:style-name="ce270">
            <text:p>14,5<text:s text:c="4"/></text:p>
          </table:table-cell>
          <table:table-cell office:value-type="float" office:value="87389" table:style-name="ce293">
            <text:p>87 389<text:s/></text:p>
          </table:table-cell>
          <table:table-cell office:value-type="float" office:value="14.564105128076928" table:style-name="ce270">
            <text:p>14,6<text:s text:c="4"/></text:p>
          </table:table-cell>
          <table:table-cell table:style-name="ce268"/>
          <table:table-cell office:value-type="float" office:value="-13.555834726440011" table:style-name="ce271">
            <text:p>-13,6<text:s text:c="3"/></text:p>
          </table:table-cell>
          <table:table-cell office:value-type="float" office:value="2.2512139472298602" table:style-name="ce198">
            <text:p>+2,3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286"/>
          <table:table-cell office:value-type="string" table:style-name="ce287">
            <text:p>Serviços</text:p>
          </table:table-cell>
          <table:table-cell office:value-type="float" office:value="400891" table:style-name="ce267">
            <text:p>400 891<text:s/></text:p>
          </table:table-cell>
          <table:table-cell office:value-type="float" office:value="62.060024180577201" table:style-name="ce268">
            <text:p>62,1<text:s text:c="4"/></text:p>
          </table:table-cell>
          <table:table-cell office:value-type="float" office:value="375381" table:style-name="ce269">
            <text:p>375 381<text:s/></text:p>
          </table:table-cell>
          <table:table-cell office:value-type="float" office:value="63.82760573151262" table:style-name="ce268">
            <text:p>63,8<text:s text:c="4"/></text:p>
          </table:table-cell>
          <table:table-cell office:value-type="float" office:value="383296" table:style-name="ce289">
            <text:p>383 296<text:s/></text:p>
          </table:table-cell>
          <table:table-cell office:value-type="float" office:value="63.879472693032014" table:style-name="ce295">
            <text:p>63,9<text:s text:c="4"/></text:p>
          </table:table-cell>
          <table:table-cell table:style-name="ce295"/>
          <table:table-cell office:value-type="float" office:value="-4.3889735613919987" table:style-name="ce296">
            <text:p>-4,4<text:s text:c="3"/></text:p>
          </table:table-cell>
          <table:table-cell office:value-type="float" office:value="2.1085244058703023" table:style-name="ce297">
            <text:p>+2,1<text:s text:c="3"/></text:p>
          </table:table-cell>
          <table:table-cell table:style-name="ce114"/>
          <table:table-cell table:number-columns-repeated="16372" table:style-name="ce286"/>
        </table:table-row>
        <table:table-row table:style-name="ro25">
          <table:table-cell table:style-name="ce1"/>
          <table:table-cell office:value-type="string" table:style-name="ce292">
            <text:p>Comércio, manut. repar. de veículos automóveis e motociclos</text:p>
          </table:table-cell>
          <table:table-cell office:value-type="float" office:value="12526" table:style-name="ce185">
            <text:p>12 526<text:s/></text:p>
          </table:table-cell>
          <table:table-cell office:value-type="float" office:value="1.939090333496911" table:style-name="ce270">
            <text:p>1,9<text:s text:c="4"/></text:p>
          </table:table-cell>
          <table:table-cell office:value-type="float" office:value="11079" table:style-name="ce187">
            <text:p>11 079<text:s/></text:p>
          </table:table-cell>
          <table:table-cell office:value-type="float" office:value="1.8838088339565087" table:style-name="ce270">
            <text:p>1,9<text:s text:c="4"/></text:p>
          </table:table-cell>
          <table:table-cell office:value-type="float" office:value="11306" table:style-name="ce293">
            <text:p>11 306<text:s/></text:p>
          </table:table-cell>
          <table:table-cell office:value-type="float" office:value="1.8842391213772645" table:style-name="ce270">
            <text:p>1,9<text:s text:c="4"/></text:p>
          </table:table-cell>
          <table:table-cell table:style-name="ce270"/>
          <table:table-cell office:value-type="float" office:value="-9.7397413380169251" table:style-name="ce271">
            <text:p>-9,7<text:s text:c="3"/></text:p>
          </table:table-cell>
          <table:table-cell office:value-type="float" office:value="2.0489213827962813" table:style-name="ce198">
            <text:p>+2,0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Comércio por grosso e a retalho</text:p>
          </table:table-cell>
          <table:table-cell office:value-type="float" office:value="82441" table:style-name="ce185">
            <text:p>82 441<text:s/></text:p>
          </table:table-cell>
          <table:table-cell office:value-type="float" office:value="12.762298114627082" table:style-name="ce270">
            <text:p>12,8<text:s text:c="4"/></text:p>
          </table:table-cell>
          <table:table-cell office:value-type="float" office:value="73712" table:style-name="ce187">
            <text:p>73 712<text:s/></text:p>
          </table:table-cell>
          <table:table-cell office:value-type="float" office:value="12.533560499016353" table:style-name="ce270">
            <text:p>12,5<text:s text:c="4"/></text:p>
          </table:table-cell>
          <table:table-cell office:value-type="float" office:value="76043" table:style-name="ce293">
            <text:p>76 043<text:s/></text:p>
          </table:table-cell>
          <table:table-cell office:value-type="float" office:value="12.673199673349666" table:style-name="ce270">
            <text:p>12,7<text:s text:c="4"/></text:p>
          </table:table-cell>
          <table:table-cell table:style-name="ce270"/>
          <table:table-cell office:value-type="float" office:value="-7.7607015926541401" table:style-name="ce271">
            <text:p>-7,8<text:s text:c="3"/></text:p>
          </table:table-cell>
          <table:table-cell office:value-type="float" office:value="3.162307358367701" table:style-name="ce198">
            <text:p>+3,2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Transportes e armazenagem</text:p>
          </table:table-cell>
          <table:table-cell office:value-type="float" office:value="13861" table:style-name="ce185">
            <text:p>13 861<text:s/></text:p>
          </table:table-cell>
          <table:table-cell office:value-type="float" office:value="2.1457553179467252" table:style-name="ce270">
            <text:p>2,1<text:s text:c="4"/></text:p>
          </table:table-cell>
          <table:table-cell office:value-type="float" office:value="11952" table:style-name="ce187">
            <text:p>11 952<text:s/></text:p>
          </table:table-cell>
          <table:table-cell office:value-type="float" office:value="2.0322486852105959" table:style-name="ce270">
            <text:p>2,0<text:s text:c="4"/></text:p>
          </table:table-cell>
          <table:table-cell office:value-type="float" office:value="12017" table:style-name="ce293">
            <text:p>12 017<text:s/></text:p>
          </table:table-cell>
          <table:table-cell office:value-type="float" office:value="2.0027331966734998" table:style-name="ce270">
            <text:p>2,0<text:s text:c="4"/></text:p>
          </table:table-cell>
          <table:table-cell table:style-name="ce270"/>
          <table:table-cell office:value-type="float" office:value="-13.303513455017676" table:style-name="ce271">
            <text:p>-13,3<text:s text:c="3"/></text:p>
          </table:table-cell>
          <table:table-cell office:value-type="float" office:value="0.54384203480589022" table:style-name="ce198">
            <text:p>+0,5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Alojamento, restauração e similares</text:p>
          </table:table-cell>
          <table:table-cell office:value-type="float" office:value="58681" table:style-name="ce185">
            <text:p>58 681<text:s/></text:p>
          </table:table-cell>
          <table:table-cell office:value-type="float" office:value="9.0841258071157771" table:style-name="ce270">
            <text:p>9,1<text:s text:c="4"/></text:p>
          </table:table-cell>
          <table:table-cell office:value-type="float" office:value="54008" table:style-name="ce187">
            <text:p>54 008<text:s/></text:p>
          </table:table-cell>
          <table:table-cell office:value-type="float" office:value="9.183206742875992" table:style-name="ce270">
            <text:p>9,2<text:s text:c="4"/></text:p>
          </table:table-cell>
          <table:table-cell office:value-type="float" office:value="55198" table:style-name="ce293">
            <text:p>55 198<text:s/></text:p>
          </table:table-cell>
          <table:table-cell office:value-type="float" office:value="9.199206706331351" table:style-name="ce270">
            <text:p>9,2<text:s text:c="4"/></text:p>
          </table:table-cell>
          <table:table-cell table:style-name="ce196"/>
          <table:table-cell office:value-type="float" office:value="-5.9354816720914778" table:style-name="ce271">
            <text:p>-5,9<text:s text:c="3"/></text:p>
          </table:table-cell>
          <table:table-cell office:value-type="float" office:value="2.2033772774403793" table:style-name="ce198">
            <text:p>+2,2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Atividades de informação e de comunicação</text:p>
          </table:table-cell>
          <table:table-cell office:value-type="float" office:value="8919" table:style-name="ce185">
            <text:p>8 919<text:s/></text:p>
          </table:table-cell>
          <table:table-cell office:value-type="float" office:value="1.3807078624029179" table:style-name="ce270">
            <text:p>1,4<text:s text:c="4"/></text:p>
          </table:table-cell>
          <table:table-cell office:value-type="float" office:value="8058" table:style-name="ce187">
            <text:p>8 058<text:s/></text:p>
          </table:table-cell>
          <table:table-cell office:value-type="float" office:value="1.3701355342559389" table:style-name="ce270">
            <text:p>1,4<text:s text:c="4"/></text:p>
          </table:table-cell>
          <table:table-cell office:value-type="float" office:value="8292" table:style-name="ce293">
            <text:p>8 292<text:s/></text:p>
          </table:table-cell>
          <table:table-cell office:value-type="float" office:value="1.3819309034548273" table:style-name="ce270">
            <text:p>1,4<text:s text:c="4"/></text:p>
          </table:table-cell>
          <table:table-cell table:style-name="ce196"/>
          <table:table-cell office:value-type="float" office:value="-7.029936091490077" table:style-name="ce271">
            <text:p>-7,0<text:s text:c="3"/></text:p>
          </table:table-cell>
          <table:table-cell office:value-type="float" office:value="2.9039463886820553" table:style-name="ce198">
            <text:p>+2,9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Atividades financeiras e de seguros</text:p>
          </table:table-cell>
          <table:table-cell office:value-type="float" office:value="4599" table:style-name="ce185">
            <text:p>4 599<text:s/></text:p>
          </table:table-cell>
          <table:table-cell office:value-type="float" office:value="0.711949261037226" table:style-name="ce270">
            <text:p>0,7<text:s text:c="4"/></text:p>
          </table:table-cell>
          <table:table-cell office:value-type="float" office:value="4212" table:style-name="ce187">
            <text:p>4 212<text:s/></text:p>
          </table:table-cell>
          <table:table-cell office:value-type="float" office:value="0.71618402460734853" table:style-name="ce270">
            <text:p>0,7<text:s text:c="4"/></text:p>
          </table:table-cell>
          <table:table-cell office:value-type="float" office:value="4321" table:style-name="ce293">
            <text:p>4 321<text:s/></text:p>
          </table:table-cell>
          <table:table-cell office:value-type="float" office:value="0.72013066013366001" table:style-name="ce270">
            <text:p>0,7<text:s text:c="4"/></text:p>
          </table:table-cell>
          <table:table-cell table:style-name="ce196"/>
          <table:table-cell office:value-type="float" office:value="-6.0447923461622093" table:style-name="ce271">
            <text:p>-6,0<text:s text:c="3"/></text:p>
          </table:table-cell>
          <table:table-cell office:value-type="float" office:value="2.5878442545109213" table:style-name="ce198">
            <text:p>+2,6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Atividades imobiliárias, administrativas e dos serviços de apoio</text:p>
          </table:table-cell>
          <table:table-cell office:value-type="float" office:value="108204" table:style-name="ce185">
            <text:p>108 204<text:s/></text:p>
          </table:table-cell>
          <table:table-cell office:value-type="float" office:value="16.750545301429007" table:style-name="ce270">
            <text:p>16,8<text:s text:c="4"/></text:p>
          </table:table-cell>
          <table:table-cell office:value-type="float" office:value="108065" table:style-name="ce187">
            <text:p>108 065<text:s/></text:p>
          </table:table-cell>
          <table:table-cell office:value-type="float" office:value="18.37474516125193" table:style-name="ce270">
            <text:p>18,4<text:s text:c="4"/></text:p>
          </table:table-cell>
          <table:table-cell office:value-type="float" office:value="110071" table:style-name="ce293">
            <text:p>110 071<text:s/></text:p>
          </table:table-cell>
          <table:table-cell office:value-type="float" office:value="18.344249454193957" table:style-name="ce270">
            <text:p>18,3<text:s text:c="4"/></text:p>
          </table:table-cell>
          <table:table-cell table:style-name="ce196"/>
          <table:table-cell office:value-type="float" office:value="1.725444530701268" table:style-name="ce271">
            <text:p>+1,7<text:s text:c="3"/></text:p>
          </table:table-cell>
          <table:table-cell office:value-type="float" office:value="1.8562901957155418" table:style-name="ce198">
            <text:p>+1,9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Atividades de consultoria, científicas, técnicas e similares</text:p>
          </table:table-cell>
          <table:table-cell office:value-type="float" office:value="15042" table:style-name="ce185">
            <text:p>15 042<text:s/></text:p>
          </table:table-cell>
          <table:table-cell office:value-type="float" office:value="2.3285802966997076" table:style-name="ce270">
            <text:p>2,3<text:s text:c="4"/></text:p>
          </table:table-cell>
          <table:table-cell office:value-type="float" office:value="13324" table:style-name="ce187">
            <text:p>13 324<text:s/></text:p>
          </table:table-cell>
          <table:table-cell office:value-type="float" office:value="2.2655355992090009" table:style-name="ce270">
            <text:p>2,3<text:s text:c="4"/></text:p>
          </table:table-cell>
          <table:table-cell office:value-type="float" office:value="13501" table:style-name="ce293">
            <text:p>13 501<text:s/></text:p>
          </table:table-cell>
          <table:table-cell office:value-type="float" office:value="2.2500541639584686" table:style-name="ce270">
            <text:p>2,3<text:s text:c="4"/></text:p>
          </table:table-cell>
          <table:table-cell table:style-name="ce196"/>
          <table:table-cell office:value-type="float" office:value="-10.244648318042813" table:style-name="ce271">
            <text:p>-10,2<text:s text:c="3"/></text:p>
          </table:table-cell>
          <table:table-cell office:value-type="float" office:value="1.3284299009306515" table:style-name="ce198">
            <text:p>+1,3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92">
            <text:p>Admin. pública, educação, atividades de saúde e apoio social</text:p>
          </table:table-cell>
          <table:table-cell office:value-type="float" office:value="57184" table:style-name="ce185">
            <text:p>57 184<text:s/></text:p>
          </table:table-cell>
          <table:table-cell office:value-type="float" office:value="8.8523823751147486" table:style-name="ce270">
            <text:p>8,9<text:s text:c="4"/></text:p>
          </table:table-cell>
          <table:table-cell office:value-type="float" office:value="53151" table:style-name="ce187">
            <text:p>53 151<text:s/></text:p>
          </table:table-cell>
          <table:table-cell office:value-type="float" office:value="9.037487438723927" table:style-name="ce270">
            <text:p>9,0<text:s text:c="4"/></text:p>
          </table:table-cell>
          <table:table-cell office:value-type="float" office:value="53521" table:style-name="ce293">
            <text:p>53 521<text:s/></text:p>
          </table:table-cell>
          <table:table-cell office:value-type="float" office:value="8.9197206806326346" table:style-name="ce270">
            <text:p>8,9<text:s text:c="4"/></text:p>
          </table:table-cell>
          <table:table-cell table:style-name="ce196"/>
          <table:table-cell office:value-type="float" office:value="-6.4056379406827082" table:style-name="ce271">
            <text:p>-6,4<text:s text:c="3"/></text:p>
          </table:table-cell>
          <table:table-cell office:value-type="float" office:value="0.69612989407537018" table:style-name="ce198">
            <text:p>+0,7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03">
            <text:p>Outras atividades de serviços</text:p>
          </table:table-cell>
          <table:table-cell office:value-type="float" office:value="39434" table:style-name="ce185">
            <text:p>39 434<text:s/></text:p>
          </table:table-cell>
          <table:table-cell office:value-type="float" office:value="6.104589510707104" table:style-name="ce270">
            <text:p>6,1<text:s text:c="4"/></text:p>
          </table:table-cell>
          <table:table-cell office:value-type="float" office:value="37820" table:style-name="ce187">
            <text:p>37 820<text:s/></text:p>
          </table:table-cell>
          <table:table-cell office:value-type="float" office:value="6.4306932124050142" table:style-name="ce270">
            <text:p>6,4<text:s text:c="4"/></text:p>
          </table:table-cell>
          <table:table-cell office:value-type="float" office:value="39026" table:style-name="ce293">
            <text:p>39 026<text:s/></text:p>
          </table:table-cell>
          <table:table-cell office:value-type="float" office:value="6.5040081329266863" table:style-name="ce270">
            <text:p>6,5<text:s text:c="4"/></text:p>
          </table:table-cell>
          <table:table-cell table:style-name="ce196"/>
          <table:table-cell office:value-type="float" office:value="-1.034640158239083" table:style-name="ce271">
            <text:p>-1,0<text:s text:c="3"/></text:p>
          </table:table-cell>
          <table:table-cell office:value-type="float" office:value="3.1887890005288209" table:style-name="ce198">
            <text:p>+3,2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office:value-type="string" table:style-name="ce203">
            <text:p>Sem classificação</text:p>
          </table:table-cell>
          <table:table-cell office:value-type="float" office:value="5576" table:style-name="ce185">
            <text:p>5 576<text:s/></text:p>
          </table:table-cell>
          <table:table-cell office:value-type="float" office:value="0.86319397250349472" table:style-name="ce270">
            <text:p>0,9<text:s text:c="4"/></text:p>
          </table:table-cell>
          <table:table-cell office:value-type="float" office:value="5624" table:style-name="ce187">
            <text:p>5 624<text:s/></text:p>
          </table:table-cell>
          <table:table-cell office:value-type="float" office:value="0.95627230636080918" table:style-name="ce270">
            <text:p>1,0<text:s text:c="4"/></text:p>
          </table:table-cell>
          <table:table-cell office:value-type="float" office:value="5441" table:style-name="ce293">
            <text:p>5 441<text:s/></text:p>
          </table:table-cell>
          <table:table-cell office:value-type="float" office:value="0.90678799393363663" table:style-name="ce270">
            <text:p>0,9<text:s text:c="4"/></text:p>
          </table:table-cell>
          <table:table-cell table:style-name="ce196"/>
          <table:table-cell office:value-type="float" office:value="-2.4210903873744622" table:style-name="ce271">
            <text:p>-2,4<text:s text:c="3"/></text:p>
          </table:table-cell>
          <table:table-cell office:value-type="float" office:value="-3.253911806543385" table:style-name="ce198">
            <text:p>-3,3<text:s text:c="3"/></text:p>
          </table:table-cell>
          <table:table-cell table:number-columns-repeated="2" table:style-name="ce89"/>
          <table:table-cell table:number-columns-repeated="16371" table:style-name="ce1"/>
        </table:table-row>
        <table:table-row table:style-name="ro31">
          <table:table-cell table:style-name="ce1"/>
          <table:table-cell table:style-name="ce298"/>
          <table:table-cell table:style-name="ce299"/>
          <table:table-cell table:style-name="ce300"/>
          <table:table-cell table:style-name="ce301"/>
          <table:table-cell table:style-name="ce300"/>
          <table:table-cell table:style-name="ce301"/>
          <table:table-cell table:style-name="ce300"/>
          <table:table-cell table:style-name="ce302"/>
          <table:table-cell table:number-columns-repeated="2" table:style-name="ce303"/>
          <table:table-cell table:number-columns-repeated="2" table:style-name="ce89"/>
          <table:table-cell table:number-columns-repeated="16371" table:style-name="ce1"/>
        </table:table-row>
        <table:table-row table:style-name="ro10">
          <table:table-cell table:style-name="ce1"/>
          <table:table-cell table:style-name="ce304"/>
          <table:table-cell table:number-columns-repeated="5" table:style-name="ce305"/>
          <table:table-cell table:style-name="ce306"/>
          <table:table-cell table:style-name="ce307"/>
          <table:table-cell table:number-columns-repeated="2" table:style-name="ce308"/>
          <table:table-cell table:style-name="ce89"/>
          <table:table-cell table:style-name="ce291"/>
          <table:table-cell table:number-columns-repeated="16371" table:style-name="ce1"/>
        </table:table-row>
        <table:table-row table:style-name="ro6">
          <table:table-cell table:style-name="ce1"/>
          <table:table-cell table:style-name="ce309"/>
          <table:table-cell table:number-columns-repeated="7" table:style-name="ce310"/>
          <table:table-cell table:number-columns-repeated="2" table:style-name="ce311"/>
          <table:table-cell table:number-columns-repeated="2" table:style-name="ce89"/>
          <table:table-cell table:number-columns-repeated="16371" table:style-name="ce1"/>
        </table:table-row>
        <table:table-row table:number-rows-repeated="1048532" table:style-name="ro6">
          <table:table-cell table:number-columns-repeated="16384"/>
        </table:table-row>
      </table:table>
      <table:table table:name="VIII-IX" table:style-name="ta11" table:print-ranges="VIII-IX.B2:VIII-IX.L65">
        <table:table-column table:style-name="co23" table:default-cell-style-name="ce89"/>
        <table:table-column table:style-name="co53" table:default-cell-style-name="ce89"/>
        <table:table-column table:style-name="co54" table:default-cell-style-name="ce89"/>
        <table:table-column table:style-name="co55" table:default-cell-style-name="ce89"/>
        <table:table-column table:style-name="co12" table:default-cell-style-name="ce89"/>
        <table:table-column table:style-name="co19" table:default-cell-style-name="ce89"/>
        <table:table-column table:style-name="co12" table:default-cell-style-name="ce89"/>
        <table:table-column table:style-name="co56" table:default-cell-style-name="ce89"/>
        <table:table-column table:style-name="co57" table:default-cell-style-name="ce89"/>
        <table:table-column table:style-name="co5" table:default-cell-style-name="ce89"/>
        <table:table-column table:style-name="co9" table:default-cell-style-name="ce89"/>
        <table:table-column table:style-name="co58" table:default-cell-style-name="ce89"/>
        <table:table-column table:style-name="co28" table:number-columns-repeated="16372" table:default-cell-style-name="ce89"/>
        <table:table-row table:style-name="ro29">
          <table:table-cell table:style-name="ce89">
            <draw:g draw:z-index="1" draw:name="Group 79" draw:id="id301">
              <svg:title/>
              <svg:desc/>
              <draw:g draw:name="Group 80" draw:id="id296">
                <svg:title/>
                <svg:desc/>
                <draw:custom-shape svg:x="0.125in" svg:y="0in" svg:width="4.43227in" svg:height="0in" draw:id="id291" draw:style-name="a589" draw:name="Rectangle 81">
                  <svg:title/>
                  <svg:desc/>
                  <text:p text:style-name="a587" text:class-names="" text:cond-style-name=""><text:span text:style-name="a58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82" draw:id="id295">
                  <svg:title/>
                  <svg:desc/>
                  <draw:custom-shape svg:x="0.28749in" svg:y="0in" svg:width="0.08587in" svg:height="0in" draw:id="id292" draw:style-name="a592" draw:name="Rectangle 83">
                    <svg:title/>
                    <svg:desc/>
                    <text:p text:style-name="a591" text:class-names="" text:cond-style-name=""><text:span text:style-name="a59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8586in" svg:height="0in" draw:id="id293" draw:style-name="a595" draw:transform="translate(-0.04293in 0in) rotate(-3.14159) translate(0.33032in 0in)" draw:name="Rectangle 84">
                    <svg:title/>
                    <svg:desc/>
                    <text:p text:style-name="a594" text:class-names="" text:cond-style-name=""><text:span text:style-name="a59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8739in" svg:y="0in" svg:width="0.03696in" svg:height="0in" draw:id="id294" draw:style-name="a598" draw:name="Rectangle 85">
                    <svg:title/>
                    <svg:desc/>
                    <text:p text:style-name="a597" text:class-names="" text:cond-style-name=""><text:span text:style-name="a59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86" draw:id="id300">
                <svg:title/>
                <svg:desc/>
                <draw:custom-shape svg:x="4.52861in" svg:y="0in" svg:width="0.08587in" svg:height="0in" draw:id="id297" draw:style-name="a601" draw:name="Rectangle 87">
                  <svg:title/>
                  <svg:desc/>
                  <text:p text:style-name="a600" text:class-names="" text:cond-style-name=""><text:span text:style-name="a59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8586in" svg:height="0in" draw:id="id298" draw:style-name="a604" draw:transform="translate(-0.04293in 0in) rotate(-3.14159) translate(4.57165in 0in)" draw:name="Rectangle 88">
                  <svg:title/>
                  <svg:desc/>
                  <text:p text:style-name="a603" text:class-names="" text:cond-style-name=""><text:span text:style-name="a60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57762in" svg:y="0in" svg:width="0.03696in" svg:height="0in" draw:id="id299" draw:style-name="a607" draw:name="Rectangle 89">
                  <svg:title/>
                  <svg:desc/>
                  <text:p text:style-name="a606" text:class-names="" text:cond-style-name=""><text:span text:style-name="a60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92" draw:id="id312">
              <svg:title/>
              <svg:desc/>
              <draw:g draw:name="Group 93" draw:id="id307">
                <svg:title/>
                <svg:desc/>
                <draw:custom-shape svg:x="0.125in" svg:y="0in" svg:width="4.43227in" svg:height="0in" draw:id="id302" draw:style-name="a611" draw:name="Rectangle 94">
                  <svg:title/>
                  <svg:desc/>
                  <text:p text:style-name="a609" text:class-names="" text:cond-style-name=""><text:span text:style-name="a60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95" draw:id="id306">
                  <svg:title/>
                  <svg:desc/>
                  <draw:custom-shape svg:x="0.28749in" svg:y="0in" svg:width="0.08587in" svg:height="0in" draw:id="id303" draw:style-name="a614" draw:name="Rectangle 96">
                    <svg:title/>
                    <svg:desc/>
                    <text:p text:style-name="a613" text:class-names="" text:cond-style-name=""><text:span text:style-name="a61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8586in" svg:height="0in" draw:id="id304" draw:style-name="a617" draw:transform="translate(-0.04293in 0in) rotate(-3.14159) translate(0.33032in 0in)" draw:name="Rectangle 97">
                    <svg:title/>
                    <svg:desc/>
                    <text:p text:style-name="a616" text:class-names="" text:cond-style-name=""><text:span text:style-name="a61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8739in" svg:y="0in" svg:width="0.03696in" svg:height="0in" draw:id="id305" draw:style-name="a620" draw:name="Rectangle 98">
                    <svg:title/>
                    <svg:desc/>
                    <text:p text:style-name="a619" text:class-names="" text:cond-style-name=""><text:span text:style-name="a61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99" draw:id="id311">
                <svg:title/>
                <svg:desc/>
                <draw:custom-shape svg:x="4.52861in" svg:y="0in" svg:width="0.08587in" svg:height="0in" draw:id="id308" draw:style-name="a623" draw:name="Rectangle 100">
                  <svg:title/>
                  <svg:desc/>
                  <text:p text:style-name="a622" text:class-names="" text:cond-style-name=""><text:span text:style-name="a62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8586in" svg:height="0in" draw:id="id309" draw:style-name="a626" draw:transform="translate(-0.04293in 0in) rotate(-3.14159) translate(4.57165in 0in)" draw:name="Rectangle 101">
                  <svg:title/>
                  <svg:desc/>
                  <text:p text:style-name="a625" text:class-names="" text:cond-style-name=""><text:span text:style-name="a62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57762in" svg:y="0in" svg:width="0.03696in" svg:height="0in" draw:id="id310" draw:style-name="a629" draw:name="Rectangle 102">
                  <svg:title/>
                  <svg:desc/>
                  <text:p text:style-name="a628" text:class-names="" text:cond-style-name=""><text:span text:style-name="a62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105" draw:id="id323">
              <svg:title/>
              <svg:desc/>
              <draw:g draw:name="Group 106" draw:id="id318">
                <svg:title/>
                <svg:desc/>
                <draw:custom-shape svg:x="0.125in" svg:y="0in" svg:width="4.43227in" svg:height="0in" draw:id="id313" draw:style-name="a633" draw:name="Rectangle 107">
                  <svg:title/>
                  <svg:desc/>
                  <text:p text:style-name="a631" text:class-names="" text:cond-style-name=""><text:span text:style-name="a63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08" draw:id="id317">
                  <svg:title/>
                  <svg:desc/>
                  <draw:custom-shape svg:x="0.28749in" svg:y="0in" svg:width="0.08587in" svg:height="0in" draw:id="id314" draw:style-name="a636" draw:name="Rectangle 109">
                    <svg:title/>
                    <svg:desc/>
                    <text:p text:style-name="a635" text:class-names="" text:cond-style-name=""><text:span text:style-name="a63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8586in" svg:height="0in" draw:id="id315" draw:style-name="a639" draw:transform="translate(-0.04293in 0in) rotate(-3.14159) translate(0.33032in 0in)" draw:name="Rectangle 110">
                    <svg:title/>
                    <svg:desc/>
                    <text:p text:style-name="a638" text:class-names="" text:cond-style-name=""><text:span text:style-name="a63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8739in" svg:y="0in" svg:width="0.03696in" svg:height="0in" draw:id="id316" draw:style-name="a642" draw:name="Rectangle 111">
                    <svg:title/>
                    <svg:desc/>
                    <text:p text:style-name="a641" text:class-names="" text:cond-style-name=""><text:span text:style-name="a64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12" draw:id="id322">
                <svg:title/>
                <svg:desc/>
                <draw:custom-shape svg:x="4.52861in" svg:y="0in" svg:width="0.08587in" svg:height="0in" draw:id="id319" draw:style-name="a645" draw:name="Rectangle 113">
                  <svg:title/>
                  <svg:desc/>
                  <text:p text:style-name="a644" text:class-names="" text:cond-style-name=""><text:span text:style-name="a64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8586in" svg:height="0in" draw:id="id320" draw:style-name="a648" draw:transform="translate(-0.04293in 0in) rotate(-3.14159) translate(4.57165in 0in)" draw:name="Rectangle 114">
                  <svg:title/>
                  <svg:desc/>
                  <text:p text:style-name="a647" text:class-names="" text:cond-style-name=""><text:span text:style-name="a64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57762in" svg:y="0in" svg:width="0.03696in" svg:height="0in" draw:id="id321" draw:style-name="a651" draw:name="Rectangle 115">
                  <svg:title/>
                  <svg:desc/>
                  <text:p text:style-name="a650" text:class-names="" text:cond-style-name=""><text:span text:style-name="a64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34" draw:name="Group 118" draw:id="id334">
              <svg:title/>
              <svg:desc/>
              <draw:g draw:name="Group 119" draw:id="id329">
                <svg:title/>
                <svg:desc/>
                <draw:custom-shape svg:x="0.125in" svg:y="0in" svg:width="4.43227in" svg:height="0in" draw:id="id324" draw:style-name="a655" draw:name="Rectangle 120">
                  <svg:title/>
                  <svg:desc/>
                  <text:p text:style-name="a653" text:class-names="" text:cond-style-name=""><text:span text:style-name="a65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21" draw:id="id328">
                  <svg:title/>
                  <svg:desc/>
                  <draw:custom-shape svg:x="0.28749in" svg:y="0in" svg:width="0.08587in" svg:height="0in" draw:id="id325" draw:style-name="a658" draw:name="Rectangle 122">
                    <svg:title/>
                    <svg:desc/>
                    <text:p text:style-name="a657" text:class-names="" text:cond-style-name=""><text:span text:style-name="a65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8586in" svg:height="0in" draw:id="id326" draw:style-name="a661" draw:transform="translate(-0.04293in 0in) rotate(-3.14159) translate(0.33032in 0in)" draw:name="Rectangle 123">
                    <svg:title/>
                    <svg:desc/>
                    <text:p text:style-name="a660" text:class-names="" text:cond-style-name=""><text:span text:style-name="a65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8739in" svg:y="0in" svg:width="0.03696in" svg:height="0in" draw:id="id327" draw:style-name="a664" draw:name="Rectangle 124">
                    <svg:title/>
                    <svg:desc/>
                    <text:p text:style-name="a663" text:class-names="" text:cond-style-name=""><text:span text:style-name="a66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25" draw:id="id333">
                <svg:title/>
                <svg:desc/>
                <draw:custom-shape svg:x="4.52861in" svg:y="0in" svg:width="0.08587in" svg:height="0in" draw:id="id330" draw:style-name="a667" draw:name="Rectangle 126">
                  <svg:title/>
                  <svg:desc/>
                  <text:p text:style-name="a666" text:class-names="" text:cond-style-name=""><text:span text:style-name="a66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8586in" svg:height="0in" draw:id="id331" draw:style-name="a670" draw:transform="translate(-0.04293in 0in) rotate(-3.14159) translate(4.57165in 0in)" draw:name="Rectangle 127">
                  <svg:title/>
                  <svg:desc/>
                  <text:p text:style-name="a669" text:class-names="" text:cond-style-name=""><text:span text:style-name="a66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57762in" svg:y="0in" svg:width="0.03696in" svg:height="0in" draw:id="id332" draw:style-name="a673" draw:name="Rectangle 128">
                  <svg:title/>
                  <svg:desc/>
                  <text:p text:style-name="a672" text:class-names="" text:cond-style-name=""><text:span text:style-name="a67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number-columns-repeated="16383" table:style-name="ce89"/>
        </table:table-row>
        <table:table-row table:style-name="ro6">
          <table:table-cell/>
          <table:table-cell table:number-columns-repeated="5" table:style-name="ce89"/>
          <table:table-cell table:style-name="ce89">
            <draw:frame draw:z-index="46" draw:id="id336" draw:style-name="a675" draw:name="Picture 579" svg:x="0.55208in" svg:y="0.08333in" svg:width="2.46875in" svg:height="0.36458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style-name="ce89">
            <draw:frame draw:z-index="47" draw:id="id337" draw:style-name="a678" draw:name="Text Box 580" svg:x="0.1875in" svg:y="0.14583in" svg:width="1.82292in" svg:height="0.21875in">
              <draw:text-box>
                <text:p text:style-name="a677" text:class-names="" text:cond-style-name=""><text:span text:style-name="a676" text:class-names="">JANEIRO 2014, <text:s text:c="1"/>Nº 01</text:span></text:p>
              </draw:text-box>
              <svg:title/>
              <svg:desc/>
            </draw:frame>
          </table:table-cell>
          <table:table-cell table:number-columns-repeated="16376" table:style-name="ce89"/>
        </table:table-row>
        <table:table-row table:style-name="ro8">
          <table:table-cell table:style-name="ce178"/>
          <table:table-cell table:number-columns-repeated="16383" table:style-name="ce178"/>
        </table:table-row>
        <table:table-row table:style-name="ro8">
          <table:table-cell table:style-name="ce178"/>
          <table:table-cell table:style-name="ce178">
            <draw:frame draw:z-index="45" draw:id="id335" draw:style-name="a674" draw:name="Picture 578" svg:x="0.10417in" svg:y="0.03125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 table:style-name="ce178"/>
        </table:table-row>
        <table:table-row table:style-name="ro20">
          <table:table-cell/>
          <table:table-cell table:number-columns-repeated="16383" table:style-name="ce89"/>
        </table:table-row>
        <table:table-row table:style-name="ro6">
          <table:table-cell/>
          <table:table-cell table:style-name="ce96"/>
          <table:table-cell office:value-type="string" table:number-columns-spanned="9" table:number-rows-spanned="1" table:style-name="ce247">
            <text:p>QUADRO VIII - DESEMPREGADOS INSCRITOS POR REGIÕES</text:p>
          </table:table-cell>
          <table:covered-table-cell table:number-columns-repeated="8"/>
          <table:table-cell table:style-name="ce96"/>
          <table:table-cell table:number-columns-repeated="16372"/>
        </table:table-row>
        <table:table-row table:style-name="ro6">
          <table:table-cell/>
          <table:table-cell table:style-name="ce96"/>
          <table:table-cell office:value-type="string" table:number-columns-spanned="9" table:number-rows-spanned="1" table:style-name="ce248">
            <text:p>Movimento ao longo dos meses</text:p>
          </table:table-cell>
          <table:covered-table-cell table:number-columns-repeated="8"/>
          <table:table-cell table:style-name="ce96"/>
          <table:table-cell table:number-columns-repeated="16372"/>
        </table:table-row>
        <table:table-row table:style-name="ro24">
          <table:table-cell/>
          <table:table-cell table:style-name="ce96"/>
          <table:table-cell table:style-name="ce312"/>
          <table:table-cell table:number-columns-repeated="9" table:style-name="ce96"/>
          <table:table-cell table:number-columns-repeated="16372"/>
        </table:table-row>
        <table:table-row table:style-name="ro14">
          <table:table-cell table:style-name="ce183"/>
          <table:table-cell table:style-name="ce131"/>
          <table:table-cell table:style-name="ce250"/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2" table:number-rows-spanned="1" table:style-name="ce353">
            <text:p>var.%</text:p>
          </table:table-cell>
          <table:covered-table-cell/>
          <table:table-cell table:style-name="ce131"/>
          <table:table-cell table:number-columns-repeated="16372" table:style-name="ce183"/>
        </table:table-row>
        <table:table-row table:style-name="ro15">
          <table:table-cell table:style-name="ce183"/>
          <table:table-cell table:style-name="ce131"/>
          <table:table-cell table:style-name="ce313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style-name="ce314">
            <text:p>mês homólogo</text:p>
          </table:table-cell>
          <table:table-cell office:value-type="string" table:style-name="ce314">
            <text:p>mês <text:s text:c="2"/>anterior</text:p>
          </table:table-cell>
          <table:table-cell table:style-name="ce131"/>
          <table:table-cell table:number-columns-repeated="16372" table:style-name="ce183"/>
        </table:table-row>
        <table:table-row table:style-name="ro29">
          <table:table-cell table:style-name="ce7"/>
          <table:table-cell table:number-columns-repeated="2" table:style-name="ce99"/>
          <table:table-cell table:style-name="ce212"/>
          <table:table-cell table:number-columns-repeated="8" table:style-name="ce99"/>
          <table:table-cell table:number-columns-repeated="16372" table:style-name="ce7"/>
        </table:table-row>
        <table:table-row table:style-name="ro1">
          <table:table-cell table:style-name="ce213"/>
          <table:table-cell table:style-name="ce221"/>
          <table:table-cell office:value-type="string" table:style-name="ce214">
            <text:p>PORTUGAL</text:p>
          </table:table-cell>
          <table:table-cell office:value-type="float" office:value="74521" table:style-name="ce215">
            <text:p>74 521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57803" table:style-name="ce217">
            <text:p>57 803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74218" table:style-name="ce217">
            <text:p>74 218</text:p>
          </table:table-cell>
          <table:table-cell office:value-type="float" office:value="99.999999999999986" table:style-name="ce216">
            <text:p>100,0<text:s text:c="4"/></text:p>
          </table:table-cell>
          <table:table-cell office:value-type="float" office:value="-0.40659679821794725" table:style-name="ce218">
            <text:p>-0,4<text:s text:c="3"/></text:p>
          </table:table-cell>
          <table:table-cell office:value-type="float" office:value="28.398180025258199" table:style-name="ce218">
            <text:p>+28,4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7"/>
          <table:table-cell table:style-name="ce99"/>
          <table:table-cell office:value-type="string" table:style-name="ce219">
            <text:p>CONTINENTE</text:p>
          </table:table-cell>
          <table:table-cell office:value-type="float" office:value="71121" table:style-name="ce215">
            <text:p>71 121</text:p>
          </table:table-cell>
          <table:table-cell office:value-type="float" office:value="95.437527676762258" table:style-name="ce216">
            <text:p>95,4<text:s text:c="4"/></text:p>
          </table:table-cell>
          <table:table-cell office:value-type="float" office:value="55447" table:style-name="ce217">
            <text:p>55 447</text:p>
          </table:table-cell>
          <table:table-cell office:value-type="float" office:value="95.92408698510458" table:style-name="ce216">
            <text:p>95,9<text:s text:c="4"/></text:p>
          </table:table-cell>
          <table:table-cell office:value-type="float" office:value="70326" table:style-name="ce217">
            <text:p>70 326</text:p>
          </table:table-cell>
          <table:table-cell office:value-type="float" office:value="94.755989113153134" table:style-name="ce216">
            <text:p>94,8<text:s text:c="4"/></text:p>
          </table:table-cell>
          <table:table-cell office:value-type="float" office:value="-1.1178133040874059" table:style-name="ce218">
            <text:p>-1,1<text:s text:c="3"/></text:p>
          </table:table-cell>
          <table:table-cell office:value-type="float" office:value="26.834634876548776" table:style-name="ce218">
            <text:p>+26,8<text:s text:c="3"/></text:p>
          </table:table-cell>
          <table:table-cell table:style-name="ce99"/>
          <table:table-cell table:number-columns-repeated="16372" table:style-name="ce7"/>
        </table:table-row>
        <table:table-row table:style-name="ro1">
          <table:table-cell table:style-name="ce213"/>
          <table:table-cell table:style-name="ce221"/>
          <table:table-cell office:value-type="string" table:style-name="ce221">
            <text:p>Norte</text:p>
          </table:table-cell>
          <table:table-cell office:value-type="float" office:value="24870" table:style-name="ce222">
            <text:p>24 870</text:p>
          </table:table-cell>
          <table:table-cell office:value-type="float" office:value="33.373143140859625" table:style-name="ce223">
            <text:p>33,4<text:s text:c="4"/></text:p>
          </table:table-cell>
          <table:table-cell office:value-type="float" office:value="19864" table:style-name="ce224">
            <text:p>19 864</text:p>
          </table:table-cell>
          <table:table-cell office:value-type="float" office:value="34.364998356486687" table:style-name="ce223">
            <text:p>34,4<text:s text:c="4"/></text:p>
          </table:table-cell>
          <table:table-cell office:value-type="float" office:value="24799" table:style-name="ce224">
            <text:p>24 799</text:p>
          </table:table-cell>
          <table:table-cell office:value-type="float" office:value="33.413727128189933" table:style-name="ce223">
            <text:p>33,4<text:s text:c="4"/></text:p>
          </table:table-cell>
          <table:table-cell office:value-type="float" office:value="-0.2854845195014093" table:style-name="ce225">
            <text:p>-0,3<text:s text:c="3"/></text:p>
          </table:table-cell>
          <table:table-cell office:value-type="float" office:value="24.843938783729371" table:style-name="ce225">
            <text:p>+24,8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221">
            <text:p>Centro</text:p>
          </table:table-cell>
          <table:table-cell office:value-type="float" office:value="11138" table:style-name="ce222">
            <text:p>11 138</text:p>
          </table:table-cell>
          <table:table-cell office:value-type="float" office:value="14.94612256947706" table:style-name="ce223">
            <text:p>14,9<text:s text:c="4"/></text:p>
          </table:table-cell>
          <table:table-cell office:value-type="float" office:value="8942" table:style-name="ce224">
            <text:p>8 942</text:p>
          </table:table-cell>
          <table:table-cell office:value-type="float" office:value="15.469785305260972" table:style-name="ce223">
            <text:p>15,5<text:s text:c="4"/></text:p>
          </table:table-cell>
          <table:table-cell office:value-type="float" office:value="10903" table:style-name="ce224">
            <text:p>10 903</text:p>
          </table:table-cell>
          <table:table-cell office:value-type="float" office:value="14.690506346169393" table:style-name="ce223">
            <text:p>14,7<text:s text:c="4"/></text:p>
          </table:table-cell>
          <table:table-cell office:value-type="float" office:value="-2.1098940563835527" table:style-name="ce225">
            <text:p>-2,1<text:s text:c="3"/></text:p>
          </table:table-cell>
          <table:table-cell office:value-type="float" office:value="21.930216953701631" table:style-name="ce225">
            <text:p>+21,9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221">
            <text:p>Lisboa V. Tejo</text:p>
          </table:table-cell>
          <table:table-cell office:value-type="float" office:value="25992" table:style-name="ce222">
            <text:p>25 992</text:p>
          </table:table-cell>
          <table:table-cell office:value-type="float" office:value="34.878759007528082" table:style-name="ce223">
            <text:p>34,9<text:s text:c="4"/></text:p>
          </table:table-cell>
          <table:table-cell office:value-type="float" office:value="19282" table:style-name="ce224">
            <text:p>19 282</text:p>
          </table:table-cell>
          <table:table-cell office:value-type="float" office:value="33.358130200854625" table:style-name="ce223">
            <text:p>33,4<text:s text:c="4"/></text:p>
          </table:table-cell>
          <table:table-cell office:value-type="float" office:value="25936" table:style-name="ce224">
            <text:p>25 936</text:p>
          </table:table-cell>
          <table:table-cell office:value-type="float" office:value="34.945700503920882" table:style-name="ce223">
            <text:p>34,9<text:s text:c="4"/></text:p>
          </table:table-cell>
          <table:table-cell office:value-type="float" office:value="-0.21545090797168598" table:style-name="ce225">
            <text:p>-0,2<text:s text:c="3"/></text:p>
          </table:table-cell>
          <table:table-cell office:value-type="float" office:value="34.508868374649921" table:style-name="ce225">
            <text:p>+34,5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221">
            <text:p>Alentejo</text:p>
          </table:table-cell>
          <table:table-cell office:value-type="float" office:value="4403" table:style-name="ce222">
            <text:p>4 403</text:p>
          </table:table-cell>
          <table:table-cell office:value-type="float" office:value="5.9084016585928802" table:style-name="ce223">
            <text:p>5,9<text:s text:c="4"/></text:p>
          </table:table-cell>
          <table:table-cell office:value-type="float" office:value="3114" table:style-name="ce224">
            <text:p>3 114</text:p>
          </table:table-cell>
          <table:table-cell office:value-type="float" office:value="5.3872636368354581" table:style-name="ce223">
            <text:p>5,4<text:s text:c="4"/></text:p>
          </table:table-cell>
          <table:table-cell office:value-type="float" office:value="4226" table:style-name="ce224">
            <text:p>4 226</text:p>
          </table:table-cell>
          <table:table-cell office:value-type="float" office:value="5.6940364871055538" table:style-name="ce223">
            <text:p>5,7<text:s text:c="4"/></text:p>
          </table:table-cell>
          <table:table-cell office:value-type="float" office:value="-4.0199863729275478" table:style-name="ce225">
            <text:p>-4,0<text:s text:c="3"/></text:p>
          </table:table-cell>
          <table:table-cell office:value-type="float" office:value="35.709698137443809" table:style-name="ce225">
            <text:p>+35,7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228">
            <text:p>Algarve</text:p>
          </table:table-cell>
          <table:table-cell office:value-type="float" office:value="4718" table:style-name="ce222">
            <text:p>4 718</text:p>
          </table:table-cell>
          <table:table-cell office:value-type="float" office:value="6.3311013003046117" table:style-name="ce223">
            <text:p>6,3<text:s text:c="4"/></text:p>
          </table:table-cell>
          <table:table-cell office:value-type="float" office:value="4245" table:style-name="ce224">
            <text:p>4 245</text:p>
          </table:table-cell>
          <table:table-cell office:value-type="float" office:value="7.3439094856668348" table:style-name="ce223">
            <text:p>7,3<text:s text:c="4"/></text:p>
          </table:table-cell>
          <table:table-cell office:value-type="float" office:value="4462" table:style-name="ce224">
            <text:p>4 462</text:p>
          </table:table-cell>
          <table:table-cell office:value-type="float" office:value="6.0120186477673876" table:style-name="ce223">
            <text:p>6,0<text:s text:c="4"/></text:p>
          </table:table-cell>
          <table:table-cell office:value-type="float" office:value="-5.4260279779567639" table:style-name="ce225">
            <text:p>-5,4<text:s text:c="3"/></text:p>
          </table:table-cell>
          <table:table-cell office:value-type="float" office:value="5.1118963486454589" table:style-name="ce225">
            <text:p>+5,1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214">
            <text:p>REG.AUTÓN.</text:p>
          </table:table-cell>
          <table:table-cell office:value-type="float" office:value="3400" table:style-name="ce215">
            <text:p>3 400</text:p>
          </table:table-cell>
          <table:table-cell office:value-type="float" office:value="4.5624723232377447" table:style-name="ce216">
            <text:p>4,6<text:s text:c="4"/></text:p>
          </table:table-cell>
          <table:table-cell office:value-type="float" office:value="2356" table:style-name="ce217">
            <text:p>2 356</text:p>
          </table:table-cell>
          <table:table-cell office:value-type="float" office:value="4.0759130148954208" table:style-name="ce216">
            <text:p>4,1<text:s text:c="4"/></text:p>
          </table:table-cell>
          <table:table-cell office:value-type="float" office:value="3892" table:style-name="ce217">
            <text:p>3 892</text:p>
          </table:table-cell>
          <table:table-cell office:value-type="float" office:value="5.2440108868468567" table:style-name="ce216">
            <text:p>5,2<text:s text:c="4"/></text:p>
          </table:table-cell>
          <table:table-cell office:value-type="float" office:value="14.47058823529413" table:style-name="ce218">
            <text:p>+14,5<text:s text:c="3"/></text:p>
          </table:table-cell>
          <table:table-cell office:value-type="float" office:value="65.195246179966034" table:style-name="ce218">
            <text:p>+65,2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315">
            <text:p>Açores</text:p>
          </table:table-cell>
          <table:table-cell office:value-type="float" office:value="1816" table:style-name="ce222">
            <text:p>1 816</text:p>
          </table:table-cell>
          <table:table-cell office:value-type="float" office:value="2.4368969820587485" table:style-name="ce223">
            <text:p>2,4<text:s text:c="4"/></text:p>
          </table:table-cell>
          <table:table-cell office:value-type="float" office:value="1317" table:style-name="ce224">
            <text:p>1 317</text:p>
          </table:table-cell>
          <table:table-cell office:value-type="float" office:value="2.2784284552704879" table:style-name="ce223">
            <text:p>2,3<text:s text:c="4"/></text:p>
          </table:table-cell>
          <table:table-cell office:value-type="float" office:value="2260" table:style-name="ce224">
            <text:p>2 260</text:p>
          </table:table-cell>
          <table:table-cell office:value-type="float" office:value="3.0450834029480718" table:style-name="ce223">
            <text:p>3,0<text:s text:c="4"/></text:p>
          </table:table-cell>
          <table:table-cell office:value-type="float" office:value="24.449339207048453" table:style-name="ce225">
            <text:p>+24,4<text:s text:c="3"/></text:p>
          </table:table-cell>
          <table:table-cell office:value-type="float" office:value="71.602126044039494" table:style-name="ce225">
            <text:p>+71,6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316">
            <text:p>Madeira</text:p>
          </table:table-cell>
          <table:table-cell office:value-type="float" office:value="1584" table:style-name="ce222">
            <text:p>1 584</text:p>
          </table:table-cell>
          <table:table-cell office:value-type="float" office:value="2.1255753411789966" table:style-name="ce223">
            <text:p>2,1<text:s text:c="4"/></text:p>
          </table:table-cell>
          <table:table-cell office:value-type="float" office:value="1039" table:style-name="ce224">
            <text:p>1 039</text:p>
          </table:table-cell>
          <table:table-cell office:value-type="float" office:value="1.7974845596249331" table:style-name="ce223">
            <text:p>1,8<text:s text:c="4"/></text:p>
          </table:table-cell>
          <table:table-cell office:value-type="float" office:value="1632" table:style-name="ce224">
            <text:p>1 632</text:p>
          </table:table-cell>
          <table:table-cell office:value-type="float" office:value="2.1989274838987849" table:style-name="ce223">
            <text:p>2,2<text:s text:c="4"/></text:p>
          </table:table-cell>
          <table:table-cell office:value-type="float" office:value="3.0303030303030312" table:style-name="ce225">
            <text:p>+3,0<text:s text:c="3"/></text:p>
          </table:table-cell>
          <table:table-cell office:value-type="float" office:value="57.074109720885474" table:style-name="ce225">
            <text:p>+57,1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22">
          <table:table-cell table:style-name="ce1"/>
          <table:table-cell table:style-name="ce96"/>
          <table:table-cell table:number-columns-repeated="9" table:style-name="ce317"/>
          <table:table-cell table:style-name="ce96"/>
          <table:table-cell table:number-columns-repeated="5" table:style-name="ce89"/>
          <table:table-cell table:number-columns-repeated="16367" table:style-name="ce1"/>
        </table:table-row>
        <table:table-row table:style-name="ro22">
          <table:table-cell table:style-name="ce1"/>
          <table:table-cell table:number-columns-repeated="11" table:style-name="ce96"/>
          <table:table-cell table:number-columns-repeated="5" table:style-name="ce89"/>
          <table:table-cell table:number-columns-repeated="16367" table:style-name="ce1"/>
        </table:table-row>
        <table:table-row table:style-name="ro6">
          <table:table-cell table:style-name="ce1"/>
          <table:table-cell office:value-type="string" table:number-columns-spanned="11" table:number-rows-spanned="1" table:style-name="ce354">
            <text:p>QUADRO IX - DESEMPREGADOS INSCRITOS SEGUNDO OS MOTIVOS DE INSCRIÇÃO POR REGIÕES</text:p>
          </table:table-cell>
          <table:covered-table-cell table:number-columns-repeated="10"/>
          <table:table-cell table:number-columns-repeated="5" table:style-name="ce89"/>
          <table:table-cell table:number-columns-repeated="16367" table:style-name="ce1"/>
        </table:table-row>
        <table:table-row table:style-name="ro6">
          <table:table-cell table:style-name="ce1"/>
          <table:table-cell office:value-type="string" table:number-columns-spanned="11" table:number-rows-spanned="1" table:style-name="ce248">
            <text:p>Movimento ao longo do mês - JANEIRO<text:s/><text:span text:style-name="T5"><text:s/></text:span>2014</text:p>
          </table:table-cell>
          <table:covered-table-cell table:number-columns-repeated="10"/>
          <table:table-cell table:number-columns-repeated="5" table:style-name="ce89"/>
          <table:table-cell table:number-columns-repeated="16367" table:style-name="ce1"/>
        </table:table-row>
        <table:table-row table:style-name="ro6">
          <table:table-cell table:style-name="ce1"/>
          <table:table-cell table:style-name="ce318"/>
          <table:table-cell table:number-columns-repeated="8" table:style-name="ce319"/>
          <table:table-cell table:style-name="ce96"/>
          <table:table-cell table:style-name="ce320"/>
          <table:table-cell table:number-columns-repeated="5" table:style-name="ce89"/>
          <table:table-cell table:number-columns-repeated="16367" table:style-name="ce1"/>
        </table:table-row>
        <table:table-row table:style-name="ro6">
          <table:table-cell table:style-name="ce1"/>
          <table:table-cell table:style-name="ce321"/>
          <table:table-cell office:value-type="string" table:style-name="ce322">
            <text:p>Ex</text:p>
          </table:table-cell>
          <table:table-cell office:value-type="string" table:style-name="ce323">
            <text:p>Fim de</text:p>
          </table:table-cell>
          <table:table-cell office:value-type="string" table:style-name="ce324">
            <text:p>Despedido</text:p>
          </table:table-cell>
          <table:table-cell office:value-type="string" table:style-name="ce323">
            <text:p>Despediu-se</text:p>
          </table:table-cell>
          <table:table-cell office:value-type="string" table:style-name="ce323">
            <text:p>Despedim.</text:p>
          </table:table-cell>
          <table:table-cell office:value-type="string" table:style-name="ce323">
            <text:p>Fim trab.</text:p>
          </table:table-cell>
          <table:table-cell office:value-type="string" table:style-name="ce323">
            <text:p>Outros</text:p>
          </table:table-cell>
          <table:table-cell office:value-type="string" table:style-name="ce323">
            <text:p>Trabalhava</text:p>
          </table:table-cell>
          <table:table-cell office:value-type="string" table:style-name="ce325">
            <text:p>Outros<text:s/><text:span text:style-name="T8">2</text:span></text:p>
          </table:table-cell>
          <table:table-cell office:value-type="string" table:style-name="ce326">
            <text:p>TOTAL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6">
          <table:table-cell table:style-name="ce1"/>
          <table:table-cell table:style-name="ce327"/>
          <table:table-cell office:value-type="string" table:style-name="ce328">
            <text:p>Estudantes</text:p>
          </table:table-cell>
          <table:table-cell office:value-type="string" table:style-name="ce329">
            <text:p>Formação</text:p>
          </table:table-cell>
          <table:table-cell table:style-name="ce330"/>
          <table:table-cell table:style-name="ce331"/>
          <table:table-cell office:value-type="string" table:style-name="ce331">
            <text:p>mút. acordo</text:p>
          </table:table-cell>
          <table:table-cell office:value-type="string" table:style-name="ce331">
            <text:p>não perm.</text:p>
          </table:table-cell>
          <table:table-cell office:value-type="string" table:style-name="ce331">
            <text:p>ex-inativos<text:span text:style-name="T8">1</text:span></text:p>
          </table:table-cell>
          <table:table-cell office:value-type="string" table:style-name="ce331">
            <text:p>conta próp.</text:p>
          </table:table-cell>
          <table:table-cell table:style-name="ce332"/>
          <table:table-cell table:style-name="ce328"/>
          <table:table-cell table:number-columns-repeated="5" table:style-name="ce89"/>
          <table:table-cell table:number-columns-repeated="16367" table:style-name="ce1"/>
        </table:table-row>
        <table:table-row table:style-name="ro20">
          <table:table-cell table:style-name="ce1"/>
          <table:table-cell office:value-type="string" table:style-name="ce333">
            <text:p><text:s/>CONTINENTE</text:p>
          </table:table-cell>
          <table:table-cell office:value-type="float" office:value="6204" table:style-name="ce334">
            <text:p>6 204<text:s text:c="4"/></text:p>
          </table:table-cell>
          <table:table-cell office:value-type="float" office:value="1338" table:style-name="ce334">
            <text:p>1 338<text:s text:c="4"/></text:p>
          </table:table-cell>
          <table:table-cell office:value-type="float" office:value="9178" table:style-name="ce334">
            <text:p>9 178<text:s text:c="4"/></text:p>
          </table:table-cell>
          <table:table-cell office:value-type="float" office:value="2650" table:style-name="ce334">
            <text:p>2 650<text:s text:c="4"/></text:p>
          </table:table-cell>
          <table:table-cell office:value-type="float" office:value="2581" table:style-name="ce334">
            <text:p>2 581<text:s text:c="4"/></text:p>
          </table:table-cell>
          <table:table-cell office:value-type="float" office:value="26297" table:style-name="ce334">
            <text:p>26 297<text:s text:c="4"/></text:p>
          </table:table-cell>
          <table:table-cell office:value-type="float" office:value="1731" table:style-name="ce334">
            <text:p>1 731<text:s text:c="4"/></text:p>
          </table:table-cell>
          <table:table-cell office:value-type="float" office:value="1497" table:style-name="ce334">
            <text:p>1 497<text:s text:c="4"/></text:p>
          </table:table-cell>
          <table:table-cell office:value-type="float" office:value="18850" table:style-name="ce334">
            <text:p>18 850<text:s text:c="4"/></text:p>
          </table:table-cell>
          <table:table-cell office:value-type="float" office:value="70326" table:style-name="ce334">
            <text:p>70 326<text:s text:c="4"/></text:p>
          </table:table-cell>
          <table:table-cell table:style-name="ce89"/>
          <table:table-cell table:style-name="ce335"/>
          <table:table-cell table:style-name="ce89"/>
          <table:table-cell table:style-name="ce336"/>
          <table:table-cell table:style-name="ce337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homólogo</text:p>
          </table:table-cell>
          <table:table-cell office:value-type="float" office:value="37.135278514588862" table:style-name="ce339">
            <text:p>+37,1<text:s text:c="5"/></text:p>
          </table:table-cell>
          <table:table-cell office:value-type="float" office:value="-31.839021905247066" table:style-name="ce339">
            <text:p>-31,8<text:s text:c="5"/></text:p>
          </table:table-cell>
          <table:table-cell office:value-type="float" office:value="-33.857019313923317" table:style-name="ce339">
            <text:p>-33,9<text:s text:c="5"/></text:p>
          </table:table-cell>
          <table:table-cell office:value-type="float" office:value="0.11333585190782003" table:style-name="ce339">
            <text:p>+0,1<text:s text:c="5"/></text:p>
          </table:table-cell>
          <table:table-cell office:value-type="float" office:value="-35.313283208020053" table:style-name="ce339">
            <text:p>-35,3<text:s text:c="5"/></text:p>
          </table:table-cell>
          <table:table-cell office:value-type="float" office:value="1.1111965549061864" table:style-name="ce339">
            <text:p>+1,1<text:s text:c="5"/></text:p>
          </table:table-cell>
          <table:table-cell office:value-type="float" office:value="-2.8619528619528722" table:style-name="ce339">
            <text:p>-2,9<text:s text:c="5"/></text:p>
          </table:table-cell>
          <table:table-cell office:value-type="float" office:value="-14.79795105293114" table:style-name="ce339">
            <text:p>-14,8<text:s text:c="5"/></text:p>
          </table:table-cell>
          <table:table-cell office:value-type="float" office:value="29.339920406202822" table:style-name="ce340">
            <text:p>+29,3<text:s text:c="5"/></text:p>
          </table:table-cell>
          <table:table-cell office:value-type="float" office:value="-1.1178133040874059" table:style-name="ce340">
            <text:p>-1,1<text:s text:c="5"/></text:p>
          </table:table-cell>
          <table:table-cell table:number-columns-repeated="3" table:style-name="ce89"/>
          <table:table-cell table:style-name="ce341"/>
          <table:table-cell table:style-name="ce337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anterior</text:p>
          </table:table-cell>
          <table:table-cell office:value-type="float" office:value="38.050734312416552" table:style-name="ce339">
            <text:p>+38,1<text:s text:c="5"/></text:p>
          </table:table-cell>
          <table:table-cell office:value-type="float" office:value="51.528878822197044" table:style-name="ce339">
            <text:p>+51,5<text:s text:c="5"/></text:p>
          </table:table-cell>
          <table:table-cell office:value-type="float" office:value="43.026336294218481" table:style-name="ce339">
            <text:p>+43,0<text:s text:c="5"/></text:p>
          </table:table-cell>
          <table:table-cell office:value-type="float" office:value="41.107561235356769" table:style-name="ce339">
            <text:p>+41,1<text:s text:c="5"/></text:p>
          </table:table-cell>
          <table:table-cell office:value-type="float" office:value="49.970947123765256" table:style-name="ce339">
            <text:p>+50,0<text:s text:c="5"/></text:p>
          </table:table-cell>
          <table:table-cell office:value-type="float" office:value="6.3149383464726156" table:style-name="ce339">
            <text:p>+6,3<text:s text:c="5"/></text:p>
          </table:table-cell>
          <table:table-cell office:value-type="float" office:value="66.602502406159772" table:style-name="ce339">
            <text:p>+66,6<text:s text:c="5"/></text:p>
          </table:table-cell>
          <table:table-cell office:value-type="float" office:value="54.648760330578511" table:style-name="ce339">
            <text:p>+54,6<text:s text:c="5"/></text:p>
          </table:table-cell>
          <table:table-cell office:value-type="float" office:value="41.6015625" table:style-name="ce339">
            <text:p>+41,6<text:s text:c="5"/></text:p>
          </table:table-cell>
          <table:table-cell office:value-type="float" office:value="26.834634876548776" table:style-name="ce339">
            <text:p>+26,8<text:s text:c="5"/></text:p>
          </table:table-cell>
          <table:table-cell table:number-columns-repeated="3" table:style-name="ce89"/>
          <table:table-cell table:style-name="ce341"/>
          <table:table-cell table:style-name="ce337"/>
          <table:table-cell table:number-columns-repeated="16367" table:style-name="ce1"/>
        </table:table-row>
        <table:table-row table:style-name="ro20">
          <table:table-cell table:style-name="ce1"/>
          <table:table-cell office:value-type="string" table:style-name="ce200">
            <text:p><text:s/>NORTE</text:p>
          </table:table-cell>
          <table:table-cell office:value-type="float" office:value="2491" table:style-name="ce342">
            <text:p>2 491<text:s text:c="4"/></text:p>
          </table:table-cell>
          <table:table-cell office:value-type="float" office:value="517" table:style-name="ce342">
            <text:p><text:s/>517<text:s text:c="4"/></text:p>
          </table:table-cell>
          <table:table-cell office:value-type="float" office:value="3947" table:style-name="ce342">
            <text:p>3 947<text:s text:c="4"/></text:p>
          </table:table-cell>
          <table:table-cell office:value-type="float" office:value="1009" table:style-name="ce342">
            <text:p>1 009<text:s text:c="4"/></text:p>
          </table:table-cell>
          <table:table-cell office:value-type="float" office:value="926" table:style-name="ce342">
            <text:p><text:s/>926<text:s text:c="4"/></text:p>
          </table:table-cell>
          <table:table-cell office:value-type="float" office:value="7555" table:style-name="ce342">
            <text:p>7 555<text:s text:c="4"/></text:p>
          </table:table-cell>
          <table:table-cell office:value-type="float" office:value="703" table:style-name="ce342">
            <text:p><text:s/>703<text:s text:c="4"/></text:p>
          </table:table-cell>
          <table:table-cell office:value-type="float" office:value="512" table:style-name="ce342">
            <text:p><text:s/>512<text:s text:c="4"/></text:p>
          </table:table-cell>
          <table:table-cell office:value-type="float" office:value="7139" table:style-name="ce342">
            <text:p>7 139<text:s text:c="4"/></text:p>
          </table:table-cell>
          <table:table-cell office:value-type="float" office:value="24799" table:style-name="ce342">
            <text:p>24 799<text:s text:c="4"/></text:p>
          </table:table-cell>
          <table:table-cell table:number-columns-repeated="2" table:style-name="ce89"/>
          <table:table-cell table:style-name="ce246"/>
          <table:table-cell table:style-name="ce341"/>
          <table:table-cell table:style-name="ce337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homólogo</text:p>
          </table:table-cell>
          <table:table-cell office:value-type="float" office:value="31.451187335092357" table:style-name="ce339">
            <text:p>+31,5<text:s text:c="5"/></text:p>
          </table:table-cell>
          <table:table-cell office:value-type="float" office:value="-33.117723156532989" table:style-name="ce339">
            <text:p>-33,1<text:s text:c="5"/></text:p>
          </table:table-cell>
          <table:table-cell office:value-type="float" office:value="-26.785383045817099" table:style-name="ce339">
            <text:p>-26,8<text:s text:c="5"/></text:p>
          </table:table-cell>
          <table:table-cell office:value-type="float" office:value="9.6739130434782652" table:style-name="ce339">
            <text:p>+9,7<text:s text:c="5"/></text:p>
          </table:table-cell>
          <table:table-cell office:value-type="float" office:value="-32.507288629737602" table:style-name="ce339">
            <text:p>-32,5<text:s text:c="5"/></text:p>
          </table:table-cell>
          <table:table-cell office:value-type="float" office:value="3.1821906582900823" table:style-name="ce339">
            <text:p>+3,2<text:s text:c="5"/></text:p>
          </table:table-cell>
          <table:table-cell office:value-type="float" office:value="-0.56577086280056221" table:style-name="ce339">
            <text:p>-0,6<text:s text:c="5"/></text:p>
          </table:table-cell>
          <table:table-cell office:value-type="float" office:value="-6.7395264116575646" table:style-name="ce339">
            <text:p>-6,7<text:s text:c="5"/></text:p>
          </table:table-cell>
          <table:table-cell office:value-type="float" office:value="20.164955394714696" table:style-name="ce340">
            <text:p>+20,2<text:s text:c="5"/></text:p>
          </table:table-cell>
          <table:table-cell office:value-type="float" office:value="-0.2854845195014093" table:style-name="ce339">
            <text:p>-0,3<text:s text:c="5"/></text:p>
          </table:table-cell>
          <table:table-cell table:number-columns-repeated="2" table:style-name="ce89"/>
          <table:table-cell table:style-name="ce246"/>
          <table:table-cell table:style-name="ce341"/>
          <table:table-cell table:style-name="ce337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anterior</text:p>
          </table:table-cell>
          <table:table-cell office:value-type="float" office:value="34.940411700975091" table:style-name="ce339">
            <text:p>+34,9<text:s text:c="5"/></text:p>
          </table:table-cell>
          <table:table-cell office:value-type="float" office:value="47.293447293447286" table:style-name="ce339">
            <text:p>+47,3<text:s text:c="5"/></text:p>
          </table:table-cell>
          <table:table-cell office:value-type="float" office:value="42.18299711815564" table:style-name="ce339">
            <text:p>+42,2<text:s text:c="5"/></text:p>
          </table:table-cell>
          <table:table-cell office:value-type="float" office:value="44.349070100143052" table:style-name="ce339">
            <text:p>+44,3<text:s text:c="5"/></text:p>
          </table:table-cell>
          <table:table-cell office:value-type="float" office:value="47.923322683706061" table:style-name="ce339">
            <text:p>+47,9<text:s text:c="5"/></text:p>
          </table:table-cell>
          <table:table-cell office:value-type="float" office:value="3.2526991936586001" table:style-name="ce339">
            <text:p>+3,3<text:s text:c="5"/></text:p>
          </table:table-cell>
          <table:table-cell office:value-type="float" office:value="52.164502164502181" table:style-name="ce339">
            <text:p>+52,2<text:s text:c="5"/></text:p>
          </table:table-cell>
          <table:table-cell office:value-type="float" office:value="53.753753753753756" table:style-name="ce339">
            <text:p>+53,8<text:s text:c="5"/></text:p>
          </table:table-cell>
          <table:table-cell office:value-type="float" office:value="30.894756142280897" table:style-name="ce339">
            <text:p>+30,9<text:s text:c="5"/></text:p>
          </table:table-cell>
          <table:table-cell office:value-type="float" office:value="24.843938783729371" table:style-name="ce339">
            <text:p>+24,8<text:s text:c="5"/></text:p>
          </table:table-cell>
          <table:table-cell table:number-columns-repeated="3" table:style-name="ce89"/>
          <table:table-cell table:style-name="ce341"/>
          <table:table-cell table:style-name="ce337"/>
          <table:table-cell table:number-columns-repeated="16367" table:style-name="ce1"/>
        </table:table-row>
        <table:table-row table:style-name="ro20">
          <table:table-cell table:style-name="ce1"/>
          <table:table-cell office:value-type="string" table:style-name="ce343">
            <text:p><text:s/>CENTRO</text:p>
          </table:table-cell>
          <table:table-cell office:value-type="float" office:value="1016" table:style-name="ce342">
            <text:p>1 016<text:s text:c="4"/></text:p>
          </table:table-cell>
          <table:table-cell office:value-type="float" office:value="269" table:style-name="ce342">
            <text:p><text:s/>269<text:s text:c="4"/></text:p>
          </table:table-cell>
          <table:table-cell office:value-type="float" office:value="1220" table:style-name="ce342">
            <text:p>1 220<text:s text:c="4"/></text:p>
          </table:table-cell>
          <table:table-cell office:value-type="float" office:value="545" table:style-name="ce342">
            <text:p><text:s/>545<text:s text:c="4"/></text:p>
          </table:table-cell>
          <table:table-cell office:value-type="float" office:value="382" table:style-name="ce342">
            <text:p><text:s/>382<text:s text:c="4"/></text:p>
          </table:table-cell>
          <table:table-cell office:value-type="float" office:value="3833" table:style-name="ce342">
            <text:p>3 833<text:s text:c="4"/></text:p>
          </table:table-cell>
          <table:table-cell office:value-type="float" office:value="278" table:style-name="ce342">
            <text:p><text:s/>278<text:s text:c="4"/></text:p>
          </table:table-cell>
          <table:table-cell office:value-type="float" office:value="266" table:style-name="ce342">
            <text:p><text:s/>266<text:s text:c="4"/></text:p>
          </table:table-cell>
          <table:table-cell office:value-type="float" office:value="3094" table:style-name="ce342">
            <text:p>3 094<text:s text:c="4"/></text:p>
          </table:table-cell>
          <table:table-cell office:value-type="float" office:value="10903" table:style-name="ce342">
            <text:p>10 903<text:s text:c="4"/></text:p>
          </table:table-cell>
          <table:table-cell table:number-columns-repeated="3" table:style-name="ce89"/>
          <table:table-cell table:style-name="ce341"/>
          <table:table-cell table:style-name="ce337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homólogo</text:p>
          </table:table-cell>
          <table:table-cell office:value-type="float" office:value="24.662576687116555" table:style-name="ce339">
            <text:p>+24,7<text:s text:c="5"/></text:p>
          </table:table-cell>
          <table:table-cell office:value-type="float" office:value="-24.860335195530723" table:style-name="ce339">
            <text:p>-24,9<text:s text:c="5"/></text:p>
          </table:table-cell>
          <table:table-cell office:value-type="float" office:value="-37.818552497451584" table:style-name="ce339">
            <text:p>-37,8<text:s text:c="5"/></text:p>
          </table:table-cell>
          <table:table-cell office:value-type="float" office:value="5.4158607350096872" table:style-name="ce339">
            <text:p>+5,4<text:s text:c="5"/></text:p>
          </table:table-cell>
          <table:table-cell office:value-type="float" office:value="-35.690235690235696" table:style-name="ce339">
            <text:p>-35,7<text:s text:c="5"/></text:p>
          </table:table-cell>
          <table:table-cell office:value-type="float" office:value="0.86842105263158942" table:style-name="ce339">
            <text:p>+0,9<text:s text:c="5"/></text:p>
          </table:table-cell>
          <table:table-cell office:value-type="float" office:value="-15.243902439024396" table:style-name="ce339">
            <text:p>-15,2<text:s text:c="5"/></text:p>
          </table:table-cell>
          <table:table-cell office:value-type="float" office:value="-22.448979591836732" table:style-name="ce339">
            <text:p>-22,4<text:s text:c="5"/></text:p>
          </table:table-cell>
          <table:table-cell office:value-type="float" office:value="27.798430400660877" table:style-name="ce340">
            <text:p>+27,8<text:s text:c="5"/></text:p>
          </table:table-cell>
          <table:table-cell office:value-type="float" office:value="-2.1098940563835527" table:style-name="ce339">
            <text:p>-2,1<text:s text:c="5"/></text:p>
          </table:table-cell>
          <table:table-cell table:number-columns-repeated="3" table:style-name="ce89"/>
          <table:table-cell table:style-name="ce341"/>
          <table:table-cell table:style-name="ce337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anterior</text:p>
          </table:table-cell>
          <table:table-cell office:value-type="float" office:value="28.445006321112515" table:style-name="ce339">
            <text:p>+28,4<text:s text:c="5"/></text:p>
          </table:table-cell>
          <table:table-cell office:value-type="float" office:value="56.395348837209298" table:style-name="ce339">
            <text:p>+56,4<text:s text:c="5"/></text:p>
          </table:table-cell>
          <table:table-cell office:value-type="float" office:value="44.208037825059108" table:style-name="ce339">
            <text:p>+44,2<text:s text:c="5"/></text:p>
          </table:table-cell>
          <table:table-cell office:value-type="float" office:value="52.661064425770292" table:style-name="ce339">
            <text:p>+52,7<text:s text:c="5"/></text:p>
          </table:table-cell>
          <table:table-cell office:value-type="float" office:value="66.812227074235807" table:style-name="ce339">
            <text:p>+66,8<text:s text:c="5"/></text:p>
          </table:table-cell>
          <table:table-cell office:value-type="float" office:value="-1.6422889402104204" table:style-name="ce339">
            <text:p>-1,6<text:s text:c="5"/></text:p>
          </table:table-cell>
          <table:table-cell office:value-type="float" office:value="73.75" table:style-name="ce339">
            <text:p>+73,8<text:s text:c="5"/></text:p>
          </table:table-cell>
          <table:table-cell office:value-type="float" office:value="59.281437125748482" table:style-name="ce339">
            <text:p>+59,3<text:s text:c="5"/></text:p>
          </table:table-cell>
          <table:table-cell office:value-type="float" office:value="33.189840723202735" table:style-name="ce339">
            <text:p>+33,2<text:s text:c="5"/></text:p>
          </table:table-cell>
          <table:table-cell office:value-type="float" office:value="21.930216953701631" table:style-name="ce339">
            <text:p>+21,9<text:s text:c="5"/></text:p>
          </table:table-cell>
          <table:table-cell table:number-columns-repeated="3" table:style-name="ce89"/>
          <table:table-cell table:style-name="ce341"/>
          <table:table-cell table:style-name="ce337"/>
          <table:table-cell table:number-columns-repeated="16367" table:style-name="ce1"/>
        </table:table-row>
        <table:table-row table:style-name="ro20">
          <table:table-cell table:style-name="ce1"/>
          <table:table-cell office:value-type="string" table:style-name="ce343">
            <text:p><text:s/>LISBOA V. TEJO</text:p>
          </table:table-cell>
          <table:table-cell office:value-type="float" office:value="2180" table:style-name="ce342">
            <text:p>2 180<text:s text:c="4"/></text:p>
          </table:table-cell>
          <table:table-cell office:value-type="float" office:value="406" table:style-name="ce342">
            <text:p><text:s/>406<text:s text:c="4"/></text:p>
          </table:table-cell>
          <table:table-cell office:value-type="float" office:value="3150" table:style-name="ce342">
            <text:p>3 150<text:s text:c="4"/></text:p>
          </table:table-cell>
          <table:table-cell office:value-type="float" office:value="912" table:style-name="ce342">
            <text:p><text:s/>912<text:s text:c="4"/></text:p>
          </table:table-cell>
          <table:table-cell office:value-type="float" office:value="1151" table:style-name="ce342">
            <text:p>1 151<text:s text:c="4"/></text:p>
          </table:table-cell>
          <table:table-cell office:value-type="float" office:value="10527" table:style-name="ce342">
            <text:p>10 527<text:s text:c="4"/></text:p>
          </table:table-cell>
          <table:table-cell office:value-type="float" office:value="558" table:style-name="ce342">
            <text:p><text:s/>558<text:s text:c="4"/></text:p>
          </table:table-cell>
          <table:table-cell office:value-type="float" office:value="546" table:style-name="ce342">
            <text:p><text:s/>546<text:s text:c="4"/></text:p>
          </table:table-cell>
          <table:table-cell office:value-type="float" office:value="6506" table:style-name="ce342">
            <text:p>6 506<text:s text:c="4"/></text:p>
          </table:table-cell>
          <table:table-cell office:value-type="float" office:value="25936" table:style-name="ce342">
            <text:p>25 936<text:s text:c="4"/></text:p>
          </table:table-cell>
          <table:table-cell table:number-columns-repeated="3" table:style-name="ce89"/>
          <table:table-cell table:style-name="ce341"/>
          <table:table-cell table:style-name="ce337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homólogo</text:p>
          </table:table-cell>
          <table:table-cell office:value-type="float" office:value="50.656530753282652" table:style-name="ce339">
            <text:p>+50,7<text:s text:c="5"/></text:p>
          </table:table-cell>
          <table:table-cell office:value-type="float" office:value="-35.143769968051117" table:style-name="ce339">
            <text:p>-35,1<text:s text:c="5"/></text:p>
          </table:table-cell>
          <table:table-cell office:value-type="float" office:value="-36.389337641357024" table:style-name="ce339">
            <text:p>-36,4<text:s text:c="5"/></text:p>
          </table:table-cell>
          <table:table-cell office:value-type="float" office:value="-9.4339622641509351" table:style-name="ce339">
            <text:p>-9,4<text:s text:c="5"/></text:p>
          </table:table-cell>
          <table:table-cell office:value-type="float" office:value="-36.479028697571749" table:style-name="ce339">
            <text:p>-36,5<text:s text:c="5"/></text:p>
          </table:table-cell>
          <table:table-cell office:value-type="float" office:value="0" table:style-name="ce339">
            <text:p>+0,0<text:s text:c="5"/></text:p>
          </table:table-cell>
          <table:table-cell office:value-type="float" office:value="3.5250463821892453" table:style-name="ce339">
            <text:p>+3,5<text:s text:c="5"/></text:p>
          </table:table-cell>
          <table:table-cell office:value-type="float" office:value="-13.880126182965299" table:style-name="ce339">
            <text:p>-13,9<text:s text:c="5"/></text:p>
          </table:table-cell>
          <table:table-cell office:value-type="float" office:value="46.267985611510795" table:style-name="ce340">
            <text:p>+46,3<text:s text:c="5"/></text:p>
          </table:table-cell>
          <table:table-cell office:value-type="float" office:value="-0.21545090797168598" table:style-name="ce339">
            <text:p>-0,2<text:s text:c="5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anterior</text:p>
          </table:table-cell>
          <table:table-cell office:value-type="float" office:value="47.796610169491515" table:style-name="ce339">
            <text:p>+47,8<text:s text:c="5"/></text:p>
          </table:table-cell>
          <table:table-cell office:value-type="float" office:value="54.372623574144484" table:style-name="ce339">
            <text:p>+54,4<text:s text:c="5"/></text:p>
          </table:table-cell>
          <table:table-cell office:value-type="float" office:value="49.928605425987627" table:style-name="ce339">
            <text:p>+49,9<text:s text:c="5"/></text:p>
          </table:table-cell>
          <table:table-cell office:value-type="float" office:value="31.41210374639769" table:style-name="ce339">
            <text:p>+31,4<text:s text:c="5"/></text:p>
          </table:table-cell>
          <table:table-cell office:value-type="float" office:value="49.674902470741216" table:style-name="ce339">
            <text:p>+49,7<text:s text:c="5"/></text:p>
          </table:table-cell>
          <table:table-cell office:value-type="float" office:value="16.423357664233578" table:style-name="ce339">
            <text:p>+16,4<text:s text:c="5"/></text:p>
          </table:table-cell>
          <table:table-cell office:value-type="float" office:value="82.35294117647058" table:style-name="ce339">
            <text:p>+82,4<text:s text:c="5"/></text:p>
          </table:table-cell>
          <table:table-cell office:value-type="float" office:value="66.463414634146346" table:style-name="ce339">
            <text:p>+66,5<text:s text:c="5"/></text:p>
          </table:table-cell>
          <table:table-cell office:value-type="float" office:value="51.161710037174714" table:style-name="ce339">
            <text:p>+51,2<text:s text:c="5"/></text:p>
          </table:table-cell>
          <table:table-cell office:value-type="float" office:value="34.508868374649921" table:style-name="ce339">
            <text:p>+34,5<text:s text:c="5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20">
          <table:table-cell table:style-name="ce1"/>
          <table:table-cell office:value-type="string" table:style-name="ce200">
            <text:p><text:s/>ALENTEJO</text:p>
          </table:table-cell>
          <table:table-cell office:value-type="float" office:value="266" table:style-name="ce342">
            <text:p><text:s/>266<text:s text:c="4"/></text:p>
          </table:table-cell>
          <table:table-cell office:value-type="float" office:value="98" table:style-name="ce342">
            <text:p><text:s/>98<text:s text:c="4"/></text:p>
          </table:table-cell>
          <table:table-cell office:value-type="float" office:value="426" table:style-name="ce342">
            <text:p><text:s/>426<text:s text:c="4"/></text:p>
          </table:table-cell>
          <table:table-cell office:value-type="float" office:value="94" table:style-name="ce342">
            <text:p><text:s/>94<text:s text:c="4"/></text:p>
          </table:table-cell>
          <table:table-cell office:value-type="float" office:value="58" table:style-name="ce342">
            <text:p><text:s/>58<text:s text:c="4"/></text:p>
          </table:table-cell>
          <table:table-cell office:value-type="float" office:value="2142" table:style-name="ce342">
            <text:p>2 142<text:s text:c="4"/></text:p>
          </table:table-cell>
          <table:table-cell office:value-type="float" office:value="133" table:style-name="ce342">
            <text:p><text:s/>133<text:s text:c="4"/></text:p>
          </table:table-cell>
          <table:table-cell office:value-type="float" office:value="110" table:style-name="ce342">
            <text:p><text:s/>110<text:s text:c="4"/></text:p>
          </table:table-cell>
          <table:table-cell office:value-type="float" office:value="899" table:style-name="ce342">
            <text:p><text:s/>899<text:s text:c="4"/></text:p>
          </table:table-cell>
          <table:table-cell office:value-type="float" office:value="4226" table:style-name="ce342">
            <text:p>4 226<text:s text:c="4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homólogo</text:p>
          </table:table-cell>
          <table:table-cell office:value-type="float" office:value="27.884615384615373" table:style-name="ce339">
            <text:p>+27,9<text:s text:c="5"/></text:p>
          </table:table-cell>
          <table:table-cell office:value-type="float" office:value="-21.599999999999994" table:style-name="ce339">
            <text:p>-21,6<text:s text:c="5"/></text:p>
          </table:table-cell>
          <table:table-cell office:value-type="float" office:value="-48.238153098420412" table:style-name="ce339">
            <text:p>-48,2<text:s text:c="5"/></text:p>
          </table:table-cell>
          <table:table-cell office:value-type="float" office:value="9.3023255813953369" table:style-name="ce339">
            <text:p>+9,3<text:s text:c="5"/></text:p>
          </table:table-cell>
          <table:table-cell office:value-type="float" office:value="-22.666666666666671" table:style-name="ce339">
            <text:p>-22,7<text:s text:c="5"/></text:p>
          </table:table-cell>
          <table:table-cell office:value-type="float" office:value="1.4684983420180089" table:style-name="ce339">
            <text:p>+1,5<text:s text:c="5"/></text:p>
          </table:table-cell>
          <table:table-cell office:value-type="float" office:value="12.711864406779668" table:style-name="ce339">
            <text:p>+12,7<text:s text:c="5"/></text:p>
          </table:table-cell>
          <table:table-cell office:value-type="float" office:value="-20.289855072463766" table:style-name="ce339">
            <text:p>-20,3<text:s text:c="5"/></text:p>
          </table:table-cell>
          <table:table-cell office:value-type="float" office:value="25.034770514603608" table:style-name="ce340">
            <text:p>+25,0<text:s text:c="5"/></text:p>
          </table:table-cell>
          <table:table-cell office:value-type="float" office:value="-4.0199863729275478" table:style-name="ce339">
            <text:p>-4,0<text:s text:c="5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anterior</text:p>
          </table:table-cell>
          <table:table-cell office:value-type="float" office:value="22.018348623853214" table:style-name="ce339">
            <text:p>+22,0<text:s text:c="5"/></text:p>
          </table:table-cell>
          <table:table-cell office:value-type="float" office:value="92.156862745098039" table:style-name="ce339">
            <text:p>+92,2<text:s text:c="5"/></text:p>
          </table:table-cell>
          <table:table-cell office:value-type="float" office:value="35.238095238095241" table:style-name="ce339">
            <text:p>+35,2<text:s text:c="5"/></text:p>
          </table:table-cell>
          <table:table-cell office:value-type="float" office:value="100" table:style-name="ce339">
            <text:p>+100,0<text:s text:c="5"/></text:p>
          </table:table-cell>
          <table:table-cell office:value-type="float" office:value="34.883720930232556" table:style-name="ce339">
            <text:p>+34,9<text:s text:c="5"/></text:p>
          </table:table-cell>
          <table:table-cell office:value-type="float" office:value="22.190530519110112" table:style-name="ce339">
            <text:p>+22,2<text:s text:c="5"/></text:p>
          </table:table-cell>
          <table:table-cell office:value-type="float" office:value="104.61538461538458" table:style-name="ce339">
            <text:p>+104,6<text:s text:c="5"/></text:p>
          </table:table-cell>
          <table:table-cell office:value-type="float" office:value="34.146341463414643" table:style-name="ce339">
            <text:p>+34,1<text:s text:c="5"/></text:p>
          </table:table-cell>
          <table:table-cell office:value-type="float" office:value="66.481481481481467" table:style-name="ce339">
            <text:p>+66,5<text:s text:c="5"/></text:p>
          </table:table-cell>
          <table:table-cell office:value-type="float" office:value="35.709698137443809" table:style-name="ce339">
            <text:p>+35,7<text:s text:c="5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20">
          <table:table-cell table:style-name="ce1"/>
          <table:table-cell office:value-type="string" table:style-name="ce200">
            <text:p><text:s/>ALGARVE</text:p>
          </table:table-cell>
          <table:table-cell office:value-type="float" office:value="251" table:style-name="ce342">
            <text:p><text:s/>251<text:s text:c="4"/></text:p>
          </table:table-cell>
          <table:table-cell office:value-type="float" office:value="48" table:style-name="ce342">
            <text:p><text:s/>48<text:s text:c="4"/></text:p>
          </table:table-cell>
          <table:table-cell office:value-type="float" office:value="435" table:style-name="ce342">
            <text:p><text:s/>435<text:s text:c="4"/></text:p>
          </table:table-cell>
          <table:table-cell office:value-type="float" office:value="90" table:style-name="ce342">
            <text:p><text:s/>90<text:s text:c="4"/></text:p>
          </table:table-cell>
          <table:table-cell office:value-type="float" office:value="64" table:style-name="ce342">
            <text:p><text:s/>64<text:s text:c="4"/></text:p>
          </table:table-cell>
          <table:table-cell office:value-type="float" office:value="2240" table:style-name="ce342">
            <text:p>2 240<text:s text:c="4"/></text:p>
          </table:table-cell>
          <table:table-cell office:value-type="float" office:value="59" table:style-name="ce342">
            <text:p><text:s/>59<text:s text:c="4"/></text:p>
          </table:table-cell>
          <table:table-cell office:value-type="float" office:value="63" table:style-name="ce342">
            <text:p><text:s/>63<text:s text:c="4"/></text:p>
          </table:table-cell>
          <table:table-cell office:value-type="float" office:value="1212" table:style-name="ce342">
            <text:p>1 212<text:s text:c="4"/></text:p>
          </table:table-cell>
          <table:table-cell office:value-type="float" office:value="4462" table:style-name="ce342">
            <text:p>4 462<text:s text:c="4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homólogo</text:p>
          </table:table-cell>
          <table:table-cell office:value-type="float" office:value="57.861635220125805" table:style-name="ce339">
            <text:p>+57,9<text:s text:c="5"/></text:p>
          </table:table-cell>
          <table:table-cell office:value-type="float" office:value="-40.740740740740748" table:style-name="ce339">
            <text:p>-40,7<text:s text:c="5"/></text:p>
          </table:table-cell>
          <table:table-cell office:value-type="float" office:value="-41.844919786096256" table:style-name="ce339">
            <text:p>-41,8<text:s text:c="5"/></text:p>
          </table:table-cell>
          <table:table-cell office:value-type="float" office:value="-23.076923076923066" table:style-name="ce339">
            <text:p>-23,1<text:s text:c="5"/></text:p>
          </table:table-cell>
          <table:table-cell office:value-type="float" office:value="-53.284671532846716" table:style-name="ce339">
            <text:p>-53,3<text:s text:c="5"/></text:p>
          </table:table-cell>
          <table:table-cell office:value-type="float" office:value="-0.35587188612099396" table:style-name="ce339">
            <text:p>-0,4<text:s text:c="5"/></text:p>
          </table:table-cell>
          <table:table-cell office:value-type="float" office:value="-34.444444444444443" table:style-name="ce339">
            <text:p>-34,4<text:s text:c="5"/></text:p>
          </table:table-cell>
          <table:table-cell office:value-type="float" office:value="-32.258064516129039" table:style-name="ce339">
            <text:p>-32,3<text:s text:c="5"/></text:p>
          </table:table-cell>
          <table:table-cell office:value-type="float" office:value="15.980861244019138" table:style-name="ce340">
            <text:p>+16,0<text:s text:c="5"/></text:p>
          </table:table-cell>
          <table:table-cell office:value-type="float" office:value="-5.4260279779567639" table:style-name="ce339">
            <text:p>-5,4<text:s text:c="5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19">
          <table:table-cell table:style-name="ce1"/>
          <table:table-cell office:value-type="string" table:style-name="ce338">
            <text:p>var.%mês anterior</text:p>
          </table:table-cell>
          <table:table-cell office:value-type="float" office:value="53.048780487804891" table:style-name="ce339">
            <text:p>+53,0<text:s text:c="5"/></text:p>
          </table:table-cell>
          <table:table-cell office:value-type="float" office:value="4.3478260869565162" table:style-name="ce339">
            <text:p>+4,3<text:s text:c="5"/></text:p>
          </table:table-cell>
          <table:table-cell office:value-type="float" office:value="14.775725593667559" table:style-name="ce339">
            <text:p>+14,8<text:s text:c="5"/></text:p>
          </table:table-cell>
          <table:table-cell office:value-type="float" office:value="11.111111111111114" table:style-name="ce339">
            <text:p>+11,1<text:s text:c="5"/></text:p>
          </table:table-cell>
          <table:table-cell office:value-type="float" office:value="18.518518518518505" table:style-name="ce339">
            <text:p>+18,5<text:s text:c="5"/></text:p>
          </table:table-cell>
          <table:table-cell office:value-type="float" office:value="-17.828319882611893" table:style-name="ce339">
            <text:p>-17,8<text:s text:c="5"/></text:p>
          </table:table-cell>
          <table:table-cell office:value-type="float" office:value="28.260869565217376" table:style-name="ce339">
            <text:p>+28,3<text:s text:c="5"/></text:p>
          </table:table-cell>
          <table:table-cell office:value-type="float" office:value="8.6206896551724128" table:style-name="ce339">
            <text:p>+8,6<text:s text:c="5"/></text:p>
          </table:table-cell>
          <table:table-cell office:value-type="float" office:value="75.397973950795944" table:style-name="ce339">
            <text:p>+75,4<text:s text:c="5"/></text:p>
          </table:table-cell>
          <table:table-cell office:value-type="float" office:value="5.1118963486454589" table:style-name="ce339">
            <text:p>+5,1<text:s text:c="5"/></text:p>
          </table:table-cell>
          <table:table-cell table:style-name="ce89"/>
          <table:table-cell table:style-name="ce335"/>
          <table:table-cell table:number-columns-repeated="3" table:style-name="ce89"/>
          <table:table-cell table:number-columns-repeated="16367" table:style-name="ce1"/>
        </table:table-row>
        <table:table-row table:style-name="ro32">
          <table:table-cell table:style-name="ce1"/>
          <table:table-cell table:style-name="ce344"/>
          <table:table-cell table:number-columns-repeated="8" table:style-name="ce345"/>
          <table:table-cell table:style-name="ce346"/>
          <table:table-cell table:style-name="ce345"/>
          <table:table-cell table:number-columns-repeated="5" table:style-name="ce89"/>
          <table:table-cell table:number-columns-repeated="16367" table:style-name="ce1"/>
        </table:table-row>
        <table:table-row table:style-name="ro18">
          <table:table-cell table:style-name="ce1"/>
          <table:table-cell office:value-type="string" table:style-name="ce99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19"/>
          <table:table-cell table:style-name="ce347"/>
          <table:table-cell table:style-name="ce348"/>
          <table:table-cell table:number-columns-repeated="5" table:style-name="ce89"/>
          <table:table-cell table:number-columns-repeated="16367" table:style-name="ce1"/>
        </table:table-row>
        <table:table-row table:style-name="ro8">
          <table:table-cell table:style-name="ce1"/>
          <table:table-cell office:value-type="string" table:style-name="ce99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349"/>
          <table:table-cell table:number-columns-repeated="5" table:style-name="ce89"/>
          <table:table-cell table:number-columns-repeated="16367" table:style-name="ce1"/>
        </table:table-row>
        <table:table-row table:style-name="ro10">
          <table:table-cell table:style-name="ce1"/>
          <table:table-cell table:style-name="ce119"/>
          <table:table-cell table:number-columns-repeated="8" table:style-name="ce350"/>
          <table:table-cell table:style-name="ce351"/>
          <table:table-cell table:style-name="ce352"/>
          <table:table-cell table:style-name="ce89"/>
          <table:table-cell table:style-name="ce94"/>
          <table:table-cell table:number-columns-repeated="3" table:style-name="ce89"/>
          <table:table-cell table:number-columns-repeated="16367" table:style-name="ce1"/>
        </table:table-row>
        <table:table-row table:style-name="ro10">
          <table:table-cell table:style-name="ce1"/>
          <table:table-cell table:style-name="ce89"/>
          <table:table-cell table:number-columns-repeated="10" table:style-name="ce350"/>
          <table:table-cell table:style-name="ce89"/>
          <table:table-cell table:style-name="ce94"/>
          <table:table-cell table:number-columns-repeated="3" table:style-name="ce89"/>
          <table:table-cell table:number-columns-repeated="16367" table:style-name="ce1"/>
        </table:table-row>
        <table:table-row table:number-rows-repeated="4" table:style-name="ro2">
          <table:table-cell table:style-name="ce1"/>
          <table:table-cell table:style-name="ce89"/>
          <table:table-cell table:number-columns-repeated="10" table:style-name="ce350"/>
          <table:table-cell table:style-name="ce89"/>
          <table:table-cell table:style-name="ce94"/>
          <table:table-cell table:number-columns-repeated="3" table:style-name="ce89"/>
          <table:table-cell table:number-columns-repeated="16367" table:style-name="ce1"/>
        </table:table-row>
        <table:table-row table:number-rows-repeated="2" table:style-name="ro2">
          <table:table-cell table:style-name="ce1"/>
          <table:table-cell table:style-name="ce89"/>
          <table:table-cell table:number-columns-repeated="10" table:style-name="ce350"/>
          <table:table-cell table:number-columns-repeated="5" table:style-name="ce89"/>
          <table:table-cell table:number-columns-repeated="16367" table:style-name="ce1"/>
        </table:table-row>
        <table:table-row table:style-name="ro10">
          <table:table-cell table:style-name="ce1"/>
          <table:table-cell table:style-name="ce89"/>
          <table:table-cell table:number-columns-repeated="10" table:style-name="ce350"/>
          <table:table-cell table:number-columns-repeated="5" table:style-name="ce89"/>
          <table:table-cell table:number-columns-repeated="16367" table:style-name="ce1"/>
        </table:table-row>
        <table:table-row table:number-rows-repeated="5" table:style-name="ro6">
          <table:table-cell table:style-name="ce1"/>
          <table:table-cell table:style-name="ce89"/>
          <table:table-cell table:number-columns-repeated="10" table:style-name="ce350"/>
          <table:table-cell table:number-columns-repeated="5" table:style-name="ce89"/>
          <table:table-cell table:number-columns-repeated="16367" table:style-name="ce1"/>
        </table:table-row>
        <table:table-row table:number-rows-repeated="1048513" table:style-name="ro6">
          <table:table-cell table:number-columns-repeated="16384"/>
        </table:table-row>
      </table:table>
      <table:table table:name="X-XI" table:style-name="ta12" table:print-ranges="X-XI.B1:X-XI.K60">
        <table:table-column table:style-name="co23" table:default-cell-style-name="ce89"/>
        <table:table-column table:style-name="co59" table:default-cell-style-name="ce89"/>
        <table:table-column table:style-name="co60" table:default-cell-style-name="ce89"/>
        <table:table-column table:style-name="co61" table:default-cell-style-name="ce89"/>
        <table:table-column table:style-name="co30" table:default-cell-style-name="ce89"/>
        <table:table-column table:style-name="co18" table:default-cell-style-name="ce89"/>
        <table:table-column table:style-name="co55" table:default-cell-style-name="ce89"/>
        <table:table-column table:style-name="co39" table:default-cell-style-name="ce89"/>
        <table:table-column table:style-name="co34" table:default-cell-style-name="ce89"/>
        <table:table-column table:style-name="co18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 table:style-name="ce89">
            <draw:g draw:z-index="1" draw:name="Group 92" draw:id="id348">
              <svg:title/>
              <svg:desc/>
              <draw:g draw:name="Group 93" draw:id="id343">
                <svg:title/>
                <svg:desc/>
                <draw:custom-shape svg:x="0.125in" svg:y="0in" svg:width="5.7383in" svg:height="0in" draw:id="id338" draw:style-name="a682" draw:name="Rectangle 94">
                  <svg:title/>
                  <svg:desc/>
                  <text:p text:style-name="a680" text:class-names="" text:cond-style-name=""><text:span text:style-name="a67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95" draw:id="id342">
                  <svg:title/>
                  <svg:desc/>
                  <draw:custom-shape svg:x="0.33537in" svg:y="0in" svg:width="0.11117in" svg:height="0in" draw:id="id339" draw:style-name="a685" draw:name="Rectangle 96">
                    <svg:title/>
                    <svg:desc/>
                    <text:p text:style-name="a684" text:class-names="" text:cond-style-name=""><text:span text:style-name="a68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16in" svg:height="0in" draw:id="id340" draw:style-name="a688" draw:transform="translate(-0.05558in 0in) rotate(-3.14159) translate(0.39082in 0in)" draw:name="Rectangle 97">
                    <svg:title/>
                    <svg:desc/>
                    <text:p text:style-name="a687" text:class-names="" text:cond-style-name=""><text:span text:style-name="a68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524in" svg:y="0in" svg:width="0.04785in" svg:height="0in" draw:id="id341" draw:style-name="a691" draw:name="Rectangle 98">
                    <svg:title/>
                    <svg:desc/>
                    <text:p text:style-name="a690" text:class-names="" text:cond-style-name=""><text:span text:style-name="a68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99" draw:id="id347">
                <svg:title/>
                <svg:desc/>
                <draw:custom-shape svg:x="5.8262in" svg:y="0in" svg:width="0.11117in" svg:height="0in" draw:id="id344" draw:style-name="a694" draw:name="Rectangle 100">
                  <svg:title/>
                  <svg:desc/>
                  <text:p text:style-name="a693" text:class-names="" text:cond-style-name=""><text:span text:style-name="a69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16in" svg:height="0in" draw:id="id345" draw:style-name="a697" draw:transform="translate(-0.05558in 0in) rotate(-3.14159) translate(5.88192in 0in)" draw:name="Rectangle 101">
                  <svg:title/>
                  <svg:desc/>
                  <text:p text:style-name="a696" text:class-names="" text:cond-style-name=""><text:span text:style-name="a69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88965in" svg:y="0in" svg:width="0.04785in" svg:height="0in" draw:id="id346" draw:style-name="a700" draw:name="Rectangle 102">
                  <svg:title/>
                  <svg:desc/>
                  <text:p text:style-name="a699" text:class-names="" text:cond-style-name=""><text:span text:style-name="a69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105" draw:id="id359">
              <svg:title/>
              <svg:desc/>
              <draw:g draw:name="Group 106" draw:id="id354">
                <svg:title/>
                <svg:desc/>
                <draw:custom-shape svg:x="0.125in" svg:y="0in" svg:width="5.7383in" svg:height="0in" draw:id="id349" draw:style-name="a704" draw:name="Rectangle 107">
                  <svg:title/>
                  <svg:desc/>
                  <text:p text:style-name="a702" text:class-names="" text:cond-style-name=""><text:span text:style-name="a70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08" draw:id="id353">
                  <svg:title/>
                  <svg:desc/>
                  <draw:custom-shape svg:x="0.33537in" svg:y="0in" svg:width="0.11117in" svg:height="0in" draw:id="id350" draw:style-name="a707" draw:name="Rectangle 109">
                    <svg:title/>
                    <svg:desc/>
                    <text:p text:style-name="a706" text:class-names="" text:cond-style-name=""><text:span text:style-name="a70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16in" svg:height="0in" draw:id="id351" draw:style-name="a710" draw:transform="translate(-0.05558in 0in) rotate(-3.14159) translate(0.39082in 0in)" draw:name="Rectangle 110">
                    <svg:title/>
                    <svg:desc/>
                    <text:p text:style-name="a709" text:class-names="" text:cond-style-name=""><text:span text:style-name="a70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524in" svg:y="0in" svg:width="0.04785in" svg:height="0in" draw:id="id352" draw:style-name="a713" draw:name="Rectangle 111">
                    <svg:title/>
                    <svg:desc/>
                    <text:p text:style-name="a712" text:class-names="" text:cond-style-name=""><text:span text:style-name="a71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12" draw:id="id358">
                <svg:title/>
                <svg:desc/>
                <draw:custom-shape svg:x="5.8262in" svg:y="0in" svg:width="0.11117in" svg:height="0in" draw:id="id355" draw:style-name="a716" draw:name="Rectangle 113">
                  <svg:title/>
                  <svg:desc/>
                  <text:p text:style-name="a715" text:class-names="" text:cond-style-name=""><text:span text:style-name="a71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16in" svg:height="0in" draw:id="id356" draw:style-name="a719" draw:transform="translate(-0.05558in 0in) rotate(-3.14159) translate(5.88192in 0in)" draw:name="Rectangle 114">
                  <svg:title/>
                  <svg:desc/>
                  <text:p text:style-name="a718" text:class-names="" text:cond-style-name=""><text:span text:style-name="a71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88965in" svg:y="0in" svg:width="0.04785in" svg:height="0in" draw:id="id357" draw:style-name="a722" draw:name="Rectangle 115">
                  <svg:title/>
                  <svg:desc/>
                  <text:p text:style-name="a721" text:class-names="" text:cond-style-name=""><text:span text:style-name="a72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118" draw:id="id370">
              <svg:title/>
              <svg:desc/>
              <draw:g draw:name="Group 119" draw:id="id365">
                <svg:title/>
                <svg:desc/>
                <draw:custom-shape svg:x="0.125in" svg:y="0in" svg:width="5.7383in" svg:height="0in" draw:id="id360" draw:style-name="a726" draw:name="Rectangle 120">
                  <svg:title/>
                  <svg:desc/>
                  <text:p text:style-name="a724" text:class-names="" text:cond-style-name=""><text:span text:style-name="a72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21" draw:id="id364">
                  <svg:title/>
                  <svg:desc/>
                  <draw:custom-shape svg:x="0.33537in" svg:y="0in" svg:width="0.11117in" svg:height="0in" draw:id="id361" draw:style-name="a729" draw:name="Rectangle 122">
                    <svg:title/>
                    <svg:desc/>
                    <text:p text:style-name="a728" text:class-names="" text:cond-style-name=""><text:span text:style-name="a72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16in" svg:height="0in" draw:id="id362" draw:style-name="a732" draw:transform="translate(-0.05558in 0in) rotate(-3.14159) translate(0.39082in 0in)" draw:name="Rectangle 123">
                    <svg:title/>
                    <svg:desc/>
                    <text:p text:style-name="a731" text:class-names="" text:cond-style-name=""><text:span text:style-name="a73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524in" svg:y="0in" svg:width="0.04785in" svg:height="0in" draw:id="id363" draw:style-name="a735" draw:name="Rectangle 124">
                    <svg:title/>
                    <svg:desc/>
                    <text:p text:style-name="a734" text:class-names="" text:cond-style-name=""><text:span text:style-name="a73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25" draw:id="id369">
                <svg:title/>
                <svg:desc/>
                <draw:custom-shape svg:x="5.8262in" svg:y="0in" svg:width="0.11117in" svg:height="0in" draw:id="id366" draw:style-name="a738" draw:name="Rectangle 126">
                  <svg:title/>
                  <svg:desc/>
                  <text:p text:style-name="a737" text:class-names="" text:cond-style-name=""><text:span text:style-name="a73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16in" svg:height="0in" draw:id="id367" draw:style-name="a741" draw:transform="translate(-0.05558in 0in) rotate(-3.14159) translate(5.88192in 0in)" draw:name="Rectangle 127">
                  <svg:title/>
                  <svg:desc/>
                  <text:p text:style-name="a740" text:class-names="" text:cond-style-name=""><text:span text:style-name="a73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88965in" svg:y="0in" svg:width="0.04785in" svg:height="0in" draw:id="id368" draw:style-name="a744" draw:name="Rectangle 128">
                  <svg:title/>
                  <svg:desc/>
                  <text:p text:style-name="a743" text:class-names="" text:cond-style-name=""><text:span text:style-name="a74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frame draw:z-index="36" draw:id="id373" draw:style-name="a757" draw:name="Picture 560" svg:x="0.30208in" svg:y="0.125in" svg:width="2.36458in" svg:height="0.36458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89">
            <draw:frame draw:z-index="34" draw:id="id371" draw:style-name="a755" draw:name="Text Box 158" svg:x="0.75in" svg:y="0.125in" svg:width="1.44792in" svg:height="0.25in">
              <draw:text-box>
                <text:p text:style-name="a746" text:class-names="" text:cond-style-name=""><text:span text:style-name="a745" text:class-names="">JANEIRO 2011, Nº1</text:span></text:p>
                <text:p text:style-name="a748" text:class-names="" text:cond-style-name=""><text:span text:style-name="a747" text:class-names=""/></text:p>
                <text:p text:style-name="a750" text:class-names="" text:cond-style-name=""><text:span text:style-name="a749" text:class-names="">RO 2008, Nº 1</text:span></text:p>
                <text:p text:style-name="a752" text:class-names="" text:cond-style-name=""><text:span text:style-name="a751" text:class-names=""/></text:p>
                <text:p text:style-name="a754" text:class-names="" text:cond-style-name=""><text:span text:style-name="a7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6">
          <table:table-cell/>
          <table:table-cell table:style-name="ce89">
            <draw:frame draw:z-index="37" draw:id="id374" draw:style-name="a762" draw:name="Text Box 561" svg:x="0.29167in" svg:y="0.01042in" svg:width="1.82292in" svg:height="0.21875in">
              <draw:text-box>
                <text:p text:style-name="a759" text:class-names="" text:cond-style-name=""><text:span text:style-name="a758" text:class-names="">JANEIRO 2014, <text:s text:c="1"/>Nº 01</text:span></text:p>
                <text:p text:style-name="a761" text:class-names="" text:cond-style-name=""><text:span text:style-name="a760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89">
            <draw:frame draw:z-index="35" draw:id="id372" draw:style-name="a756" draw:name="Picture 559" svg:x="0.0625in" svg:y="0.0833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8">
          <table:table-cell table:style-name="ce178"/>
          <table:table-cell table:number-columns-repeated="16383" table:style-name="ce178"/>
        </table:table-row>
        <table:table-row table:style-name="ro22">
          <table:table-cell/>
          <table:table-cell table:number-columns-repeated="16383" table:style-name="ce89"/>
        </table:table-row>
        <table:table-row table:style-name="ro6">
          <table:table-cell/>
          <table:table-cell office:value-type="string" table:number-columns-spanned="10" table:number-rows-spanned="1" table:style-name="ce247">
            <text:p>QUADRO X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/>
          <table:table-cell office:value-type="string" table:number-columns-spanned="10" table:number-rows-spanned="1" table:style-name="ce248">
            <text:p>Movimento ao longo dos meses</text:p>
          </table:table-cell>
          <table:covered-table-cell table:number-columns-repeated="9"/>
          <table:table-cell table:number-columns-repeated="16373"/>
        </table:table-row>
        <table:table-row table:style-name="ro9">
          <table:table-cell/>
          <table:table-cell table:number-columns-repeated="10" table:style-name="ce96"/>
          <table:table-cell table:number-columns-repeated="16373"/>
        </table:table-row>
        <table:table-row table:style-name="ro14">
          <table:table-cell table:style-name="ce183"/>
          <table:table-cell table:style-name="ce250"/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3" table:number-rows-spanned="1" table:style-name="ce174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5">
          <table:table-cell table:style-name="ce183"/>
          <table:table-cell table:style-name="ce131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number-columns-spanned="2" table:number-rows-spanned="1" table:style-name="ce175">
            <text:p>mês homólogo</text:p>
          </table:table-cell>
          <table:covered-table-cell/>
          <table:table-cell office:value-type="string" table:style-name="ce137">
            <text:p>mês <text:s text:c="2"/>anterior</text:p>
          </table:table-cell>
          <table:table-cell table:number-columns-repeated="16373" table:style-name="ce183"/>
        </table:table-row>
        <table:table-row table:style-name="ro32">
          <table:table-cell table:style-name="ce7"/>
          <table:table-cell table:style-name="ce139"/>
          <table:table-cell table:style-name="ce212"/>
          <table:table-cell table:number-columns-repeated="8" table:style-name="ce99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14">
            <text:p>PORTUGAL</text:p>
          </table:table-cell>
          <table:table-cell office:value-type="float" office:value="8582" table:style-name="ce215">
            <text:p>8 582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10817" table:style-name="ce217">
            <text:p>10 817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14359" table:style-name="ce217">
            <text:p>14 359</text:p>
          </table:table-cell>
          <table:table-cell office:value-type="float" office:value="100" table:style-name="ce216">
            <text:p>100,0<text:s text:c="4"/></text:p>
          </table:table-cell>
          <table:table-cell table:style-name="ce216"/>
          <table:table-cell office:value-type="float" office:value="67.315311116289905" table:style-name="ce218">
            <text:p>+67,3<text:s text:c="3"/></text:p>
          </table:table-cell>
          <table:table-cell office:value-type="float" office:value="32.744753628547642" table:style-name="ce218">
            <text:p>+32,7<text:s text:c="3"/></text:p>
          </table:table-cell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19">
            <text:p>CONTINENTE</text:p>
          </table:table-cell>
          <table:table-cell office:value-type="float" office:value="8405" table:style-name="ce215">
            <text:p>8 405</text:p>
          </table:table-cell>
          <table:table-cell office:value-type="float" office:value="97.937543696108136" table:style-name="ce216">
            <text:p>97,9<text:s text:c="4"/></text:p>
          </table:table-cell>
          <table:table-cell office:value-type="float" office:value="10664" table:style-name="ce217">
            <text:p>10 664</text:p>
          </table:table-cell>
          <table:table-cell office:value-type="float" office:value="98.585559767033374" table:style-name="ce216">
            <text:p>98,6<text:s text:c="4"/></text:p>
          </table:table-cell>
          <table:table-cell office:value-type="float" office:value="14146" table:style-name="ce217">
            <text:p>14 146</text:p>
          </table:table-cell>
          <table:table-cell office:value-type="float" office:value="98.516609791768232" table:style-name="ce216">
            <text:p>98,5<text:s text:c="4"/></text:p>
          </table:table-cell>
          <table:table-cell table:style-name="ce216"/>
          <table:table-cell office:value-type="float" office:value="68.304580606781684" table:style-name="ce218">
            <text:p>+68,3<text:s text:c="3"/></text:p>
          </table:table-cell>
          <table:table-cell office:value-type="float" office:value="32.651912978244582" table:style-name="ce218">
            <text:p>+32,7<text:s text:c="3"/></text:p>
          </table:table-cell>
          <table:table-cell table:number-columns-repeated="16373" table:style-name="ce7"/>
        </table:table-row>
        <table:table-row table:style-name="ro1">
          <table:table-cell table:style-name="ce213"/>
          <table:table-cell office:value-type="string" table:style-name="ce228">
            <text:p>Norte</text:p>
          </table:table-cell>
          <table:table-cell office:value-type="float" office:value="3480" table:style-name="ce222">
            <text:p>3 480</text:p>
          </table:table-cell>
          <table:table-cell office:value-type="float" office:value="40.549988347704499" table:style-name="ce223">
            <text:p>40,5<text:s text:c="4"/></text:p>
          </table:table-cell>
          <table:table-cell office:value-type="float" office:value="4353" table:style-name="ce224">
            <text:p>4 353</text:p>
          </table:table-cell>
          <table:table-cell office:value-type="float" office:value="40.24221133401128" table:style-name="ce223">
            <text:p>40,2<text:s text:c="4"/></text:p>
          </table:table-cell>
          <table:table-cell office:value-type="float" office:value="5947" table:style-name="ce224">
            <text:p>5 947</text:p>
          </table:table-cell>
          <table:table-cell office:value-type="float" office:value="41.416533184762173" table:style-name="ce223">
            <text:p>41,4<text:s text:c="4"/></text:p>
          </table:table-cell>
          <table:table-cell table:style-name="ce223"/>
          <table:table-cell office:value-type="float" office:value="70.890804597701134" table:style-name="ce225">
            <text:p>+70,9<text:s text:c="3"/></text:p>
          </table:table-cell>
          <table:table-cell office:value-type="float" office:value="36.618424075350333" table:style-name="ce225">
            <text:p>+36,6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Centro</text:p>
          </table:table-cell>
          <table:table-cell office:value-type="float" office:value="2071" table:style-name="ce222">
            <text:p>2 071</text:p>
          </table:table-cell>
          <table:table-cell office:value-type="float" office:value="24.131903985085064" table:style-name="ce223">
            <text:p>24,1<text:s text:c="4"/></text:p>
          </table:table-cell>
          <table:table-cell office:value-type="float" office:value="2578" table:style-name="ce224">
            <text:p>2 578</text:p>
          </table:table-cell>
          <table:table-cell office:value-type="float" office:value="23.832855690117409" table:style-name="ce223">
            <text:p>23,8<text:s text:c="4"/></text:p>
          </table:table-cell>
          <table:table-cell office:value-type="float" office:value="3538" table:style-name="ce224">
            <text:p>3 538</text:p>
          </table:table-cell>
          <table:table-cell office:value-type="float" office:value="24.639598857859184" table:style-name="ce223">
            <text:p>24,6<text:s text:c="4"/></text:p>
          </table:table-cell>
          <table:table-cell table:style-name="ce223"/>
          <table:table-cell office:value-type="float" office:value="70.835345243843562" table:style-name="ce225">
            <text:p>+70,8<text:s text:c="3"/></text:p>
          </table:table-cell>
          <table:table-cell office:value-type="float" office:value="37.23816912335144" table:style-name="ce225">
            <text:p>+37,2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Lisboa V. Tejo</text:p>
          </table:table-cell>
          <table:table-cell office:value-type="float" office:value="1770" table:style-name="ce222">
            <text:p>1 770</text:p>
          </table:table-cell>
          <table:table-cell office:value-type="float" office:value="20.624563038918666" table:style-name="ce223">
            <text:p>20,6<text:s text:c="4"/></text:p>
          </table:table-cell>
          <table:table-cell office:value-type="float" office:value="2566" table:style-name="ce224">
            <text:p>2 566</text:p>
          </table:table-cell>
          <table:table-cell office:value-type="float" office:value="23.721919201257279" table:style-name="ce223">
            <text:p>23,7<text:s text:c="4"/></text:p>
          </table:table-cell>
          <table:table-cell office:value-type="float" office:value="3446" table:style-name="ce224">
            <text:p>3 446</text:p>
          </table:table-cell>
          <table:table-cell office:value-type="float" office:value="23.998885716275506" table:style-name="ce223">
            <text:p>24,0<text:s text:c="4"/></text:p>
          </table:table-cell>
          <table:table-cell table:style-name="ce223"/>
          <table:table-cell office:value-type="float" office:value="94.689265536723155" table:style-name="ce225">
            <text:p>+94,7<text:s text:c="3"/></text:p>
          </table:table-cell>
          <table:table-cell office:value-type="float" office:value="34.294621979735012" table:style-name="ce225">
            <text:p>+34,3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Alentejo</text:p>
          </table:table-cell>
          <table:table-cell office:value-type="float" office:value="850" table:style-name="ce222">
            <text:p><text:s/>850</text:p>
          </table:table-cell>
          <table:table-cell office:value-type="float" office:value="9.904451176881846" table:style-name="ce223">
            <text:p>9,9<text:s text:c="4"/></text:p>
          </table:table-cell>
          <table:table-cell office:value-type="float" office:value="848" table:style-name="ce224">
            <text:p><text:s/>848</text:p>
          </table:table-cell>
          <table:table-cell office:value-type="float" office:value="7.8395118794490157" table:style-name="ce223">
            <text:p>7,8<text:s text:c="4"/></text:p>
          </table:table-cell>
          <table:table-cell office:value-type="float" office:value="706" table:style-name="ce224">
            <text:p><text:s/>706</text:p>
          </table:table-cell>
          <table:table-cell office:value-type="float" office:value="4.9167769343269034" table:style-name="ce223">
            <text:p>4,9<text:s text:c="4"/></text:p>
          </table:table-cell>
          <table:table-cell table:style-name="ce223"/>
          <table:table-cell office:value-type="float" office:value="-16.941176470588232" table:style-name="ce225">
            <text:p>-16,9<text:s text:c="3"/></text:p>
          </table:table-cell>
          <table:table-cell office:value-type="float" office:value="-16.745283018867923" table:style-name="ce225">
            <text:p>-16,7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8">
            <text:p>Algarve</text:p>
          </table:table-cell>
          <table:table-cell office:value-type="float" office:value="234" table:style-name="ce222">
            <text:p><text:s/>234</text:p>
          </table:table-cell>
          <table:table-cell office:value-type="float" office:value="2.7266371475180611" table:style-name="ce223">
            <text:p>2,7<text:s text:c="4"/></text:p>
          </table:table-cell>
          <table:table-cell office:value-type="float" office:value="319" table:style-name="ce224">
            <text:p><text:s/>319</text:p>
          </table:table-cell>
          <table:table-cell office:value-type="float" office:value="2.9490616621983912" table:style-name="ce223">
            <text:p>2,9<text:s text:c="4"/></text:p>
          </table:table-cell>
          <table:table-cell office:value-type="float" office:value="509" table:style-name="ce224">
            <text:p><text:s/>509</text:p>
          </table:table-cell>
          <table:table-cell office:value-type="float" office:value="3.5448150985444666" table:style-name="ce223">
            <text:p>3,5<text:s text:c="4"/></text:p>
          </table:table-cell>
          <table:table-cell table:style-name="ce223"/>
          <table:table-cell office:value-type="float" office:value="117.52136752136749" table:style-name="ce225">
            <text:p>+117,5<text:s text:c="3"/></text:p>
          </table:table-cell>
          <table:table-cell office:value-type="float" office:value="59.561128526645774" table:style-name="ce225">
            <text:p>+59,6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14">
            <text:p>REG.AUTÓNOMAS</text:p>
          </table:table-cell>
          <table:table-cell office:value-type="float" office:value="177" table:style-name="ce215">
            <text:p><text:s/>177</text:p>
          </table:table-cell>
          <table:table-cell office:value-type="float" office:value="2.0624563038918664" table:style-name="ce216">
            <text:p>2,1<text:s text:c="4"/></text:p>
          </table:table-cell>
          <table:table-cell office:value-type="float" office:value="153" table:style-name="ce217">
            <text:p><text:s/>153</text:p>
          </table:table-cell>
          <table:table-cell office:value-type="float" office:value="1.4144402329666268" table:style-name="ce216">
            <text:p>1,4<text:s text:c="4"/></text:p>
          </table:table-cell>
          <table:table-cell office:value-type="float" office:value="213" table:style-name="ce217">
            <text:p><text:s/>213</text:p>
          </table:table-cell>
          <table:table-cell office:value-type="float" office:value="1.4833902082317709" table:style-name="ce216">
            <text:p>1,5<text:s text:c="4"/></text:p>
          </table:table-cell>
          <table:table-cell table:style-name="ce216"/>
          <table:table-cell office:value-type="float" office:value="20.338983050847446" table:style-name="ce218">
            <text:p>+20,3<text:s text:c="3"/></text:p>
          </table:table-cell>
          <table:table-cell office:value-type="float" office:value="39.215686274509807" table:style-name="ce218">
            <text:p>+39,2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355">
            <text:p>Açores</text:p>
          </table:table-cell>
          <table:table-cell office:value-type="float" office:value="46" table:style-name="ce224">
            <text:p><text:s/>46</text:p>
          </table:table-cell>
          <table:table-cell office:value-type="float" office:value="0.53600559310184104" table:style-name="ce223">
            <text:p>0,5<text:s text:c="4"/></text:p>
          </table:table-cell>
          <table:table-cell office:value-type="float" office:value="41" table:style-name="ce224">
            <text:p><text:s/>41</text:p>
          </table:table-cell>
          <table:table-cell office:value-type="float" office:value="0.3790330036054359" table:style-name="ce223">
            <text:p>0,4<text:s text:c="4"/></text:p>
          </table:table-cell>
          <table:table-cell office:value-type="float" office:value="71" table:style-name="ce224">
            <text:p><text:s/>71</text:p>
          </table:table-cell>
          <table:table-cell office:value-type="float" office:value="0.49446340274392364" table:style-name="ce223">
            <text:p>0,5<text:s text:c="4"/></text:p>
          </table:table-cell>
          <table:table-cell table:style-name="ce223"/>
          <table:table-cell office:value-type="float" office:value="54.34782608695653" table:style-name="ce225">
            <text:p>+54,3<text:s text:c="3"/></text:p>
          </table:table-cell>
          <table:table-cell office:value-type="float" office:value="73.17073170731706" table:style-name="ce225">
            <text:p>+73,2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316">
            <text:p>Madeira</text:p>
          </table:table-cell>
          <table:table-cell office:value-type="float" office:value="131" table:style-name="ce222">
            <text:p><text:s/>131</text:p>
          </table:table-cell>
          <table:table-cell office:value-type="float" office:value="1.5264507107900256" table:style-name="ce223">
            <text:p>1,5<text:s text:c="4"/></text:p>
          </table:table-cell>
          <table:table-cell office:value-type="float" office:value="112" table:style-name="ce224">
            <text:p><text:s/>112</text:p>
          </table:table-cell>
          <table:table-cell office:value-type="float" office:value="1.0354072293611909" table:style-name="ce223">
            <text:p>1,0<text:s text:c="4"/></text:p>
          </table:table-cell>
          <table:table-cell office:value-type="float" office:value="142" table:style-name="ce224">
            <text:p><text:s/>142</text:p>
          </table:table-cell>
          <table:table-cell office:value-type="float" office:value="0.98892680548784728" table:style-name="ce223">
            <text:p>1,0<text:s text:c="4"/></text:p>
          </table:table-cell>
          <table:table-cell table:style-name="ce223"/>
          <table:table-cell office:value-type="float" office:value="8.3969465648854964" table:style-name="ce225">
            <text:p>+8,4<text:s text:c="3"/></text:p>
          </table:table-cell>
          <table:table-cell office:value-type="float" office:value="26.785714285714278" table:style-name="ce225">
            <text:p>+26,8<text:s text:c="3"/></text:p>
          </table:table-cell>
          <table:table-cell table:number-columns-repeated="16373" table:style-name="ce213"/>
        </table:table-row>
        <table:table-row table:style-name="ro22">
          <table:table-cell table:style-name="ce1"/>
          <table:table-cell table:number-columns-repeated="10" table:style-name="ce317"/>
          <table:table-cell table:number-columns-repeated="3" table:style-name="ce89"/>
          <table:table-cell table:number-columns-repeated="16370" table:style-name="ce1"/>
        </table:table-row>
        <table:table-row table:style-name="ro22">
          <table:table-cell table:style-name="ce1"/>
          <table:table-cell table:number-columns-repeated="10" table:style-name="ce96"/>
          <table:table-cell table:number-columns-repeated="3" table:style-name="ce89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number-columns-spanned="10" table:number-rows-spanned="1" table:style-name="ce247">
            <text:p>QUADRO XI <text:s/>- OFERTAS DE EMPREGO POR ATIVIDADE ECONÓMICA</text:p>
          </table:table-cell>
          <table:covered-table-cell table:number-columns-repeated="9"/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number-columns-spanned="10" table:number-rows-spanned="1" table:style-name="ce248">
            <text:p>Movimento ao longo dos meses</text:p>
          </table:table-cell>
          <table:covered-table-cell table:number-columns-repeated="9"/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6">
          <table:table-cell table:style-name="ce1"/>
          <table:table-cell table:number-columns-repeated="10" table:style-name="ce238"/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10">
          <table:table-cell table:style-name="ce1"/>
          <table:table-cell office:value-type="string" table:style-name="ce249">
            <text:p>CONTINENTE</text:p>
          </table:table-cell>
          <table:table-cell table:number-columns-repeated="9" table:style-name="ce96"/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265">
            <text:p>ATIVIDADE ECONÓMICA</text:p>
          </table:table-cell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3" table:number-rows-spanned="1" table:style-name="ce174">
            <text:p>var. valores abs.</text:p>
          </table:table-cell>
          <table:covered-table-cell table:number-columns-repeated="2"/>
          <table:table-cell table:style-name="ce284"/>
          <table:table-cell table:style-name="ce357"/>
          <table:table-cell table:style-name="ce356"/>
          <table:table-cell table:number-columns-repeated="16370" table:style-name="ce1"/>
        </table:table-row>
        <table:table-row table:style-name="ro26">
          <table:table-cell table:style-name="ce1"/>
          <table:table-cell table:style-name="ce200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number-columns-spanned="2" table:number-rows-spanned="1" table:style-name="ce175">
            <text:p>mês homólogo</text:p>
          </table:table-cell>
          <table:covered-table-cell/>
          <table:table-cell office:value-type="string" table:style-name="ce137">
            <text:p>mês <text:s text:c="2"/>anterior</text:p>
          </table:table-cell>
          <table:table-cell table:style-name="ce285"/>
          <table:table-cell table:style-name="ce358"/>
          <table:table-cell table:style-name="ce356"/>
          <table:table-cell table:number-columns-repeated="16370" table:style-name="ce1"/>
        </table:table-row>
        <table:table-row table:style-name="ro20">
          <table:table-cell table:style-name="ce1"/>
          <table:table-cell office:value-type="string" table:style-name="ce266">
            <text:p><text:s text:c="2"/>Total</text:p>
          </table:table-cell>
          <table:table-cell office:value-type="float" office:value="8405" table:style-name="ce189">
            <text:p>8 405</text:p>
          </table:table-cell>
          <table:table-cell office:value-type="float" office:value="100" table:style-name="ce359">
            <text:p>100,0</text:p>
          </table:table-cell>
          <table:table-cell office:value-type="float" office:value="10664" table:style-name="ce360">
            <text:p>10 664</text:p>
          </table:table-cell>
          <table:table-cell office:value-type="float" office:value="100" table:style-name="ce268">
            <text:p>100,0<text:s text:c="4"/></text:p>
          </table:table-cell>
          <table:table-cell office:value-type="float" office:value="14146" table:style-name="ce361">
            <text:p>14 146</text:p>
          </table:table-cell>
          <table:table-cell office:value-type="float" office:value="100" table:style-name="ce268">
            <text:p>100,0<text:s text:c="4"/></text:p>
          </table:table-cell>
          <table:table-cell table:style-name="ce268"/>
          <table:table-cell office:value-type="float" office:value="5741" table:style-name="ce362">
            <text:p>+5741<text:s text:c="2"/></text:p>
          </table:table-cell>
          <table:table-cell office:value-type="float" office:value="3482" table:style-name="ce363">
            <text:p>+3482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287">
            <text:p>Agricultura, produção animal, caça, floresta e pesca</text:p>
          </table:table-cell>
          <table:table-cell office:value-type="float" office:value="579" table:style-name="ce267">
            <text:p><text:s/>579<text:s/></text:p>
          </table:table-cell>
          <table:table-cell office:value-type="float" office:value="6.8887566924449732" table:style-name="ce268">
            <text:p>6,9<text:s text:c="4"/></text:p>
          </table:table-cell>
          <table:table-cell office:value-type="float" office:value="705" table:style-name="ce269">
            <text:p><text:s/>705<text:s/></text:p>
          </table:table-cell>
          <table:table-cell office:value-type="float" office:value="6.6110277569392348" table:style-name="ce268">
            <text:p>6,6<text:s text:c="4"/></text:p>
          </table:table-cell>
          <table:table-cell office:value-type="float" office:value="540" table:style-name="ce289">
            <text:p><text:s/>540<text:s/></text:p>
          </table:table-cell>
          <table:table-cell office:value-type="float" office:value="3.8173335218436306" table:style-name="ce268">
            <text:p>3,8<text:s text:c="4"/></text:p>
          </table:table-cell>
          <table:table-cell table:style-name="ce268"/>
          <table:table-cell office:value-type="float" office:value="-39" table:style-name="ce362">
            <text:p>-39<text:s text:c="2"/></text:p>
          </table:table-cell>
          <table:table-cell office:value-type="float" office:value="-165" table:style-name="ce363">
            <text:p>-165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287">
            <text:p>Indústria, energia e água e construção</text:p>
          </table:table-cell>
          <table:table-cell office:value-type="float" office:value="2250" table:style-name="ce267">
            <text:p>2 250<text:s/></text:p>
          </table:table-cell>
          <table:table-cell office:value-type="float" office:value="26.76977989292088" table:style-name="ce268">
            <text:p>26,8<text:s text:c="4"/></text:p>
          </table:table-cell>
          <table:table-cell office:value-type="float" office:value="3261" table:style-name="ce269">
            <text:p>3 261<text:s/></text:p>
          </table:table-cell>
          <table:table-cell office:value-type="float" office:value="30.57951987996999" table:style-name="ce268">
            <text:p>30,6<text:s text:c="4"/></text:p>
          </table:table-cell>
          <table:table-cell office:value-type="float" office:value="3971" table:style-name="ce289">
            <text:p>3 971<text:s/></text:p>
          </table:table-cell>
          <table:table-cell office:value-type="float" office:value="28.071539657853812" table:style-name="ce268">
            <text:p>28,1<text:s text:c="4"/></text:p>
          </table:table-cell>
          <table:table-cell table:style-name="ce268"/>
          <table:table-cell office:value-type="float" office:value="1721" table:style-name="ce362">
            <text:p>+1721<text:s text:c="2"/></text:p>
          </table:table-cell>
          <table:table-cell office:value-type="float" office:value="710" table:style-name="ce363">
            <text:p>+710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292">
            <text:p>Indústrias extrativas</text:p>
          </table:table-cell>
          <table:table-cell office:value-type="float" office:value="11" table:style-name="ce185">
            <text:p><text:s/>11<text:s/></text:p>
          </table:table-cell>
          <table:table-cell office:value-type="float" office:value="0.13087447947650208" table:style-name="ce270">
            <text:p>0,1<text:s text:c="4"/></text:p>
          </table:table-cell>
          <table:table-cell office:value-type="float" office:value="21" table:style-name="ce187">
            <text:p><text:s/>21<text:s/></text:p>
          </table:table-cell>
          <table:table-cell office:value-type="float" office:value="0.19692423105776444" table:style-name="ce270">
            <text:p>0,2<text:s text:c="4"/></text:p>
          </table:table-cell>
          <table:table-cell office:value-type="float" office:value="35" table:style-name="ce293">
            <text:p><text:s/>35<text:s/></text:p>
          </table:table-cell>
          <table:table-cell office:value-type="float" office:value="0.24741976530467977" table:style-name="ce270">
            <text:p>0,2<text:s text:c="4"/></text:p>
          </table:table-cell>
          <table:table-cell table:style-name="ce270"/>
          <table:table-cell office:value-type="float" office:value="24" table:style-name="ce364">
            <text:p>+24<text:s text:c="2"/></text:p>
          </table:table-cell>
          <table:table-cell office:value-type="float" office:value="14" table:style-name="ce365">
            <text:p>+14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292">
            <text:p>Indústrias alimentares das bebidas e do tabaco</text:p>
          </table:table-cell>
          <table:table-cell office:value-type="float" office:value="229" table:style-name="ce185">
            <text:p><text:s/>229<text:s/></text:p>
          </table:table-cell>
          <table:table-cell office:value-type="float" office:value="2.724568709101725" table:style-name="ce270">
            <text:p>2,7<text:s text:c="4"/></text:p>
          </table:table-cell>
          <table:table-cell office:value-type="float" office:value="340" table:style-name="ce187">
            <text:p><text:s/>340<text:s/></text:p>
          </table:table-cell>
          <table:table-cell office:value-type="float" office:value="3.1882970742685672" table:style-name="ce270">
            <text:p>3,2<text:s text:c="4"/></text:p>
          </table:table-cell>
          <table:table-cell office:value-type="float" office:value="385" table:style-name="ce293">
            <text:p><text:s/>385<text:s/></text:p>
          </table:table-cell>
          <table:table-cell office:value-type="float" office:value="2.7216174183514776" table:style-name="ce270">
            <text:p>2,7<text:s text:c="4"/></text:p>
          </table:table-cell>
          <table:table-cell table:style-name="ce270"/>
          <table:table-cell office:value-type="float" office:value="156" table:style-name="ce364">
            <text:p>+156<text:s text:c="2"/></text:p>
          </table:table-cell>
          <table:table-cell office:value-type="float" office:value="45" table:style-name="ce365">
            <text:p>+45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292">
            <text:p>Fabricação de têxteis</text:p>
          </table:table-cell>
          <table:table-cell office:value-type="float" office:value="116" table:style-name="ce185">
            <text:p><text:s/>116<text:s/></text:p>
          </table:table-cell>
          <table:table-cell office:value-type="float" office:value="1.3801308744794767" table:style-name="ce270">
            <text:p>1,4<text:s text:c="4"/></text:p>
          </table:table-cell>
          <table:table-cell office:value-type="float" office:value="208" table:style-name="ce187">
            <text:p><text:s/>208<text:s/></text:p>
          </table:table-cell>
          <table:table-cell office:value-type="float" office:value="1.9504876219054765" table:style-name="ce270">
            <text:p>2,0<text:s text:c="4"/></text:p>
          </table:table-cell>
          <table:table-cell office:value-type="float" office:value="261" table:style-name="ce293">
            <text:p><text:s/>261<text:s/></text:p>
          </table:table-cell>
          <table:table-cell office:value-type="float" office:value="1.8450445355577549" table:style-name="ce270">
            <text:p>1,8<text:s text:c="4"/></text:p>
          </table:table-cell>
          <table:table-cell table:style-name="ce268"/>
          <table:table-cell office:value-type="float" office:value="145" table:style-name="ce364">
            <text:p>+145<text:s text:c="2"/></text:p>
          </table:table-cell>
          <table:table-cell office:value-type="float" office:value="53" table:style-name="ce365">
            <text:p>+53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292">
            <text:p>Indústria do vestuário</text:p>
          </table:table-cell>
          <table:table-cell office:value-type="float" office:value="470" table:style-name="ce185">
            <text:p><text:s/>470<text:s/></text:p>
          </table:table-cell>
          <table:table-cell office:value-type="float" office:value="5.5919095776323617" table:style-name="ce270">
            <text:p>5,6<text:s text:c="4"/></text:p>
          </table:table-cell>
          <table:table-cell office:value-type="float" office:value="616" table:style-name="ce187">
            <text:p><text:s/>616<text:s/></text:p>
          </table:table-cell>
          <table:table-cell office:value-type="float" office:value="5.7764441110277573" table:style-name="ce270">
            <text:p>5,8<text:s text:c="4"/></text:p>
          </table:table-cell>
          <table:table-cell office:value-type="float" office:value="846" table:style-name="ce293">
            <text:p><text:s/>846<text:s/></text:p>
          </table:table-cell>
          <table:table-cell office:value-type="float" office:value="5.9804891842216881" table:style-name="ce270">
            <text:p>6,0<text:s text:c="4"/></text:p>
          </table:table-cell>
          <table:table-cell table:style-name="ce270"/>
          <table:table-cell office:value-type="float" office:value="376" table:style-name="ce364">
            <text:p>+376<text:s text:c="2"/></text:p>
          </table:table-cell>
          <table:table-cell office:value-type="float" office:value="230" table:style-name="ce365">
            <text:p>+230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Indústria do couro e dos produtos do couro</text:p>
          </table:table-cell>
          <table:table-cell office:value-type="float" office:value="184" table:style-name="ce185">
            <text:p><text:s/>184<text:s/></text:p>
          </table:table-cell>
          <table:table-cell office:value-type="float" office:value="2.1891731112433073" table:style-name="ce270">
            <text:p>2,2<text:s text:c="4"/></text:p>
          </table:table-cell>
          <table:table-cell office:value-type="float" office:value="202" table:style-name="ce187">
            <text:p><text:s/>202<text:s/></text:p>
          </table:table-cell>
          <table:table-cell office:value-type="float" office:value="1.8942235558889722" table:style-name="ce270">
            <text:p>1,9<text:s text:c="4"/></text:p>
          </table:table-cell>
          <table:table-cell office:value-type="float" office:value="350" table:style-name="ce293">
            <text:p><text:s/>350<text:s/></text:p>
          </table:table-cell>
          <table:table-cell office:value-type="float" office:value="2.4741976530467977" table:style-name="ce270">
            <text:p>2,5<text:s text:c="4"/></text:p>
          </table:table-cell>
          <table:table-cell table:style-name="ce270"/>
          <table:table-cell office:value-type="float" office:value="166" table:style-name="ce364">
            <text:p>+166<text:s text:c="2"/></text:p>
          </table:table-cell>
          <table:table-cell office:value-type="float" office:value="148" table:style-name="ce365">
            <text:p>+148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Indústria da madeira e da cortiça</text:p>
          </table:table-cell>
          <table:table-cell office:value-type="float" office:value="56" table:style-name="ce185">
            <text:p><text:s/>56<text:s/></text:p>
          </table:table-cell>
          <table:table-cell office:value-type="float" office:value="0.66627007733491972" table:style-name="ce270">
            <text:p>0,7<text:s text:c="4"/></text:p>
          </table:table-cell>
          <table:table-cell office:value-type="float" office:value="78" table:style-name="ce187">
            <text:p><text:s/>78<text:s/></text:p>
          </table:table-cell>
          <table:table-cell office:value-type="float" office:value="0.73143285821455373" table:style-name="ce270">
            <text:p>0,7<text:s text:c="4"/></text:p>
          </table:table-cell>
          <table:table-cell office:value-type="float" office:value="97" table:style-name="ce293">
            <text:p><text:s/>97<text:s/></text:p>
          </table:table-cell>
          <table:table-cell office:value-type="float" office:value="0.68570620670154103" table:style-name="ce270">
            <text:p>0,7<text:s text:c="4"/></text:p>
          </table:table-cell>
          <table:table-cell table:style-name="ce268"/>
          <table:table-cell office:value-type="float" office:value="41" table:style-name="ce364">
            <text:p>+41<text:s text:c="2"/></text:p>
          </table:table-cell>
          <table:table-cell office:value-type="float" office:value="19" table:style-name="ce365">
            <text:p>+19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Indústrias do papel, impressão e reprodução</text:p>
          </table:table-cell>
          <table:table-cell office:value-type="float" office:value="25" table:style-name="ce185">
            <text:p><text:s/>25<text:s/></text:p>
          </table:table-cell>
          <table:table-cell office:value-type="float" office:value="0.29744199881023198" table:style-name="ce270">
            <text:p>0,3<text:s text:c="4"/></text:p>
          </table:table-cell>
          <table:table-cell office:value-type="float" office:value="35" table:style-name="ce187">
            <text:p><text:s/>35<text:s/></text:p>
          </table:table-cell>
          <table:table-cell office:value-type="float" office:value="0.32820705176294074" table:style-name="ce270">
            <text:p>0,3<text:s text:c="4"/></text:p>
          </table:table-cell>
          <table:table-cell office:value-type="float" office:value="65" table:style-name="ce293">
            <text:p><text:s/>65<text:s/></text:p>
          </table:table-cell>
          <table:table-cell office:value-type="float" office:value="0.45949384985154812" table:style-name="ce270">
            <text:p>0,5<text:s text:c="4"/></text:p>
          </table:table-cell>
          <table:table-cell table:style-name="ce270"/>
          <table:table-cell office:value-type="float" office:value="40" table:style-name="ce364">
            <text:p>+40<text:s text:c="2"/></text:p>
          </table:table-cell>
          <table:table-cell office:value-type="float" office:value="30" table:style-name="ce365">
            <text:p>+30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Fab. produtos petrolíferos, químicos, farmacêuticos, borracha e plástico</text:p>
          </table:table-cell>
          <table:table-cell office:value-type="float" office:value="115" table:style-name="ce185">
            <text:p><text:s/>115<text:s/></text:p>
          </table:table-cell>
          <table:table-cell office:value-type="float" office:value="1.3682331945270672" table:style-name="ce270">
            <text:p>1,4<text:s text:c="4"/></text:p>
          </table:table-cell>
          <table:table-cell office:value-type="float" office:value="86" table:style-name="ce187">
            <text:p><text:s/>86<text:s/></text:p>
          </table:table-cell>
          <table:table-cell office:value-type="float" office:value="0.80645161290322576" table:style-name="ce270">
            <text:p>0,8<text:s text:c="4"/></text:p>
          </table:table-cell>
          <table:table-cell office:value-type="float" office:value="84" table:style-name="ce293">
            <text:p><text:s/>84<text:s/></text:p>
          </table:table-cell>
          <table:table-cell office:value-type="float" office:value="0.59380743673123138" table:style-name="ce270">
            <text:p>0,6<text:s text:c="4"/></text:p>
          </table:table-cell>
          <table:table-cell table:style-name="ce270"/>
          <table:table-cell office:value-type="float" office:value="-31" table:style-name="ce364">
            <text:p>-31<text:s text:c="2"/></text:p>
          </table:table-cell>
          <table:table-cell office:value-type="float" office:value="-2" table:style-name="ce365">
            <text:p>-2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Fabricação de outros produtos minerais não metálicos</text:p>
          </table:table-cell>
          <table:table-cell office:value-type="float" office:value="49" table:style-name="ce185">
            <text:p><text:s/>49<text:s/></text:p>
          </table:table-cell>
          <table:table-cell office:value-type="float" office:value="0.58298631766805475" table:style-name="ce270">
            <text:p>0,6<text:s text:c="4"/></text:p>
          </table:table-cell>
          <table:table-cell office:value-type="float" office:value="98" table:style-name="ce187">
            <text:p><text:s/>98<text:s/></text:p>
          </table:table-cell>
          <table:table-cell office:value-type="float" office:value="0.91897974493623402" table:style-name="ce270">
            <text:p>0,9<text:s text:c="4"/></text:p>
          </table:table-cell>
          <table:table-cell office:value-type="float" office:value="124" table:style-name="ce293">
            <text:p><text:s/>124<text:s/></text:p>
          </table:table-cell>
          <table:table-cell office:value-type="float" office:value="0.87657288279372259" table:style-name="ce270">
            <text:p>0,9<text:s text:c="4"/></text:p>
          </table:table-cell>
          <table:table-cell table:style-name="ce268"/>
          <table:table-cell office:value-type="float" office:value="75" table:style-name="ce364">
            <text:p>+75<text:s text:c="2"/></text:p>
          </table:table-cell>
          <table:table-cell office:value-type="float" office:value="26" table:style-name="ce365">
            <text:p>+26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Indústria metalúrgica de base e fab. produtos metálicos</text:p>
          </table:table-cell>
          <table:table-cell office:value-type="float" office:value="186" table:style-name="ce185">
            <text:p><text:s/>186<text:s/></text:p>
          </table:table-cell>
          <table:table-cell office:value-type="float" office:value="2.2129684711481259" table:style-name="ce270">
            <text:p>2,2<text:s text:c="4"/></text:p>
          </table:table-cell>
          <table:table-cell office:value-type="float" office:value="225" table:style-name="ce187">
            <text:p><text:s/>225<text:s/></text:p>
          </table:table-cell>
          <table:table-cell office:value-type="float" office:value="2.1099024756189046" table:style-name="ce270">
            <text:p>2,1<text:s text:c="4"/></text:p>
          </table:table-cell>
          <table:table-cell office:value-type="float" office:value="438" table:style-name="ce293">
            <text:p><text:s/>438<text:s/></text:p>
          </table:table-cell>
          <table:table-cell office:value-type="float" office:value="3.0962816343842783" table:style-name="ce270">
            <text:p>3,1<text:s text:c="4"/></text:p>
          </table:table-cell>
          <table:table-cell table:style-name="ce270"/>
          <table:table-cell office:value-type="float" office:value="252" table:style-name="ce364">
            <text:p>+252<text:s text:c="2"/></text:p>
          </table:table-cell>
          <table:table-cell office:value-type="float" office:value="213" table:style-name="ce365">
            <text:p>+213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Fab. equipamento informático, elétrico, máquinas e equipamentos n.e.</text:p>
          </table:table-cell>
          <table:table-cell office:value-type="float" office:value="66" table:style-name="ce185">
            <text:p><text:s/>66<text:s/></text:p>
          </table:table-cell>
          <table:table-cell office:value-type="float" office:value="0.78524687685901251" table:style-name="ce270">
            <text:p>0,8<text:s text:c="4"/></text:p>
          </table:table-cell>
          <table:table-cell office:value-type="float" office:value="127" table:style-name="ce187">
            <text:p><text:s/>127<text:s/></text:p>
          </table:table-cell>
          <table:table-cell office:value-type="float" office:value="1.1909227306826706" table:style-name="ce270">
            <text:p>1,2<text:s text:c="4"/></text:p>
          </table:table-cell>
          <table:table-cell office:value-type="float" office:value="206" table:style-name="ce293">
            <text:p><text:s/>206<text:s/></text:p>
          </table:table-cell>
          <table:table-cell office:value-type="float" office:value="1.4562420472218296" table:style-name="ce270">
            <text:p>1,5<text:s text:c="4"/></text:p>
          </table:table-cell>
          <table:table-cell table:style-name="ce270"/>
          <table:table-cell office:value-type="float" office:value="140" table:style-name="ce364">
            <text:p>+140<text:s text:c="2"/></text:p>
          </table:table-cell>
          <table:table-cell office:value-type="float" office:value="79" table:style-name="ce365">
            <text:p>+79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Fab. veículos automóveis, componentes e outro equipa. de transporte</text:p>
          </table:table-cell>
          <table:table-cell office:value-type="float" office:value="77" table:style-name="ce185">
            <text:p><text:s/>77<text:s/></text:p>
          </table:table-cell>
          <table:table-cell office:value-type="float" office:value="0.9161213563355145" table:style-name="ce270">
            <text:p>0,9<text:s text:c="4"/></text:p>
          </table:table-cell>
          <table:table-cell office:value-type="float" office:value="45" table:style-name="ce187">
            <text:p><text:s/>45<text:s/></text:p>
          </table:table-cell>
          <table:table-cell office:value-type="float" office:value="0.42198049512378094" table:style-name="ce270">
            <text:p>0,4<text:s text:c="4"/></text:p>
          </table:table-cell>
          <table:table-cell office:value-type="float" office:value="65" table:style-name="ce293">
            <text:p><text:s/>65<text:s/></text:p>
          </table:table-cell>
          <table:table-cell office:value-type="float" office:value="0.45949384985154812" table:style-name="ce270">
            <text:p>0,5<text:s text:c="4"/></text:p>
          </table:table-cell>
          <table:table-cell table:style-name="ce268"/>
          <table:table-cell office:value-type="float" office:value="-12" table:style-name="ce364">
            <text:p>-12<text:s text:c="2"/></text:p>
          </table:table-cell>
          <table:table-cell office:value-type="float" office:value="20" table:style-name="ce365">
            <text:p>+20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Fab. mobiliário, repar. instal. máq. e equipa. e outras ind. transformadoras</text:p>
          </table:table-cell>
          <table:table-cell office:value-type="float" office:value="125" table:style-name="ce185">
            <text:p><text:s/>125<text:s/></text:p>
          </table:table-cell>
          <table:table-cell office:value-type="float" office:value="1.4872099940511601" table:style-name="ce270">
            <text:p>1,5<text:s text:c="4"/></text:p>
          </table:table-cell>
          <table:table-cell office:value-type="float" office:value="345" table:style-name="ce187">
            <text:p><text:s/>345<text:s/></text:p>
          </table:table-cell>
          <table:table-cell office:value-type="float" office:value="3.2351837959489869" table:style-name="ce270">
            <text:p>3,2<text:s text:c="4"/></text:p>
          </table:table-cell>
          <table:table-cell office:value-type="float" office:value="228" table:style-name="ce293">
            <text:p><text:s/>228<text:s/></text:p>
          </table:table-cell>
          <table:table-cell office:value-type="float" office:value="1.6117630425561997" table:style-name="ce270">
            <text:p>1,6<text:s text:c="4"/></text:p>
          </table:table-cell>
          <table:table-cell table:style-name="ce270"/>
          <table:table-cell office:value-type="float" office:value="103" table:style-name="ce364">
            <text:p>+103<text:s text:c="2"/></text:p>
          </table:table-cell>
          <table:table-cell office:value-type="float" office:value="-117" table:style-name="ce365">
            <text:p>-117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Eletricidade, gás e água, saneamento, resíduos e despoluição</text:p>
          </table:table-cell>
          <table:table-cell office:value-type="float" office:value="65" table:style-name="ce185">
            <text:p><text:s/>65<text:s/></text:p>
          </table:table-cell>
          <table:table-cell office:value-type="float" office:value="0.7733491969066032" table:style-name="ce270">
            <text:p>0,8<text:s text:c="4"/></text:p>
          </table:table-cell>
          <table:table-cell office:value-type="float" office:value="82" table:style-name="ce187">
            <text:p><text:s/>82<text:s/></text:p>
          </table:table-cell>
          <table:table-cell office:value-type="float" office:value="0.76894223555888974" table:style-name="ce270">
            <text:p>0,8<text:s text:c="4"/></text:p>
          </table:table-cell>
          <table:table-cell office:value-type="float" office:value="83" table:style-name="ce293">
            <text:p><text:s/>83<text:s/></text:p>
          </table:table-cell>
          <table:table-cell office:value-type="float" office:value="0.58673830057966914" table:style-name="ce270">
            <text:p>0,6<text:s text:c="4"/></text:p>
          </table:table-cell>
          <table:table-cell table:style-name="ce270"/>
          <table:table-cell office:value-type="float" office:value="18" table:style-name="ce364">
            <text:p>+18<text:s text:c="2"/></text:p>
          </table:table-cell>
          <table:table-cell office:value-type="float" office:value="1" table:style-name="ce365">
            <text:p>+1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Construção</text:p>
          </table:table-cell>
          <table:table-cell office:value-type="float" office:value="476" table:style-name="ce185">
            <text:p><text:s/>476<text:s/></text:p>
          </table:table-cell>
          <table:table-cell office:value-type="float" office:value="5.6632956573468176" table:style-name="ce270">
            <text:p>5,7<text:s text:c="4"/></text:p>
          </table:table-cell>
          <table:table-cell office:value-type="float" office:value="753" table:style-name="ce187">
            <text:p><text:s/>753<text:s/></text:p>
          </table:table-cell>
          <table:table-cell office:value-type="float" office:value="7.0611402850712688" table:style-name="ce270">
            <text:p>7,1<text:s text:c="4"/></text:p>
          </table:table-cell>
          <table:table-cell office:value-type="float" office:value="704" table:style-name="ce293">
            <text:p><text:s/>704<text:s/></text:p>
          </table:table-cell>
          <table:table-cell office:value-type="float" office:value="4.9766718506998444" table:style-name="ce270">
            <text:p>5,0<text:s text:c="4"/></text:p>
          </table:table-cell>
          <table:table-cell table:style-name="ce268"/>
          <table:table-cell office:value-type="float" office:value="228" table:style-name="ce364">
            <text:p>+228<text:s text:c="2"/></text:p>
          </table:table-cell>
          <table:table-cell office:value-type="float" office:value="-49" table:style-name="ce365">
            <text:p>-49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87">
            <text:p>Serviços</text:p>
          </table:table-cell>
          <table:table-cell office:value-type="float" office:value="5576" table:style-name="ce267">
            <text:p>5 576<text:s/></text:p>
          </table:table-cell>
          <table:table-cell office:value-type="float" office:value="66.341463414634148" table:style-name="ce268">
            <text:p>66,3<text:s text:c="4"/></text:p>
          </table:table-cell>
          <table:table-cell office:value-type="float" office:value="6698" table:style-name="ce269">
            <text:p>6 698<text:s/></text:p>
          </table:table-cell>
          <table:table-cell office:value-type="float" office:value="62.80945236309077" table:style-name="ce268">
            <text:p>62,8<text:s text:c="4"/></text:p>
          </table:table-cell>
          <table:table-cell office:value-type="float" office:value="9635" table:style-name="ce289">
            <text:p>9 635<text:s/></text:p>
          </table:table-cell>
          <table:table-cell office:value-type="float" office:value="68.111126820302559" table:style-name="ce268">
            <text:p>68,1<text:s text:c="4"/></text:p>
          </table:table-cell>
          <table:table-cell table:style-name="ce268"/>
          <table:table-cell office:value-type="float" office:value="4059" table:style-name="ce362">
            <text:p>+4059<text:s text:c="2"/></text:p>
          </table:table-cell>
          <table:table-cell office:value-type="float" office:value="2937" table:style-name="ce363">
            <text:p>+2937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Comércio, manut. repar. de veículos automóveis e motociclos</text:p>
          </table:table-cell>
          <table:table-cell office:value-type="float" office:value="116" table:style-name="ce185">
            <text:p><text:s/>116<text:s/></text:p>
          </table:table-cell>
          <table:table-cell office:value-type="float" office:value="1.3801308744794767" table:style-name="ce270">
            <text:p>1,4<text:s text:c="4"/></text:p>
          </table:table-cell>
          <table:table-cell office:value-type="float" office:value="192" table:style-name="ce187">
            <text:p><text:s/>192<text:s/></text:p>
          </table:table-cell>
          <table:table-cell office:value-type="float" office:value="1.8004501125281318" table:style-name="ce270">
            <text:p>1,8<text:s text:c="4"/></text:p>
          </table:table-cell>
          <table:table-cell office:value-type="float" office:value="223" table:style-name="ce293">
            <text:p><text:s/>223<text:s/></text:p>
          </table:table-cell>
          <table:table-cell office:value-type="float" office:value="1.5764173617983883" table:style-name="ce270">
            <text:p>1,6<text:s text:c="4"/></text:p>
          </table:table-cell>
          <table:table-cell table:style-name="ce270"/>
          <table:table-cell office:value-type="float" office:value="107" table:style-name="ce364">
            <text:p>+107<text:s text:c="2"/></text:p>
          </table:table-cell>
          <table:table-cell office:value-type="float" office:value="31" table:style-name="ce365">
            <text:p>+31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Comércio por grosso e a retalho</text:p>
          </table:table-cell>
          <table:table-cell office:value-type="float" office:value="778" table:style-name="ce185">
            <text:p><text:s/>778<text:s/></text:p>
          </table:table-cell>
          <table:table-cell office:value-type="float" office:value="9.2563950029744202" table:style-name="ce270">
            <text:p>9,3<text:s text:c="4"/></text:p>
          </table:table-cell>
          <table:table-cell office:value-type="float" office:value="1340" table:style-name="ce187">
            <text:p>1 340<text:s/></text:p>
          </table:table-cell>
          <table:table-cell office:value-type="float" office:value="12.565641410352587" table:style-name="ce270">
            <text:p>12,6<text:s text:c="4"/></text:p>
          </table:table-cell>
          <table:table-cell office:value-type="float" office:value="1545" table:style-name="ce293">
            <text:p>1 545<text:s/></text:p>
          </table:table-cell>
          <table:table-cell office:value-type="float" office:value="10.921815354163721" table:style-name="ce270">
            <text:p>10,9<text:s text:c="4"/></text:p>
          </table:table-cell>
          <table:table-cell table:style-name="ce270"/>
          <table:table-cell office:value-type="float" office:value="767" table:style-name="ce364">
            <text:p>+767<text:s text:c="2"/></text:p>
          </table:table-cell>
          <table:table-cell office:value-type="float" office:value="205" table:style-name="ce365">
            <text:p>+205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Transportes e armazenagem</text:p>
          </table:table-cell>
          <table:table-cell office:value-type="float" office:value="108" table:style-name="ce185">
            <text:p><text:s/>108<text:s/></text:p>
          </table:table-cell>
          <table:table-cell office:value-type="float" office:value="1.2849494348602022" table:style-name="ce270">
            <text:p>1,3<text:s text:c="4"/></text:p>
          </table:table-cell>
          <table:table-cell office:value-type="float" office:value="159" table:style-name="ce187">
            <text:p><text:s/>159<text:s/></text:p>
          </table:table-cell>
          <table:table-cell office:value-type="float" office:value="1.4909977494373594" table:style-name="ce270">
            <text:p>1,5<text:s text:c="4"/></text:p>
          </table:table-cell>
          <table:table-cell office:value-type="float" office:value="233" table:style-name="ce293">
            <text:p><text:s/>233<text:s/></text:p>
          </table:table-cell>
          <table:table-cell office:value-type="float" office:value="1.6471087233140109" table:style-name="ce270">
            <text:p>1,6<text:s text:c="4"/></text:p>
          </table:table-cell>
          <table:table-cell table:style-name="ce270"/>
          <table:table-cell office:value-type="float" office:value="125" table:style-name="ce364">
            <text:p>+125<text:s text:c="2"/></text:p>
          </table:table-cell>
          <table:table-cell office:value-type="float" office:value="74" table:style-name="ce365">
            <text:p>+74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Alojamento, restauração e similares</text:p>
          </table:table-cell>
          <table:table-cell office:value-type="float" office:value="522" table:style-name="ce185">
            <text:p><text:s/>522<text:s/></text:p>
          </table:table-cell>
          <table:table-cell office:value-type="float" office:value="6.2105889351576442" table:style-name="ce270">
            <text:p>6,2<text:s text:c="4"/></text:p>
          </table:table-cell>
          <table:table-cell office:value-type="float" office:value="828" table:style-name="ce187">
            <text:p><text:s/>828<text:s/></text:p>
          </table:table-cell>
          <table:table-cell office:value-type="float" office:value="7.764441110277569" table:style-name="ce270">
            <text:p>7,8<text:s text:c="4"/></text:p>
          </table:table-cell>
          <table:table-cell office:value-type="float" office:value="1411" table:style-name="ce293">
            <text:p>1 411<text:s/></text:p>
          </table:table-cell>
          <table:table-cell office:value-type="float" office:value="9.9745511098543744" table:style-name="ce270">
            <text:p>10,0<text:s text:c="4"/></text:p>
          </table:table-cell>
          <table:table-cell table:style-name="ce270"/>
          <table:table-cell office:value-type="float" office:value="889" table:style-name="ce364">
            <text:p>+889<text:s text:c="2"/></text:p>
          </table:table-cell>
          <table:table-cell office:value-type="float" office:value="583" table:style-name="ce365">
            <text:p>+583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Atividades de informação e de comunicação</text:p>
          </table:table-cell>
          <table:table-cell office:value-type="float" office:value="171" table:style-name="ce185">
            <text:p><text:s/>171<text:s/></text:p>
          </table:table-cell>
          <table:table-cell office:value-type="float" office:value="2.0345032718619867" table:style-name="ce270">
            <text:p>2,0<text:s text:c="4"/></text:p>
          </table:table-cell>
          <table:table-cell office:value-type="float" office:value="165" table:style-name="ce187">
            <text:p><text:s/>165<text:s/></text:p>
          </table:table-cell>
          <table:table-cell office:value-type="float" office:value="1.5472618154538633" table:style-name="ce270">
            <text:p>1,5<text:s text:c="4"/></text:p>
          </table:table-cell>
          <table:table-cell office:value-type="float" office:value="275" table:style-name="ce293">
            <text:p><text:s/>275<text:s/></text:p>
          </table:table-cell>
          <table:table-cell office:value-type="float" office:value="1.9440124416796267" table:style-name="ce270">
            <text:p>1,9<text:s text:c="4"/></text:p>
          </table:table-cell>
          <table:table-cell table:style-name="ce270"/>
          <table:table-cell office:value-type="float" office:value="104" table:style-name="ce364">
            <text:p>+104<text:s text:c="2"/></text:p>
          </table:table-cell>
          <table:table-cell office:value-type="float" office:value="110" table:style-name="ce365">
            <text:p>+110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Atividades financeiras e de seguros</text:p>
          </table:table-cell>
          <table:table-cell office:value-type="float" office:value="31" table:style-name="ce185">
            <text:p><text:s/>31<text:s/></text:p>
          </table:table-cell>
          <table:table-cell office:value-type="float" office:value="0.36882807852468769" table:style-name="ce270">
            <text:p>0,4<text:s text:c="4"/></text:p>
          </table:table-cell>
          <table:table-cell office:value-type="float" office:value="57" table:style-name="ce187">
            <text:p><text:s/>57<text:s/></text:p>
          </table:table-cell>
          <table:table-cell office:value-type="float" office:value="0.53450862715678915" table:style-name="ce270">
            <text:p>0,5<text:s text:c="4"/></text:p>
          </table:table-cell>
          <table:table-cell office:value-type="float" office:value="53" table:style-name="ce293">
            <text:p><text:s/>53<text:s/></text:p>
          </table:table-cell>
          <table:table-cell office:value-type="float" office:value="0.37466421603280081" table:style-name="ce270">
            <text:p>0,4<text:s text:c="4"/></text:p>
          </table:table-cell>
          <table:table-cell table:style-name="ce270"/>
          <table:table-cell office:value-type="float" office:value="22" table:style-name="ce364">
            <text:p>+22<text:s text:c="2"/></text:p>
          </table:table-cell>
          <table:table-cell office:value-type="float" office:value="-4" table:style-name="ce365">
            <text:p>-4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Atividades imobiliárias, administrativas e dos serviços de apoio</text:p>
          </table:table-cell>
          <table:table-cell office:value-type="float" office:value="2536" table:style-name="ce185">
            <text:p>2 536<text:s/></text:p>
          </table:table-cell>
          <table:table-cell office:value-type="float" office:value="30.172516359309938" table:style-name="ce270">
            <text:p>30,2<text:s text:c="4"/></text:p>
          </table:table-cell>
          <table:table-cell office:value-type="float" office:value="1810" table:style-name="ce187">
            <text:p>1 810<text:s/></text:p>
          </table:table-cell>
          <table:table-cell office:value-type="float" office:value="16.972993248312079" table:style-name="ce270">
            <text:p>17,0<text:s text:c="4"/></text:p>
          </table:table-cell>
          <table:table-cell office:value-type="float" office:value="3705" table:style-name="ce293">
            <text:p>3 705<text:s/></text:p>
          </table:table-cell>
          <table:table-cell office:value-type="float" office:value="26.191149441538244" table:style-name="ce270">
            <text:p>26,2<text:s text:c="4"/></text:p>
          </table:table-cell>
          <table:table-cell table:style-name="ce270"/>
          <table:table-cell office:value-type="float" office:value="1169" table:style-name="ce364">
            <text:p>+1169<text:s text:c="2"/></text:p>
          </table:table-cell>
          <table:table-cell office:value-type="float" office:value="1895" table:style-name="ce365">
            <text:p>+1895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Atividades de consultoria, científicas, técnicas e similares</text:p>
          </table:table-cell>
          <table:table-cell office:value-type="float" office:value="259" table:style-name="ce185">
            <text:p><text:s/>259<text:s/></text:p>
          </table:table-cell>
          <table:table-cell office:value-type="float" office:value="3.0814991076740035" table:style-name="ce270">
            <text:p>3,1<text:s text:c="4"/></text:p>
          </table:table-cell>
          <table:table-cell office:value-type="float" office:value="613" table:style-name="ce187">
            <text:p><text:s/>613<text:s/></text:p>
          </table:table-cell>
          <table:table-cell office:value-type="float" office:value="5.7483120780195049" table:style-name="ce270">
            <text:p>5,7<text:s text:c="4"/></text:p>
          </table:table-cell>
          <table:table-cell office:value-type="float" office:value="641" table:style-name="ce293">
            <text:p><text:s/>641<text:s/></text:p>
          </table:table-cell>
          <table:table-cell office:value-type="float" office:value="4.5313162731514209" table:style-name="ce270">
            <text:p>4,5<text:s text:c="4"/></text:p>
          </table:table-cell>
          <table:table-cell table:style-name="ce270"/>
          <table:table-cell office:value-type="float" office:value="382" table:style-name="ce364">
            <text:p>+382<text:s text:c="2"/></text:p>
          </table:table-cell>
          <table:table-cell office:value-type="float" office:value="28" table:style-name="ce365">
            <text:p>+28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92">
            <text:p>Admin. pública, educação, atividades de saúde e apoio social</text:p>
          </table:table-cell>
          <table:table-cell office:value-type="float" office:value="731" table:style-name="ce185">
            <text:p><text:s/>731<text:s/></text:p>
          </table:table-cell>
          <table:table-cell office:value-type="float" office:value="8.6972040452111834" table:style-name="ce270">
            <text:p>8,7<text:s text:c="4"/></text:p>
          </table:table-cell>
          <table:table-cell office:value-type="float" office:value="1040" table:style-name="ce187">
            <text:p>1 040<text:s/></text:p>
          </table:table-cell>
          <table:table-cell office:value-type="float" office:value="9.7524381095273824" table:style-name="ce270">
            <text:p>9,8<text:s text:c="4"/></text:p>
          </table:table-cell>
          <table:table-cell office:value-type="float" office:value="1056" table:style-name="ce293">
            <text:p>1 056<text:s/></text:p>
          </table:table-cell>
          <table:table-cell office:value-type="float" office:value="7.4650077760497675" table:style-name="ce270">
            <text:p>7,5<text:s text:c="4"/></text:p>
          </table:table-cell>
          <table:table-cell table:style-name="ce270"/>
          <table:table-cell office:value-type="float" office:value="325" table:style-name="ce364">
            <text:p>+325<text:s text:c="2"/></text:p>
          </table:table-cell>
          <table:table-cell office:value-type="float" office:value="16" table:style-name="ce365">
            <text:p>+16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03">
            <text:p>Outras atividades de serviços</text:p>
          </table:table-cell>
          <table:table-cell office:value-type="float" office:value="324" table:style-name="ce185">
            <text:p><text:s/>324<text:s/></text:p>
          </table:table-cell>
          <table:table-cell office:value-type="float" office:value="3.854848304580607" table:style-name="ce270">
            <text:p>3,9<text:s text:c="4"/></text:p>
          </table:table-cell>
          <table:table-cell office:value-type="float" office:value="494" table:style-name="ce187">
            <text:p><text:s/>494<text:s/></text:p>
          </table:table-cell>
          <table:table-cell office:value-type="float" office:value="4.6324081020255061" table:style-name="ce270">
            <text:p>4,6<text:s text:c="4"/></text:p>
          </table:table-cell>
          <table:table-cell office:value-type="float" office:value="493" table:style-name="ce293">
            <text:p><text:s/>493<text:s/></text:p>
          </table:table-cell>
          <table:table-cell office:value-type="float" office:value="3.4850841227202034" table:style-name="ce270">
            <text:p>3,5<text:s text:c="4"/></text:p>
          </table:table-cell>
          <table:table-cell table:style-name="ce270"/>
          <table:table-cell office:value-type="float" office:value="169" table:style-name="ce364">
            <text:p>+169<text:s text:c="2"/></text:p>
          </table:table-cell>
          <table:table-cell office:value-type="float" office:value="-1" table:style-name="ce365">
            <text:p>-1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03">
            <text:p>Sem classificação</text:p>
          </table:table-cell>
          <table:table-cell office:value-type="float" office:value="0" table:style-name="ce185">
            <text:p><text:s/>0<text:s/></text:p>
          </table:table-cell>
          <table:table-cell office:value-type="float" office:value="0" table:style-name="ce270">
            <text:p>0,0<text:s text:c="4"/></text:p>
          </table:table-cell>
          <table:table-cell office:value-type="float" office:value="0" table:style-name="ce187">
            <text:p><text:s/>0<text:s/></text:p>
          </table:table-cell>
          <table:table-cell office:value-type="float" office:value="0" table:style-name="ce270">
            <text:p>0,0<text:s text:c="4"/></text:p>
          </table:table-cell>
          <table:table-cell office:value-type="float" office:value="0" table:style-name="ce293">
            <text:p><text:s/>0<text:s/></text:p>
          </table:table-cell>
          <table:table-cell office:value-type="float" office:value="0" table:style-name="ce270">
            <text:p>0,0<text:s text:c="4"/></text:p>
          </table:table-cell>
          <table:table-cell table:style-name="ce270"/>
          <table:table-cell office:value-type="float" office:value="0" table:style-name="ce364">
            <text:p>+0<text:s text:c="2"/></text:p>
          </table:table-cell>
          <table:table-cell office:value-type="float" office:value="0" table:style-name="ce365">
            <text:p>+0<text:s text:c="2"/></text:p>
          </table:table-cell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32">
          <table:table-cell table:style-name="ce1"/>
          <table:table-cell table:style-name="ce274"/>
          <table:table-cell table:style-name="ce275"/>
          <table:table-cell table:style-name="ce276"/>
          <table:table-cell table:style-name="ce277"/>
          <table:table-cell table:style-name="ce276"/>
          <table:table-cell table:style-name="ce366"/>
          <table:table-cell table:style-name="ce276"/>
          <table:table-cell table:style-name="ce278"/>
          <table:table-cell table:number-columns-repeated="2" table:style-name="ce279"/>
          <table:table-cell table:style-name="ce89"/>
          <table:table-cell table:number-columns-repeated="2" table:style-name="ce356"/>
          <table:table-cell table:number-columns-repeated="16370" table:style-name="ce1"/>
        </table:table-row>
        <table:table-row table:style-name="ro6">
          <table:table-cell table:number-columns-repeated="16384"/>
        </table:table-row>
        <table:table-row table:style-name="ro6">
          <table:table-cell table:style-name="ce1"/>
          <table:table-cell table:style-name="ce89"/>
          <table:table-cell table:style-name="ce367"/>
          <table:table-cell table:style-name="ce89"/>
          <table:table-cell table:style-name="ce367"/>
          <table:table-cell table:style-name="ce89"/>
          <table:table-cell table:style-name="ce367"/>
          <table:table-cell table:number-columns-repeated="7" table:style-name="ce89"/>
          <table:table-cell table:number-columns-repeated="16370" table:style-name="ce1"/>
        </table:table-row>
        <table:table-row table:style-name="ro6">
          <table:table-cell table:number-columns-repeated="16384"/>
        </table:table-row>
        <table:table-row table:style-name="ro6">
          <table:table-cell table:style-name="ce1"/>
          <table:table-cell table:number-columns-repeated="5" table:style-name="ce89"/>
          <table:table-cell table:style-name="ce367"/>
          <table:table-cell table:number-columns-repeated="7" table:style-name="ce89"/>
          <table:table-cell table:number-columns-repeated="16370" table:style-name="ce1"/>
        </table:table-row>
        <table:table-row table:number-rows-repeated="1048512" table:style-name="ro6">
          <table:table-cell table:number-columns-repeated="16384"/>
        </table:table-row>
      </table:table>
      <table:table table:name="XII-XIII" table:style-name="ta13" table:print-ranges="XII-XIII.B1:XII-XIII.K49">
        <table:table-column table:style-name="co23" table:default-cell-style-name="ce89"/>
        <table:table-column table:style-name="co46" table:default-cell-style-name="ce89"/>
        <table:table-column table:style-name="co62" table:default-cell-style-name="ce89"/>
        <table:table-column table:style-name="co18" table:default-cell-style-name="ce89"/>
        <table:table-column table:style-name="co62" table:default-cell-style-name="ce89"/>
        <table:table-column table:style-name="co35" table:default-cell-style-name="ce89"/>
        <table:table-column table:style-name="co4" table:default-cell-style-name="ce89"/>
        <table:table-column table:style-name="co18" table:default-cell-style-name="ce89"/>
        <table:table-column table:style-name="co34" table:default-cell-style-name="ce89"/>
        <table:table-column table:style-name="co35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 table:style-name="ce89">
            <draw:g draw:z-index="1" draw:name="Group 27" draw:id="id385">
              <svg:title/>
              <svg:desc/>
              <draw:g draw:name="Group 28" draw:id="id380">
                <svg:title/>
                <svg:desc/>
                <draw:custom-shape svg:x="0.125in" svg:y="0in" svg:width="5.97482in" svg:height="0in" draw:id="id375" draw:style-name="a766" draw:name="Rectangle 29">
                  <svg:title/>
                  <svg:desc/>
                  <text:p text:style-name="a764" text:class-names="" text:cond-style-name=""><text:span text:style-name="a76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0" draw:id="id379">
                  <svg:title/>
                  <svg:desc/>
                  <draw:custom-shape svg:x="0.34404in" svg:y="0in" svg:width="0.11575in" svg:height="0in" draw:id="id376" draw:style-name="a769" draw:name="Rectangle 31">
                    <svg:title/>
                    <svg:desc/>
                    <text:p text:style-name="a768" text:class-names="" text:cond-style-name=""><text:span text:style-name="a76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574in" svg:height="0in" draw:id="id377" draw:style-name="a772" draw:transform="translate(-0.05787in 0in) rotate(-3.14159) translate(0.40178in 0in)" draw:name="Rectangle 32">
                    <svg:title/>
                    <svg:desc/>
                    <text:p text:style-name="a771" text:class-names="" text:cond-style-name=""><text:span text:style-name="a77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391in" svg:y="0in" svg:width="0.04982in" svg:height="0in" draw:id="id378" draw:style-name="a775" draw:name="Rectangle 33">
                    <svg:title/>
                    <svg:desc/>
                    <text:p text:style-name="a774" text:class-names="" text:cond-style-name=""><text:span text:style-name="a77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34" draw:id="id384">
                <svg:title/>
                <svg:desc/>
                <draw:custom-shape svg:x="6.06119in" svg:y="0in" svg:width="0.11575in" svg:height="0in" draw:id="id381" draw:style-name="a778" draw:name="Rectangle 35">
                  <svg:title/>
                  <svg:desc/>
                  <text:p text:style-name="a777" text:class-names="" text:cond-style-name=""><text:span text:style-name="a77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574in" svg:height="0in" draw:id="id382" draw:style-name="a781" draw:transform="translate(-0.05787in 0in) rotate(-3.14159) translate(6.11921in 0in)" draw:name="Rectangle 36">
                  <svg:title/>
                  <svg:desc/>
                  <text:p text:style-name="a780" text:class-names="" text:cond-style-name=""><text:span text:style-name="a77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2726in" svg:y="0in" svg:width="0.04982in" svg:height="0in" draw:id="id383" draw:style-name="a784" draw:name="Rectangle 37">
                  <svg:title/>
                  <svg:desc/>
                  <text:p text:style-name="a783" text:class-names="" text:cond-style-name=""><text:span text:style-name="a78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40" draw:id="id396">
              <svg:title/>
              <svg:desc/>
              <draw:g draw:name="Group 41" draw:id="id391">
                <svg:title/>
                <svg:desc/>
                <draw:custom-shape svg:x="0.125in" svg:y="0in" svg:width="5.97482in" svg:height="0in" draw:id="id386" draw:style-name="a788" draw:name="Rectangle 42">
                  <svg:title/>
                  <svg:desc/>
                  <text:p text:style-name="a786" text:class-names="" text:cond-style-name=""><text:span text:style-name="a78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3" draw:id="id390">
                  <svg:title/>
                  <svg:desc/>
                  <draw:custom-shape svg:x="0.34404in" svg:y="0in" svg:width="0.11575in" svg:height="0in" draw:id="id387" draw:style-name="a791" draw:name="Rectangle 44">
                    <svg:title/>
                    <svg:desc/>
                    <text:p text:style-name="a790" text:class-names="" text:cond-style-name=""><text:span text:style-name="a78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574in" svg:height="0in" draw:id="id388" draw:style-name="a794" draw:transform="translate(-0.05787in 0in) rotate(-3.14159) translate(0.40178in 0in)" draw:name="Rectangle 45">
                    <svg:title/>
                    <svg:desc/>
                    <text:p text:style-name="a793" text:class-names="" text:cond-style-name=""><text:span text:style-name="a79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391in" svg:y="0in" svg:width="0.04982in" svg:height="0in" draw:id="id389" draw:style-name="a797" draw:name="Rectangle 46">
                    <svg:title/>
                    <svg:desc/>
                    <text:p text:style-name="a796" text:class-names="" text:cond-style-name=""><text:span text:style-name="a79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47" draw:id="id395">
                <svg:title/>
                <svg:desc/>
                <draw:custom-shape svg:x="6.06119in" svg:y="0in" svg:width="0.11575in" svg:height="0in" draw:id="id392" draw:style-name="a800" draw:name="Rectangle 48">
                  <svg:title/>
                  <svg:desc/>
                  <text:p text:style-name="a799" text:class-names="" text:cond-style-name=""><text:span text:style-name="a79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574in" svg:height="0in" draw:id="id393" draw:style-name="a803" draw:transform="translate(-0.05787in 0in) rotate(-3.14159) translate(6.11921in 0in)" draw:name="Rectangle 49">
                  <svg:title/>
                  <svg:desc/>
                  <text:p text:style-name="a802" text:class-names="" text:cond-style-name=""><text:span text:style-name="a80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2726in" svg:y="0in" svg:width="0.04982in" svg:height="0in" draw:id="id394" draw:style-name="a806" draw:name="Rectangle 50">
                  <svg:title/>
                  <svg:desc/>
                  <text:p text:style-name="a805" text:class-names="" text:cond-style-name=""><text:span text:style-name="a80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53" draw:id="id407">
              <svg:title/>
              <svg:desc/>
              <draw:g draw:name="Group 54" draw:id="id402">
                <svg:title/>
                <svg:desc/>
                <draw:custom-shape svg:x="0.125in" svg:y="0in" svg:width="5.97482in" svg:height="0in" draw:id="id397" draw:style-name="a810" draw:name="Rectangle 55">
                  <svg:title/>
                  <svg:desc/>
                  <text:p text:style-name="a808" text:class-names="" text:cond-style-name=""><text:span text:style-name="a80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56" draw:id="id401">
                  <svg:title/>
                  <svg:desc/>
                  <draw:custom-shape svg:x="0.34404in" svg:y="0in" svg:width="0.11575in" svg:height="0in" draw:id="id398" draw:style-name="a813" draw:name="Rectangle 57">
                    <svg:title/>
                    <svg:desc/>
                    <text:p text:style-name="a812" text:class-names="" text:cond-style-name=""><text:span text:style-name="a81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574in" svg:height="0in" draw:id="id399" draw:style-name="a816" draw:transform="translate(-0.05787in 0in) rotate(-3.14159) translate(0.40178in 0in)" draw:name="Rectangle 58">
                    <svg:title/>
                    <svg:desc/>
                    <text:p text:style-name="a815" text:class-names="" text:cond-style-name=""><text:span text:style-name="a81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391in" svg:y="0in" svg:width="0.04982in" svg:height="0in" draw:id="id400" draw:style-name="a819" draw:name="Rectangle 59">
                    <svg:title/>
                    <svg:desc/>
                    <text:p text:style-name="a818" text:class-names="" text:cond-style-name=""><text:span text:style-name="a81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60" draw:id="id406">
                <svg:title/>
                <svg:desc/>
                <draw:custom-shape svg:x="6.06119in" svg:y="0in" svg:width="0.11575in" svg:height="0in" draw:id="id403" draw:style-name="a822" draw:name="Rectangle 61">
                  <svg:title/>
                  <svg:desc/>
                  <text:p text:style-name="a821" text:class-names="" text:cond-style-name=""><text:span text:style-name="a82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574in" svg:height="0in" draw:id="id404" draw:style-name="a825" draw:transform="translate(-0.05787in 0in) rotate(-3.14159) translate(6.11921in 0in)" draw:name="Rectangle 62">
                  <svg:title/>
                  <svg:desc/>
                  <text:p text:style-name="a824" text:class-names="" text:cond-style-name=""><text:span text:style-name="a82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2726in" svg:y="0in" svg:width="0.04982in" svg:height="0in" draw:id="id405" draw:style-name="a828" draw:name="Rectangle 63">
                  <svg:title/>
                  <svg:desc/>
                  <text:p text:style-name="a827" text:class-names="" text:cond-style-name=""><text:span text:style-name="a82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34" draw:name="Group 66" draw:id="id418">
              <svg:title/>
              <svg:desc/>
              <draw:g draw:name="Group 67" draw:id="id413">
                <svg:title/>
                <svg:desc/>
                <draw:custom-shape svg:x="0.125in" svg:y="0in" svg:width="5.97482in" svg:height="0in" draw:id="id408" draw:style-name="a832" draw:name="Rectangle 68">
                  <svg:title/>
                  <svg:desc/>
                  <text:p text:style-name="a830" text:class-names="" text:cond-style-name=""><text:span text:style-name="a82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69" draw:id="id412">
                  <svg:title/>
                  <svg:desc/>
                  <draw:custom-shape svg:x="0.34404in" svg:y="0in" svg:width="0.11575in" svg:height="0in" draw:id="id409" draw:style-name="a835" draw:name="Rectangle 70">
                    <svg:title/>
                    <svg:desc/>
                    <text:p text:style-name="a834" text:class-names="" text:cond-style-name=""><text:span text:style-name="a83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574in" svg:height="0in" draw:id="id410" draw:style-name="a838" draw:transform="translate(-0.05787in 0in) rotate(-3.14159) translate(0.40178in 0in)" draw:name="Rectangle 71">
                    <svg:title/>
                    <svg:desc/>
                    <text:p text:style-name="a837" text:class-names="" text:cond-style-name=""><text:span text:style-name="a83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391in" svg:y="0in" svg:width="0.04982in" svg:height="0in" draw:id="id411" draw:style-name="a841" draw:name="Rectangle 72">
                    <svg:title/>
                    <svg:desc/>
                    <text:p text:style-name="a840" text:class-names="" text:cond-style-name=""><text:span text:style-name="a83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73" draw:id="id417">
                <svg:title/>
                <svg:desc/>
                <draw:custom-shape svg:x="6.06119in" svg:y="0in" svg:width="0.11575in" svg:height="0in" draw:id="id414" draw:style-name="a844" draw:name="Rectangle 74">
                  <svg:title/>
                  <svg:desc/>
                  <text:p text:style-name="a843" text:class-names="" text:cond-style-name=""><text:span text:style-name="a84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574in" svg:height="0in" draw:id="id415" draw:style-name="a847" draw:transform="translate(-0.05787in 0in) rotate(-3.14159) translate(6.11921in 0in)" draw:name="Rectangle 75">
                  <svg:title/>
                  <svg:desc/>
                  <text:p text:style-name="a846" text:class-names="" text:cond-style-name=""><text:span text:style-name="a84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2726in" svg:y="0in" svg:width="0.04982in" svg:height="0in" draw:id="id416" draw:style-name="a850" draw:name="Rectangle 76">
                  <svg:title/>
                  <svg:desc/>
                  <text:p text:style-name="a849" text:class-names="" text:cond-style-name=""><text:span text:style-name="a84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45" draw:name="Group 79" draw:id="id429">
              <svg:title/>
              <svg:desc/>
              <draw:g draw:name="Group 80" draw:id="id424">
                <svg:title/>
                <svg:desc/>
                <draw:custom-shape svg:x="0.125in" svg:y="0in" svg:width="5.97482in" svg:height="0in" draw:id="id419" draw:style-name="a854" draw:name="Rectangle 81">
                  <svg:title/>
                  <svg:desc/>
                  <text:p text:style-name="a852" text:class-names="" text:cond-style-name=""><text:span text:style-name="a85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82" draw:id="id423">
                  <svg:title/>
                  <svg:desc/>
                  <draw:custom-shape svg:x="0.34404in" svg:y="0in" svg:width="0.11575in" svg:height="0in" draw:id="id420" draw:style-name="a857" draw:name="Rectangle 83">
                    <svg:title/>
                    <svg:desc/>
                    <text:p text:style-name="a856" text:class-names="" text:cond-style-name=""><text:span text:style-name="a85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574in" svg:height="0in" draw:id="id421" draw:style-name="a860" draw:transform="translate(-0.05787in 0in) rotate(-3.14159) translate(0.40178in 0in)" draw:name="Rectangle 84">
                    <svg:title/>
                    <svg:desc/>
                    <text:p text:style-name="a859" text:class-names="" text:cond-style-name=""><text:span text:style-name="a85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391in" svg:y="0in" svg:width="0.04982in" svg:height="0in" draw:id="id422" draw:style-name="a863" draw:name="Rectangle 85">
                    <svg:title/>
                    <svg:desc/>
                    <text:p text:style-name="a862" text:class-names="" text:cond-style-name=""><text:span text:style-name="a86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86" draw:id="id428">
                <svg:title/>
                <svg:desc/>
                <draw:custom-shape svg:x="6.06119in" svg:y="0in" svg:width="0.11575in" svg:height="0in" draw:id="id425" draw:style-name="a866" draw:name="Rectangle 87">
                  <svg:title/>
                  <svg:desc/>
                  <text:p text:style-name="a865" text:class-names="" text:cond-style-name=""><text:span text:style-name="a86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574in" svg:height="0in" draw:id="id426" draw:style-name="a869" draw:transform="translate(-0.05787in 0in) rotate(-3.14159) translate(6.11921in 0in)" draw:name="Rectangle 88">
                  <svg:title/>
                  <svg:desc/>
                  <text:p text:style-name="a868" text:class-names="" text:cond-style-name=""><text:span text:style-name="a86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2726in" svg:y="0in" svg:width="0.04982in" svg:height="0in" draw:id="id427" draw:style-name="a872" draw:name="Rectangle 89">
                  <svg:title/>
                  <svg:desc/>
                  <text:p text:style-name="a871" text:class-names="" text:cond-style-name=""><text:span text:style-name="a87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56" draw:name="Group 92" draw:id="id440">
              <svg:title/>
              <svg:desc/>
              <draw:g draw:name="Group 93" draw:id="id435">
                <svg:title/>
                <svg:desc/>
                <draw:custom-shape svg:x="0.125in" svg:y="0in" svg:width="5.97482in" svg:height="0in" draw:id="id430" draw:style-name="a876" draw:name="Rectangle 94">
                  <svg:title/>
                  <svg:desc/>
                  <text:p text:style-name="a874" text:class-names="" text:cond-style-name=""><text:span text:style-name="a87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95" draw:id="id434">
                  <svg:title/>
                  <svg:desc/>
                  <draw:custom-shape svg:x="0.34404in" svg:y="0in" svg:width="0.11575in" svg:height="0in" draw:id="id431" draw:style-name="a879" draw:name="Rectangle 96">
                    <svg:title/>
                    <svg:desc/>
                    <text:p text:style-name="a878" text:class-names="" text:cond-style-name=""><text:span text:style-name="a87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574in" svg:height="0in" draw:id="id432" draw:style-name="a882" draw:transform="translate(-0.05787in 0in) rotate(-3.14159) translate(0.40178in 0in)" draw:name="Rectangle 97">
                    <svg:title/>
                    <svg:desc/>
                    <text:p text:style-name="a881" text:class-names="" text:cond-style-name=""><text:span text:style-name="a88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391in" svg:y="0in" svg:width="0.04982in" svg:height="0in" draw:id="id433" draw:style-name="a885" draw:name="Rectangle 98">
                    <svg:title/>
                    <svg:desc/>
                    <text:p text:style-name="a884" text:class-names="" text:cond-style-name=""><text:span text:style-name="a88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99" draw:id="id439">
                <svg:title/>
                <svg:desc/>
                <draw:custom-shape svg:x="6.06119in" svg:y="0in" svg:width="0.11575in" svg:height="0in" draw:id="id436" draw:style-name="a888" draw:name="Rectangle 100">
                  <svg:title/>
                  <svg:desc/>
                  <text:p text:style-name="a887" text:class-names="" text:cond-style-name=""><text:span text:style-name="a88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574in" svg:height="0in" draw:id="id437" draw:style-name="a891" draw:transform="translate(-0.05787in 0in) rotate(-3.14159) translate(6.11921in 0in)" draw:name="Rectangle 101">
                  <svg:title/>
                  <svg:desc/>
                  <text:p text:style-name="a890" text:class-names="" text:cond-style-name=""><text:span text:style-name="a88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2726in" svg:y="0in" svg:width="0.04982in" svg:height="0in" draw:id="id438" draw:style-name="a894" draw:name="Rectangle 102">
                  <svg:title/>
                  <svg:desc/>
                  <text:p text:style-name="a893" text:class-names="" text:cond-style-name=""><text:span text:style-name="a89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67" draw:name="Group 105" draw:id="id451">
              <svg:title/>
              <svg:desc/>
              <draw:g draw:name="Group 106" draw:id="id446">
                <svg:title/>
                <svg:desc/>
                <draw:custom-shape svg:x="0.125in" svg:y="0in" svg:width="5.97482in" svg:height="0in" draw:id="id441" draw:style-name="a898" draw:name="Rectangle 107">
                  <svg:title/>
                  <svg:desc/>
                  <text:p text:style-name="a896" text:class-names="" text:cond-style-name=""><text:span text:style-name="a89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08" draw:id="id445">
                  <svg:title/>
                  <svg:desc/>
                  <draw:custom-shape svg:x="0.34404in" svg:y="0in" svg:width="0.11575in" svg:height="0in" draw:id="id442" draw:style-name="a901" draw:name="Rectangle 109">
                    <svg:title/>
                    <svg:desc/>
                    <text:p text:style-name="a900" text:class-names="" text:cond-style-name=""><text:span text:style-name="a89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574in" svg:height="0in" draw:id="id443" draw:style-name="a904" draw:transform="translate(-0.05787in 0in) rotate(-3.14159) translate(0.40178in 0in)" draw:name="Rectangle 110">
                    <svg:title/>
                    <svg:desc/>
                    <text:p text:style-name="a903" text:class-names="" text:cond-style-name=""><text:span text:style-name="a90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391in" svg:y="0in" svg:width="0.04982in" svg:height="0in" draw:id="id444" draw:style-name="a907" draw:name="Rectangle 111">
                    <svg:title/>
                    <svg:desc/>
                    <text:p text:style-name="a906" text:class-names="" text:cond-style-name=""><text:span text:style-name="a90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12" draw:id="id450">
                <svg:title/>
                <svg:desc/>
                <draw:custom-shape svg:x="6.06119in" svg:y="0in" svg:width="0.11575in" svg:height="0in" draw:id="id447" draw:style-name="a910" draw:name="Rectangle 113">
                  <svg:title/>
                  <svg:desc/>
                  <text:p text:style-name="a909" text:class-names="" text:cond-style-name=""><text:span text:style-name="a90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574in" svg:height="0in" draw:id="id448" draw:style-name="a913" draw:transform="translate(-0.05787in 0in) rotate(-3.14159) translate(6.11921in 0in)" draw:name="Rectangle 114">
                  <svg:title/>
                  <svg:desc/>
                  <text:p text:style-name="a912" text:class-names="" text:cond-style-name=""><text:span text:style-name="a91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2726in" svg:y="0in" svg:width="0.04982in" svg:height="0in" draw:id="id449" draw:style-name="a916" draw:name="Rectangle 115">
                  <svg:title/>
                  <svg:desc/>
                  <text:p text:style-name="a915" text:class-names="" text:cond-style-name=""><text:span text:style-name="a91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78" draw:name="Group 118" draw:id="id462">
              <svg:title/>
              <svg:desc/>
              <draw:g draw:name="Group 119" draw:id="id457">
                <svg:title/>
                <svg:desc/>
                <draw:custom-shape svg:x="0.125in" svg:y="0in" svg:width="5.97482in" svg:height="0in" draw:id="id452" draw:style-name="a920" draw:name="Rectangle 120">
                  <svg:title/>
                  <svg:desc/>
                  <text:p text:style-name="a918" text:class-names="" text:cond-style-name=""><text:span text:style-name="a91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21" draw:id="id456">
                  <svg:title/>
                  <svg:desc/>
                  <draw:custom-shape svg:x="0.34404in" svg:y="0in" svg:width="0.11575in" svg:height="0in" draw:id="id453" draw:style-name="a923" draw:name="Rectangle 122">
                    <svg:title/>
                    <svg:desc/>
                    <text:p text:style-name="a922" text:class-names="" text:cond-style-name=""><text:span text:style-name="a92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574in" svg:height="0in" draw:id="id454" draw:style-name="a926" draw:transform="translate(-0.05787in 0in) rotate(-3.14159) translate(0.40178in 0in)" draw:name="Rectangle 123">
                    <svg:title/>
                    <svg:desc/>
                    <text:p text:style-name="a925" text:class-names="" text:cond-style-name=""><text:span text:style-name="a92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391in" svg:y="0in" svg:width="0.04982in" svg:height="0in" draw:id="id455" draw:style-name="a929" draw:name="Rectangle 124">
                    <svg:title/>
                    <svg:desc/>
                    <text:p text:style-name="a928" text:class-names="" text:cond-style-name=""><text:span text:style-name="a92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25" draw:id="id461">
                <svg:title/>
                <svg:desc/>
                <draw:custom-shape svg:x="6.06119in" svg:y="0in" svg:width="0.11575in" svg:height="0in" draw:id="id458" draw:style-name="a932" draw:name="Rectangle 126">
                  <svg:title/>
                  <svg:desc/>
                  <text:p text:style-name="a931" text:class-names="" text:cond-style-name=""><text:span text:style-name="a93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574in" svg:height="0in" draw:id="id459" draw:style-name="a935" draw:transform="translate(-0.05787in 0in) rotate(-3.14159) translate(6.11921in 0in)" draw:name="Rectangle 127">
                  <svg:title/>
                  <svg:desc/>
                  <text:p text:style-name="a934" text:class-names="" text:cond-style-name=""><text:span text:style-name="a93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2726in" svg:y="0in" svg:width="0.04982in" svg:height="0in" draw:id="id460" draw:style-name="a938" draw:name="Rectangle 128">
                  <svg:title/>
                  <svg:desc/>
                  <text:p text:style-name="a937" text:class-names="" text:cond-style-name=""><text:span text:style-name="a93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number-columns-repeated="16383"/>
        </table:table-row>
        <table:table-row table:style-name="ro6">
          <table:table-cell/>
          <table:table-cell table:style-name="ce89">
            <draw:frame draw:z-index="89" draw:id="id463" draw:style-name="a939" draw:name="Picture 565" svg:x="0.21875in" svg:y="0.13542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89">
            <draw:frame draw:z-index="90" draw:id="id464" draw:style-name="a940" draw:name="Picture 566" svg:x="0.41667in" svg:y="0.02083in" svg:width="2.5625in" svg:height="0.47917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style-name="ce89">
            <draw:frame draw:z-index="91" draw:id="id465" draw:style-name="a945" draw:name="Text Box 567" svg:x="0.125in" svg:y="0.14584in" svg:width="1.76042in" svg:height="0.21875in">
              <draw:text-box>
                <text:p text:style-name="a942" text:class-names="" text:cond-style-name=""><text:span text:style-name="a941" text:class-names="">JANEIRO 2014, <text:s text:c="1"/>Nº 01</text:span></text:p>
                <text:p text:style-name="a944" text:class-names="" text:cond-style-name=""><text:span text:style-name="a943" text:class-names=""/></text:p>
              </draw:text-box>
              <svg:title/>
              <svg:desc/>
            </draw:frame>
          </table:table-cell>
          <table:table-cell table:number-columns-repeated="16378"/>
        </table:table-row>
        <table:table-row table:style-name="ro8">
          <table:table-cell table:style-name="ce178"/>
          <table:table-cell table:number-columns-repeated="11" table:style-name="ce178"/>
          <table:table-cell office:value-type="string" table:style-name="ce178">
            <text:p><text:s/></text:p>
          </table:table-cell>
          <table:table-cell table:number-columns-repeated="16371" table:style-name="ce178"/>
        </table:table-row>
        <table:table-row table:style-name="ro8">
          <table:table-cell table:style-name="ce178"/>
          <table:table-cell table:number-columns-repeated="16383" table:style-name="ce178"/>
        </table:table-row>
        <table:table-row table:number-rows-repeated="2" table:style-name="ro22">
          <table:table-cell/>
          <table:table-cell table:number-columns-repeated="16383" table:style-name="ce89"/>
        </table:table-row>
        <table:table-row table:style-name="ro6">
          <table:table-cell/>
          <table:table-cell office:value-type="string" table:number-columns-spanned="10" table:number-rows-spanned="1" table:style-name="ce247">
            <text:p>QUADRO XII - COLOCAÇÕES POR REGIÕES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48">
            <text:p>Movimento ao longo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4">
          <table:table-cell/>
          <table:table-cell table:number-columns-repeated="10" table:style-name="ce96"/>
          <table:table-cell table:number-columns-repeated="16373" table:style-name="ce89"/>
        </table:table-row>
        <table:table-row table:style-name="ro14">
          <table:table-cell table:style-name="ce183"/>
          <table:table-cell table:style-name="ce250"/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3" table:number-rows-spanned="1" table:style-name="ce174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5">
          <table:table-cell table:style-name="ce183"/>
          <table:table-cell table:style-name="ce131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number-columns-spanned="2" table:number-rows-spanned="1" table:style-name="ce175">
            <text:p>mês homólogo</text:p>
          </table:table-cell>
          <table:covered-table-cell/>
          <table:table-cell office:value-type="string" table:style-name="ce137">
            <text:p>mês <text:s text:c="2"/>anterior</text:p>
          </table:table-cell>
          <table:table-cell table:number-columns-repeated="16373" table:style-name="ce183"/>
        </table:table-row>
        <table:table-row table:style-name="ro32">
          <table:table-cell table:style-name="ce7"/>
          <table:table-cell table:style-name="ce99"/>
          <table:table-cell table:style-name="ce212"/>
          <table:table-cell table:style-name="ce99"/>
          <table:table-cell table:style-name="ce368"/>
          <table:table-cell table:number-columns-repeated="6" table:style-name="ce99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14">
            <text:p>PORTUGAL</text:p>
          </table:table-cell>
          <table:table-cell office:value-type="float" office:value="5164" table:style-name="ce215">
            <text:p>5 164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5961" table:style-name="ce217">
            <text:p>5 961</text:p>
          </table:table-cell>
          <table:table-cell office:value-type="float" office:value="100.00000000000001" table:style-name="ce216">
            <text:p>100,0<text:s text:c="4"/></text:p>
          </table:table-cell>
          <table:table-cell office:value-type="float" office:value="9415" table:style-name="ce217">
            <text:p>9 415</text:p>
          </table:table-cell>
          <table:table-cell office:value-type="float" office:value="100" table:style-name="ce216">
            <text:p>100,0<text:s text:c="4"/></text:p>
          </table:table-cell>
          <table:table-cell table:style-name="ce216"/>
          <table:table-cell office:value-type="float" office:value="82.319907048799394" table:style-name="ce218">
            <text:p>+82,3<text:s text:c="3"/></text:p>
          </table:table-cell>
          <table:table-cell office:value-type="float" office:value="57.943298104344905" table:style-name="ce218">
            <text:p>+57,9<text:s text:c="3"/></text:p>
          </table:table-cell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19">
            <text:p>CONTINENTE</text:p>
          </table:table-cell>
          <table:table-cell office:value-type="float" office:value="5066" table:style-name="ce215">
            <text:p>5 066</text:p>
          </table:table-cell>
          <table:table-cell office:value-type="float" office:value="98.102246320681644" table:style-name="ce216">
            <text:p>98,1<text:s text:c="4"/></text:p>
          </table:table-cell>
          <table:table-cell office:value-type="float" office:value="5871" table:style-name="ce217">
            <text:p>5 871</text:p>
          </table:table-cell>
          <table:table-cell office:value-type="float" office:value="98.490186210367398" table:style-name="ce216">
            <text:p>98,5<text:s text:c="4"/></text:p>
          </table:table-cell>
          <table:table-cell office:value-type="float" office:value="9235" table:style-name="ce217">
            <text:p>9 235</text:p>
          </table:table-cell>
          <table:table-cell office:value-type="float" office:value="98.088157195963888" table:style-name="ce216">
            <text:p>98,1<text:s text:c="4"/></text:p>
          </table:table-cell>
          <table:table-cell table:style-name="ce216"/>
          <table:table-cell office:value-type="float" office:value="82.293722858270826" table:style-name="ce218">
            <text:p>+82,3<text:s text:c="3"/></text:p>
          </table:table-cell>
          <table:table-cell office:value-type="float" office:value="57.298586271504007" table:style-name="ce218">
            <text:p>+57,3<text:s text:c="3"/></text:p>
          </table:table-cell>
          <table:table-cell table:number-columns-repeated="16373" table:style-name="ce7"/>
        </table:table-row>
        <table:table-row table:style-name="ro1">
          <table:table-cell table:style-name="ce213"/>
          <table:table-cell office:value-type="string" table:style-name="ce228">
            <text:p>Norte</text:p>
          </table:table-cell>
          <table:table-cell office:value-type="float" office:value="1897" table:style-name="ce222">
            <text:p>1 897</text:p>
          </table:table-cell>
          <table:table-cell office:value-type="float" office:value="36.735089078233926" table:style-name="ce223">
            <text:p>36,7<text:s text:c="4"/></text:p>
          </table:table-cell>
          <table:table-cell office:value-type="float" office:value="2306" table:style-name="ce224">
            <text:p>2 306</text:p>
          </table:table-cell>
          <table:table-cell office:value-type="float" office:value="38.684784432142258" table:style-name="ce223">
            <text:p>38,7<text:s text:c="4"/></text:p>
          </table:table-cell>
          <table:table-cell office:value-type="float" office:value="3253" table:style-name="ce224">
            <text:p>3 253</text:p>
          </table:table-cell>
          <table:table-cell office:value-type="float" office:value="34.551248008497083" table:style-name="ce223">
            <text:p>34,6<text:s text:c="4"/></text:p>
          </table:table-cell>
          <table:table-cell table:style-name="ce223"/>
          <table:table-cell office:value-type="float" office:value="71.48128624143385" table:style-name="ce225">
            <text:p>+71,5<text:s text:c="3"/></text:p>
          </table:table-cell>
          <table:table-cell office:value-type="float" office:value="41.066782307025164" table:style-name="ce225">
            <text:p>+41,1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Centro</text:p>
          </table:table-cell>
          <table:table-cell office:value-type="float" office:value="1557" table:style-name="ce222">
            <text:p>1 557</text:p>
          </table:table-cell>
          <table:table-cell office:value-type="float" office:value="30.151045701006971" table:style-name="ce223">
            <text:p>30,2<text:s text:c="4"/></text:p>
          </table:table-cell>
          <table:table-cell office:value-type="float" office:value="1589" table:style-name="ce224">
            <text:p>1 589</text:p>
          </table:table-cell>
          <table:table-cell office:value-type="float" office:value="26.656601241402448" table:style-name="ce223">
            <text:p>26,7<text:s text:c="4"/></text:p>
          </table:table-cell>
          <table:table-cell office:value-type="float" office:value="2842" table:style-name="ce224">
            <text:p>2 842</text:p>
          </table:table-cell>
          <table:table-cell office:value-type="float" office:value="30.185873605947954" table:style-name="ce223">
            <text:p>30,2<text:s text:c="4"/></text:p>
          </table:table-cell>
          <table:table-cell table:style-name="ce223"/>
          <table:table-cell office:value-type="float" office:value="82.530507385998732" table:style-name="ce225">
            <text:p>+82,5<text:s text:c="3"/></text:p>
          </table:table-cell>
          <table:table-cell office:value-type="float" office:value="78.854625550660785" table:style-name="ce225">
            <text:p>+78,9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Lisboa V. Tejo</text:p>
          </table:table-cell>
          <table:table-cell office:value-type="float" office:value="1080" table:style-name="ce222">
            <text:p>1 080</text:p>
          </table:table-cell>
          <table:table-cell office:value-type="float" office:value="20.9140201394268" table:style-name="ce223">
            <text:p>20,9<text:s text:c="4"/></text:p>
          </table:table-cell>
          <table:table-cell office:value-type="float" office:value="1296" table:style-name="ce224">
            <text:p>1 296</text:p>
          </table:table-cell>
          <table:table-cell office:value-type="float" office:value="21.741318570709613" table:style-name="ce223">
            <text:p>21,7<text:s text:c="4"/></text:p>
          </table:table-cell>
          <table:table-cell office:value-type="float" office:value="2292" table:style-name="ce224">
            <text:p>2 292</text:p>
          </table:table-cell>
          <table:table-cell office:value-type="float" office:value="24.3441317047265" table:style-name="ce223">
            <text:p>24,3<text:s text:c="4"/></text:p>
          </table:table-cell>
          <table:table-cell table:style-name="ce223"/>
          <table:table-cell office:value-type="float" office:value="112.22222222222223" table:style-name="ce225">
            <text:p>+112,2<text:s text:c="3"/></text:p>
          </table:table-cell>
          <table:table-cell office:value-type="float" office:value="76.851851851851848" table:style-name="ce225">
            <text:p>+76,9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Alentejo</text:p>
          </table:table-cell>
          <table:table-cell office:value-type="float" office:value="399" table:style-name="ce222">
            <text:p><text:s/>399</text:p>
          </table:table-cell>
          <table:table-cell office:value-type="float" office:value="7.7265685515104572" table:style-name="ce223">
            <text:p>7,7<text:s text:c="4"/></text:p>
          </table:table-cell>
          <table:table-cell office:value-type="float" office:value="424" table:style-name="ce224">
            <text:p><text:s/>424</text:p>
          </table:table-cell>
          <table:table-cell office:value-type="float" office:value="7.1129005200469724" table:style-name="ce223">
            <text:p>7,1<text:s text:c="4"/></text:p>
          </table:table-cell>
          <table:table-cell office:value-type="float" office:value="519" table:style-name="ce224">
            <text:p><text:s/>519</text:p>
          </table:table-cell>
          <table:table-cell office:value-type="float" office:value="5.5124800849707913" table:style-name="ce223">
            <text:p>5,5<text:s text:c="4"/></text:p>
          </table:table-cell>
          <table:table-cell table:style-name="ce223"/>
          <table:table-cell office:value-type="float" office:value="30.075187969924798" table:style-name="ce225">
            <text:p>+30,1<text:s text:c="3"/></text:p>
          </table:table-cell>
          <table:table-cell office:value-type="float" office:value="22.405660377358487" table:style-name="ce225">
            <text:p>+22,4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8">
            <text:p>Algarve</text:p>
          </table:table-cell>
          <table:table-cell office:value-type="float" office:value="133" table:style-name="ce222">
            <text:p><text:s/>133</text:p>
          </table:table-cell>
          <table:table-cell office:value-type="float" office:value="2.5755228505034857" table:style-name="ce223">
            <text:p>2,6<text:s text:c="4"/></text:p>
          </table:table-cell>
          <table:table-cell office:value-type="float" office:value="256" table:style-name="ce224">
            <text:p><text:s/>256</text:p>
          </table:table-cell>
          <table:table-cell office:value-type="float" office:value="4.294581446066096" table:style-name="ce223">
            <text:p>4,3<text:s text:c="4"/></text:p>
          </table:table-cell>
          <table:table-cell office:value-type="float" office:value="329" table:style-name="ce224">
            <text:p><text:s/>329</text:p>
          </table:table-cell>
          <table:table-cell office:value-type="float" office:value="3.494423791821561" table:style-name="ce223">
            <text:p>3,5<text:s text:c="4"/></text:p>
          </table:table-cell>
          <table:table-cell table:style-name="ce223"/>
          <table:table-cell office:value-type="float" office:value="147.36842105263159" table:style-name="ce225">
            <text:p>+147,4<text:s text:c="3"/></text:p>
          </table:table-cell>
          <table:table-cell office:value-type="float" office:value="28.515625" table:style-name="ce225">
            <text:p>+28,5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369">
            <text:p>REG.AUTÓNOMAS</text:p>
          </table:table-cell>
          <table:table-cell office:value-type="float" office:value="98" table:style-name="ce217">
            <text:p><text:s/>98</text:p>
          </table:table-cell>
          <table:table-cell office:value-type="float" office:value="1.8977536793183578" table:style-name="ce216">
            <text:p>1,9<text:s text:c="4"/></text:p>
          </table:table-cell>
          <table:table-cell office:value-type="float" office:value="90" table:style-name="ce217">
            <text:p><text:s/>90</text:p>
          </table:table-cell>
          <table:table-cell office:value-type="float" office:value="1.509813789632612" table:style-name="ce216">
            <text:p>1,5<text:s text:c="4"/></text:p>
          </table:table-cell>
          <table:table-cell office:value-type="float" office:value="180" table:style-name="ce217">
            <text:p><text:s/>180</text:p>
          </table:table-cell>
          <table:table-cell office:value-type="float" office:value="1.9118428040361128" table:style-name="ce216">
            <text:p>1,9<text:s text:c="4"/></text:p>
          </table:table-cell>
          <table:table-cell table:style-name="ce216"/>
          <table:table-cell office:value-type="float" office:value="83.673469387755119" table:style-name="ce218">
            <text:p>+83,7<text:s text:c="3"/></text:p>
          </table:table-cell>
          <table:table-cell office:value-type="float" office:value="100" table:style-name="ce218">
            <text:p>+100,0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43">
            <text:p>Açores</text:p>
          </table:table-cell>
          <table:table-cell office:value-type="float" office:value="17" table:style-name="ce222">
            <text:p><text:s/>17</text:p>
          </table:table-cell>
          <table:table-cell office:value-type="float" office:value="0.32920216886134779" table:style-name="ce223">
            <text:p>0,3<text:s text:c="4"/></text:p>
          </table:table-cell>
          <table:table-cell office:value-type="float" office:value="38" table:style-name="ce224">
            <text:p><text:s/>38</text:p>
          </table:table-cell>
          <table:table-cell office:value-type="float" office:value="0.63747693340043621" table:style-name="ce223">
            <text:p>0,6<text:s text:c="4"/></text:p>
          </table:table-cell>
          <table:table-cell office:value-type="float" office:value="57" table:style-name="ce224">
            <text:p><text:s/>57</text:p>
          </table:table-cell>
          <table:table-cell office:value-type="float" office:value="0.605416887944769" table:style-name="ce223">
            <text:p>0,6<text:s text:c="4"/></text:p>
          </table:table-cell>
          <table:table-cell table:style-name="ce223"/>
          <table:table-cell office:value-type="float" office:value="235.29411764705884" table:style-name="ce225">
            <text:p>+235,3<text:s text:c="3"/></text:p>
          </table:table-cell>
          <table:table-cell office:value-type="float" office:value="50" table:style-name="ce225">
            <text:p>+50,0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316">
            <text:p>Madeira</text:p>
          </table:table-cell>
          <table:table-cell office:value-type="float" office:value="81" table:style-name="ce222">
            <text:p><text:s/>81</text:p>
          </table:table-cell>
          <table:table-cell office:value-type="float" office:value="1.56855151045701" table:style-name="ce223">
            <text:p>1,6<text:s text:c="4"/></text:p>
          </table:table-cell>
          <table:table-cell office:value-type="float" office:value="52" table:style-name="ce224">
            <text:p><text:s/>52</text:p>
          </table:table-cell>
          <table:table-cell office:value-type="float" office:value="0.87233685623217572" table:style-name="ce223">
            <text:p>0,9<text:s text:c="4"/></text:p>
          </table:table-cell>
          <table:table-cell office:value-type="float" office:value="123" table:style-name="ce224">
            <text:p><text:s/>123</text:p>
          </table:table-cell>
          <table:table-cell office:value-type="float" office:value="1.3064259160913436" table:style-name="ce223">
            <text:p>1,3<text:s text:c="4"/></text:p>
          </table:table-cell>
          <table:table-cell table:style-name="ce223"/>
          <table:table-cell office:value-type="float" office:value="51.851851851851848" table:style-name="ce225">
            <text:p>+51,9<text:s text:c="3"/></text:p>
          </table:table-cell>
          <table:table-cell office:value-type="float" office:value="136.53846153846155" table:style-name="ce225">
            <text:p>+136,5<text:s text:c="3"/></text:p>
          </table:table-cell>
          <table:table-cell table:number-columns-repeated="16373" table:style-name="ce213"/>
        </table:table-row>
        <table:table-row table:style-name="ro6">
          <table:table-cell table:style-name="ce89"/>
          <table:table-cell table:number-columns-repeated="10" table:style-name="ce317"/>
          <table:table-cell table:number-columns-repeated="6" table:style-name="ce89"/>
          <table:table-cell table:number-columns-repeated="16367" table:style-name="ce1"/>
        </table:table-row>
        <table:table-row table:number-rows-repeated="3" table:style-name="ro6">
          <table:table-cell table:style-name="ce89"/>
          <table:table-cell table:number-columns-repeated="10" table:style-name="ce387"/>
          <table:table-cell table:number-columns-repeated="6" table:style-name="ce89"/>
          <table:table-cell table:number-columns-repeated="16367" table:style-name="ce1"/>
        </table:table-row>
        <table:table-row table:style-name="ro6">
          <table:table-cell table:style-name="ce89"/>
          <table:table-cell table:number-columns-repeated="10" table:style-name="ce96"/>
          <table:table-cell table:number-columns-repeated="6" table:style-name="ce89"/>
          <table:table-cell table:number-columns-repeated="16367" table:style-name="ce1"/>
        </table:table-row>
        <table:table-row table:style-name="ro10">
          <table:table-cell table:style-name="ce89"/>
          <table:table-cell office:value-type="string" table:number-columns-spanned="10" table:number-rows-spanned="1" table:style-name="ce247">
            <text:p>QUADRO XIII <text:s/>- COLOCAÇÕES POR GRUPOS DE PROFISSÕES</text:p>
          </table:table-cell>
          <table:covered-table-cell table:number-columns-repeated="9"/>
          <table:table-cell table:style-name="ce370"/>
          <table:table-cell table:style-name="ce371"/>
          <table:table-cell table:style-name="ce356"/>
          <table:table-cell table:number-columns-repeated="3" table:style-name="ce89"/>
          <table:table-cell table:number-columns-repeated="16367" table:style-name="ce1"/>
        </table:table-row>
        <table:table-row table:style-name="ro10">
          <table:table-cell table:style-name="ce89"/>
          <table:table-cell office:value-type="string" table:number-columns-spanned="10" table:number-rows-spanned="1" table:style-name="ce248">
            <text:p>Movimento ao longo dos meses</text:p>
          </table:table-cell>
          <table:covered-table-cell table:number-columns-repeated="9"/>
          <table:table-cell table:style-name="ce370"/>
          <table:table-cell table:style-name="ce371"/>
          <table:table-cell table:style-name="ce356"/>
          <table:table-cell table:number-columns-repeated="3" table:style-name="ce89"/>
          <table:table-cell table:number-columns-repeated="16367" table:style-name="ce1"/>
        </table:table-row>
        <table:table-row table:style-name="ro24">
          <table:table-cell table:style-name="ce89"/>
          <table:table-cell table:style-name="ce281"/>
          <table:table-cell table:number-columns-repeated="9" table:style-name="ce282"/>
          <table:table-cell table:style-name="ce370"/>
          <table:table-cell table:style-name="ce371"/>
          <table:table-cell table:style-name="ce356"/>
          <table:table-cell table:number-columns-repeated="3" table:style-name="ce89"/>
          <table:table-cell table:number-columns-repeated="16367" table:style-name="ce1"/>
        </table:table-row>
        <table:table-row table:style-name="ro10">
          <table:table-cell table:style-name="ce89"/>
          <table:table-cell office:value-type="string" table:style-name="ce249">
            <text:p>CONTINENTE</text:p>
          </table:table-cell>
          <table:table-cell table:number-columns-repeated="9" table:style-name="ce96"/>
          <table:table-cell table:style-name="ce89"/>
          <table:table-cell table:style-name="ce372"/>
          <table:table-cell table:style-name="ce356"/>
          <table:table-cell table:number-columns-repeated="3" table:style-name="ce89"/>
          <table:table-cell table:number-columns-repeated="16367" table:style-name="ce1"/>
        </table:table-row>
        <table:table-row table:style-name="ro1">
          <table:table-cell table:style-name="ce89"/>
          <table:table-cell office:value-type="string" table:style-name="ce265">
            <text:p>GRUPOS DE PROFISSÕES</text:p>
          </table:table-cell>
          <table:table-cell office:value-type="float" office:value="2013" table:number-columns-spanned="4" table:number-rows-spanned="1" table:style-name="ce173">
            <text:p>2013</text:p>
          </table:table-cell>
          <table:covered-table-cell table:number-columns-repeated="3"/>
          <table:table-cell office:value-type="float" office:value="2014" table:number-columns-spanned="2" table:number-rows-spanned="1" table:style-name="ce173">
            <text:p>2014</text:p>
          </table:table-cell>
          <table:covered-table-cell/>
          <table:table-cell office:value-type="string" table:number-columns-spanned="3" table:number-rows-spanned="1" table:style-name="ce174">
            <text:p>var. valores abs.</text:p>
          </table:table-cell>
          <table:covered-table-cell table:number-columns-repeated="2"/>
          <table:table-cell table:style-name="ce284"/>
          <table:table-cell table:style-name="ce357"/>
          <table:table-cell table:style-name="ce356"/>
          <table:table-cell table:number-columns-repeated="3" table:style-name="ce89"/>
          <table:table-cell table:number-columns-repeated="16367" table:style-name="ce1"/>
        </table:table-row>
        <table:table-row table:style-name="ro26">
          <table:table-cell table:style-name="ce89"/>
          <table:table-cell table:style-name="ce200"/>
          <table:table-cell office:value-type="string" table:style-name="ce134">
            <text:p>JANEI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DEZEMBRO</text:p>
          </table:table-cell>
          <table:table-cell office:value-type="string" table:style-name="ce135">
            <text:p>%</text:p>
          </table:table-cell>
          <table:table-cell office:value-type="string" table:style-name="ce134">
            <text:p>JANEIRO</text:p>
          </table:table-cell>
          <table:table-cell office:value-type="string" table:style-name="ce136">
            <text:p>%</text:p>
          </table:table-cell>
          <table:table-cell office:value-type="string" table:number-columns-spanned="2" table:number-rows-spanned="1" table:style-name="ce175">
            <text:p>mês homólogo</text:p>
          </table:table-cell>
          <table:covered-table-cell/>
          <table:table-cell office:value-type="string" table:style-name="ce137">
            <text:p>mês <text:s text:c="2"/>anterior</text:p>
          </table:table-cell>
          <table:table-cell table:style-name="ce285"/>
          <table:table-cell table:style-name="ce358"/>
          <table:table-cell table:style-name="ce356"/>
          <table:table-cell table:number-columns-repeated="3" table:style-name="ce89"/>
          <table:table-cell table:number-columns-repeated="16367" table:style-name="ce1"/>
        </table:table-row>
        <table:table-row table:style-name="ro20">
          <table:table-cell table:style-name="ce7"/>
          <table:table-cell office:value-type="string" table:style-name="ce104">
            <text:p>Total</text:p>
          </table:table-cell>
          <table:table-cell table:style-name="ce373"/>
          <table:table-cell table:style-name="ce374"/>
          <table:table-cell table:style-name="ce375"/>
          <table:table-cell table:style-name="ce295"/>
          <table:table-cell office:value-type="float" office:value="9235" table:style-name="ce289">
            <text:p>9 235<text:s/></text:p>
          </table:table-cell>
          <table:table-cell office:value-type="float" office:value="100" table:formula="msoxl:=G34/$G$34*100" table:style-name="ce295">
            <text:p>100,0<text:s text:c="4"/></text:p>
          </table:table-cell>
          <table:table-cell table:style-name="ce268"/>
          <table:table-cell table:style-name="ce362"/>
          <table:table-cell table:style-name="ce363"/>
          <table:table-cell table:style-name="ce376"/>
          <table:table-cell table:style-name="ce377"/>
          <table:table-cell table:style-name="ce356"/>
          <table:table-cell table:number-columns-repeated="16370" table:style-name="ce7"/>
        </table:table-row>
        <table:table-row table:style-name="ro18">
          <table:table-cell table:style-name="ce378"/>
          <table:table-cell office:value-type="string" table:style-name="ce99">
            <text:p>1. <text:s text:c="2"/>Rep. do poder legisla. e de orgãos execu., dirigentes, diretores e gestores execu.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70" table:style-name="ce187">
            <text:p><text:s/>70<text:s/></text:p>
          </table:table-cell>
          <table:table-cell office:value-type="float" office:value="0.7579859231185706" table:formula="msoxl:=G35/$G$34*100" table:style-name="ce294">
            <text:p>0,8<text:s text:c="4"/></text:p>
          </table:table-cell>
          <table:table-cell table:style-name="ce270"/>
          <table:table-cell table:style-name="ce271"/>
          <table:table-cell table:style-name="ce272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18">
          <table:table-cell table:style-name="ce378"/>
          <table:table-cell office:value-type="string" table:style-name="ce99">
            <text:p>2. <text:s text:c="2"/>Especialistas das atividades intelectuais e cientifica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608" table:style-name="ce187">
            <text:p><text:s/>608<text:s/></text:p>
          </table:table-cell>
          <table:table-cell office:value-type="float" office:value="6.5836491608012997" table:formula="msoxl:=G36/$G$34*100" table:style-name="ce294">
            <text:p>6,6<text:s text:c="4"/></text:p>
          </table:table-cell>
          <table:table-cell table:style-name="ce270"/>
          <table:table-cell table:style-name="ce271"/>
          <table:table-cell table:style-name="ce198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18">
          <table:table-cell table:style-name="ce378"/>
          <table:table-cell office:value-type="string" table:style-name="ce99">
            <text:p>3. <text:s text:c="2"/>Técnicos e profissões de nível intermédio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554" table:style-name="ce187">
            <text:p><text:s/>554<text:s/></text:p>
          </table:table-cell>
          <table:table-cell office:value-type="float" office:value="5.9989171629669737" table:formula="msoxl:=G37/$G$34*100" table:style-name="ce294">
            <text:p>6,0<text:s text:c="4"/></text:p>
          </table:table-cell>
          <table:table-cell table:style-name="ce270"/>
          <table:table-cell table:style-name="ce271"/>
          <table:table-cell table:style-name="ce198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18">
          <table:table-cell table:style-name="ce378"/>
          <table:table-cell office:value-type="string" table:style-name="ce99">
            <text:p>4. <text:s text:c="2"/>Pessoal administrativo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753" table:style-name="ce187">
            <text:p><text:s/>753<text:s/></text:p>
          </table:table-cell>
          <table:table-cell office:value-type="float" office:value="8.1537628586897668" table:formula="msoxl:=G38/$G$34*100" table:style-name="ce294">
            <text:p>8,2<text:s text:c="4"/></text:p>
          </table:table-cell>
          <table:table-cell table:style-name="ce270"/>
          <table:table-cell table:style-name="ce271"/>
          <table:table-cell table:style-name="ce198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18">
          <table:table-cell table:style-name="ce378"/>
          <table:table-cell office:value-type="string" table:style-name="ce99">
            <text:p>5. <text:s text:c="2"/>Trab. dos serviços pessoais, de proteção e segurança e vendedore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1700" table:style-name="ce187">
            <text:p>1 700<text:s/></text:p>
          </table:table-cell>
          <table:table-cell office:value-type="float" office:value="18.408229561451002" table:formula="msoxl:=G39/$G$34*100" table:style-name="ce294">
            <text:p>18,4<text:s text:c="4"/></text:p>
          </table:table-cell>
          <table:table-cell table:style-name="ce268"/>
          <table:table-cell table:style-name="ce271"/>
          <table:table-cell table:style-name="ce198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18">
          <table:table-cell table:style-name="ce378"/>
          <table:table-cell office:value-type="string" table:style-name="ce200">
            <text:p>6. <text:s text:c="2"/>Agricultores e trab. qualificados da agricultura, da pesca e da floresta</text:p>
          </table:table-cell>
          <table:table-cell table:style-name="ce187"/>
          <table:table-cell table:style-name="ce270"/>
          <table:table-cell table:style-name="ce187"/>
          <table:table-cell table:style-name="ce270"/>
          <table:table-cell office:value-type="float" office:value="277" table:style-name="ce187">
            <text:p><text:s/>277<text:s/></text:p>
          </table:table-cell>
          <table:table-cell office:value-type="float" office:value="2.9994585814834869" table:formula="msoxl:=G40/$G$34*100" table:style-name="ce294">
            <text:p>3,0<text:s text:c="4"/></text:p>
          </table:table-cell>
          <table:table-cell table:style-name="ce270"/>
          <table:table-cell table:style-name="ce271"/>
          <table:table-cell table:style-name="ce198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18">
          <table:table-cell table:style-name="ce378"/>
          <table:table-cell office:value-type="string" table:style-name="ce99">
            <text:p>7. <text:s text:c="2"/>Trab. qualificados da indústria, construção e artífice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1182" table:style-name="ce187">
            <text:p>1 182<text:s/></text:p>
          </table:table-cell>
          <table:table-cell office:value-type="float" office:value="12.79913373037358" table:formula="msoxl:=G41/$G$34*100" table:style-name="ce294">
            <text:p>12,8<text:s text:c="4"/></text:p>
          </table:table-cell>
          <table:table-cell table:style-name="ce270"/>
          <table:table-cell table:style-name="ce271"/>
          <table:table-cell table:style-name="ce198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18">
          <table:table-cell table:style-name="ce378"/>
          <table:table-cell office:value-type="string" table:style-name="ce99">
            <text:p>8. <text:s text:c="2"/>Operadores de instalações e máquinas e trab. da montagem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1439" table:style-name="ce187">
            <text:p>1 439<text:s/></text:p>
          </table:table-cell>
          <table:table-cell office:value-type="float" office:value="15.58202490525176" table:formula="msoxl:=G42/$G$34*100" table:style-name="ce294">
            <text:p>15,6<text:s text:c="4"/></text:p>
          </table:table-cell>
          <table:table-cell table:style-name="ce268"/>
          <table:table-cell table:style-name="ce271"/>
          <table:table-cell table:style-name="ce198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18">
          <table:table-cell table:style-name="ce378"/>
          <table:table-cell office:value-type="string" table:style-name="ce99">
            <text:p>9. <text:s text:c="2"/>Trabalhadores não qualificado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2553" table:style-name="ce187">
            <text:p>2 553<text:s/></text:p>
          </table:table-cell>
          <table:table-cell office:value-type="float" office:value="27.644829453167297" table:formula="msoxl:=G43/$G$34*100" table:style-name="ce294">
            <text:p>27,6<text:s text:c="4"/></text:p>
          </table:table-cell>
          <table:table-cell table:style-name="ce270"/>
          <table:table-cell table:style-name="ce271"/>
          <table:table-cell table:style-name="ce198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18">
          <table:table-cell table:style-name="ce378"/>
          <table:table-cell office:value-type="string" table:style-name="ce99">
            <text:p>0. <text:s/>Profissões das Forças Armada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0" table:style-name="ce187">
            <text:p><text:s/>0<text:s/></text:p>
          </table:table-cell>
          <table:table-cell office:value-type="float" office:value="0" table:formula="msoxl:=G44/$G$34*100" table:style-name="ce294">
            <text:p>0,0<text:s text:c="4"/></text:p>
          </table:table-cell>
          <table:table-cell table:style-name="ce270"/>
          <table:table-cell table:style-name="ce271"/>
          <table:table-cell table:style-name="ce198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18">
          <table:table-cell table:style-name="ce378"/>
          <table:table-cell office:value-type="string" table:style-name="ce99">
            <text:p><text:s text:c="6"/>Outros</text:p>
          </table:table-cell>
          <table:table-cell table:style-name="ce185"/>
          <table:table-cell table:style-name="ce270"/>
          <table:table-cell table:style-name="ce187"/>
          <table:table-cell table:style-name="ce270"/>
          <table:table-cell office:value-type="float" office:value="99" table:style-name="ce187">
            <text:p><text:s/>99<text:s/></text:p>
          </table:table-cell>
          <table:table-cell office:value-type="float" office:value="1.0720086626962642" table:formula="msoxl:=G45/$G$34*100" table:style-name="ce294">
            <text:p>1,1<text:s text:c="4"/></text:p>
          </table:table-cell>
          <table:table-cell table:style-name="ce196"/>
          <table:table-cell table:number-columns-repeated="2" table:style-name="ce273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30">
          <table:table-cell table:style-name="ce378"/>
          <table:table-cell table:style-name="ce274"/>
          <table:table-cell table:style-name="ce275"/>
          <table:table-cell table:style-name="ce276"/>
          <table:table-cell table:style-name="ce277"/>
          <table:table-cell table:style-name="ce276"/>
          <table:table-cell table:style-name="ce277"/>
          <table:table-cell table:style-name="ce276"/>
          <table:table-cell table:style-name="ce278"/>
          <table:table-cell table:number-columns-repeated="2" table:style-name="ce279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25">
          <table:table-cell table:style-name="ce378"/>
          <table:table-cell table:style-name="ce184"/>
          <table:table-cell table:style-name="ce383"/>
          <table:table-cell table:style-name="ce384"/>
          <table:table-cell table:style-name="ce187"/>
          <table:table-cell table:style-name="ce384"/>
          <table:table-cell table:style-name="ce187"/>
          <table:table-cell table:style-name="ce384"/>
          <table:table-cell table:style-name="ce385"/>
          <table:table-cell table:number-columns-repeated="2" table:style-name="ce386"/>
          <table:table-cell table:style-name="ce379"/>
          <table:table-cell table:style-name="ce380"/>
          <table:table-cell table:style-name="ce381"/>
          <table:table-cell table:style-name="ce382"/>
          <table:table-cell table:style-name="ce380"/>
          <table:table-cell table:style-name="ce381"/>
          <table:table-cell table:number-columns-repeated="16367" table:style-name="ce1"/>
        </table:table-row>
        <table:table-row table:style-name="ro6">
          <table:table-cell table:style-name="ce89"/>
          <table:table-cell office:value-type="string" table:number-columns-spanned="10" table:number-rows-spanned="2" table:style-name="ce280">
            <text:p>Nota: A adoção da Classificação Portuguesa de Profissões (CPP), não permite a comparação com o período homólogo do ano anterior e, no presente mês de janeiro, com o mês anterior</text:p>
          </table:table-cell>
          <table:covered-table-cell table:number-columns-repeated="9"/>
          <table:table-cell table:number-columns-repeated="6" table:style-name="ce89"/>
          <table:table-cell table:number-columns-repeated="16367" table:style-name="ce1"/>
        </table:table-row>
        <table:table-row table:style-name="ro6">
          <table:table-cell table:style-name="ce89"/>
          <table:covered-table-cell/>
          <table:covered-table-cell table:number-columns-repeated="9"/>
          <table:table-cell table:number-columns-repeated="6" table:style-name="ce89"/>
          <table:table-cell table:number-columns-repeated="16367" table:style-name="ce1"/>
        </table:table-row>
        <table:table-row table:style-name="ro6">
          <table:table-cell table:style-name="ce89"/>
          <table:table-cell table:number-columns-repeated="10" table:style-name="ce351"/>
          <table:table-cell table:number-columns-repeated="6" table:style-name="ce89"/>
          <table:table-cell table:number-columns-repeated="16367" table:style-name="ce1"/>
        </table:table-row>
        <table:table-row table:number-rows-repeated="104852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ConduitITC TT" svg:font-family="&quot;ConduitITC TT&quot;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7P0">
      <number:text>+</number:text>
      <number:number number:decimal-places="1" number:min-integer-digits="1"/>
      <number:text>             </number:text>
    </number:number-style>
    <number:number-style style:name="N37">
      <number:text>-</number:text>
      <number:number number:decimal-places="1" number:min-integer-digits="1"/>
      <number:text>             </number:text>
      <style:map style:condition="value()&gt;=0" style:apply-style-name="N37P0"/>
    </number:number-style>
    <number:number-style style:name="N38P0">
      <number:text>+</number:text>
      <number:number number:decimal-places="1" number:min-integer-digits="1"/>
      <number:text>         </number:text>
    </number:number-style>
    <number:number-style style:name="N38">
      <number:text>-</number:text>
      <number:number number:decimal-places="1" number:min-integer-digits="1"/>
      <number:text>         </number:text>
      <style:map style:condition="value()&gt;=0" style:apply-style-name="N38P0"/>
    </number:number-style>
    <number:number-style style:name="N39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0">
      <number:number number:decimal-places="0" number:min-integer-digits="1">
        <number:embedded-text number:position="0">       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2">
      <number:number number:decimal-places="0" number:min-integer-digits="1">
        <number:embedded-text number:position="0">            </number:embedded-text>
      </number:number>
    </number:number-style>
    <number:date-style style:name="N43">
      <number:day number:style="long"/>
      <number:text>-</number:text>
      <number:month number:textual="true"/>
    </number:date-style>
    <number:number-style style:name="N44">
      <number:number number:decimal-places="0" number:min-integer-digits="1">
        <number:embedded-text number:position="3"> </number:embedded-text>
      </number:number>
    </number:number-style>
    <number:number-style style:name="N45">
      <number:number number:decimal-places="1" number:min-integer-digits="1"/>
      <number:text>     </number:text>
    </number:number-style>
    <number:number-style style:name="N46P0">
      <number:text>+</number:text>
      <number:number number:decimal-places="1" number:min-integer-digits="1"/>
      <number:text>   </number:text>
    </number:number-style>
    <number:number-style style:name="N46">
      <number:text>-</number:text>
      <number:number number:decimal-places="1" number:min-integer-digits="1"/>
      <number:text>   </number:text>
      <style:map style:condition="value()&gt;=0" style:apply-style-name="N46P0"/>
    </number:number-style>
    <number:number-style style:name="N47">
      <number:number number:decimal-places="1" number:min-integer-digits="1"/>
    </number:number-style>
    <number:number-style style:name="N4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9">
      <number:number number:decimal-places="0" number:min-integer-digits="1">
        <number:embedded-text number:position="0">      </number:embedded-text>
      </number:number>
    </number:number-style>
    <number:number-style style:name="N50">
      <number:number number:decimal-places="1" number:min-integer-digits="1"/>
      <number:text>    </number:text>
    </number:number-style>
    <number:number-style style:name="N51P0">
      <number:text>+</number:text>
      <number:number number:decimal-places="1" number:min-integer-digits="1"/>
    </number:number-style>
    <number:number-style style:name="N51">
      <number:text>- </number:text>
      <number:number number:decimal-places="1" number:min-integer-digits="1"/>
      <style:map style:condition="value()&gt;=0" style:apply-style-name="N51P0"/>
    </number:number-style>
    <number:number-style style:name="N52">
      <number:number number:decimal-places="0" number:min-integer-digits="1">
        <number:embedded-text number:position="0"> </number:embedded-text>
      </number:number>
    </number:number-style>
    <number:number-style style:name="N53P0">
      <number:text>+</number:text>
      <number:number number:decimal-places="1" number:min-integer-digits="1"/>
      <number:text>   </number:text>
    </number:number-style>
    <number:number-style style:name="N53P1">
      <number:text>-</number:text>
      <number:number number:decimal-places="1" number:min-integer-digits="1"/>
      <number:text>  </number:text>
    </number:number-style>
    <number:number-style style:name="N53">
      <number:number number:decimal-places="1" number:min-integer-digits="1"/>
      <number:text>  </number:text>
      <style:map style:condition="value()&gt;0" style:apply-style-name="N53P0"/>
      <style:map style:condition="value()&lt;0" style:apply-style-name="N53P1"/>
    </number:number-style>
    <number:date-style style:name="N54">
      <number:month number:textual="true"/>
      <number:text>-</number:text>
      <number:year/>
    </number:date-style>
    <number:number-style style:name="N55">
      <number:number number:decimal-places="1" number:min-integer-digits="1"/>
      <number:text>       </number:text>
    </number:number-style>
    <number:number-style style:name="N56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7">
      <number:number number:decimal-places="0" number:min-integer-digits="1">
        <number:embedded-text number:position="0">   </number:embedded-text>
      </number:number>
    </number:number-style>
    <number:number-style style:name="N58P0">
      <number:text>+</number:text>
      <number:number number:decimal-places="1" number:min-integer-digits="1"/>
      <number:text>     </number:text>
    </number:number-style>
    <number:number-style style:name="N58">
      <number:text>-</number:text>
      <number:number number:decimal-places="1" number:min-integer-digits="1"/>
      <number:text>     </number:text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9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9P0"/>
    </number:number-style>
    <number:currency-style style:name="N60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0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0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style:style style:name="Euro" style:family="table-cell" style:data-style-name="N60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632" draw:style="linear" draw:angle="900" draw:start-color="#999900" draw:end-color="#ffffff" draw:start-intensity="100%" draw:end-intensity="100%"/>
    <draw:gradient draw:name="a703" draw:style="linear" draw:angle="900" draw:start-color="#999900" draw:end-color="#ffffff" draw:start-intensity="100%" draw:end-intensity="100%"/>
    <draw:gradient draw:name="a497" draw:style="linear" draw:angle="900" draw:start-color="#999900" draw:end-color="#ffffff" draw:start-intensity="100%" draw:end-intensity="100%"/>
    <draw:gradient draw:name="a265" draw:style="linear" draw:angle="900" draw:start-color="#999900" draw:end-color="#ffffff" draw:start-intensity="100%" draw:end-intensity="100%"/>
    <draw:gradient draw:name="a441" draw:style="linear" draw:angle="900" draw:start-color="#999900" draw:end-color="#ffffff" draw:start-intensity="100%" draw:end-intensity="100%"/>
    <draw:gradient draw:name="a405" draw:style="linear" draw:angle="900" draw:start-color="#999900" draw:end-color="#ffffff" draw:start-intensity="100%" draw:end-intensity="100%"/>
    <draw:gradient draw:name="a338" draw:style="linear" draw:angle="900" draw:start-color="#999900" draw:end-color="#ffffff" draw:start-intensity="100%" draw:end-intensity="100%"/>
    <draw:gradient draw:name="a853" draw:style="linear" draw:angle="900" draw:start-color="#999900" draw:end-color="#ffffff" draw:start-intensity="100%" draw:end-intensity="100%"/>
    <draw:gradient draw:name="a183" draw:style="linear" draw:angle="900" draw:start-color="#999900" draw:end-color="#ffffff" draw:start-intensity="100%" draw:end-intensity="100%"/>
    <draw:gradient draw:name="a787" draw:style="linear" draw:angle="900" draw:start-color="#999900" draw:end-color="#ffffff" draw:start-intensity="100%" draw:end-intensity="100%"/>
    <draw:gradient draw:name="a294" draw:style="linear" draw:angle="900" draw:start-color="#999900" draw:end-color="#ffffff" draw:start-intensity="100%" draw:end-intensity="100%"/>
    <draw:gradient draw:name="a559" draw:style="linear" draw:angle="900" draw:start-color="#999900" draw:end-color="#ffffff" draw:start-intensity="100%" draw:end-intensity="100%"/>
    <draw:gradient draw:name="a897" draw:style="linear" draw:angle="900" draw:start-color="#999900" draw:end-color="#ffffff" draw:start-intensity="100%" draw:end-intensity="100%"/>
    <draw:gradient draw:name="a610" draw:style="linear" draw:angle="900" draw:start-color="#999900" draw:end-color="#ffffff" draw:start-intensity="100%" draw:end-intensity="100%"/>
    <draw:gradient draw:name="a243" draw:style="linear" draw:angle="900" draw:start-color="#999900" draw:end-color="#ffffff" draw:start-intensity="100%" draw:end-intensity="100%"/>
    <draw:gradient draw:name="a809" draw:style="linear" draw:angle="900" draw:start-color="#999900" draw:end-color="#ffffff" draw:start-intensity="100%" draw:end-intensity="100%"/>
    <draw:gradient draw:name="a139" draw:style="linear" draw:angle="900" draw:start-color="#999900" draw:end-color="#ffffff" draw:start-intensity="100%" draw:end-intensity="100%"/>
    <draw:gradient draw:name="a316" draw:style="linear" draw:angle="900" draw:start-color="#999900" draw:end-color="#ffffff" draw:start-intensity="100%" draw:end-intensity="100%"/>
    <draw:gradient draw:name="a654" draw:style="linear" draw:angle="900" draw:start-color="#999900" draw:end-color="#ffffff" draw:start-intensity="100%" draw:end-intensity="100%"/>
    <draw:gradient draw:name="a919" draw:style="linear" draw:angle="900" draw:start-color="#999900" draw:end-color="#ffffff" draw:start-intensity="100%" draw:end-intensity="100%"/>
    <draw:gradient draw:name="a725" draw:style="linear" draw:angle="900" draw:start-color="#999900" draw:end-color="#ffffff" draw:start-intensity="100%" draw:end-intensity="100%"/>
    <draw:gradient draw:name="a831" draw:style="linear" draw:angle="900" draw:start-color="#999900" draw:end-color="#ffffff" draw:start-intensity="100%" draw:end-intensity="100%"/>
    <draw:gradient draw:name="a161" draw:style="linear" draw:angle="900" draw:start-color="#999900" draw:end-color="#ffffff" draw:start-intensity="100%" draw:end-intensity="100%"/>
    <draw:gradient draw:name="a588" draw:style="linear" draw:angle="900" draw:start-color="#999900" draw:end-color="#ffffff" draw:start-intensity="100%" draw:end-intensity="100%"/>
    <draw:gradient draw:name="a765" draw:style="linear" draw:angle="900" draw:start-color="#999900" draw:end-color="#ffffff" draw:start-intensity="100%" draw:end-intensity="100%"/>
    <draw:gradient draw:name="a537" draw:style="linear" draw:angle="900" draw:start-color="#999900" draw:end-color="#ffffff" draw:start-intensity="100%" draw:end-intensity="100%"/>
    <draw:gradient draw:name="a875" draw:style="linear" draw:angle="900" draw:start-color="#999900" draw:end-color="#ffffff" draw:start-intensity="100%" draw:end-intensity="100%"/>
    <draw:gradient draw:name="a681" draw:style="linear" draw:angle="900" draw:start-color="#999900" draw:end-color="#ffffff" draw:start-intensity="100%" draw:end-intensity="100%"/>
    <draw:gradient draw:name="a383" draw:style="linear" draw:angle="900" draw:start-color="#999900" draw:end-color="#ffffff" draw:start-intensity="100%" draw:end-intensity="100%"/>
    <draw:gradient draw:name="a221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551181102362205in" fo:margin-right="0.55118110236220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5in" fo:margin-right="0.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5in" fo:margin-right="0.56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5in" fo:margin-right="0.66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5in" fo:margin-right="0.56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58in" fo:margin-right="0.4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11811023622047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61in" fo:margin-right="0.54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59in" fo:margin-right="0.34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fo:margin-top="0in" fo:margin-bottom="0in" fo:margin-left="0.47244094488189in" fo:margin-right="0.43307086614173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  <style:master-page style:name="mp13" style:page-layout-name="pm1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4-03-25T10:44:47Z</dc:date>
    <meta:print-date>2014-02-14T17:20:34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8.4996850393701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94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95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0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93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4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421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44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72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685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4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396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293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594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59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43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55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865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004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24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66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8.4996850393701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65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131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38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39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251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1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16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4043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53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6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725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17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72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749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324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944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21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71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75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133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305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958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83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144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556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8.4996850393701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11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1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624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8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486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14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24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1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34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46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63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594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67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38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47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3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468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7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36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